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7.09083333333333cm" style:use-optimal-column-width="true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57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37.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A1 – ALUNO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otal de aluno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Integral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Manhã e noite</text:p>
          </table:table-cell>
          <table:table-cell office:value-type="string" table:style-name="ce2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453282" table:style-name="ce10">
            <text:p>3.453.282</text:p>
          </table:table-cell>
          <table:table-cell office:value-type="float" office:value="1711069" table:style-name="ce10">
            <text:p>1.711.069</text:p>
          </table:table-cell>
          <table:table-cell office:value-type="float" office:value="386886" table:style-name="ce10">
            <text:p>386.886</text:p>
          </table:table-cell>
          <table:table-cell office:value-type="float" office:value="380374" table:style-name="ce10">
            <text:p>380.374</text:p>
          </table:table-cell>
          <table:table-cell office:value-type="float" office:value="14434" table:style-name="ce10">
            <text:p>14.434</text:p>
          </table:table-cell>
          <table:table-cell office:value-type="float" office:value="9631" table:style-name="ce10">
            <text:p>9.63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815536" table:style-name="ce10">
            <text:p>1.815.536</text:p>
          </table:table-cell>
          <table:table-cell office:value-type="float" office:value="838522" table:style-name="ce10">
            <text:p>838.522</text:p>
          </table:table-cell>
          <table:table-cell office:value-type="float" office:value="224577" table:style-name="ce10">
            <text:p>224.577</text:p>
          </table:table-cell>
          <table:table-cell office:value-type="float" office:value="174636" table:style-name="ce10">
            <text:p>174.636</text:p>
          </table:table-cell>
          <table:table-cell office:value-type="float" office:value="5345" table:style-name="ce10">
            <text:p>5.345</text:p>
          </table:table-cell>
          <table:table-cell office:value-type="float" office:value="9515" table:style-name="ce10">
            <text:p>9.51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37746" table:style-name="ce10">
            <text:p>1.637.746</text:p>
          </table:table-cell>
          <table:table-cell office:value-type="float" office:value="872547" table:style-name="ce10">
            <text:p>872.547</text:p>
          </table:table-cell>
          <table:table-cell office:value-type="float" office:value="162310" table:style-name="ce10">
            <text:p>162.310</text:p>
          </table:table-cell>
          <table:table-cell office:value-type="float" office:value="205737" table:style-name="ce10">
            <text:p>205.737</text:p>
          </table:table-cell>
          <table:table-cell office:value-type="float" office:value="9089" table:style-name="ce10">
            <text:p>9.089</text:p>
          </table:table-cell>
          <table:table-cell office:value-type="float" office:value="116" table:style-name="ce10">
            <text:p>11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08900" table:style-name="ce10">
            <text:p>208.900</text:p>
          </table:table-cell>
          <table:table-cell office:value-type="float" office:value="249159" table:style-name="ce10">
            <text:p>249.159</text:p>
          </table:table-cell>
          <table:table-cell office:value-type="float" office:value="10914" table:style-name="ce10">
            <text:p>10.914</text:p>
          </table:table-cell>
          <table:table-cell office:value-type="float" office:value="21168" table:style-name="ce10">
            <text:p>21.168</text:p>
          </table:table-cell>
          <table:table-cell office:value-type="float" office:value="288" table:style-name="ce10">
            <text:p>288</text:p>
          </table:table-cell>
          <table:table-cell office:value-type="float" office:value="246" table:style-name="ce10">
            <text:p>24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66135" table:style-name="ce10">
            <text:p>366.135</text:p>
          </table:table-cell>
          <table:table-cell office:value-type="float" office:value="123787" table:style-name="ce10">
            <text:p>123.787</text:p>
          </table:table-cell>
          <table:table-cell office:value-type="float" office:value="30956" table:style-name="ce10">
            <text:p>30.956</text:p>
          </table:table-cell>
          <table:table-cell office:value-type="float" office:value="38622" table:style-name="ce10">
            <text:p>38.622</text:p>
          </table:table-cell>
          <table:table-cell office:value-type="float" office:value="1396" table:style-name="ce10">
            <text:p>1.396</text:p>
          </table:table-cell>
          <table:table-cell office:value-type="float" office:value="568" table:style-name="ce10">
            <text:p>56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29000" table:style-name="ce10">
            <text:p>629.000</text:p>
          </table:table-cell>
          <table:table-cell office:value-type="float" office:value="688523" table:style-name="ce10">
            <text:p>688.523</text:p>
          </table:table-cell>
          <table:table-cell office:value-type="float" office:value="121518" table:style-name="ce10">
            <text:p>121.518</text:p>
          </table:table-cell>
          <table:table-cell office:value-type="float" office:value="44854" table:style-name="ce10">
            <text:p>44.854</text:p>
          </table:table-cell>
          <table:table-cell office:value-type="float" office:value="61" table:style-name="ce10">
            <text:p>61</text:p>
          </table:table-cell>
          <table:table-cell office:value-type="float" office:value="2539" table:style-name="ce10">
            <text:p>2.53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30788" table:style-name="ce10">
            <text:p>1.730.788</text:p>
          </table:table-cell>
          <table:table-cell office:value-type="float" office:value="494274" table:style-name="ce10">
            <text:p>494.274</text:p>
          </table:table-cell>
          <table:table-cell office:value-type="float" office:value="205513" table:style-name="ce10">
            <text:p>205.513</text:p>
          </table:table-cell>
          <table:table-cell office:value-type="float" office:value="244268" table:style-name="ce10">
            <text:p>244.268</text:p>
          </table:table-cell>
          <table:table-cell office:value-type="float" office:value="9755" table:style-name="ce10">
            <text:p>9.755</text:p>
          </table:table-cell>
          <table:table-cell office:value-type="float" office:value="6278" table:style-name="ce10">
            <text:p>6.27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18459" table:style-name="ce10">
            <text:p>518.459</text:p>
          </table:table-cell>
          <table:table-cell office:value-type="float" office:value="155326" table:style-name="ce10">
            <text:p>155.326</text:p>
          </table:table-cell>
          <table:table-cell office:value-type="float" office:value="17985" table:style-name="ce10">
            <text:p>17.985</text:p>
          </table:table-cell>
          <table:table-cell office:value-type="float" office:value="31461" table:style-name="ce10">
            <text:p>31.461</text:p>
          </table:table-cell>
          <table:table-cell office:value-type="float" office:value="2933" table:style-name="ce10">
            <text:p>2.933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182232" table:style-name="ce10">
            <text:p>1.182.232</text:p>
          </table:table-cell>
          <table:table-cell office:value-type="float" office:value="872361" table:style-name="ce10">
            <text:p>872.361</text:p>
          </table:table-cell>
          <table:table-cell office:value-type="float" office:value="154323" table:style-name="ce10">
            <text:p>154.323</text:p>
          </table:table-cell>
          <table:table-cell office:value-type="float" office:value="4437" table:style-name="ce10">
            <text:p>4.43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646854" table:style-name="ce10">
            <text:p>1.646.854</text:p>
          </table:table-cell>
          <table:table-cell office:value-type="float" office:value="605516" table:style-name="ce10">
            <text:p>605.516</text:p>
          </table:table-cell>
          <table:table-cell office:value-type="float" office:value="188204" table:style-name="ce10">
            <text:p>188.204</text:p>
          </table:table-cell>
          <table:table-cell office:value-type="float" office:value="375440" table:style-name="ce10">
            <text:p>375.440</text:p>
          </table:table-cell>
          <table:table-cell office:value-type="float" office:value="14095" table:style-name="ce10">
            <text:p>14.095</text:p>
          </table:table-cell>
          <table:table-cell office:value-type="float" office:value="5982" table:style-name="ce10">
            <text:p>5.98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829085" table:style-name="ce10">
            <text:p>2.829.085</text:p>
          </table:table-cell>
          <table:table-cell office:value-type="float" office:value="1477877" table:style-name="ce10">
            <text:p>1.477.877</text:p>
          </table:table-cell>
          <table:table-cell office:value-type="float" office:value="342528" table:style-name="ce10">
            <text:p>342.528</text:p>
          </table:table-cell>
          <table:table-cell office:value-type="float" office:value="379877" table:style-name="ce10">
            <text:p>379.877</text:p>
          </table:table-cell>
          <table:table-cell office:value-type="float" office:value="14095" table:style-name="ce10">
            <text:p>14.095</text:p>
          </table:table-cell>
          <table:table-cell office:value-type="float" office:value="5982" table:style-name="ce10">
            <text:p>5.98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624197" table:style-name="ce10">
            <text:p>624.197</text:p>
          </table:table-cell>
          <table:table-cell office:value-type="float" office:value="233192" table:style-name="ce10">
            <text:p>233.192</text:p>
          </table:table-cell>
          <table:table-cell office:value-type="float" office:value="44359" table:style-name="ce10">
            <text:p>44.359</text:p>
          </table:table-cell>
          <table:table-cell office:value-type="float" office:value="497" table:style-name="ce10">
            <text:p>497</text:p>
          </table:table-cell>
          <table:table-cell office:value-type="float" office:value="339" table:style-name="ce10">
            <text:p>339</text:p>
          </table:table-cell>
          <table:table-cell office:value-type="float" office:value="3648" table:style-name="ce10">
            <text:p>3.64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328724" table:style-name="ce10">
            <text:p>1.328.724</text:p>
          </table:table-cell>
          <table:table-cell office:value-type="float" office:value="939123" table:style-name="ce10">
            <text:p>939.123</text:p>
          </table:table-cell>
          <table:table-cell office:value-type="float" office:value="170994" table:style-name="ce10">
            <text:p>170.9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10" table:style-name="ce10">
            <text:p>1.1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32290" table:style-name="ce10">
            <text:p>932.290</text:p>
          </table:table-cell>
          <table:table-cell office:value-type="float" office:value="494057" table:style-name="ce10">
            <text:p>494.057</text:p>
          </table:table-cell>
          <table:table-cell office:value-type="float" office:value="19248" table:style-name="ce10">
            <text:p>19.248</text:p>
          </table:table-cell>
          <table:table-cell office:value-type="float" office:value="6070" table:style-name="ce10">
            <text:p>6.070</text:p>
          </table:table-cell>
          <table:table-cell office:value-type="float" office:value="0" table:style-name="ce10">
            <text:p>0</text:p>
          </table:table-cell>
          <table:table-cell office:value-type="float" office:value="498" table:style-name="ce10">
            <text:p>49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192268" table:style-name="ce10">
            <text:p>1.192.268</text:p>
          </table:table-cell>
          <table:table-cell office:value-type="float" office:value="277889" table:style-name="ce10">
            <text:p>277.889</text:p>
          </table:table-cell>
          <table:table-cell office:value-type="float" office:value="196645" table:style-name="ce10">
            <text:p>196.645</text:p>
          </table:table-cell>
          <table:table-cell office:value-type="float" office:value="374304" table:style-name="ce10">
            <text:p>374.304</text:p>
          </table:table-cell>
          <table:table-cell office:value-type="float" office:value="14434" table:style-name="ce10">
            <text:p>14.434</text:p>
          </table:table-cell>
          <table:table-cell office:value-type="float" office:value="8024" table:style-name="ce10">
            <text:p>8.02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5" table:number-rows-spanned="1" table:style-name="ce12">
            <text:p>PROPORÇÃO PARA O INDICADOR B10 – ALUNO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4">
            <text:p>Total de alunos usuários de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7">
            <text:p><text:span text:style-name="T3">Lanhouse</text:span><text:span text:style-name="T2"><text:s/>ou<text:s/></text:span><text:span text:style-name="T3">cybercafé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Telecentro</text:p>
          </table:table-cell>
          <table:covered-table-cell table:number-columns-repeated="3"/>
          <table:table-cell office:value-type="string" table:number-columns-spanned="4" table:number-rows-spanned="1" table:style-name="ce15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5">
            <text:p>Outro local, como shopping, igreja ou lanchonete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032046" table:style-name="ce10">
            <text:p>4.032.046</text:p>
          </table:table-cell>
          <table:table-cell office:value-type="float" office:value="1044540" table:style-name="ce10">
            <text:p>1.044.540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4660429" table:style-name="ce10">
            <text:p>4.660.429</text:p>
          </table:table-cell>
          <table:table-cell office:value-type="float" office:value="416253" table:style-name="ce10">
            <text:p>416.25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971889" table:style-name="ce10">
            <text:p>1.971.889</text:p>
          </table:table-cell>
          <table:table-cell office:value-type="float" office:value="3103853" table:style-name="ce10">
            <text:p>3.103.853</text:p>
          </table:table-cell>
          <table:table-cell office:value-type="float" office:value="743" table:style-name="ce10">
            <text:p>743</text:p>
          </table:table-cell>
          <table:table-cell office:value-type="float" office:value="197" table:style-name="ce10">
            <text:p>197</text:p>
          </table:table-cell>
          <table:table-cell office:value-type="float" office:value="4537957" table:style-name="ce10">
            <text:p>4.537.957</text:p>
          </table:table-cell>
          <table:table-cell office:value-type="float" office:value="538630" table:style-name="ce10">
            <text:p>538.630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1438301" table:style-name="ce10">
            <text:p>1.438.301</text:p>
          </table:table-cell>
          <table:table-cell office:value-type="float" office:value="3604867" table:style-name="ce10">
            <text:p>3.604.867</text:p>
          </table:table-cell>
          <table:table-cell office:value-type="float" office:value="33344" table:style-name="ce10">
            <text:p>33.344</text:p>
          </table:table-cell>
          <table:table-cell office:value-type="float" office:value="170" table:style-name="ce10">
            <text:p>170</text:p>
          </table:table-cell>
          <table:table-cell office:value-type="float" office:value="1893451" table:style-name="ce10">
            <text:p>1.893.451</text:p>
          </table:table-cell>
          <table:table-cell office:value-type="float" office:value="3180314" table:style-name="ce10">
            <text:p>3.180.314</text:p>
          </table:table-cell>
          <table:table-cell office:value-type="float" office:value="2917" table:style-name="ce10">
            <text:p>2.917</text:p>
          </table:table-cell>
          <table:table-cell office:value-type="string" table:style-name="ce10">
            <text:p>-</text:p>
          </table:table-cell>
          <table:table-cell office:value-type="float" office:value="2549807" table:style-name="ce10">
            <text:p>2.549.807</text:p>
          </table:table-cell>
          <table:table-cell office:value-type="float" office:value="2526875" table:style-name="ce10">
            <text:p>2.526.87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053502" table:style-name="ce10">
            <text:p>3.053.502</text:p>
          </table:table-cell>
          <table:table-cell office:value-type="float" office:value="2022029" table:style-name="ce10">
            <text:p>2.022.029</text:p>
          </table:table-cell>
          <table:table-cell office:value-type="float" office:value="1152" table:style-name="ce10">
            <text:p>1.152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072330" table:style-name="ce10">
            <text:p>2.072.330</text:p>
          </table:table-cell>
          <table:table-cell office:value-type="float" office:value="527032" table:style-name="ce10">
            <text:p>527.032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2413304" table:style-name="ce10">
            <text:p>2.413.304</text:p>
          </table:table-cell>
          <table:table-cell office:value-type="float" office:value="186154" table:style-name="ce10">
            <text:p>186.15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51597" table:style-name="ce10">
            <text:p>1.051.597</text:p>
          </table:table-cell>
          <table:table-cell office:value-type="float" office:value="1547171" table:style-name="ce10">
            <text:p>1.547.171</text:p>
          </table:table-cell>
          <table:table-cell office:value-type="float" office:value="493" table:style-name="ce10">
            <text:p>493</text:p>
          </table:table-cell>
          <table:table-cell office:value-type="float" office:value="197" table:style-name="ce10">
            <text:p>197</text:p>
          </table:table-cell>
          <table:table-cell office:value-type="float" office:value="2355968" table:style-name="ce10">
            <text:p>2.355.968</text:p>
          </table:table-cell>
          <table:table-cell office:value-type="float" office:value="243394" table:style-name="ce10">
            <text:p>243.394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627032" table:style-name="ce10">
            <text:p>627.032</text:p>
          </table:table-cell>
          <table:table-cell office:value-type="float" office:value="1942437" table:style-name="ce10">
            <text:p>1.942.437</text:p>
          </table:table-cell>
          <table:table-cell office:value-type="float" office:value="29989" table:style-name="ce10">
            <text:p>29.989</text:p>
          </table:table-cell>
          <table:table-cell office:value-type="float" office:value="0" table:style-name="ce10">
            <text:p>0</text:p>
          </table:table-cell>
          <table:table-cell office:value-type="float" office:value="976072" table:style-name="ce10">
            <text:p>976.072</text:p>
          </table:table-cell>
          <table:table-cell office:value-type="float" office:value="1622131" table:style-name="ce10">
            <text:p>1.622.131</text:p>
          </table:table-cell>
          <table:table-cell office:value-type="float" office:value="1254" table:style-name="ce10">
            <text:p>1.254</text:p>
          </table:table-cell>
          <table:table-cell office:value-type="string" table:style-name="ce10">
            <text:p>-</text:p>
          </table:table-cell>
          <table:table-cell office:value-type="float" office:value="1381201" table:style-name="ce10">
            <text:p>1.381.201</text:p>
          </table:table-cell>
          <table:table-cell office:value-type="float" office:value="1218256" table:style-name="ce10">
            <text:p>1.218.25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85119" table:style-name="ce10">
            <text:p>1.585.119</text:p>
          </table:table-cell>
          <table:table-cell office:value-type="float" office:value="1014160" table:style-name="ce10">
            <text:p>1.014.160</text:p>
          </table:table-cell>
          <table:table-cell office:value-type="float" office:value="179" table:style-name="ce10">
            <text:p>179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59716" table:style-name="ce10">
            <text:p>1.959.716</text:p>
          </table:table-cell>
          <table:table-cell office:value-type="float" office:value="517509" table:style-name="ce10">
            <text:p>517.5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47125" table:style-name="ce10">
            <text:p>2.247.125</text:p>
          </table:table-cell>
          <table:table-cell office:value-type="float" office:value="230099" table:style-name="ce10">
            <text:p>230.09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20292" table:style-name="ce10">
            <text:p>920.292</text:p>
          </table:table-cell>
          <table:table-cell office:value-type="float" office:value="1556683" table:style-name="ce10">
            <text:p>1.556.683</text:p>
          </table:table-cell>
          <table:table-cell office:value-type="float" office:value="250" table:style-name="ce10">
            <text:p>250</text:p>
          </table:table-cell>
          <table:table-cell office:value-type="float" office:value="0" table:style-name="ce10">
            <text:p>0</text:p>
          </table:table-cell>
          <table:table-cell office:value-type="float" office:value="2181989" table:style-name="ce10">
            <text:p>2.181.989</text:p>
          </table:table-cell>
          <table:table-cell office:value-type="float" office:value="295236" table:style-name="ce10">
            <text:p>295.2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11269" table:style-name="ce10">
            <text:p>811.269</text:p>
          </table:table-cell>
          <table:table-cell office:value-type="float" office:value="1662430" table:style-name="ce10">
            <text:p>1.662.430</text:p>
          </table:table-cell>
          <table:table-cell office:value-type="float" office:value="3356" table:style-name="ce10">
            <text:p>3.356</text:p>
          </table:table-cell>
          <table:table-cell office:value-type="float" office:value="170" table:style-name="ce10">
            <text:p>170</text:p>
          </table:table-cell>
          <table:table-cell office:value-type="float" office:value="917379" table:style-name="ce10">
            <text:p>917.379</text:p>
          </table:table-cell>
          <table:table-cell office:value-type="float" office:value="1558182" table:style-name="ce10">
            <text:p>1.558.182</text:p>
          </table:table-cell>
          <table:table-cell office:value-type="float" office:value="1663" table:style-name="ce10">
            <text:p>1.663</text:p>
          </table:table-cell>
          <table:table-cell office:value-type="string" table:style-name="ce10">
            <text:p>-</text:p>
          </table:table-cell>
          <table:table-cell office:value-type="float" office:value="1168606" table:style-name="ce10">
            <text:p>1.168.606</text:p>
          </table:table-cell>
          <table:table-cell office:value-type="float" office:value="1308618" table:style-name="ce10">
            <text:p>1.308.61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68383" table:style-name="ce10">
            <text:p>1.468.383</text:p>
          </table:table-cell>
          <table:table-cell office:value-type="float" office:value="1007869" table:style-name="ce10">
            <text:p>1.007.869</text:p>
          </table:table-cell>
          <table:table-cell office:value-type="float" office:value="973" table:style-name="ce10">
            <text:p>973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67214" table:style-name="ce10">
            <text:p>267.214</text:p>
          </table:table-cell>
          <table:table-cell office:value-type="float" office:value="78430" table:style-name="ce10">
            <text:p>78.430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304291" table:style-name="ce10">
            <text:p>304.291</text:p>
          </table:table-cell>
          <table:table-cell office:value-type="float" office:value="41449" table:style-name="ce10">
            <text:p>41.44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5265" table:style-name="ce10">
            <text:p>125.265</text:p>
          </table:table-cell>
          <table:table-cell office:value-type="float" office:value="220475" table:style-name="ce10">
            <text:p>220.47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99554" table:style-name="ce10">
            <text:p>299.554</text:p>
          </table:table-cell>
          <table:table-cell office:value-type="float" office:value="46090" table:style-name="ce10">
            <text:p>46.090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103547" table:style-name="ce10">
            <text:p>103.547</text:p>
          </table:table-cell>
          <table:table-cell office:value-type="float" office:value="240634" table:style-name="ce10">
            <text:p>240.634</text:p>
          </table:table-cell>
          <table:table-cell office:value-type="float" office:value="1537" table:style-name="ce10">
            <text:p>1.537</text:p>
          </table:table-cell>
          <table:table-cell office:value-type="float" office:value="21" table:style-name="ce10">
            <text:p>21</text:p>
          </table:table-cell>
          <table:table-cell office:value-type="float" office:value="120752" table:style-name="ce10">
            <text:p>120.752</text:p>
          </table:table-cell>
          <table:table-cell office:value-type="float" office:value="224836" table:style-name="ce10">
            <text:p>224.836</text:p>
          </table:table-cell>
          <table:table-cell office:value-type="float" office:value="151" table:style-name="ce10">
            <text:p>151</text:p>
          </table:table-cell>
          <table:table-cell office:value-type="string" table:style-name="ce10">
            <text:p>-</text:p>
          </table:table-cell>
          <table:table-cell office:value-type="float" office:value="146344" table:style-name="ce10">
            <text:p>146.344</text:p>
          </table:table-cell>
          <table:table-cell office:value-type="float" office:value="199396" table:style-name="ce10">
            <text:p>199.39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8479" table:style-name="ce10">
            <text:p>208.479</text:p>
          </table:table-cell>
          <table:table-cell office:value-type="float" office:value="137260" table:style-name="ce10">
            <text:p>137.26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8928" table:style-name="ce10">
            <text:p>398.928</text:p>
          </table:table-cell>
          <table:table-cell office:value-type="float" office:value="95367" table:style-name="ce10">
            <text:p>95.3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58005" table:style-name="ce10">
            <text:p>458.005</text:p>
          </table:table-cell>
          <table:table-cell office:value-type="float" office:value="36289" table:style-name="ce10">
            <text:p>36.28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8714" table:style-name="ce10">
            <text:p>208.714</text:p>
          </table:table-cell>
          <table:table-cell office:value-type="float" office:value="285499" table:style-name="ce10">
            <text:p>285.499</text:p>
          </table:table-cell>
          <table:table-cell office:value-type="float" office:value="82" table:style-name="ce10">
            <text:p>82</text:p>
          </table:table-cell>
          <table:table-cell office:value-type="float" office:value="0" table:style-name="ce10">
            <text:p>0</text:p>
          </table:table-cell>
          <table:table-cell office:value-type="float" office:value="436003" table:style-name="ce10">
            <text:p>436.003</text:p>
          </table:table-cell>
          <table:table-cell office:value-type="float" office:value="58291" table:style-name="ce10">
            <text:p>58.29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7669" table:style-name="ce10">
            <text:p>147.669</text:p>
          </table:table-cell>
          <table:table-cell office:value-type="float" office:value="345713" table:style-name="ce10">
            <text:p>345.713</text:p>
          </table:table-cell>
          <table:table-cell office:value-type="float" office:value="863" table:style-name="ce10">
            <text:p>863</text:p>
          </table:table-cell>
          <table:table-cell office:value-type="float" office:value="50" table:style-name="ce10">
            <text:p>50</text:p>
          </table:table-cell>
          <table:table-cell office:value-type="float" office:value="171957" table:style-name="ce10">
            <text:p>171.957</text:p>
          </table:table-cell>
          <table:table-cell office:value-type="float" office:value="321595" table:style-name="ce10">
            <text:p>321.595</text:p>
          </table:table-cell>
          <table:table-cell office:value-type="float" office:value="742" table:style-name="ce10">
            <text:p>742</text:p>
          </table:table-cell>
          <table:table-cell office:value-type="string" table:style-name="ce10">
            <text:p>-</text:p>
          </table:table-cell>
          <table:table-cell office:value-type="float" office:value="270691" table:style-name="ce10">
            <text:p>270.691</text:p>
          </table:table-cell>
          <table:table-cell office:value-type="float" office:value="223603" table:style-name="ce10">
            <text:p>223.60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22497" table:style-name="ce10">
            <text:p>322.497</text:p>
          </table:table-cell>
          <table:table-cell office:value-type="float" office:value="171588" table:style-name="ce10">
            <text:p>171.588</text:p>
          </table:table-cell>
          <table:table-cell office:value-type="float" office:value="209" table:style-name="ce10">
            <text:p>209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32176" table:style-name="ce10">
            <text:p>932.176</text:p>
          </table:table-cell>
          <table:table-cell office:value-type="float" office:value="324906" table:style-name="ce10">
            <text:p>324.9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32008" table:style-name="ce10">
            <text:p>1.132.008</text:p>
          </table:table-cell>
          <table:table-cell office:value-type="float" office:value="125074" table:style-name="ce10">
            <text:p>125.07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98175" table:style-name="ce10">
            <text:p>398.175</text:p>
          </table:table-cell>
          <table:table-cell office:value-type="float" office:value="858461" table:style-name="ce10">
            <text:p>858.461</text:p>
          </table:table-cell>
          <table:table-cell office:value-type="float" office:value="250" table:style-name="ce10">
            <text:p>250</text:p>
          </table:table-cell>
          <table:table-cell office:value-type="float" office:value="197" table:style-name="ce10">
            <text:p>197</text:p>
          </table:table-cell>
          <table:table-cell office:value-type="float" office:value="1113543" table:style-name="ce10">
            <text:p>1.113.543</text:p>
          </table:table-cell>
          <table:table-cell office:value-type="float" office:value="143540" table:style-name="ce10">
            <text:p>143.54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50634" table:style-name="ce10">
            <text:p>350.634</text:p>
          </table:table-cell>
          <table:table-cell office:value-type="float" office:value="904508" table:style-name="ce10">
            <text:p>904.508</text:p>
          </table:table-cell>
          <table:table-cell office:value-type="float" office:value="1941" table:style-name="ce10">
            <text:p>1.941</text:p>
          </table:table-cell>
          <table:table-cell office:value-type="float" office:value="0" table:style-name="ce10">
            <text:p>0</text:p>
          </table:table-cell>
          <table:table-cell office:value-type="float" office:value="409911" table:style-name="ce10">
            <text:p>409.911</text:p>
          </table:table-cell>
          <table:table-cell office:value-type="float" office:value="845507" table:style-name="ce10">
            <text:p>845.507</text:p>
          </table:table-cell>
          <table:table-cell office:value-type="float" office:value="1664" table:style-name="ce10">
            <text:p>1.664</text:p>
          </table:table-cell>
          <table:table-cell office:value-type="string" table:style-name="ce10">
            <text:p>-</text:p>
          </table:table-cell>
          <table:table-cell office:value-type="float" office:value="478428" table:style-name="ce10">
            <text:p>478.428</text:p>
          </table:table-cell>
          <table:table-cell office:value-type="float" office:value="778654" table:style-name="ce10">
            <text:p>778.65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54713" table:style-name="ce10">
            <text:p>654.713</text:p>
          </table:table-cell>
          <table:table-cell office:value-type="float" office:value="601943" table:style-name="ce10">
            <text:p>601.943</text:p>
          </table:table-cell>
          <table:table-cell office:value-type="float" office:value="426" table:style-name="ce10">
            <text:p>426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905552" table:style-name="ce10">
            <text:p>1.905.552</text:p>
          </table:table-cell>
          <table:table-cell office:value-type="float" office:value="431937" table:style-name="ce10">
            <text:p>431.9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74608" table:style-name="ce10">
            <text:p>2.174.608</text:p>
          </table:table-cell>
          <table:table-cell office:value-type="float" office:value="162880" table:style-name="ce10">
            <text:p>162.8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42157" table:style-name="ce10">
            <text:p>942.157</text:p>
          </table:table-cell>
          <table:table-cell office:value-type="float" office:value="1395332" table:style-name="ce10">
            <text:p>1.395.3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16856" table:style-name="ce10">
            <text:p>2.116.856</text:p>
          </table:table-cell>
          <table:table-cell office:value-type="float" office:value="220633" table:style-name="ce10">
            <text:p>220.6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68645" table:style-name="ce10">
            <text:p>668.645</text:p>
          </table:table-cell>
          <table:table-cell office:value-type="float" office:value="1642536" table:style-name="ce10">
            <text:p>1.642.536</text:p>
          </table:table-cell>
          <table:table-cell office:value-type="float" office:value="26308" table:style-name="ce10">
            <text:p>26.308</text:p>
          </table:table-cell>
          <table:table-cell office:value-type="float" office:value="0" table:style-name="ce10">
            <text:p>0</text:p>
          </table:table-cell>
          <table:table-cell office:value-type="float" office:value="932235" table:style-name="ce10">
            <text:p>932.235</text:p>
          </table:table-cell>
          <table:table-cell office:value-type="float" office:value="1404962" table:style-name="ce10">
            <text:p>1.404.962</text:p>
          </table:table-cell>
          <table:table-cell office:value-type="float" office:value="291" table:style-name="ce10">
            <text:p>291</text:p>
          </table:table-cell>
          <table:table-cell office:value-type="string" table:style-name="ce10">
            <text:p>-</text:p>
          </table:table-cell>
          <table:table-cell office:value-type="float" office:value="1314183" table:style-name="ce10">
            <text:p>1.314.183</text:p>
          </table:table-cell>
          <table:table-cell office:value-type="float" office:value="1023306" table:style-name="ce10">
            <text:p>1.023.30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43159" table:style-name="ce10">
            <text:p>1.443.159</text:p>
          </table:table-cell>
          <table:table-cell office:value-type="float" office:value="894330" table:style-name="ce10">
            <text:p>894.33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28176" table:style-name="ce10">
            <text:p>528.176</text:p>
          </table:table-cell>
          <table:table-cell office:value-type="float" office:value="113901" table:style-name="ce10">
            <text:p>113.90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91516" table:style-name="ce10">
            <text:p>591.516</text:p>
          </table:table-cell>
          <table:table-cell office:value-type="float" office:value="50561" table:style-name="ce10">
            <text:p>50.56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7579" table:style-name="ce10">
            <text:p>297.579</text:p>
          </table:table-cell>
          <table:table-cell office:value-type="float" office:value="344087" table:style-name="ce10">
            <text:p>344.087</text:p>
          </table:table-cell>
          <table:table-cell office:value-type="float" office:value="411" table:style-name="ce10">
            <text:p>411</text:p>
          </table:table-cell>
          <table:table-cell office:value-type="float" office:value="0" table:style-name="ce10">
            <text:p>0</text:p>
          </table:table-cell>
          <table:table-cell office:value-type="float" office:value="572001" table:style-name="ce10">
            <text:p>572.001</text:p>
          </table:table-cell>
          <table:table-cell office:value-type="float" office:value="70076" table:style-name="ce10">
            <text:p>70.07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7805" table:style-name="ce10">
            <text:p>167.805</text:p>
          </table:table-cell>
          <table:table-cell office:value-type="float" office:value="471477" table:style-name="ce10">
            <text:p>471.477</text:p>
          </table:table-cell>
          <table:table-cell office:value-type="float" office:value="2695" table:style-name="ce10">
            <text:p>2.695</text:p>
          </table:table-cell>
          <table:table-cell office:value-type="float" office:value="100" table:style-name="ce10">
            <text:p>100</text:p>
          </table:table-cell>
          <table:table-cell office:value-type="float" office:value="258596" table:style-name="ce10">
            <text:p>258.596</text:p>
          </table:table-cell>
          <table:table-cell office:value-type="float" office:value="383412" table:style-name="ce10">
            <text:p>383.412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340161" table:style-name="ce10">
            <text:p>340.161</text:p>
          </table:table-cell>
          <table:table-cell office:value-type="float" office:value="301916" table:style-name="ce10">
            <text:p>301.91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24654" table:style-name="ce10">
            <text:p>424.654</text:p>
          </table:table-cell>
          <table:table-cell office:value-type="float" office:value="216907" table:style-name="ce10">
            <text:p>216.907</text:p>
          </table:table-cell>
          <table:table-cell office:value-type="float" office:value="516" table:style-name="ce10">
            <text:p>516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115818" table:style-name="ce10">
            <text:p>1.115.818</text:p>
          </table:table-cell>
          <table:table-cell office:value-type="float" office:value="512406" table:style-name="ce10">
            <text:p>512.406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1457706" table:style-name="ce10">
            <text:p>1.457.706</text:p>
          </table:table-cell>
          <table:table-cell office:value-type="float" office:value="170613" table:style-name="ce10">
            <text:p>170.6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06006" table:style-name="ce10">
            <text:p>306.006</text:p>
          </table:table-cell>
          <table:table-cell office:value-type="float" office:value="1322063" table:style-name="ce10">
            <text:p>1.322.063</text:p>
          </table:table-cell>
          <table:table-cell office:value-type="float" office:value="250" table:style-name="ce10">
            <text:p>250</text:p>
          </table:table-cell>
          <table:table-cell office:value-type="float" office:value="0" table:style-name="ce10">
            <text:p>0</text:p>
          </table:table-cell>
          <table:table-cell office:value-type="float" office:value="1399295" table:style-name="ce10">
            <text:p>1.399.295</text:p>
          </table:table-cell>
          <table:table-cell office:value-type="float" office:value="228928" table:style-name="ce10">
            <text:p>228.928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440698" table:style-name="ce10">
            <text:p>440.698</text:p>
          </table:table-cell>
          <table:table-cell office:value-type="float" office:value="1165614" table:style-name="ce10">
            <text:p>1.165.614</text:p>
          </table:table-cell>
          <table:table-cell office:value-type="float" office:value="21857" table:style-name="ce10">
            <text:p>21.857</text:p>
          </table:table-cell>
          <table:table-cell office:value-type="float" office:value="149" table:style-name="ce10">
            <text:p>149</text:p>
          </table:table-cell>
          <table:table-cell office:value-type="float" office:value="500445" table:style-name="ce10">
            <text:p>500.445</text:p>
          </table:table-cell>
          <table:table-cell office:value-type="float" office:value="1126075" table:style-name="ce10">
            <text:p>1.126.075</text:p>
          </table:table-cell>
          <table:table-cell office:value-type="float" office:value="1800" table:style-name="ce10">
            <text:p>1.800</text:p>
          </table:table-cell>
          <table:table-cell office:value-type="string" table:style-name="ce10">
            <text:p>-</text:p>
          </table:table-cell>
          <table:table-cell office:value-type="float" office:value="681644" table:style-name="ce10">
            <text:p>681.644</text:p>
          </table:table-cell>
          <table:table-cell office:value-type="float" office:value="946675" table:style-name="ce10">
            <text:p>946.67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84151" table:style-name="ce10">
            <text:p>784.151</text:p>
          </table:table-cell>
          <table:table-cell office:value-type="float" office:value="843195" table:style-name="ce10">
            <text:p>843.195</text:p>
          </table:table-cell>
          <table:table-cell office:value-type="float" office:value="973" table:style-name="ce10">
            <text:p>973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219684" table:style-name="ce10">
            <text:p>2.219.684</text:p>
          </table:table-cell>
          <table:table-cell office:value-type="float" office:value="392003" table:style-name="ce10">
            <text:p>392.0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12481" table:style-name="ce10">
            <text:p>2.412.481</text:p>
          </table:table-cell>
          <table:table-cell office:value-type="float" office:value="199207" table:style-name="ce10">
            <text:p>199.2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44479" table:style-name="ce10">
            <text:p>1.244.479</text:p>
          </table:table-cell>
          <table:table-cell office:value-type="float" office:value="1366519" table:style-name="ce10">
            <text:p>1.366.519</text:p>
          </table:table-cell>
          <table:table-cell office:value-type="float" office:value="493" table:style-name="ce10">
            <text:p>493</text:p>
          </table:table-cell>
          <table:table-cell office:value-type="float" office:value="197" table:style-name="ce10">
            <text:p>197</text:p>
          </table:table-cell>
          <table:table-cell office:value-type="float" office:value="2388215" table:style-name="ce10">
            <text:p>2.388.215</text:p>
          </table:table-cell>
          <table:table-cell office:value-type="float" office:value="223472" table:style-name="ce10">
            <text:p>223.47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72243" table:style-name="ce10">
            <text:p>772.243</text:p>
          </table:table-cell>
          <table:table-cell office:value-type="float" office:value="1832545" table:style-name="ce10">
            <text:p>1.832.545</text:p>
          </table:table-cell>
          <table:table-cell office:value-type="float" office:value="6899" table:style-name="ce10">
            <text:p>6.899</text:p>
          </table:table-cell>
          <table:table-cell office:value-type="float" office:value="0" table:style-name="ce10">
            <text:p>0</text:p>
          </table:table-cell>
          <table:table-cell office:value-type="float" office:value="1110069" table:style-name="ce10">
            <text:p>1.110.069</text:p>
          </table:table-cell>
          <table:table-cell office:value-type="float" office:value="1500808" table:style-name="ce10">
            <text:p>1.500.808</text:p>
          </table:table-cell>
          <table:table-cell office:value-type="float" office:value="811" table:style-name="ce10">
            <text:p>811</text:p>
          </table:table-cell>
          <table:table-cell office:value-type="string" table:style-name="ce10">
            <text:p>-</text:p>
          </table:table-cell>
          <table:table-cell office:value-type="float" office:value="1410243" table:style-name="ce10">
            <text:p>1.410.243</text:p>
          </table:table-cell>
          <table:table-cell office:value-type="float" office:value="1201445" table:style-name="ce10">
            <text:p>1.201.44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97246" table:style-name="ce10">
            <text:p>1.697.246</text:p>
          </table:table-cell>
          <table:table-cell office:value-type="float" office:value="914442" table:style-name="ce10">
            <text:p>914.4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335502" table:style-name="ce10">
            <text:p>3.335.502</text:p>
          </table:table-cell>
          <table:table-cell office:value-type="float" office:value="904408" table:style-name="ce10">
            <text:p>904.408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3870186" table:style-name="ce10">
            <text:p>3.870.186</text:p>
          </table:table-cell>
          <table:table-cell office:value-type="float" office:value="369820" table:style-name="ce10">
            <text:p>369.82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50485" table:style-name="ce10">
            <text:p>1.550.485</text:p>
          </table:table-cell>
          <table:table-cell office:value-type="float" office:value="2688582" table:style-name="ce10">
            <text:p>2.688.582</text:p>
          </table:table-cell>
          <table:table-cell office:value-type="float" office:value="743" table:style-name="ce10">
            <text:p>743</text:p>
          </table:table-cell>
          <table:table-cell office:value-type="float" office:value="197" table:style-name="ce10">
            <text:p>197</text:p>
          </table:table-cell>
          <table:table-cell office:value-type="float" office:value="3787511" table:style-name="ce10">
            <text:p>3.787.511</text:p>
          </table:table-cell>
          <table:table-cell office:value-type="float" office:value="452400" table:style-name="ce10">
            <text:p>452.400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1212941" table:style-name="ce10">
            <text:p>1.212.941</text:p>
          </table:table-cell>
          <table:table-cell office:value-type="float" office:value="2998160" table:style-name="ce10">
            <text:p>2.998.160</text:p>
          </table:table-cell>
          <table:table-cell office:value-type="float" office:value="28756" table:style-name="ce10">
            <text:p>28.756</text:p>
          </table:table-cell>
          <table:table-cell office:value-type="float" office:value="149" table:style-name="ce10">
            <text:p>149</text:p>
          </table:table-cell>
          <table:table-cell office:value-type="float" office:value="1610514" table:style-name="ce10">
            <text:p>1.610.514</text:p>
          </table:table-cell>
          <table:table-cell office:value-type="float" office:value="2626883" table:style-name="ce10">
            <text:p>2.626.883</text:p>
          </table:table-cell>
          <table:table-cell office:value-type="float" office:value="2610" table:style-name="ce10">
            <text:p>2.610</text:p>
          </table:table-cell>
          <table:table-cell office:value-type="string" table:style-name="ce10">
            <text:p>-</text:p>
          </table:table-cell>
          <table:table-cell office:value-type="float" office:value="2091887" table:style-name="ce10">
            <text:p>2.091.887</text:p>
          </table:table-cell>
          <table:table-cell office:value-type="float" office:value="2148120" table:style-name="ce10">
            <text:p>2.148.12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81397" table:style-name="ce10">
            <text:p>2.481.397</text:p>
          </table:table-cell>
          <table:table-cell office:value-type="float" office:value="1757637" table:style-name="ce10">
            <text:p>1.757.637</text:p>
          </table:table-cell>
          <table:table-cell office:value-type="float" office:value="973" table:style-name="ce10">
            <text:p>973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696544" table:style-name="ce10">
            <text:p>696.544</text:p>
          </table:table-cell>
          <table:table-cell office:value-type="float" office:value="140132" table:style-name="ce10">
            <text:p>140.13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90243" table:style-name="ce10">
            <text:p>790.243</text:p>
          </table:table-cell>
          <table:table-cell office:value-type="float" office:value="46433" table:style-name="ce10">
            <text:p>46.43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21404" table:style-name="ce10">
            <text:p>421.404</text:p>
          </table:table-cell>
          <table:table-cell office:value-type="float" office:value="415271" table:style-name="ce10">
            <text:p>415.27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50446" table:style-name="ce10">
            <text:p>750.446</text:p>
          </table:table-cell>
          <table:table-cell office:value-type="float" office:value="86229" table:style-name="ce10">
            <text:p>86.22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5360" table:style-name="ce10">
            <text:p>225.360</text:p>
          </table:table-cell>
          <table:table-cell office:value-type="float" office:value="606707" table:style-name="ce10">
            <text:p>606.707</text:p>
          </table:table-cell>
          <table:table-cell office:value-type="float" office:value="4588" table:style-name="ce10">
            <text:p>4.588</text:p>
          </table:table-cell>
          <table:table-cell office:value-type="float" office:value="21" table:style-name="ce10">
            <text:p>21</text:p>
          </table:table-cell>
          <table:table-cell office:value-type="float" office:value="282938" table:style-name="ce10">
            <text:p>282.938</text:p>
          </table:table-cell>
          <table:table-cell office:value-type="float" office:value="553431" table:style-name="ce10">
            <text:p>553.431</text:p>
          </table:table-cell>
          <table:table-cell office:value-type="float" office:value="307" table:style-name="ce10">
            <text:p>307</text:p>
          </table:table-cell>
          <table:table-cell office:value-type="string" table:style-name="ce10">
            <text:p>-</text:p>
          </table:table-cell>
          <table:table-cell office:value-type="float" office:value="457921" table:style-name="ce10">
            <text:p>457.921</text:p>
          </table:table-cell>
          <table:table-cell office:value-type="float" office:value="378755" table:style-name="ce10">
            <text:p>378.75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72105" table:style-name="ce10">
            <text:p>572.105</text:p>
          </table:table-cell>
          <table:table-cell office:value-type="float" office:value="264392" table:style-name="ce10">
            <text:p>264.392</text:p>
          </table:table-cell>
          <table:table-cell office:value-type="float" office:value="179" table:style-name="ce10">
            <text:p>179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136962" table:style-name="ce10">
            <text:p>1.136.962</text:p>
          </table:table-cell>
          <table:table-cell office:value-type="float" office:value="639201" table:style-name="ce10">
            <text:p>639.20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86109" table:style-name="ce10">
            <text:p>1.586.109</text:p>
          </table:table-cell>
          <table:table-cell office:value-type="float" office:value="190054" table:style-name="ce10">
            <text:p>190.05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4421" table:style-name="ce10">
            <text:p>234.421</text:p>
          </table:table-cell>
          <table:table-cell office:value-type="float" office:value="1541492" table:style-name="ce10">
            <text:p>1.541.492</text:p>
          </table:table-cell>
          <table:table-cell office:value-type="float" office:value="250" table:style-name="ce10">
            <text:p>250</text:p>
          </table:table-cell>
          <table:table-cell office:value-type="float" office:value="0" table:style-name="ce10">
            <text:p>0</text:p>
          </table:table-cell>
          <table:table-cell office:value-type="float" office:value="1464577" table:style-name="ce10">
            <text:p>1.464.577</text:p>
          </table:table-cell>
          <table:table-cell office:value-type="float" office:value="311586" table:style-name="ce10">
            <text:p>311.58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61541" table:style-name="ce10">
            <text:p>461.541</text:p>
          </table:table-cell>
          <table:table-cell office:value-type="float" office:value="1281746" table:style-name="ce10">
            <text:p>1.281.746</text:p>
          </table:table-cell>
          <table:table-cell office:value-type="float" office:value="32705" table:style-name="ce10">
            <text:p>32.705</text:p>
          </table:table-cell>
          <table:table-cell office:value-type="float" office:value="170" table:style-name="ce10">
            <text:p>170</text:p>
          </table:table-cell>
          <table:table-cell office:value-type="float" office:value="469622" table:style-name="ce10">
            <text:p>469.622</text:p>
          </table:table-cell>
          <table:table-cell office:value-type="float" office:value="1303939" table:style-name="ce10">
            <text:p>1.303.939</text:p>
          </table:table-cell>
          <table:table-cell office:value-type="float" office:value="2602" table:style-name="ce10">
            <text:p>2.602</text:p>
          </table:table-cell>
          <table:table-cell office:value-type="string" table:style-name="ce10">
            <text:p>-</text:p>
          </table:table-cell>
          <table:table-cell office:value-type="float" office:value="663204" table:style-name="ce10">
            <text:p>663.204</text:p>
          </table:table-cell>
          <table:table-cell office:value-type="float" office:value="1112959" table:style-name="ce10">
            <text:p>1.112.95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73141" table:style-name="ce10">
            <text:p>773.141</text:p>
          </table:table-cell>
          <table:table-cell office:value-type="float" office:value="1001901" table:style-name="ce10">
            <text:p>1.001.901</text:p>
          </table:table-cell>
          <table:table-cell office:value-type="float" office:value="1121" table:style-name="ce10">
            <text:p>1.121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114085" table:style-name="ce10">
            <text:p>1.114.085</text:p>
          </table:table-cell>
          <table:table-cell office:value-type="float" office:value="221001" table:style-name="ce10">
            <text:p>221.001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1236168" table:style-name="ce10">
            <text:p>1.236.168</text:p>
          </table:table-cell>
          <table:table-cell office:value-type="float" office:value="99013" table:style-name="ce10">
            <text:p>99.0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59533" table:style-name="ce10">
            <text:p>559.533</text:p>
          </table:table-cell>
          <table:table-cell office:value-type="float" office:value="775568" table:style-name="ce10">
            <text:p>775.568</text:p>
          </table:table-cell>
          <table:table-cell office:value-type="float" office:value="82" table:style-name="ce10">
            <text:p>82</text:p>
          </table:table-cell>
          <table:table-cell office:value-type="float" office:value="0" table:style-name="ce10">
            <text:p>0</text:p>
          </table:table-cell>
          <table:table-cell office:value-type="float" office:value="1232807" table:style-name="ce10">
            <text:p>1.232.807</text:p>
          </table:table-cell>
          <table:table-cell office:value-type="float" office:value="102279" table:style-name="ce10">
            <text:p>102.279</text:p>
          </table:table-cell>
          <table:table-cell office:value-type="float" office:value="96" table:style-name="ce10">
            <text:p>96</text:p>
          </table:table-cell>
          <table:table-cell office:value-type="string" table:style-name="ce10">
            <text:p>-</text:p>
          </table:table-cell>
          <table:table-cell office:value-type="float" office:value="390493" table:style-name="ce10">
            <text:p>390.493</text:p>
          </table:table-cell>
          <table:table-cell office:value-type="float" office:value="944240" table:style-name="ce10">
            <text:p>944.240</text:p>
          </table:table-cell>
          <table:table-cell office:value-type="float" office:value="449" table:style-name="ce10">
            <text:p>449</text:p>
          </table:table-cell>
          <table:table-cell office:value-type="float" office:value="0" table:style-name="ce10">
            <text:p>0</text:p>
          </table:table-cell>
          <table:table-cell office:value-type="float" office:value="540470" table:style-name="ce10">
            <text:p>540.470</text:p>
          </table:table-cell>
          <table:table-cell office:value-type="float" office:value="794411" table:style-name="ce10">
            <text:p>794.411</text:p>
          </table:table-cell>
          <table:table-cell office:value-type="float" office:value="300" table:style-name="ce10">
            <text:p>300</text:p>
          </table:table-cell>
          <table:table-cell office:value-type="string" table:style-name="ce10">
            <text:p>-</text:p>
          </table:table-cell>
          <table:table-cell office:value-type="float" office:value="697002" table:style-name="ce10">
            <text:p>697.002</text:p>
          </table:table-cell>
          <table:table-cell office:value-type="float" office:value="638180" table:style-name="ce10">
            <text:p>638.1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42863" table:style-name="ce10">
            <text:p>842.863</text:p>
          </table:table-cell>
          <table:table-cell office:value-type="float" office:value="492288" table:style-name="ce10">
            <text:p>492.288</text:p>
          </table:table-cell>
          <table:table-cell office:value-type="float" office:value="31" table:style-name="ce10">
            <text:p>31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780999" table:style-name="ce10">
            <text:p>1.780.999</text:p>
          </table:table-cell>
          <table:table-cell office:value-type="float" office:value="184338" table:style-name="ce10">
            <text:p>184.33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38152" table:style-name="ce10">
            <text:p>1.838.152</text:p>
          </table:table-cell>
          <table:table-cell office:value-type="float" office:value="127186" table:style-name="ce10">
            <text:p>127.1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77936" table:style-name="ce10">
            <text:p>1.177.936</text:p>
          </table:table-cell>
          <table:table-cell office:value-type="float" office:value="786794" table:style-name="ce10">
            <text:p>786.794</text:p>
          </table:table-cell>
          <table:table-cell office:value-type="float" office:value="411" table:style-name="ce10">
            <text:p>411</text:p>
          </table:table-cell>
          <table:table-cell office:value-type="float" office:value="197" table:style-name="ce10">
            <text:p>197</text:p>
          </table:table-cell>
          <table:table-cell office:value-type="float" office:value="1840572" table:style-name="ce10">
            <text:p>1.840.572</text:p>
          </table:table-cell>
          <table:table-cell office:value-type="float" office:value="124765" table:style-name="ce10">
            <text:p>124.7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86267" table:style-name="ce10">
            <text:p>586.267</text:p>
          </table:table-cell>
          <table:table-cell office:value-type="float" office:value="1378881" table:style-name="ce10">
            <text:p>1.378.881</text:p>
          </table:table-cell>
          <table:table-cell office:value-type="float" office:value="190" table:style-name="ce10">
            <text:p>190</text:p>
          </table:table-cell>
          <table:table-cell office:value-type="float" office:value="0" table:style-name="ce10">
            <text:p>0</text:p>
          </table:table-cell>
          <table:table-cell office:value-type="float" office:value="883359" table:style-name="ce10">
            <text:p>883.359</text:p>
          </table:table-cell>
          <table:table-cell office:value-type="float" office:value="1081963" table:style-name="ce10">
            <text:p>1.081.963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1189602" table:style-name="ce10">
            <text:p>1.189.602</text:p>
          </table:table-cell>
          <table:table-cell office:value-type="float" office:value="775735" table:style-name="ce10">
            <text:p>775.73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37498" table:style-name="ce10">
            <text:p>1.437.498</text:p>
          </table:table-cell>
          <table:table-cell office:value-type="float" office:value="527839" table:style-name="ce10">
            <text:p>527.8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3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2">
            <text:p>PROPORÇÃO PARA O INDICADOR B11 – ALUNOS, POR PRINCIPAL LOCAL DE ACESSO À INTERNE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4">
            <text:p>Total de alunos usuários de Internet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Quarto</text:p>
          </table:table-cell>
          <table:table-cell office:value-type="string" table:style-name="ce2">
            <text:p>Sala de casa ou outro lugar que não seja o quarto</text:p>
          </table:table-cell>
          <table:table-cell office:value-type="string" table:style-name="ce2">
            <text:p>Escola</text:p>
          </table:table-cell>
          <table:table-cell office:value-type="string" table:style-name="ce2">
            <text:p>Casa de outra pessoa<text:s/></text:p>
          </table:table-cell>
          <table:table-cell office:value-type="string" table:style-name="ce6">
            <text:p><text:span text:style-name="T3">Lanhouse</text:span><text:span text:style-name="T2"><text:s/>ou<text:s/></text:span><text:span text:style-name="T3">cybercafé</text:span></text:p>
          </table:table-cell>
          <table:table-cell office:value-type="string" table:style-name="ce2">
            <text:p>Telecentro</text:p>
          </table:table-cell>
          <table:table-cell office:value-type="string" table:style-name="ce2">
            <text:p>Em deslocamento</text:p>
          </table:table-cell>
          <table:table-cell office:value-type="string" table:style-name="ce2">
            <text:p>Outro local, como shopping, igreja ou lanchone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263814" table:style-name="ce10">
            <text:p>2.263.814</text:p>
          </table:table-cell>
          <table:table-cell office:value-type="float" office:value="1961009" table:style-name="ce10">
            <text:p>1.961.009</text:p>
          </table:table-cell>
          <table:table-cell office:value-type="float" office:value="67588" table:style-name="ce10">
            <text:p>67.588</text:p>
          </table:table-cell>
          <table:table-cell office:value-type="float" office:value="488341" table:style-name="ce10">
            <text:p>488.341</text:p>
          </table:table-cell>
          <table:table-cell office:value-type="float" office:value="44619" table:style-name="ce10">
            <text:p>44.619</text:p>
          </table:table-cell>
          <table:table-cell office:value-type="float" office:value="97408" table:style-name="ce10">
            <text:p>97.408</text:p>
          </table:table-cell>
          <table:table-cell office:value-type="float" office:value="131192" table:style-name="ce10">
            <text:p>131.192</text:p>
          </table:table-cell>
          <table:table-cell office:value-type="float" office:value="22711" table:style-name="ce10">
            <text:p>22.7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233457" table:style-name="ce10">
            <text:p>1.233.457</text:p>
          </table:table-cell>
          <table:table-cell office:value-type="float" office:value="923752" table:style-name="ce10">
            <text:p>923.752</text:p>
          </table:table-cell>
          <table:table-cell office:value-type="float" office:value="35380" table:style-name="ce10">
            <text:p>35.380</text:p>
          </table:table-cell>
          <table:table-cell office:value-type="float" office:value="252423" table:style-name="ce10">
            <text:p>252.423</text:p>
          </table:table-cell>
          <table:table-cell office:value-type="float" office:value="10685" table:style-name="ce10">
            <text:p>10.685</text:p>
          </table:table-cell>
          <table:table-cell office:value-type="float" office:value="58838" table:style-name="ce10">
            <text:p>58.838</text:p>
          </table:table-cell>
          <table:table-cell office:value-type="float" office:value="71501" table:style-name="ce10">
            <text:p>71.501</text:p>
          </table:table-cell>
          <table:table-cell office:value-type="float" office:value="13423" table:style-name="ce10">
            <text:p>13.42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030358" table:style-name="ce10">
            <text:p>1.030.358</text:p>
          </table:table-cell>
          <table:table-cell office:value-type="float" office:value="1037258" table:style-name="ce10">
            <text:p>1.037.258</text:p>
          </table:table-cell>
          <table:table-cell office:value-type="float" office:value="32208" table:style-name="ce10">
            <text:p>32.208</text:p>
          </table:table-cell>
          <table:table-cell office:value-type="float" office:value="235918" table:style-name="ce10">
            <text:p>235.918</text:p>
          </table:table-cell>
          <table:table-cell office:value-type="float" office:value="33934" table:style-name="ce10">
            <text:p>33.934</text:p>
          </table:table-cell>
          <table:table-cell office:value-type="float" office:value="38570" table:style-name="ce10">
            <text:p>38.570</text:p>
          </table:table-cell>
          <table:table-cell office:value-type="float" office:value="59690" table:style-name="ce10">
            <text:p>59.690</text:p>
          </table:table-cell>
          <table:table-cell office:value-type="float" office:value="9289" table:style-name="ce10">
            <text:p>9.28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7897" table:style-name="ce10">
            <text:p>137.897</text:p>
          </table:table-cell>
          <table:table-cell office:value-type="float" office:value="132207" table:style-name="ce10">
            <text:p>132.207</text:p>
          </table:table-cell>
          <table:table-cell office:value-type="float" office:value="6292" table:style-name="ce10">
            <text:p>6.292</text:p>
          </table:table-cell>
          <table:table-cell office:value-type="float" office:value="43875" table:style-name="ce10">
            <text:p>43.875</text:p>
          </table:table-cell>
          <table:table-cell office:value-type="float" office:value="5541" table:style-name="ce10">
            <text:p>5.541</text:p>
          </table:table-cell>
          <table:table-cell office:value-type="float" office:value="4285" table:style-name="ce10">
            <text:p>4.285</text:p>
          </table:table-cell>
          <table:table-cell office:value-type="float" office:value="10477" table:style-name="ce10">
            <text:p>10.477</text:p>
          </table:table-cell>
          <table:table-cell office:value-type="float" office:value="5167" table:style-name="ce10">
            <text:p>5.16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63391" table:style-name="ce10">
            <text:p>263.391</text:p>
          </table:table-cell>
          <table:table-cell office:value-type="float" office:value="172607" table:style-name="ce10">
            <text:p>172.607</text:p>
          </table:table-cell>
          <table:table-cell office:value-type="float" office:value="1504" table:style-name="ce10">
            <text:p>1.504</text:p>
          </table:table-cell>
          <table:table-cell office:value-type="float" office:value="43814" table:style-name="ce10">
            <text:p>43.814</text:p>
          </table:table-cell>
          <table:table-cell office:value-type="float" office:value="1179" table:style-name="ce10">
            <text:p>1.179</text:p>
          </table:table-cell>
          <table:table-cell office:value-type="float" office:value="3576" table:style-name="ce10">
            <text:p>3.576</text:p>
          </table:table-cell>
          <table:table-cell office:value-type="float" office:value="7236" table:style-name="ce10">
            <text:p>7.236</text:p>
          </table:table-cell>
          <table:table-cell office:value-type="float" office:value="989" table:style-name="ce10">
            <text:p>98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16113" table:style-name="ce10">
            <text:p>516.113</text:p>
          </table:table-cell>
          <table:table-cell office:value-type="float" office:value="464682" table:style-name="ce10">
            <text:p>464.682</text:p>
          </table:table-cell>
          <table:table-cell office:value-type="float" office:value="14166" table:style-name="ce10">
            <text:p>14.166</text:p>
          </table:table-cell>
          <table:table-cell office:value-type="float" office:value="178470" table:style-name="ce10">
            <text:p>178.470</text:p>
          </table:table-cell>
          <table:table-cell office:value-type="float" office:value="20806" table:style-name="ce10">
            <text:p>20.806</text:p>
          </table:table-cell>
          <table:table-cell office:value-type="float" office:value="15800" table:style-name="ce10">
            <text:p>15.800</text:p>
          </table:table-cell>
          <table:table-cell office:value-type="float" office:value="39498" table:style-name="ce10">
            <text:p>39.498</text:p>
          </table:table-cell>
          <table:table-cell office:value-type="float" office:value="7547" table:style-name="ce10">
            <text:p>7.54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35436" table:style-name="ce10">
            <text:p>1.035.436</text:p>
          </table:table-cell>
          <table:table-cell office:value-type="float" office:value="938901" table:style-name="ce10">
            <text:p>938.901</text:p>
          </table:table-cell>
          <table:table-cell office:value-type="float" office:value="35939" table:style-name="ce10">
            <text:p>35.939</text:p>
          </table:table-cell>
          <table:table-cell office:value-type="float" office:value="178932" table:style-name="ce10">
            <text:p>178.932</text:p>
          </table:table-cell>
          <table:table-cell office:value-type="float" office:value="16800" table:style-name="ce10">
            <text:p>16.800</text:p>
          </table:table-cell>
          <table:table-cell office:value-type="float" office:value="64229" table:style-name="ce10">
            <text:p>64.229</text:p>
          </table:table-cell>
          <table:table-cell office:value-type="float" office:value="61050" table:style-name="ce10">
            <text:p>61.050</text:p>
          </table:table-cell>
          <table:table-cell office:value-type="float" office:value="6200" table:style-name="ce10">
            <text:p>6.2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10978" table:style-name="ce10">
            <text:p>310.978</text:p>
          </table:table-cell>
          <table:table-cell office:value-type="float" office:value="252613" table:style-name="ce10">
            <text:p>252.613</text:p>
          </table:table-cell>
          <table:table-cell office:value-type="float" office:value="9686" table:style-name="ce10">
            <text:p>9.686</text:p>
          </table:table-cell>
          <table:table-cell office:value-type="float" office:value="43249" table:style-name="ce10">
            <text:p>43.249</text:p>
          </table:table-cell>
          <table:table-cell office:value-type="float" office:value="293" table:style-name="ce10">
            <text:p>293</text:p>
          </table:table-cell>
          <table:table-cell office:value-type="float" office:value="9518" table:style-name="ce10">
            <text:p>9.518</text:p>
          </table:table-cell>
          <table:table-cell office:value-type="float" office:value="12930" table:style-name="ce10">
            <text:p>12.930</text:p>
          </table:table-cell>
          <table:table-cell office:value-type="float" office:value="2809" table:style-name="ce10">
            <text:p>2.8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70152" table:style-name="ce10">
            <text:p>570.152</text:p>
          </table:table-cell>
          <table:table-cell office:value-type="float" office:value="657376" table:style-name="ce10">
            <text:p>657.376</text:p>
          </table:table-cell>
          <table:table-cell office:value-type="float" office:value="20796" table:style-name="ce10">
            <text:p>20.796</text:p>
          </table:table-cell>
          <table:table-cell office:value-type="float" office:value="254202" table:style-name="ce10">
            <text:p>254.202</text:p>
          </table:table-cell>
          <table:table-cell office:value-type="float" office:value="22782" table:style-name="ce10">
            <text:p>22.782</text:p>
          </table:table-cell>
          <table:table-cell office:value-type="float" office:value="41240" table:style-name="ce10">
            <text:p>41.240</text:p>
          </table:table-cell>
          <table:table-cell office:value-type="float" office:value="52444" table:style-name="ce10">
            <text:p>52.444</text:p>
          </table:table-cell>
          <table:table-cell office:value-type="float" office:value="9328" table:style-name="ce10">
            <text:p>9.32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266093" table:style-name="ce10">
            <text:p>1.266.093</text:p>
          </table:table-cell>
          <table:table-cell office:value-type="float" office:value="956413" table:style-name="ce10">
            <text:p>956.413</text:p>
          </table:table-cell>
          <table:table-cell office:value-type="float" office:value="40827" table:style-name="ce10">
            <text:p>40.827</text:p>
          </table:table-cell>
          <table:table-cell office:value-type="float" office:value="206661" table:style-name="ce10">
            <text:p>206.661</text:p>
          </table:table-cell>
          <table:table-cell office:value-type="float" office:value="21364" table:style-name="ce10">
            <text:p>21.364</text:p>
          </table:table-cell>
          <table:table-cell office:value-type="float" office:value="49931" table:style-name="ce10">
            <text:p>49.931</text:p>
          </table:table-cell>
          <table:table-cell office:value-type="float" office:value="60500" table:style-name="ce10">
            <text:p>60.500</text:p>
          </table:table-cell>
          <table:table-cell office:value-type="float" office:value="9897" table:style-name="ce10">
            <text:p>9.89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836246" table:style-name="ce10">
            <text:p>1.836.246</text:p>
          </table:table-cell>
          <table:table-cell office:value-type="float" office:value="1613789" table:style-name="ce10">
            <text:p>1.613.789</text:p>
          </table:table-cell>
          <table:table-cell office:value-type="float" office:value="61623" table:style-name="ce10">
            <text:p>61.623</text:p>
          </table:table-cell>
          <table:table-cell office:value-type="float" office:value="460863" table:style-name="ce10">
            <text:p>460.863</text:p>
          </table:table-cell>
          <table:table-cell office:value-type="float" office:value="44146" table:style-name="ce10">
            <text:p>44.146</text:p>
          </table:table-cell>
          <table:table-cell office:value-type="float" office:value="91171" table:style-name="ce10">
            <text:p>91.171</text:p>
          </table:table-cell>
          <table:table-cell office:value-type="float" office:value="112944" table:style-name="ce10">
            <text:p>112.944</text:p>
          </table:table-cell>
          <table:table-cell office:value-type="float" office:value="19225" table:style-name="ce10">
            <text:p>19.2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27568" table:style-name="ce10">
            <text:p>427.568</text:p>
          </table:table-cell>
          <table:table-cell office:value-type="float" office:value="347220" table:style-name="ce10">
            <text:p>347.220</text:p>
          </table:table-cell>
          <table:table-cell office:value-type="float" office:value="5965" table:style-name="ce10">
            <text:p>5.965</text:p>
          </table:table-cell>
          <table:table-cell office:value-type="float" office:value="27478" table:style-name="ce10">
            <text:p>27.478</text:p>
          </table:table-cell>
          <table:table-cell office:value-type="float" office:value="472" table:style-name="ce10">
            <text:p>472</text:p>
          </table:table-cell>
          <table:table-cell office:value-type="float" office:value="6238" table:style-name="ce10">
            <text:p>6.238</text:p>
          </table:table-cell>
          <table:table-cell office:value-type="float" office:value="18248" table:style-name="ce10">
            <text:p>18.248</text:p>
          </table:table-cell>
          <table:table-cell office:value-type="float" office:value="3486" table:style-name="ce10">
            <text:p>3.4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78577" table:style-name="ce10">
            <text:p>578.577</text:p>
          </table:table-cell>
          <table:table-cell office:value-type="float" office:value="800143" table:style-name="ce10">
            <text:p>800.143</text:p>
          </table:table-cell>
          <table:table-cell office:value-type="float" office:value="18986" table:style-name="ce10">
            <text:p>18.986</text:p>
          </table:table-cell>
          <table:table-cell office:value-type="float" office:value="246488" table:style-name="ce10">
            <text:p>246.488</text:p>
          </table:table-cell>
          <table:table-cell office:value-type="float" office:value="21998" table:style-name="ce10">
            <text:p>21.998</text:p>
          </table:table-cell>
          <table:table-cell office:value-type="float" office:value="40735" table:style-name="ce10">
            <text:p>40.735</text:p>
          </table:table-cell>
          <table:table-cell office:value-type="float" office:value="59402" table:style-name="ce10">
            <text:p>59.402</text:p>
          </table:table-cell>
          <table:table-cell office:value-type="float" office:value="9836" table:style-name="ce10">
            <text:p>9.83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49057" table:style-name="ce10">
            <text:p>649.057</text:p>
          </table:table-cell>
          <table:table-cell office:value-type="float" office:value="497995" table:style-name="ce10">
            <text:p>497.995</text:p>
          </table:table-cell>
          <table:table-cell office:value-type="float" office:value="14554" table:style-name="ce10">
            <text:p>14.554</text:p>
          </table:table-cell>
          <table:table-cell office:value-type="float" office:value="105772" table:style-name="ce10">
            <text:p>105.772</text:p>
          </table:table-cell>
          <table:table-cell office:value-type="float" office:value="7656" table:style-name="ce10">
            <text:p>7.656</text:p>
          </table:table-cell>
          <table:table-cell office:value-type="float" office:value="21481" table:style-name="ce10">
            <text:p>21.481</text:p>
          </table:table-cell>
          <table:table-cell office:value-type="float" office:value="33415" table:style-name="ce10">
            <text:p>33.415</text:p>
          </table:table-cell>
          <table:table-cell office:value-type="float" office:value="5251" table:style-name="ce10">
            <text:p>5.2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036181" table:style-name="ce10">
            <text:p>1.036.181</text:p>
          </table:table-cell>
          <table:table-cell office:value-type="float" office:value="662872" table:style-name="ce10">
            <text:p>662.872</text:p>
          </table:table-cell>
          <table:table-cell office:value-type="float" office:value="34048" table:style-name="ce10">
            <text:p>34.048</text:p>
          </table:table-cell>
          <table:table-cell office:value-type="float" office:value="136082" table:style-name="ce10">
            <text:p>136.082</text:p>
          </table:table-cell>
          <table:table-cell office:value-type="float" office:value="14964" table:style-name="ce10">
            <text:p>14.964</text:p>
          </table:table-cell>
          <table:table-cell office:value-type="float" office:value="35192" table:style-name="ce10">
            <text:p>35.192</text:p>
          </table:table-cell>
          <table:table-cell office:value-type="float" office:value="38375" table:style-name="ce10">
            <text:p>38.375</text:p>
          </table:table-cell>
          <table:table-cell office:value-type="float" office:value="7624" table:style-name="ce10">
            <text:p>7.62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3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B10A – ALUNOS, POR LOCAIS EXCLUSIVOS E SIMULTÂNEOS DE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 usuários de 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Não acessaram a Internet no domicílio</text:p>
          </table:table-cell>
          <table:table-cell office:value-type="string" table:style-name="ce2">
            <text:p>Acessaram a Internet apenas na escola</text:p>
          </table:table-cell>
          <table:table-cell office:value-type="string" table:style-name="ce2">
            <text:p>Acessaram a Internet apenas na casa de outra pessoa</text:p>
          </table:table-cell>
          <table:table-cell office:value-type="string" table:style-name="ce2">
            <text:p>Acessaram a Internet em casa e na escola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0199" table:style-name="ce10">
            <text:p>10.199</text:p>
          </table:table-cell>
          <table:table-cell office:value-type="string" table:style-name="ce10">
            <text:p>-</text:p>
          </table:table-cell>
          <table:table-cell office:value-type="float" office:value="111468" table:style-name="ce10">
            <text:p>111.468</text:p>
          </table:table-cell>
          <table:table-cell office:value-type="float" office:value="4955015" table:style-name="ce10">
            <text:p>4.955.015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916" table:style-name="ce10">
            <text:p>2.916</text:p>
          </table:table-cell>
          <table:table-cell office:value-type="string" table:style-name="ce10">
            <text:p>-</text:p>
          </table:table-cell>
          <table:table-cell office:value-type="float" office:value="51551" table:style-name="ce10">
            <text:p>51.551</text:p>
          </table:table-cell>
          <table:table-cell office:value-type="float" office:value="2544990" table:style-name="ce10">
            <text:p>2.544.990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283" table:style-name="ce10">
            <text:p>7.283</text:p>
          </table:table-cell>
          <table:table-cell office:value-type="string" table:style-name="ce10">
            <text:p>-</text:p>
          </table:table-cell>
          <table:table-cell office:value-type="float" office:value="59917" table:style-name="ce10">
            <text:p>59.917</text:p>
          </table:table-cell>
          <table:table-cell office:value-type="float" office:value="2410025" table:style-name="ce10">
            <text:p>2.410.025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404" table:style-name="ce10">
            <text:p>2.404</text:p>
          </table:table-cell>
          <table:table-cell office:value-type="string" table:style-name="ce10">
            <text:p>-</text:p>
          </table:table-cell>
          <table:table-cell office:value-type="float" office:value="10476" table:style-name="ce10">
            <text:p>10.476</text:p>
          </table:table-cell>
          <table:table-cell office:value-type="float" office:value="332860" table:style-name="ce10">
            <text:p>332.860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54" table:style-name="ce10">
            <text:p>354</text:p>
          </table:table-cell>
          <table:table-cell office:value-type="string" table:style-name="ce10">
            <text:p>-</text:p>
          </table:table-cell>
          <table:table-cell office:value-type="float" office:value="11510" table:style-name="ce10">
            <text:p>11.510</text:p>
          </table:table-cell>
          <table:table-cell office:value-type="float" office:value="482430" table:style-name="ce10">
            <text:p>482.430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647" table:style-name="ce10">
            <text:p>6.647</text:p>
          </table:table-cell>
          <table:table-cell office:value-type="string" table:style-name="ce10">
            <text:p>-</text:p>
          </table:table-cell>
          <table:table-cell office:value-type="float" office:value="50342" table:style-name="ce10">
            <text:p>50.342</text:p>
          </table:table-cell>
          <table:table-cell office:value-type="float" office:value="1200094" table:style-name="ce10">
            <text:p>1.200.09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76" table:style-name="ce10">
            <text:p>376</text:p>
          </table:table-cell>
          <table:table-cell office:value-type="string" table:style-name="ce10">
            <text:p>-</text:p>
          </table:table-cell>
          <table:table-cell office:value-type="float" office:value="26171" table:style-name="ce10">
            <text:p>26.171</text:p>
          </table:table-cell>
          <table:table-cell office:value-type="float" office:value="2310941" table:style-name="ce10">
            <text:p>2.310.94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18" table:style-name="ce10">
            <text:p>418</text:p>
          </table:table-cell>
          <table:table-cell office:value-type="string" table:style-name="ce10">
            <text:p>-</text:p>
          </table:table-cell>
          <table:table-cell office:value-type="float" office:value="12969" table:style-name="ce10">
            <text:p>12.969</text:p>
          </table:table-cell>
          <table:table-cell office:value-type="float" office:value="628690" table:style-name="ce10">
            <text:p>628.690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700" table:style-name="ce10">
            <text:p>5.700</text:p>
          </table:table-cell>
          <table:table-cell office:value-type="string" table:style-name="ce10">
            <text:p>-</text:p>
          </table:table-cell>
          <table:table-cell office:value-type="float" office:value="65156" table:style-name="ce10">
            <text:p>65.156</text:p>
          </table:table-cell>
          <table:table-cell office:value-type="float" office:value="1557463" table:style-name="ce10">
            <text:p>1.557.463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479" table:style-name="ce10">
            <text:p>4.479</text:p>
          </table:table-cell>
          <table:table-cell office:value-type="string" table:style-name="ce10">
            <text:p>-</text:p>
          </table:table-cell>
          <table:table-cell office:value-type="float" office:value="36725" table:style-name="ce10">
            <text:p>36.725</text:p>
          </table:table-cell>
          <table:table-cell office:value-type="float" office:value="2570484" table:style-name="ce10">
            <text:p>2.570.48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0179" table:style-name="ce10">
            <text:p>10.179</text:p>
          </table:table-cell>
          <table:table-cell office:value-type="string" table:style-name="ce10">
            <text:p>-</text:p>
          </table:table-cell>
          <table:table-cell office:value-type="float" office:value="101880" table:style-name="ce10">
            <text:p>101.880</text:p>
          </table:table-cell>
          <table:table-cell office:value-type="float" office:value="4127947" table:style-name="ce10">
            <text:p>4.127.947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-</text:p>
          </table:table-cell>
          <table:table-cell office:value-type="float" office:value="9587" table:style-name="ce10">
            <text:p>9.587</text:p>
          </table:table-cell>
          <table:table-cell office:value-type="float" office:value="827068" table:style-name="ce10">
            <text:p>827.068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348" table:style-name="ce10">
            <text:p>5.348</text:p>
          </table:table-cell>
          <table:table-cell office:value-type="string" table:style-name="ce10">
            <text:p>-</text:p>
          </table:table-cell>
          <table:table-cell office:value-type="float" office:value="75442" table:style-name="ce10">
            <text:p>75.442</text:p>
          </table:table-cell>
          <table:table-cell office:value-type="float" office:value="1695373" table:style-name="ce10">
            <text:p>1.695.373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18" table:style-name="ce10">
            <text:p>918</text:p>
          </table:table-cell>
          <table:table-cell office:value-type="string" table:style-name="ce10">
            <text:p>-</text:p>
          </table:table-cell>
          <table:table-cell office:value-type="float" office:value="15663" table:style-name="ce10">
            <text:p>15.663</text:p>
          </table:table-cell>
          <table:table-cell office:value-type="float" office:value="1318600" table:style-name="ce10">
            <text:p>1.318.600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933" table:style-name="ce10">
            <text:p>3.933</text:p>
          </table:table-cell>
          <table:table-cell office:value-type="string" table:style-name="ce10">
            <text:p>-</text:p>
          </table:table-cell>
          <table:table-cell office:value-type="float" office:value="20362" table:style-name="ce10">
            <text:p>20.362</text:p>
          </table:table-cell>
          <table:table-cell office:value-type="float" office:value="1941042" table:style-name="ce10">
            <text:p>1.941.042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7" table:number-rows-spanned="1" table:style-name="ce12">
            <text:p>PROPORÇÃO PARA O INDICADOR B15 – ALUNOS, POR EQUIPAMENTOS UTILIZADOS PARA ACESSAR 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4">
            <text:p>Total de alunos usuários de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5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5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605202" table:style-name="ce10">
            <text:p>2.605.202</text:p>
          </table:table-cell>
          <table:table-cell office:value-type="float" office:value="2471386" table:style-name="ce10">
            <text:p>2.471.386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-</text:p>
          </table:table-cell>
          <table:table-cell office:value-type="float" office:value="2467497" table:style-name="ce10">
            <text:p>2.467.497</text:p>
          </table:table-cell>
          <table:table-cell office:value-type="float" office:value="2609080" table:style-name="ce10">
            <text:p>2.609.080</text:p>
          </table:table-cell>
          <table:table-cell office:value-type="float" office:value="105" table:style-name="ce10">
            <text:p>105</text:p>
          </table:table-cell>
          <table:table-cell office:value-type="string" table:style-name="ce10">
            <text:p>-</text:p>
          </table:table-cell>
          <table:table-cell office:value-type="float" office:value="4905370" table:style-name="ce10">
            <text:p>4.905.370</text:p>
          </table:table-cell>
          <table:table-cell office:value-type="float" office:value="171312" table:style-name="ce10">
            <text:p>171.31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47154" table:style-name="ce10">
            <text:p>1.647.154</text:p>
          </table:table-cell>
          <table:table-cell office:value-type="float" office:value="3426050" table:style-name="ce10">
            <text:p>3.426.050</text:p>
          </table:table-cell>
          <table:table-cell office:value-type="float" office:value="3412" table:style-name="ce10">
            <text:p>3.412</text:p>
          </table:table-cell>
          <table:table-cell office:value-type="float" office:value="66" table:style-name="ce10">
            <text:p>66</text:p>
          </table:table-cell>
          <table:table-cell office:value-type="float" office:value="1902949" table:style-name="ce10">
            <text:p>1.902.949</text:p>
          </table:table-cell>
          <table:table-cell office:value-type="float" office:value="3173272" table:style-name="ce10">
            <text:p>3.173.272</text:p>
          </table:table-cell>
          <table:table-cell office:value-type="float" office:value="460" table:style-name="ce10">
            <text:p>460</text:p>
          </table:table-cell>
          <table:table-cell office:value-type="string" table:style-name="ce10">
            <text:p>-</text:p>
          </table:table-cell>
          <table:table-cell office:value-type="float" office:value="1887108" table:style-name="ce10">
            <text:p>1.887.108</text:p>
          </table:table-cell>
          <table:table-cell office:value-type="float" office:value="3184216" table:style-name="ce10">
            <text:p>3.184.216</text:p>
          </table:table-cell>
          <table:table-cell office:value-type="float" office:value="5272" table:style-name="ce10">
            <text:p>5.272</text:p>
          </table:table-cell>
          <table:table-cell office:value-type="float" office:value="86" table:style-name="ce10">
            <text:p>86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249859" table:style-name="ce10">
            <text:p>1.249.859</text:p>
          </table:table-cell>
          <table:table-cell office:value-type="float" office:value="1349598" table:style-name="ce10">
            <text:p>1.349.5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82076" table:style-name="ce10">
            <text:p>1.182.076</text:p>
          </table:table-cell>
          <table:table-cell office:value-type="float" office:value="1417323" table:style-name="ce10">
            <text:p>1.417.323</text:p>
          </table:table-cell>
          <table:table-cell office:value-type="float" office:value="58" table:style-name="ce10">
            <text:p>58</text:p>
          </table:table-cell>
          <table:table-cell office:value-type="string" table:style-name="ce10">
            <text:p>-</text:p>
          </table:table-cell>
          <table:table-cell office:value-type="float" office:value="2516180" table:style-name="ce10">
            <text:p>2.516.180</text:p>
          </table:table-cell>
          <table:table-cell office:value-type="float" office:value="83278" table:style-name="ce10">
            <text:p>83.27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85266" table:style-name="ce10">
            <text:p>485.266</text:p>
          </table:table-cell>
          <table:table-cell office:value-type="float" office:value="2110779" table:style-name="ce10">
            <text:p>2.110.779</text:p>
          </table:table-cell>
          <table:table-cell office:value-type="float" office:value="3412" table:style-name="ce10">
            <text:p>3.412</text:p>
          </table:table-cell>
          <table:table-cell office:value-type="float" office:value="0" table:style-name="ce10">
            <text:p>0</text:p>
          </table:table-cell>
          <table:table-cell office:value-type="float" office:value="987594" table:style-name="ce10">
            <text:p>987.594</text:p>
          </table:table-cell>
          <table:table-cell office:value-type="float" office:value="1611528" table:style-name="ce10">
            <text:p>1.611.528</text:p>
          </table:table-cell>
          <table:table-cell office:value-type="float" office:value="336" table:style-name="ce10">
            <text:p>336</text:p>
          </table:table-cell>
          <table:table-cell office:value-type="string" table:style-name="ce10">
            <text:p>-</text:p>
          </table:table-cell>
          <table:table-cell office:value-type="float" office:value="940374" table:style-name="ce10">
            <text:p>940.374</text:p>
          </table:table-cell>
          <table:table-cell office:value-type="float" office:value="1657450" table:style-name="ce10">
            <text:p>1.657.450</text:p>
          </table:table-cell>
          <table:table-cell office:value-type="float" office:value="1546" table:style-name="ce10">
            <text:p>1.546</text:p>
          </table:table-cell>
          <table:table-cell office:value-type="float" office:value="86" table:style-name="ce10">
            <text:p>8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355343" table:style-name="ce10">
            <text:p>1.355.343</text:p>
          </table:table-cell>
          <table:table-cell office:value-type="float" office:value="1121787" table:style-name="ce10">
            <text:p>1.121.787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-</text:p>
          </table:table-cell>
          <table:table-cell office:value-type="float" office:value="1285421" table:style-name="ce10">
            <text:p>1.285.421</text:p>
          </table:table-cell>
          <table:table-cell office:value-type="float" office:value="1191757" table:style-name="ce10">
            <text:p>1.191.757</text:p>
          </table:table-cell>
          <table:table-cell office:value-type="float" office:value="47" table:style-name="ce10">
            <text:p>47</text:p>
          </table:table-cell>
          <table:table-cell office:value-type="string" table:style-name="ce10">
            <text:p>-</text:p>
          </table:table-cell>
          <table:table-cell office:value-type="float" office:value="2389191" table:style-name="ce10">
            <text:p>2.389.191</text:p>
          </table:table-cell>
          <table:table-cell office:value-type="float" office:value="88034" table:style-name="ce10">
            <text:p>88.03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61888" table:style-name="ce10">
            <text:p>1.161.888</text:p>
          </table:table-cell>
          <table:table-cell office:value-type="float" office:value="1315270" table:style-name="ce10">
            <text:p>1.315.270</text:p>
          </table:table-cell>
          <table:table-cell office:value-type="float" office:value="0" table:style-name="ce10">
            <text:p>0</text:p>
          </table:table-cell>
          <table:table-cell office:value-type="float" office:value="66" table:style-name="ce10">
            <text:p>66</text:p>
          </table:table-cell>
          <table:table-cell office:value-type="float" office:value="915356" table:style-name="ce10">
            <text:p>915.356</text:p>
          </table:table-cell>
          <table:table-cell office:value-type="float" office:value="1561745" table:style-name="ce10">
            <text:p>1.561.745</text:p>
          </table:table-cell>
          <table:table-cell office:value-type="float" office:value="124" table:style-name="ce10">
            <text:p>124</text:p>
          </table:table-cell>
          <table:table-cell office:value-type="string" table:style-name="ce10">
            <text:p>-</text:p>
          </table:table-cell>
          <table:table-cell office:value-type="float" office:value="946733" table:style-name="ce10">
            <text:p>946.733</text:p>
          </table:table-cell>
          <table:table-cell office:value-type="float" office:value="1526765" table:style-name="ce10">
            <text:p>1.526.765</text:p>
          </table:table-cell>
          <table:table-cell office:value-type="float" office:value="3726" table:style-name="ce10">
            <text:p>3.726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7713" table:style-name="ce10">
            <text:p>137.713</text:p>
          </table:table-cell>
          <table:table-cell office:value-type="float" office:value="208026" table:style-name="ce10">
            <text:p>208.0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3182" table:style-name="ce10">
            <text:p>113.182</text:p>
          </table:table-cell>
          <table:table-cell office:value-type="float" office:value="232557" table:style-name="ce10">
            <text:p>232.5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36929" table:style-name="ce10">
            <text:p>336.929</text:p>
          </table:table-cell>
          <table:table-cell office:value-type="float" office:value="8810" table:style-name="ce10">
            <text:p>8.81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8611" table:style-name="ce10">
            <text:p>78.611</text:p>
          </table:table-cell>
          <table:table-cell office:value-type="float" office:value="267128" table:style-name="ce10">
            <text:p>267.1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0149" table:style-name="ce10">
            <text:p>80.149</text:p>
          </table:table-cell>
          <table:table-cell office:value-type="float" office:value="265591" table:style-name="ce10">
            <text:p>265.59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5965" table:style-name="ce10">
            <text:p>85.965</text:p>
          </table:table-cell>
          <table:table-cell office:value-type="float" office:value="259688" table:style-name="ce10">
            <text:p>259.688</text:p>
          </table:table-cell>
          <table:table-cell office:value-type="float" office:value="0" table:style-name="ce10">
            <text:p>0</text:p>
          </table:table-cell>
          <table:table-cell office:value-type="float" office:value="86" table:style-name="ce10">
            <text:p>8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67665" table:style-name="ce10">
            <text:p>267.665</text:p>
          </table:table-cell>
          <table:table-cell office:value-type="float" office:value="226536" table:style-name="ce10">
            <text:p>226.536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-</text:p>
          </table:table-cell>
          <table:table-cell office:value-type="float" office:value="244587" table:style-name="ce10">
            <text:p>244.587</text:p>
          </table:table-cell>
          <table:table-cell office:value-type="float" office:value="249649" table:style-name="ce10">
            <text:p>249.649</text:p>
          </table:table-cell>
          <table:table-cell office:value-type="float" office:value="58" table:style-name="ce10">
            <text:p>58</text:p>
          </table:table-cell>
          <table:table-cell office:value-type="string" table:style-name="ce10">
            <text:p>-</text:p>
          </table:table-cell>
          <table:table-cell office:value-type="float" office:value="468557" table:style-name="ce10">
            <text:p>468.557</text:p>
          </table:table-cell>
          <table:table-cell office:value-type="float" office:value="25737" table:style-name="ce10">
            <text:p>25.73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6012" table:style-name="ce10">
            <text:p>156.012</text:p>
          </table:table-cell>
          <table:table-cell office:value-type="float" office:value="338224" table:style-name="ce10">
            <text:p>338.224</text:p>
          </table:table-cell>
          <table:table-cell office:value-type="float" office:value="58" table:style-name="ce10">
            <text:p>58</text:p>
          </table:table-cell>
          <table:table-cell office:value-type="float" office:value="0" table:style-name="ce10">
            <text:p>0</text:p>
          </table:table-cell>
          <table:table-cell office:value-type="float" office:value="223132" table:style-name="ce10">
            <text:p>223.132</text:p>
          </table:table-cell>
          <table:table-cell office:value-type="float" office:value="270980" table:style-name="ce10">
            <text:p>270.980</text:p>
          </table:table-cell>
          <table:table-cell office:value-type="float" office:value="183" table:style-name="ce10">
            <text:p>183</text:p>
          </table:table-cell>
          <table:table-cell office:value-type="string" table:style-name="ce10">
            <text:p>-</text:p>
          </table:table-cell>
          <table:table-cell office:value-type="float" office:value="185822" table:style-name="ce10">
            <text:p>185.822</text:p>
          </table:table-cell>
          <table:table-cell office:value-type="float" office:value="308414" table:style-name="ce10">
            <text:p>308.414</text:p>
          </table:table-cell>
          <table:table-cell office:value-type="float" office:value="58" table:style-name="ce10">
            <text:p>58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20595" table:style-name="ce10">
            <text:p>520.595</text:p>
          </table:table-cell>
          <table:table-cell office:value-type="float" office:value="736488" table:style-name="ce10">
            <text:p>736.48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89287" table:style-name="ce10">
            <text:p>489.287</text:p>
          </table:table-cell>
          <table:table-cell office:value-type="float" office:value="767795" table:style-name="ce10">
            <text:p>767.79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21260" table:style-name="ce10">
            <text:p>1.221.260</text:p>
          </table:table-cell>
          <table:table-cell office:value-type="float" office:value="35822" table:style-name="ce10">
            <text:p>35.82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62276" table:style-name="ce10">
            <text:p>262.276</text:p>
          </table:table-cell>
          <table:table-cell office:value-type="float" office:value="994806" table:style-name="ce10">
            <text:p>994.8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2330" table:style-name="ce10">
            <text:p>372.330</text:p>
          </table:table-cell>
          <table:table-cell office:value-type="float" office:value="884753" table:style-name="ce10">
            <text:p>884.75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09535" table:style-name="ce10">
            <text:p>409.535</text:p>
          </table:table-cell>
          <table:table-cell office:value-type="float" office:value="847547" table:style-name="ce10">
            <text:p>847.54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280951" table:style-name="ce10">
            <text:p>1.280.951</text:p>
          </table:table-cell>
          <table:table-cell office:value-type="float" office:value="1056538" table:style-name="ce10">
            <text:p>1.056.53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83143" table:style-name="ce10">
            <text:p>1.283.143</text:p>
          </table:table-cell>
          <table:table-cell office:value-type="float" office:value="1054298" table:style-name="ce10">
            <text:p>1.054.298</text:p>
          </table:table-cell>
          <table:table-cell office:value-type="float" office:value="47" table:style-name="ce10">
            <text:p>47</text:p>
          </table:table-cell>
          <table:table-cell office:value-type="string" table:style-name="ce10">
            <text:p>-</text:p>
          </table:table-cell>
          <table:table-cell office:value-type="float" office:value="2267617" table:style-name="ce10">
            <text:p>2.267.617</text:p>
          </table:table-cell>
          <table:table-cell office:value-type="float" office:value="69872" table:style-name="ce10">
            <text:p>69.87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36913" table:style-name="ce10">
            <text:p>936.913</text:p>
          </table:table-cell>
          <table:table-cell office:value-type="float" office:value="1397156" table:style-name="ce10">
            <text:p>1.397.156</text:p>
          </table:table-cell>
          <table:table-cell office:value-type="float" office:value="3354" table:style-name="ce10">
            <text:p>3.354</text:p>
          </table:table-cell>
          <table:table-cell office:value-type="float" office:value="66" table:style-name="ce10">
            <text:p>66</text:p>
          </table:table-cell>
          <table:table-cell office:value-type="float" office:value="967965" table:style-name="ce10">
            <text:p>967.965</text:p>
          </table:table-cell>
          <table:table-cell office:value-type="float" office:value="1369523" table:style-name="ce10">
            <text:p>1.369.5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79336" table:style-name="ce10">
            <text:p>979.336</text:p>
          </table:table-cell>
          <table:table-cell office:value-type="float" office:value="1352938" table:style-name="ce10">
            <text:p>1.352.938</text:p>
          </table:table-cell>
          <table:table-cell office:value-type="float" office:value="5214" table:style-name="ce10">
            <text:p>5.214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98279" table:style-name="ce10">
            <text:p>398.279</text:p>
          </table:table-cell>
          <table:table-cell office:value-type="float" office:value="243798" table:style-name="ce10">
            <text:p>243.7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37297" table:style-name="ce10">
            <text:p>337.297</text:p>
          </table:table-cell>
          <table:table-cell office:value-type="float" office:value="304780" table:style-name="ce10">
            <text:p>304.7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11007" table:style-name="ce10">
            <text:p>611.007</text:p>
          </table:table-cell>
          <table:table-cell office:value-type="float" office:value="31070" table:style-name="ce10">
            <text:p>31.07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13342" table:style-name="ce10">
            <text:p>213.342</text:p>
          </table:table-cell>
          <table:table-cell office:value-type="float" office:value="428735" table:style-name="ce10">
            <text:p>428.7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9373" table:style-name="ce10">
            <text:p>259.373</text:p>
          </table:table-cell>
          <table:table-cell office:value-type="float" office:value="382426" table:style-name="ce10">
            <text:p>382.426</text:p>
          </table:table-cell>
          <table:table-cell office:value-type="float" office:value="278" table:style-name="ce10">
            <text:p>278</text:p>
          </table:table-cell>
          <table:table-cell office:value-type="string" table:style-name="ce10">
            <text:p>-</text:p>
          </table:table-cell>
          <table:table-cell office:value-type="float" office:value="226449" table:style-name="ce10">
            <text:p>226.449</text:p>
          </table:table-cell>
          <table:table-cell office:value-type="float" office:value="415628" table:style-name="ce10">
            <text:p>415.6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25614" table:style-name="ce10">
            <text:p>625.614</text:p>
          </table:table-cell>
          <table:table-cell office:value-type="float" office:value="1002705" table:style-name="ce10">
            <text:p>1.002.7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31606" table:style-name="ce10">
            <text:p>631.606</text:p>
          </table:table-cell>
          <table:table-cell office:value-type="float" office:value="996666" table:style-name="ce10">
            <text:p>996.666</text:p>
          </table:table-cell>
          <table:table-cell office:value-type="float" office:value="47" table:style-name="ce10">
            <text:p>47</text:p>
          </table:table-cell>
          <table:table-cell office:value-type="string" table:style-name="ce10">
            <text:p>-</text:p>
          </table:table-cell>
          <table:table-cell office:value-type="float" office:value="1550277" table:style-name="ce10">
            <text:p>1.550.277</text:p>
          </table:table-cell>
          <table:table-cell office:value-type="float" office:value="78042" table:style-name="ce10">
            <text:p>78.04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44518" table:style-name="ce10">
            <text:p>444.518</text:p>
          </table:table-cell>
          <table:table-cell office:value-type="float" office:value="1183735" table:style-name="ce10">
            <text:p>1.183.735</text:p>
          </table:table-cell>
          <table:table-cell office:value-type="float" office:value="0" table:style-name="ce10">
            <text:p>0</text:p>
          </table:table-cell>
          <table:table-cell office:value-type="float" office:value="66" table:style-name="ce10">
            <text:p>66</text:p>
          </table:table-cell>
          <table:table-cell office:value-type="float" office:value="500582" table:style-name="ce10">
            <text:p>500.582</text:p>
          </table:table-cell>
          <table:table-cell office:value-type="float" office:value="1127737" table:style-name="ce10">
            <text:p>1.127.7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87134" table:style-name="ce10">
            <text:p>587.134</text:p>
          </table:table-cell>
          <table:table-cell office:value-type="float" office:value="1037460" table:style-name="ce10">
            <text:p>1.037.460</text:p>
          </table:table-cell>
          <table:table-cell office:value-type="float" office:value="3726" table:style-name="ce10">
            <text:p>3.726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319333" table:style-name="ce10">
            <text:p>1.319.333</text:p>
          </table:table-cell>
          <table:table-cell office:value-type="float" office:value="1292261" table:style-name="ce10">
            <text:p>1.292.261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-</text:p>
          </table:table-cell>
          <table:table-cell office:value-type="float" office:value="1315611" table:style-name="ce10">
            <text:p>1.315.611</text:p>
          </table:table-cell>
          <table:table-cell office:value-type="float" office:value="1296018" table:style-name="ce10">
            <text:p>1.296.018</text:p>
          </table:table-cell>
          <table:table-cell office:value-type="float" office:value="58" table:style-name="ce10">
            <text:p>58</text:p>
          </table:table-cell>
          <table:table-cell office:value-type="string" table:style-name="ce10">
            <text:p>-</text:p>
          </table:table-cell>
          <table:table-cell office:value-type="float" office:value="2543695" table:style-name="ce10">
            <text:p>2.543.695</text:p>
          </table:table-cell>
          <table:table-cell office:value-type="float" office:value="67993" table:style-name="ce10">
            <text:p>67.99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23948" table:style-name="ce10">
            <text:p>823.948</text:p>
          </table:table-cell>
          <table:table-cell office:value-type="float" office:value="1787681" table:style-name="ce10">
            <text:p>1.787.681</text:p>
          </table:table-cell>
          <table:table-cell office:value-type="float" office:value="58" table:style-name="ce10">
            <text:p>58</text:p>
          </table:table-cell>
          <table:table-cell office:value-type="float" office:value="0" table:style-name="ce10">
            <text:p>0</text:p>
          </table:table-cell>
          <table:table-cell office:value-type="float" office:value="896455" table:style-name="ce10">
            <text:p>896.455</text:p>
          </table:table-cell>
          <table:table-cell office:value-type="float" office:value="1715007" table:style-name="ce10">
            <text:p>1.715.007</text:p>
          </table:table-cell>
          <table:table-cell office:value-type="float" office:value="225" table:style-name="ce10">
            <text:p>225</text:p>
          </table:table-cell>
          <table:table-cell office:value-type="string" table:style-name="ce10">
            <text:p>-</text:p>
          </table:table-cell>
          <table:table-cell office:value-type="float" office:value="827911" table:style-name="ce10">
            <text:p>827.911</text:p>
          </table:table-cell>
          <table:table-cell office:value-type="float" office:value="1782144" table:style-name="ce10">
            <text:p>1.782.144</text:p>
          </table:table-cell>
          <table:table-cell office:value-type="float" office:value="1546" table:style-name="ce10">
            <text:p>1.546</text:p>
          </table:table-cell>
          <table:table-cell office:value-type="float" office:value="86" table:style-name="ce10">
            <text:p>8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944947" table:style-name="ce10">
            <text:p>1.944.947</text:p>
          </table:table-cell>
          <table:table-cell office:value-type="float" office:value="2294966" table:style-name="ce10">
            <text:p>2.294.966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-</text:p>
          </table:table-cell>
          <table:table-cell office:value-type="float" office:value="1947217" table:style-name="ce10">
            <text:p>1.947.217</text:p>
          </table:table-cell>
          <table:table-cell office:value-type="float" office:value="2292684" table:style-name="ce10">
            <text:p>2.292.684</text:p>
          </table:table-cell>
          <table:table-cell office:value-type="float" office:value="105" table:style-name="ce10">
            <text:p>105</text:p>
          </table:table-cell>
          <table:table-cell office:value-type="string" table:style-name="ce10">
            <text:p>-</text:p>
          </table:table-cell>
          <table:table-cell office:value-type="float" office:value="4093972" table:style-name="ce10">
            <text:p>4.093.972</text:p>
          </table:table-cell>
          <table:table-cell office:value-type="float" office:value="146034" table:style-name="ce10">
            <text:p>146.03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68466" table:style-name="ce10">
            <text:p>1.268.466</text:p>
          </table:table-cell>
          <table:table-cell office:value-type="float" office:value="2971416" table:style-name="ce10">
            <text:p>2.971.416</text:p>
          </table:table-cell>
          <table:table-cell office:value-type="float" office:value="58" table:style-name="ce10">
            <text:p>58</text:p>
          </table:table-cell>
          <table:table-cell office:value-type="float" office:value="66" table:style-name="ce10">
            <text:p>66</text:p>
          </table:table-cell>
          <table:table-cell office:value-type="float" office:value="1397037" table:style-name="ce10">
            <text:p>1.397.037</text:p>
          </table:table-cell>
          <table:table-cell office:value-type="float" office:value="2842744" table:style-name="ce10">
            <text:p>2.842.744</text:p>
          </table:table-cell>
          <table:table-cell office:value-type="float" office:value="225" table:style-name="ce10">
            <text:p>225</text:p>
          </table:table-cell>
          <table:table-cell office:value-type="string" table:style-name="ce10">
            <text:p>-</text:p>
          </table:table-cell>
          <table:table-cell office:value-type="float" office:value="1415045" table:style-name="ce10">
            <text:p>1.415.045</text:p>
          </table:table-cell>
          <table:table-cell office:value-type="float" office:value="2819603" table:style-name="ce10">
            <text:p>2.819.603</text:p>
          </table:table-cell>
          <table:table-cell office:value-type="float" office:value="5272" table:style-name="ce10">
            <text:p>5.272</text:p>
          </table:table-cell>
          <table:table-cell office:value-type="float" office:value="86" table:style-name="ce10">
            <text:p>8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660255" table:style-name="ce10">
            <text:p>660.255</text:p>
          </table:table-cell>
          <table:table-cell office:value-type="float" office:value="176420" table:style-name="ce10">
            <text:p>176.4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20279" table:style-name="ce10">
            <text:p>520.279</text:p>
          </table:table-cell>
          <table:table-cell office:value-type="float" office:value="316396" table:style-name="ce10">
            <text:p>316.39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11398" table:style-name="ce10">
            <text:p>811.398</text:p>
          </table:table-cell>
          <table:table-cell office:value-type="float" office:value="25277" table:style-name="ce10">
            <text:p>25.2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78688" table:style-name="ce10">
            <text:p>378.688</text:p>
          </table:table-cell>
          <table:table-cell office:value-type="float" office:value="454634" table:style-name="ce10">
            <text:p>454.634</text:p>
          </table:table-cell>
          <table:table-cell office:value-type="float" office:value="3354" table:style-name="ce10">
            <text:p>3.354</text:p>
          </table:table-cell>
          <table:table-cell office:value-type="float" office:value="0" table:style-name="ce10">
            <text:p>0</text:p>
          </table:table-cell>
          <table:table-cell office:value-type="float" office:value="505912" table:style-name="ce10">
            <text:p>505.912</text:p>
          </table:table-cell>
          <table:table-cell office:value-type="float" office:value="330528" table:style-name="ce10">
            <text:p>330.528</text:p>
          </table:table-cell>
          <table:table-cell office:value-type="float" office:value="235" table:style-name="ce10">
            <text:p>235</text:p>
          </table:table-cell>
          <table:table-cell office:value-type="string" table:style-name="ce10">
            <text:p>-</text:p>
          </table:table-cell>
          <table:table-cell office:value-type="float" office:value="472063" table:style-name="ce10">
            <text:p>472.063</text:p>
          </table:table-cell>
          <table:table-cell office:value-type="float" office:value="364612" table:style-name="ce10">
            <text:p>364.6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781862" table:style-name="ce10">
            <text:p>781.862</text:p>
          </table:table-cell>
          <table:table-cell office:value-type="float" office:value="994301" table:style-name="ce10">
            <text:p>994.30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75943" table:style-name="ce10">
            <text:p>775.943</text:p>
          </table:table-cell>
          <table:table-cell office:value-type="float" office:value="1000114" table:style-name="ce10">
            <text:p>1.000.114</text:p>
          </table:table-cell>
          <table:table-cell office:value-type="float" office:value="105" table:style-name="ce10">
            <text:p>105</text:p>
          </table:table-cell>
          <table:table-cell office:value-type="string" table:style-name="ce10">
            <text:p>-</text:p>
          </table:table-cell>
          <table:table-cell office:value-type="float" office:value="1673850" table:style-name="ce10">
            <text:p>1.673.850</text:p>
          </table:table-cell>
          <table:table-cell office:value-type="float" office:value="102312" table:style-name="ce10">
            <text:p>102.31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36272" table:style-name="ce10">
            <text:p>536.272</text:p>
          </table:table-cell>
          <table:table-cell office:value-type="float" office:value="1236478" table:style-name="ce10">
            <text:p>1.236.478</text:p>
          </table:table-cell>
          <table:table-cell office:value-type="float" office:value="3412" table:style-name="ce10">
            <text:p>3.412</text:p>
          </table:table-cell>
          <table:table-cell office:value-type="float" office:value="0" table:style-name="ce10">
            <text:p>0</text:p>
          </table:table-cell>
          <table:table-cell office:value-type="float" office:value="675552" table:style-name="ce10">
            <text:p>675.552</text:p>
          </table:table-cell>
          <table:table-cell office:value-type="float" office:value="1100150" table:style-name="ce10">
            <text:p>1.100.150</text:p>
          </table:table-cell>
          <table:table-cell office:value-type="float" office:value="460" table:style-name="ce10">
            <text:p>460</text:p>
          </table:table-cell>
          <table:table-cell office:value-type="string" table:style-name="ce10">
            <text:p>-</text:p>
          </table:table-cell>
          <table:table-cell office:value-type="float" office:value="764918" table:style-name="ce10">
            <text:p>764.918</text:p>
          </table:table-cell>
          <table:table-cell office:value-type="float" office:value="1007460" table:style-name="ce10">
            <text:p>1.007.460</text:p>
          </table:table-cell>
          <table:table-cell office:value-type="float" office:value="3784" table:style-name="ce10">
            <text:p>3.784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80387" table:style-name="ce10">
            <text:p>680.387</text:p>
          </table:table-cell>
          <table:table-cell office:value-type="float" office:value="654794" table:style-name="ce10">
            <text:p>654.79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45285" table:style-name="ce10">
            <text:p>645.285</text:p>
          </table:table-cell>
          <table:table-cell office:value-type="float" office:value="689897" table:style-name="ce10">
            <text:p>689.89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99692" table:style-name="ce10">
            <text:p>1.299.692</text:p>
          </table:table-cell>
          <table:table-cell office:value-type="float" office:value="35490" table:style-name="ce10">
            <text:p>35.49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43745" table:style-name="ce10">
            <text:p>443.745</text:p>
          </table:table-cell>
          <table:table-cell office:value-type="float" office:value="891371" table:style-name="ce10">
            <text:p>891.371</text:p>
          </table:table-cell>
          <table:table-cell office:value-type="float" office:value="0" table:style-name="ce10">
            <text:p>0</text:p>
          </table:table-cell>
          <table:table-cell office:value-type="float" office:value="66" table:style-name="ce10">
            <text:p>66</text:p>
          </table:table-cell>
          <table:table-cell office:value-type="float" office:value="458834" table:style-name="ce10">
            <text:p>458.834</text:p>
          </table:table-cell>
          <table:table-cell office:value-type="float" office:value="876348" table:style-name="ce10">
            <text:p>876.3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1647" table:style-name="ce10">
            <text:p>441.647</text:p>
          </table:table-cell>
          <table:table-cell office:value-type="float" office:value="893449" table:style-name="ce10">
            <text:p>893.449</text:p>
          </table:table-cell>
          <table:table-cell office:value-type="float" office:value="0" table:style-name="ce10">
            <text:p>0</text:p>
          </table:table-cell>
          <table:table-cell office:value-type="float" office:value="86" table:style-name="ce10">
            <text:p>8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142953" table:style-name="ce10">
            <text:p>1.142.953</text:p>
          </table:table-cell>
          <table:table-cell office:value-type="float" office:value="822291" table:style-name="ce10">
            <text:p>822.291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-</text:p>
          </table:table-cell>
          <table:table-cell office:value-type="float" office:value="1046268" table:style-name="ce10">
            <text:p>1.046.268</text:p>
          </table:table-cell>
          <table:table-cell office:value-type="float" office:value="919069" table:style-name="ce10">
            <text:p>919.0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31828" table:style-name="ce10">
            <text:p>1.931.828</text:p>
          </table:table-cell>
          <table:table-cell office:value-type="float" office:value="33509" table:style-name="ce10">
            <text:p>33.5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67137" table:style-name="ce10">
            <text:p>667.137</text:p>
          </table:table-cell>
          <table:table-cell office:value-type="float" office:value="1298200" table:style-name="ce10">
            <text:p>1.298.20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68564" table:style-name="ce10">
            <text:p>768.564</text:p>
          </table:table-cell>
          <table:table-cell office:value-type="float" office:value="1196774" table:style-name="ce10">
            <text:p>1.196.77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80543" table:style-name="ce10">
            <text:p>680.543</text:p>
          </table:table-cell>
          <table:table-cell office:value-type="float" office:value="1283307" table:style-name="ce10">
            <text:p>1.283.307</text:p>
          </table:table-cell>
          <table:table-cell office:value-type="float" office:value="1488" table:style-name="ce10">
            <text:p>1.488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3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B16 – ALUNOS, POR PRINCIPAL EQUIPAMENTO UTILIZADO PARA ACESSAR A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otal de alunos usuários de 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Computador portátil</text:p>
          </table:table-cell>
          <table:table-cell office:value-type="string" table:style-name="ce2">
            <text:p>Computador de mes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Videogame</text:p>
          </table:table-cell>
          <table:table-cell office:value-type="string" table:style-name="ce2">
            <text:p>Televisão</text:p>
          </table:table-cell>
          <table:table-cell office:value-type="string" table:style-name="ce7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22160" table:style-name="ce10">
            <text:p>222.160</text:p>
          </table:table-cell>
          <table:table-cell office:value-type="float" office:value="270400" table:style-name="ce10">
            <text:p>270.400</text:p>
          </table:table-cell>
          <table:table-cell office:value-type="float" office:value="4170569" table:style-name="ce10">
            <text:p>4.170.569</text:p>
          </table:table-cell>
          <table:table-cell office:value-type="float" office:value="130377" table:style-name="ce10">
            <text:p>130.377</text:p>
          </table:table-cell>
          <table:table-cell office:value-type="float" office:value="123470" table:style-name="ce10">
            <text:p>123.470</text:p>
          </table:table-cell>
          <table:table-cell office:value-type="float" office:value="159707" table:style-name="ce10">
            <text:p>159.707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9463" table:style-name="ce10">
            <text:p>69.463</text:p>
          </table:table-cell>
          <table:table-cell office:value-type="float" office:value="81040" table:style-name="ce10">
            <text:p>81.040</text:p>
          </table:table-cell>
          <table:table-cell office:value-type="float" office:value="2274807" table:style-name="ce10">
            <text:p>2.274.807</text:p>
          </table:table-cell>
          <table:table-cell office:value-type="float" office:value="25465" table:style-name="ce10">
            <text:p>25.465</text:p>
          </table:table-cell>
          <table:table-cell office:value-type="float" office:value="72386" table:style-name="ce10">
            <text:p>72.386</text:p>
          </table:table-cell>
          <table:table-cell office:value-type="float" office:value="76295" table:style-name="ce10">
            <text:p>76.29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2697" table:style-name="ce10">
            <text:p>152.697</text:p>
          </table:table-cell>
          <table:table-cell office:value-type="float" office:value="189360" table:style-name="ce10">
            <text:p>189.360</text:p>
          </table:table-cell>
          <table:table-cell office:value-type="float" office:value="1895761" table:style-name="ce10">
            <text:p>1.895.761</text:p>
          </table:table-cell>
          <table:table-cell office:value-type="float" office:value="104912" table:style-name="ce10">
            <text:p>104.912</text:p>
          </table:table-cell>
          <table:table-cell office:value-type="float" office:value="51084" table:style-name="ce10">
            <text:p>51.084</text:p>
          </table:table-cell>
          <table:table-cell office:value-type="float" office:value="83411" table:style-name="ce10">
            <text:p>83.41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678" table:style-name="ce10">
            <text:p>10.678</text:p>
          </table:table-cell>
          <table:table-cell office:value-type="float" office:value="11100" table:style-name="ce10">
            <text:p>11.100</text:p>
          </table:table-cell>
          <table:table-cell office:value-type="float" office:value="299188" table:style-name="ce10">
            <text:p>299.188</text:p>
          </table:table-cell>
          <table:table-cell office:value-type="float" office:value="6682" table:style-name="ce10">
            <text:p>6.682</text:p>
          </table:table-cell>
          <table:table-cell office:value-type="float" office:value="9915" table:style-name="ce10">
            <text:p>9.915</text:p>
          </table:table-cell>
          <table:table-cell office:value-type="float" office:value="8178" table:style-name="ce10">
            <text:p>8.17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0750" table:style-name="ce10">
            <text:p>20.750</text:p>
          </table:table-cell>
          <table:table-cell office:value-type="float" office:value="34768" table:style-name="ce10">
            <text:p>34.768</text:p>
          </table:table-cell>
          <table:table-cell office:value-type="float" office:value="397067" table:style-name="ce10">
            <text:p>397.067</text:p>
          </table:table-cell>
          <table:table-cell office:value-type="float" office:value="11800" table:style-name="ce10">
            <text:p>11.800</text:p>
          </table:table-cell>
          <table:table-cell office:value-type="float" office:value="13385" table:style-name="ce10">
            <text:p>13.385</text:p>
          </table:table-cell>
          <table:table-cell office:value-type="float" office:value="16524" table:style-name="ce10">
            <text:p>16.52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6998" table:style-name="ce10">
            <text:p>46.998</text:p>
          </table:table-cell>
          <table:table-cell office:value-type="float" office:value="39440" table:style-name="ce10">
            <text:p>39.440</text:p>
          </table:table-cell>
          <table:table-cell office:value-type="float" office:value="1073683" table:style-name="ce10">
            <text:p>1.073.683</text:p>
          </table:table-cell>
          <table:table-cell office:value-type="float" office:value="23148" table:style-name="ce10">
            <text:p>23.148</text:p>
          </table:table-cell>
          <table:table-cell office:value-type="float" office:value="34457" table:style-name="ce10">
            <text:p>34.457</text:p>
          </table:table-cell>
          <table:table-cell office:value-type="float" office:value="39357" table:style-name="ce10">
            <text:p>39.35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4411" table:style-name="ce10">
            <text:p>114.411</text:p>
          </table:table-cell>
          <table:table-cell office:value-type="float" office:value="135569" table:style-name="ce10">
            <text:p>135.569</text:p>
          </table:table-cell>
          <table:table-cell office:value-type="float" office:value="1889396" table:style-name="ce10">
            <text:p>1.889.396</text:p>
          </table:table-cell>
          <table:table-cell office:value-type="float" office:value="73739" table:style-name="ce10">
            <text:p>73.739</text:p>
          </table:table-cell>
          <table:table-cell office:value-type="float" office:value="52068" table:style-name="ce10">
            <text:p>52.068</text:p>
          </table:table-cell>
          <table:table-cell office:value-type="float" office:value="72306" table:style-name="ce10">
            <text:p>72.30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9324" table:style-name="ce10">
            <text:p>29.324</text:p>
          </table:table-cell>
          <table:table-cell office:value-type="float" office:value="49522" table:style-name="ce10">
            <text:p>49.522</text:p>
          </table:table-cell>
          <table:table-cell office:value-type="float" office:value="511236" table:style-name="ce10">
            <text:p>511.236</text:p>
          </table:table-cell>
          <table:table-cell office:value-type="float" office:value="15008" table:style-name="ce10">
            <text:p>15.008</text:p>
          </table:table-cell>
          <table:table-cell office:value-type="float" office:value="13646" table:style-name="ce10">
            <text:p>13.646</text:p>
          </table:table-cell>
          <table:table-cell office:value-type="float" office:value="23341" table:style-name="ce10">
            <text:p>23.34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9004" table:style-name="ce10">
            <text:p>59.004</text:p>
          </table:table-cell>
          <table:table-cell office:value-type="float" office:value="80464" table:style-name="ce10">
            <text:p>80.464</text:p>
          </table:table-cell>
          <table:table-cell office:value-type="float" office:value="1322263" table:style-name="ce10">
            <text:p>1.322.263</text:p>
          </table:table-cell>
          <table:table-cell office:value-type="float" office:value="27437" table:style-name="ce10">
            <text:p>27.437</text:p>
          </table:table-cell>
          <table:table-cell office:value-type="float" office:value="53954" table:style-name="ce10">
            <text:p>53.954</text:p>
          </table:table-cell>
          <table:table-cell office:value-type="float" office:value="85196" table:style-name="ce10">
            <text:p>85.19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15778" table:style-name="ce10">
            <text:p>115.778</text:p>
          </table:table-cell>
          <table:table-cell office:value-type="float" office:value="150759" table:style-name="ce10">
            <text:p>150.759</text:p>
          </table:table-cell>
          <table:table-cell office:value-type="float" office:value="2218212" table:style-name="ce10">
            <text:p>2.218.212</text:p>
          </table:table-cell>
          <table:table-cell office:value-type="float" office:value="52776" table:style-name="ce10">
            <text:p>52.776</text:p>
          </table:table-cell>
          <table:table-cell office:value-type="float" office:value="36582" table:style-name="ce10">
            <text:p>36.582</text:p>
          </table:table-cell>
          <table:table-cell office:value-type="float" office:value="37581" table:style-name="ce10">
            <text:p>37.58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74782" table:style-name="ce10">
            <text:p>174.782</text:p>
          </table:table-cell>
          <table:table-cell office:value-type="float" office:value="231222" table:style-name="ce10">
            <text:p>231.222</text:p>
          </table:table-cell>
          <table:table-cell office:value-type="float" office:value="3540475" table:style-name="ce10">
            <text:p>3.540.475</text:p>
          </table:table-cell>
          <table:table-cell office:value-type="float" office:value="80213" table:style-name="ce10">
            <text:p>80.213</text:p>
          </table:table-cell>
          <table:table-cell office:value-type="float" office:value="90537" table:style-name="ce10">
            <text:p>90.537</text:p>
          </table:table-cell>
          <table:table-cell office:value-type="float" office:value="122777" table:style-name="ce10">
            <text:p>122.77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7378" table:style-name="ce10">
            <text:p>47.378</text:p>
          </table:table-cell>
          <table:table-cell office:value-type="float" office:value="39178" table:style-name="ce10">
            <text:p>39.178</text:p>
          </table:table-cell>
          <table:table-cell office:value-type="float" office:value="630094" table:style-name="ce10">
            <text:p>630.094</text:p>
          </table:table-cell>
          <table:table-cell office:value-type="float" office:value="50164" table:style-name="ce10">
            <text:p>50.164</text:p>
          </table:table-cell>
          <table:table-cell office:value-type="float" office:value="32933" table:style-name="ce10">
            <text:p>32.933</text:p>
          </table:table-cell>
          <table:table-cell office:value-type="float" office:value="36929" table:style-name="ce10">
            <text:p>36.92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88910" table:style-name="ce10">
            <text:p>88.910</text:p>
          </table:table-cell>
          <table:table-cell office:value-type="float" office:value="105511" table:style-name="ce10">
            <text:p>105.511</text:p>
          </table:table-cell>
          <table:table-cell office:value-type="float" office:value="1287355" table:style-name="ce10">
            <text:p>1.287.355</text:p>
          </table:table-cell>
          <table:table-cell office:value-type="float" office:value="78026" table:style-name="ce10">
            <text:p>78.026</text:p>
          </table:table-cell>
          <table:table-cell office:value-type="float" office:value="87756" table:style-name="ce10">
            <text:p>87.756</text:p>
          </table:table-cell>
          <table:table-cell office:value-type="float" office:value="128605" table:style-name="ce10">
            <text:p>128.60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52133" table:style-name="ce10">
            <text:p>52.133</text:p>
          </table:table-cell>
          <table:table-cell office:value-type="float" office:value="62424" table:style-name="ce10">
            <text:p>62.424</text:p>
          </table:table-cell>
          <table:table-cell office:value-type="float" office:value="1168885" table:style-name="ce10">
            <text:p>1.168.885</text:p>
          </table:table-cell>
          <table:table-cell office:value-type="float" office:value="19933" table:style-name="ce10">
            <text:p>19.933</text:p>
          </table:table-cell>
          <table:table-cell office:value-type="float" office:value="15888" table:style-name="ce10">
            <text:p>15.888</text:p>
          </table:table-cell>
          <table:table-cell office:value-type="float" office:value="15919" table:style-name="ce10">
            <text:p>15.91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81117" table:style-name="ce10">
            <text:p>81.117</text:p>
          </table:table-cell>
          <table:table-cell office:value-type="float" office:value="102465" table:style-name="ce10">
            <text:p>102.465</text:p>
          </table:table-cell>
          <table:table-cell office:value-type="float" office:value="1714329" table:style-name="ce10">
            <text:p>1.714.329</text:p>
          </table:table-cell>
          <table:table-cell office:value-type="float" office:value="32418" table:style-name="ce10">
            <text:p>32.418</text:p>
          </table:table-cell>
          <table:table-cell office:value-type="float" office:value="19825" table:style-name="ce10">
            <text:p>19.825</text:p>
          </table:table-cell>
          <table:table-cell office:value-type="float" office:value="15183" table:style-name="ce10">
            <text:p>15.18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15A – ALUNOS, POR ESQUIPAMENTOS UTILIZADOS DE FORMA EXCLUSIVA PARA ACESSAR A INTERNET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Total de alunos usuários de Internet<text:s/>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cessaram a Internet apenas pelo celular</text:p>
          </table:table-cell>
          <table:table-cell office:value-type="string" table:style-name="ce2">
            <text:p>Acessaram a Internet apenas pelo computador de mesa</text:p>
          </table:table-cell>
          <table:table-cell office:value-type="string" table:style-name="ce2">
            <text:p>Não se aplic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933789" table:style-name="ce10">
            <text:p>933.789</text:p>
          </table:table-cell>
          <table:table-cell office:value-type="float" office:value="22601" table:style-name="ce10">
            <text:p>22.601</text:p>
          </table:table-cell>
          <table:table-cell office:value-type="float" office:value="4120292" table:style-name="ce10">
            <text:p>4.120.29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67361" table:style-name="ce10">
            <text:p>567.361</text:p>
          </table:table-cell>
          <table:table-cell office:value-type="float" office:value="12650" table:style-name="ce10">
            <text:p>12.650</text:p>
          </table:table-cell>
          <table:table-cell office:value-type="float" office:value="2019446" table:style-name="ce10">
            <text:p>2.019.44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66428" table:style-name="ce10">
            <text:p>366.428</text:p>
          </table:table-cell>
          <table:table-cell office:value-type="float" office:value="9951" table:style-name="ce10">
            <text:p>9.951</text:p>
          </table:table-cell>
          <table:table-cell office:value-type="float" office:value="2100846" table:style-name="ce10">
            <text:p>2.100.84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1722" table:style-name="ce10">
            <text:p>111.722</text:p>
          </table:table-cell>
          <table:table-cell office:value-type="float" office:value="567" table:style-name="ce10">
            <text:p>567</text:p>
          </table:table-cell>
          <table:table-cell office:value-type="float" office:value="233451" table:style-name="ce10">
            <text:p>233.45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3738" table:style-name="ce10">
            <text:p>73.738</text:p>
          </table:table-cell>
          <table:table-cell office:value-type="float" office:value="5061" table:style-name="ce10">
            <text:p>5.061</text:p>
          </table:table-cell>
          <table:table-cell office:value-type="float" office:value="415495" table:style-name="ce10">
            <text:p>415.49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58446" table:style-name="ce10">
            <text:p>358.446</text:p>
          </table:table-cell>
          <table:table-cell office:value-type="float" office:value="5637" table:style-name="ce10">
            <text:p>5.637</text:p>
          </table:table-cell>
          <table:table-cell office:value-type="float" office:value="892999" table:style-name="ce10">
            <text:p>892.99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26362" table:style-name="ce10">
            <text:p>326.362</text:p>
          </table:table-cell>
          <table:table-cell office:value-type="float" office:value="7213" table:style-name="ce10">
            <text:p>7.213</text:p>
          </table:table-cell>
          <table:table-cell office:value-type="float" office:value="2003914" table:style-name="ce10">
            <text:p>2.003.91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3520" table:style-name="ce10">
            <text:p>63.520</text:p>
          </table:table-cell>
          <table:table-cell office:value-type="float" office:value="4123" table:style-name="ce10">
            <text:p>4.123</text:p>
          </table:table-cell>
          <table:table-cell office:value-type="float" office:value="574433" table:style-name="ce10">
            <text:p>574.43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25046" table:style-name="ce10">
            <text:p>425.046</text:p>
          </table:table-cell>
          <table:table-cell office:value-type="float" office:value="11998" table:style-name="ce10">
            <text:p>11.998</text:p>
          </table:table-cell>
          <table:table-cell office:value-type="float" office:value="1191275" table:style-name="ce10">
            <text:p>1.191.27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88268" table:style-name="ce10">
            <text:p>488.268</text:p>
          </table:table-cell>
          <table:table-cell office:value-type="float" office:value="9811" table:style-name="ce10">
            <text:p>9.811</text:p>
          </table:table-cell>
          <table:table-cell office:value-type="float" office:value="2113608" table:style-name="ce10">
            <text:p>2.113.60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13314" table:style-name="ce10">
            <text:p>913.314</text:p>
          </table:table-cell>
          <table:table-cell office:value-type="float" office:value="21809" table:style-name="ce10">
            <text:p>21.809</text:p>
          </table:table-cell>
          <table:table-cell office:value-type="float" office:value="3304883" table:style-name="ce10">
            <text:p>3.304.88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0475" table:style-name="ce10">
            <text:p>20.475</text:p>
          </table:table-cell>
          <table:table-cell office:value-type="float" office:value="792" table:style-name="ce10">
            <text:p>792</text:p>
          </table:table-cell>
          <table:table-cell office:value-type="float" office:value="815409" table:style-name="ce10">
            <text:p>815.409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62013" table:style-name="ce10">
            <text:p>362.013</text:p>
          </table:table-cell>
          <table:table-cell office:value-type="float" office:value="10491" table:style-name="ce10">
            <text:p>10.491</text:p>
          </table:table-cell>
          <table:table-cell office:value-type="float" office:value="1403659" table:style-name="ce10">
            <text:p>1.403.65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49122" table:style-name="ce10">
            <text:p>249.122</text:p>
          </table:table-cell>
          <table:table-cell office:value-type="float" office:value="4694" table:style-name="ce10">
            <text:p>4.694</text:p>
          </table:table-cell>
          <table:table-cell office:value-type="float" office:value="1081366" table:style-name="ce10">
            <text:p>1.081.36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22655" table:style-name="ce10">
            <text:p>322.655</text:p>
          </table:table-cell>
          <table:table-cell office:value-type="float" office:value="7416" table:style-name="ce10">
            <text:p>7.416</text:p>
          </table:table-cell>
          <table:table-cell office:value-type="float" office:value="1635267" table:style-name="ce10">
            <text:p>1.635.2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3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B3 – ALUNO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749324" table:style-name="ce10">
            <text:p>5.749.324</text:p>
          </table:table-cell>
          <table:table-cell office:value-type="float" office:value="208337" table:style-name="ce10">
            <text:p>208.337</text:p>
          </table:table-cell>
          <table:table-cell office:value-type="float" office:value="445" table:style-name="ce10">
            <text:p>44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968358" table:style-name="ce10">
            <text:p>2.968.358</text:p>
          </table:table-cell>
          <table:table-cell office:value-type="float" office:value="99329" table:style-name="ce10">
            <text:p>99.329</text:p>
          </table:table-cell>
          <table:table-cell office:value-type="float" office:value="445" table:style-name="ce10">
            <text:p>44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780966" table:style-name="ce10">
            <text:p>2.780.966</text:p>
          </table:table-cell>
          <table:table-cell office:value-type="float" office:value="109009" table:style-name="ce10">
            <text:p>109.0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37415" table:style-name="ce10">
            <text:p>437.415</text:p>
          </table:table-cell>
          <table:table-cell office:value-type="float" office:value="52816" table:style-name="ce10">
            <text:p>52.816</text:p>
          </table:table-cell>
          <table:table-cell office:value-type="float" office:value="445" table:style-name="ce10">
            <text:p>44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47702" table:style-name="ce10">
            <text:p>547.702</text:p>
          </table:table-cell>
          <table:table-cell office:value-type="float" office:value="14275" table:style-name="ce10">
            <text:p>14.27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01988" table:style-name="ce10">
            <text:p>1.401.988</text:p>
          </table:table-cell>
          <table:table-cell office:value-type="float" office:value="86424" table:style-name="ce10">
            <text:p>86.4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43658" table:style-name="ce10">
            <text:p>2.643.658</text:p>
          </table:table-cell>
          <table:table-cell office:value-type="float" office:value="47219" table:style-name="ce10">
            <text:p>47.21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18560" table:style-name="ce10">
            <text:p>718.560</text:p>
          </table:table-cell>
          <table:table-cell office:value-type="float" office:value="7604" table:style-name="ce10">
            <text:p>7.6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052787" table:style-name="ce10">
            <text:p>2.052.787</text:p>
          </table:table-cell>
          <table:table-cell office:value-type="float" office:value="160291" table:style-name="ce10">
            <text:p>160.291</text:p>
          </table:table-cell>
          <table:table-cell office:value-type="float" office:value="275" table:style-name="ce10">
            <text:p>27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796339" table:style-name="ce10">
            <text:p>2.796.339</text:p>
          </table:table-cell>
          <table:table-cell office:value-type="float" office:value="41962" table:style-name="ce10">
            <text:p>41.962</text:p>
          </table:table-cell>
          <table:table-cell office:value-type="float" office:value="170" table:style-name="ce10">
            <text:p>17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849126" table:style-name="ce10">
            <text:p>4.849.126</text:p>
          </table:table-cell>
          <table:table-cell office:value-type="float" office:value="202253" table:style-name="ce10">
            <text:p>202.253</text:p>
          </table:table-cell>
          <table:table-cell office:value-type="float" office:value="445" table:style-name="ce10">
            <text:p>44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900198" table:style-name="ce10">
            <text:p>900.198</text:p>
          </table:table-cell>
          <table:table-cell office:value-type="float" office:value="6084" table:style-name="ce10">
            <text:p>6.08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266936" table:style-name="ce10">
            <text:p>2.266.936</text:p>
          </table:table-cell>
          <table:table-cell office:value-type="float" office:value="172739" table:style-name="ce10">
            <text:p>172.739</text:p>
          </table:table-cell>
          <table:table-cell office:value-type="float" office:value="275" table:style-name="ce10">
            <text:p>27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432924" table:style-name="ce10">
            <text:p>1.432.924</text:p>
          </table:table-cell>
          <table:table-cell office:value-type="float" office:value="19239" table:style-name="ce10">
            <text:p>19.2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049463" table:style-name="ce10">
            <text:p>2.049.463</text:p>
          </table:table-cell>
          <table:table-cell office:value-type="float" office:value="16360" table:style-name="ce10">
            <text:p>16.360</text:p>
          </table:table-cell>
          <table:table-cell office:value-type="float" office:value="170" table:style-name="ce10">
            <text:p>17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6" table:number-rows-spanned="1" table:style-name="ce12">
            <text:p>PROPORÇÃO PARA O INDICADOR B4 – ALUNO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Total de alun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Há mais de 3 meses</text:p>
          </table:table-cell>
          <table:table-cell office:value-type="string" table:style-name="ce2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076682" table:style-name="ce10">
            <text:p>5.076.682</text:p>
          </table:table-cell>
          <table:table-cell office:value-type="float" office:value="672641" table:style-name="ce10">
            <text:p>672.641</text:p>
          </table:table-cell>
          <table:table-cell office:value-type="float" office:value="208782" table:style-name="ce10">
            <text:p>208.78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599458" table:style-name="ce10">
            <text:p>2.599.458</text:p>
          </table:table-cell>
          <table:table-cell office:value-type="float" office:value="368900" table:style-name="ce10">
            <text:p>368.900</text:p>
          </table:table-cell>
          <table:table-cell office:value-type="float" office:value="99774" table:style-name="ce10">
            <text:p>99.77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477225" table:style-name="ce10">
            <text:p>2.477.225</text:p>
          </table:table-cell>
          <table:table-cell office:value-type="float" office:value="303741" table:style-name="ce10">
            <text:p>303.741</text:p>
          </table:table-cell>
          <table:table-cell office:value-type="float" office:value="109009" table:style-name="ce10">
            <text:p>109.009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45740" table:style-name="ce10">
            <text:p>345.740</text:p>
          </table:table-cell>
          <table:table-cell office:value-type="float" office:value="91675" table:style-name="ce10">
            <text:p>91.675</text:p>
          </table:table-cell>
          <table:table-cell office:value-type="float" office:value="53261" table:style-name="ce10">
            <text:p>53.26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94294" table:style-name="ce10">
            <text:p>494.294</text:p>
          </table:table-cell>
          <table:table-cell office:value-type="float" office:value="53408" table:style-name="ce10">
            <text:p>53.408</text:p>
          </table:table-cell>
          <table:table-cell office:value-type="float" office:value="14275" table:style-name="ce10">
            <text:p>14.27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57082" table:style-name="ce10">
            <text:p>1.257.082</text:p>
          </table:table-cell>
          <table:table-cell office:value-type="float" office:value="144905" table:style-name="ce10">
            <text:p>144.905</text:p>
          </table:table-cell>
          <table:table-cell office:value-type="float" office:value="86424" table:style-name="ce10">
            <text:p>86.42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337489" table:style-name="ce10">
            <text:p>2.337.489</text:p>
          </table:table-cell>
          <table:table-cell office:value-type="float" office:value="306170" table:style-name="ce10">
            <text:p>306.170</text:p>
          </table:table-cell>
          <table:table-cell office:value-type="float" office:value="47219" table:style-name="ce10">
            <text:p>47.21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42077" table:style-name="ce10">
            <text:p>642.077</text:p>
          </table:table-cell>
          <table:table-cell office:value-type="float" office:value="76483" table:style-name="ce10">
            <text:p>76.483</text:p>
          </table:table-cell>
          <table:table-cell office:value-type="float" office:value="7604" table:style-name="ce10">
            <text:p>7.604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628319" table:style-name="ce10">
            <text:p>1.628.319</text:p>
          </table:table-cell>
          <table:table-cell office:value-type="float" office:value="424468" table:style-name="ce10">
            <text:p>424.468</text:p>
          </table:table-cell>
          <table:table-cell office:value-type="float" office:value="160566" table:style-name="ce10">
            <text:p>160.56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611687" table:style-name="ce10">
            <text:p>2.611.687</text:p>
          </table:table-cell>
          <table:table-cell office:value-type="float" office:value="184652" table:style-name="ce10">
            <text:p>184.652</text:p>
          </table:table-cell>
          <table:table-cell office:value-type="float" office:value="42132" table:style-name="ce10">
            <text:p>42.13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240006" table:style-name="ce10">
            <text:p>4.240.006</text:p>
          </table:table-cell>
          <table:table-cell office:value-type="float" office:value="609120" table:style-name="ce10">
            <text:p>609.120</text:p>
          </table:table-cell>
          <table:table-cell office:value-type="float" office:value="202698" table:style-name="ce10">
            <text:p>202.69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836676" table:style-name="ce10">
            <text:p>836.676</text:p>
          </table:table-cell>
          <table:table-cell office:value-type="float" office:value="63522" table:style-name="ce10">
            <text:p>63.522</text:p>
          </table:table-cell>
          <table:table-cell office:value-type="float" office:value="6084" table:style-name="ce10">
            <text:p>6.084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776163" table:style-name="ce10">
            <text:p>1.776.163</text:p>
          </table:table-cell>
          <table:table-cell office:value-type="float" office:value="490774" table:style-name="ce10">
            <text:p>490.774</text:p>
          </table:table-cell>
          <table:table-cell office:value-type="float" office:value="173014" table:style-name="ce10">
            <text:p>173.01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335182" table:style-name="ce10">
            <text:p>1.335.182</text:p>
          </table:table-cell>
          <table:table-cell office:value-type="float" office:value="97743" table:style-name="ce10">
            <text:p>97.743</text:p>
          </table:table-cell>
          <table:table-cell office:value-type="float" office:value="19239" table:style-name="ce10">
            <text:p>19.23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965338" table:style-name="ce10">
            <text:p>1.965.338</text:p>
          </table:table-cell>
          <table:table-cell office:value-type="float" office:value="84125" table:style-name="ce10">
            <text:p>84.125</text:p>
          </table:table-cell>
          <table:table-cell office:value-type="float" office:value="16530" table:style-name="ce10">
            <text:p>16.5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3">
            <text:p>¹Considera-se usuário aquele que utilizou a Internet pelo menos uma vez nos últim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0" table:number-rows-spanned="1" table:style-name="ce12">
            <text:p>PROPORÇÃO PARA O INDICADOR B4A – ALUNOS, POR FREQUÊNCIA DE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4">
            <text:p>Total de alunos usuários de Interne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is de uma vez por dia</text:p>
          </table:table-cell>
          <table:table-cell office:value-type="string" table:style-name="ce2">
            <text:p>Pelo menos uma vez por dia</text:p>
          </table:table-cell>
          <table:table-cell office:value-type="string" table:style-name="ce2">
            <text:p>Pelo menos uma vez por semana</text:p>
          </table:table-cell>
          <table:table-cell office:value-type="string" table:style-name="ce2">
            <text:p>Pelo menos uma vez por mês</text:p>
          </table:table-cell>
          <table:table-cell office:value-type="string" table:style-name="ce2">
            <text:p>Menos de uma vez por mê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487765" table:style-name="ce10">
            <text:p>3.487.765</text:p>
          </table:table-cell>
          <table:table-cell office:value-type="float" office:value="989886" table:style-name="ce10">
            <text:p>989.886</text:p>
          </table:table-cell>
          <table:table-cell office:value-type="float" office:value="362790" table:style-name="ce10">
            <text:p>362.790</text:p>
          </table:table-cell>
          <table:table-cell office:value-type="float" office:value="121128" table:style-name="ce10">
            <text:p>121.128</text:p>
          </table:table-cell>
          <table:table-cell office:value-type="float" office:value="111074" table:style-name="ce10">
            <text:p>111.074</text:p>
          </table:table-cell>
          <table:table-cell office:value-type="float" office:value="4039" table:style-name="ce10">
            <text:p>4.039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806702" table:style-name="ce10">
            <text:p>1.806.702</text:p>
          </table:table-cell>
          <table:table-cell office:value-type="float" office:value="481284" table:style-name="ce10">
            <text:p>481.284</text:p>
          </table:table-cell>
          <table:table-cell office:value-type="float" office:value="190294" table:style-name="ce10">
            <text:p>190.294</text:p>
          </table:table-cell>
          <table:table-cell office:value-type="float" office:value="53906" table:style-name="ce10">
            <text:p>53.906</text:p>
          </table:table-cell>
          <table:table-cell office:value-type="float" office:value="66659" table:style-name="ce10">
            <text:p>66.659</text:p>
          </table:table-cell>
          <table:table-cell office:value-type="float" office:value="611" table:style-name="ce10">
            <text:p>611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81063" table:style-name="ce10">
            <text:p>1.681.063</text:p>
          </table:table-cell>
          <table:table-cell office:value-type="float" office:value="508603" table:style-name="ce10">
            <text:p>508.603</text:p>
          </table:table-cell>
          <table:table-cell office:value-type="float" office:value="172496" table:style-name="ce10">
            <text:p>172.496</text:p>
          </table:table-cell>
          <table:table-cell office:value-type="float" office:value="67221" table:style-name="ce10">
            <text:p>67.221</text:p>
          </table:table-cell>
          <table:table-cell office:value-type="float" office:value="44414" table:style-name="ce10">
            <text:p>44.414</text:p>
          </table:table-cell>
          <table:table-cell office:value-type="float" office:value="3428" table:style-name="ce10">
            <text:p>3.428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13059" table:style-name="ce10">
            <text:p>213.059</text:p>
          </table:table-cell>
          <table:table-cell office:value-type="float" office:value="74068" table:style-name="ce10">
            <text:p>74.068</text:p>
          </table:table-cell>
          <table:table-cell office:value-type="float" office:value="35768" table:style-name="ce10">
            <text:p>35.768</text:p>
          </table:table-cell>
          <table:table-cell office:value-type="float" office:value="13618" table:style-name="ce10">
            <text:p>13.618</text:p>
          </table:table-cell>
          <table:table-cell office:value-type="float" office:value="9226" table:style-name="ce10">
            <text:p>9.2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61693" table:style-name="ce10">
            <text:p>361.693</text:p>
          </table:table-cell>
          <table:table-cell office:value-type="float" office:value="93799" table:style-name="ce10">
            <text:p>93.799</text:p>
          </table:table-cell>
          <table:table-cell office:value-type="float" office:value="24862" table:style-name="ce10">
            <text:p>24.862</text:p>
          </table:table-cell>
          <table:table-cell office:value-type="float" office:value="8921" table:style-name="ce10">
            <text:p>8.921</text:p>
          </table:table-cell>
          <table:table-cell office:value-type="float" office:value="4238" table:style-name="ce10">
            <text:p>4.238</text:p>
          </table:table-cell>
          <table:table-cell office:value-type="float" office:value="781" table:style-name="ce10">
            <text:p>781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27119" table:style-name="ce10">
            <text:p>827.119</text:p>
          </table:table-cell>
          <table:table-cell office:value-type="float" office:value="279331" table:style-name="ce10">
            <text:p>279.331</text:p>
          </table:table-cell>
          <table:table-cell office:value-type="float" office:value="103188" table:style-name="ce10">
            <text:p>103.188</text:p>
          </table:table-cell>
          <table:table-cell office:value-type="float" office:value="25622" table:style-name="ce10">
            <text:p>25.622</text:p>
          </table:table-cell>
          <table:table-cell office:value-type="float" office:value="18606" table:style-name="ce10">
            <text:p>18.606</text:p>
          </table:table-cell>
          <table:table-cell office:value-type="float" office:value="3216" table:style-name="ce10">
            <text:p>3.216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601136" table:style-name="ce10">
            <text:p>1.601.136</text:p>
          </table:table-cell>
          <table:table-cell office:value-type="float" office:value="434188" table:style-name="ce10">
            <text:p>434.188</text:p>
          </table:table-cell>
          <table:table-cell office:value-type="float" office:value="170563" table:style-name="ce10">
            <text:p>170.563</text:p>
          </table:table-cell>
          <table:table-cell office:value-type="float" office:value="64334" table:style-name="ce10">
            <text:p>64.334</text:p>
          </table:table-cell>
          <table:table-cell office:value-type="float" office:value="67269" table:style-name="ce10">
            <text:p>67.2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4758" table:style-name="ce10">
            <text:p>484.758</text:p>
          </table:table-cell>
          <table:table-cell office:value-type="float" office:value="108500" table:style-name="ce10">
            <text:p>108.500</text:p>
          </table:table-cell>
          <table:table-cell office:value-type="float" office:value="28410" table:style-name="ce10">
            <text:p>28.410</text:p>
          </table:table-cell>
          <table:table-cell office:value-type="float" office:value="8633" table:style-name="ce10">
            <text:p>8.633</text:p>
          </table:table-cell>
          <table:table-cell office:value-type="float" office:value="11734" table:style-name="ce10">
            <text:p>11.734</text:p>
          </table:table-cell>
          <table:table-cell office:value-type="float" office:value="42" table:style-name="ce10">
            <text:p>42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63786" table:style-name="ce10">
            <text:p>863.786</text:p>
          </table:table-cell>
          <table:table-cell office:value-type="float" office:value="453578" table:style-name="ce10">
            <text:p>453.578</text:p>
          </table:table-cell>
          <table:table-cell office:value-type="float" office:value="162242" table:style-name="ce10">
            <text:p>162.242</text:p>
          </table:table-cell>
          <table:table-cell office:value-type="float" office:value="73441" table:style-name="ce10">
            <text:p>73.441</text:p>
          </table:table-cell>
          <table:table-cell office:value-type="float" office:value="73922" table:style-name="ce10">
            <text:p>73.922</text:p>
          </table:table-cell>
          <table:table-cell office:value-type="float" office:value="1350" table:style-name="ce10">
            <text:p>1.35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988845" table:style-name="ce10">
            <text:p>1.988.845</text:p>
          </table:table-cell>
          <table:table-cell office:value-type="float" office:value="395950" table:style-name="ce10">
            <text:p>395.950</text:p>
          </table:table-cell>
          <table:table-cell office:value-type="float" office:value="152361" table:style-name="ce10">
            <text:p>152.361</text:p>
          </table:table-cell>
          <table:table-cell office:value-type="float" office:value="40295" table:style-name="ce10">
            <text:p>40.295</text:p>
          </table:table-cell>
          <table:table-cell office:value-type="float" office:value="31547" table:style-name="ce10">
            <text:p>31.547</text:p>
          </table:table-cell>
          <table:table-cell office:value-type="float" office:value="2689" table:style-name="ce10">
            <text:p>2.689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852631" table:style-name="ce10">
            <text:p>2.852.631</text:p>
          </table:table-cell>
          <table:table-cell office:value-type="float" office:value="849528" table:style-name="ce10">
            <text:p>849.528</text:p>
          </table:table-cell>
          <table:table-cell office:value-type="float" office:value="314604" table:style-name="ce10">
            <text:p>314.604</text:p>
          </table:table-cell>
          <table:table-cell office:value-type="float" office:value="113736" table:style-name="ce10">
            <text:p>113.736</text:p>
          </table:table-cell>
          <table:table-cell office:value-type="float" office:value="105469" table:style-name="ce10">
            <text:p>105.469</text:p>
          </table:table-cell>
          <table:table-cell office:value-type="float" office:value="4039" table:style-name="ce10">
            <text:p>4.039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635134" table:style-name="ce10">
            <text:p>635.134</text:p>
          </table:table-cell>
          <table:table-cell office:value-type="float" office:value="140358" table:style-name="ce10">
            <text:p>140.358</text:p>
          </table:table-cell>
          <table:table-cell office:value-type="float" office:value="48187" table:style-name="ce10">
            <text:p>48.187</text:p>
          </table:table-cell>
          <table:table-cell office:value-type="float" office:value="7392" table:style-name="ce10">
            <text:p>7.392</text:p>
          </table:table-cell>
          <table:table-cell office:value-type="float" office:value="5605" table:style-name="ce10">
            <text:p>5.6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833573" table:style-name="ce10">
            <text:p>833.573</text:p>
          </table:table-cell>
          <table:table-cell office:value-type="float" office:value="549979" table:style-name="ce10">
            <text:p>549.979</text:p>
          </table:table-cell>
          <table:table-cell office:value-type="float" office:value="219883" table:style-name="ce10">
            <text:p>219.883</text:p>
          </table:table-cell>
          <table:table-cell office:value-type="float" office:value="83580" table:style-name="ce10">
            <text:p>83.580</text:p>
          </table:table-cell>
          <table:table-cell office:value-type="float" office:value="88537" table:style-name="ce10">
            <text:p>88.537</text:p>
          </table:table-cell>
          <table:table-cell office:value-type="float" office:value="611" table:style-name="ce10">
            <text:p>611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024602" table:style-name="ce10">
            <text:p>1.024.602</text:p>
          </table:table-cell>
          <table:table-cell office:value-type="float" office:value="204344" table:style-name="ce10">
            <text:p>204.344</text:p>
          </table:table-cell>
          <table:table-cell office:value-type="float" office:value="64462" table:style-name="ce10">
            <text:p>64.462</text:p>
          </table:table-cell>
          <table:table-cell office:value-type="float" office:value="24346" table:style-name="ce10">
            <text:p>24.346</text:p>
          </table:table-cell>
          <table:table-cell office:value-type="float" office:value="16647" table:style-name="ce10">
            <text:p>16.647</text:p>
          </table:table-cell>
          <table:table-cell office:value-type="float" office:value="781" table:style-name="ce10">
            <text:p>781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629590" table:style-name="ce10">
            <text:p>1.629.590</text:p>
          </table:table-cell>
          <table:table-cell office:value-type="float" office:value="235564" table:style-name="ce10">
            <text:p>235.564</text:p>
          </table:table-cell>
          <table:table-cell office:value-type="float" office:value="78445" table:style-name="ce10">
            <text:p>78.445</text:p>
          </table:table-cell>
          <table:table-cell office:value-type="float" office:value="13202" table:style-name="ce10">
            <text:p>13.202</text:p>
          </table:table-cell>
          <table:table-cell office:value-type="float" office:value="5890" table:style-name="ce10">
            <text:p>5.890</text:p>
          </table:table-cell>
          <table:table-cell office:value-type="float" office:value="2647" table:style-name="ce10">
            <text:p>2.647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3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2">
            <text:p>PROPORÇÃO PARA O INDICADOR B6 – ALUNOS, POR TIPO DE COMPUTADOR EXISTENTE NO DOMICÍLI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4">
            <text:p>Total de aluno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500384" table:style-name="ce10">
            <text:p>2.500.384</text:p>
          </table:table-cell>
          <table:table-cell office:value-type="float" office:value="3456242" table:style-name="ce10">
            <text:p>3.456.242</text:p>
          </table:table-cell>
          <table:table-cell office:value-type="float" office:value="1480" table:style-name="ce10">
            <text:p>1.480</text:p>
          </table:table-cell>
          <table:table-cell office:value-type="string" table:style-name="ce10">
            <text:p>-</text:p>
          </table:table-cell>
          <table:table-cell office:value-type="float" office:value="2823172" table:style-name="ce10">
            <text:p>2.823.172</text:p>
          </table:table-cell>
          <table:table-cell office:value-type="float" office:value="3133614" table:style-name="ce10">
            <text:p>3.133.614</text:p>
          </table:table-cell>
          <table:table-cell office:value-type="float" office:value="1320" table:style-name="ce10">
            <text:p>1.320</text:p>
          </table:table-cell>
          <table:table-cell office:value-type="string" table:style-name="ce10">
            <text:p>-</text:p>
          </table:table-cell>
          <table:table-cell office:value-type="float" office:value="2143421" table:style-name="ce10">
            <text:p>2.143.421</text:p>
          </table:table-cell>
          <table:table-cell office:value-type="float" office:value="3800172" table:style-name="ce10">
            <text:p>3.800.172</text:p>
          </table:table-cell>
          <table:table-cell office:value-type="float" office:value="1363" table:style-name="ce10">
            <text:p>1.363</text:p>
          </table:table-cell>
          <table:table-cell office:value-type="float" office:value="13150" table:style-name="ce10">
            <text:p>13.15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216253" table:style-name="ce10">
            <text:p>1.216.253</text:p>
          </table:table-cell>
          <table:table-cell office:value-type="float" office:value="1851164" table:style-name="ce10">
            <text:p>1.851.164</text:p>
          </table:table-cell>
          <table:table-cell office:value-type="float" office:value="715" table:style-name="ce10">
            <text:p>715</text:p>
          </table:table-cell>
          <table:table-cell office:value-type="string" table:style-name="ce10">
            <text:p>-</text:p>
          </table:table-cell>
          <table:table-cell office:value-type="float" office:value="1379312" table:style-name="ce10">
            <text:p>1.379.312</text:p>
          </table:table-cell>
          <table:table-cell office:value-type="float" office:value="1687771" table:style-name="ce10">
            <text:p>1.687.771</text:p>
          </table:table-cell>
          <table:table-cell office:value-type="float" office:value="1049" table:style-name="ce10">
            <text:p>1.049</text:p>
          </table:table-cell>
          <table:table-cell office:value-type="string" table:style-name="ce10">
            <text:p>-</text:p>
          </table:table-cell>
          <table:table-cell office:value-type="float" office:value="1086436" table:style-name="ce10">
            <text:p>1.086.436</text:p>
          </table:table-cell>
          <table:table-cell office:value-type="float" office:value="1968219" table:style-name="ce10">
            <text:p>1.968.219</text:p>
          </table:table-cell>
          <table:table-cell office:value-type="float" office:value="326" table:style-name="ce10">
            <text:p>326</text:p>
          </table:table-cell>
          <table:table-cell office:value-type="float" office:value="13150" table:style-name="ce10">
            <text:p>13.15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284131" table:style-name="ce10">
            <text:p>1.284.131</text:p>
          </table:table-cell>
          <table:table-cell office:value-type="float" office:value="1605078" table:style-name="ce10">
            <text:p>1.605.078</text:p>
          </table:table-cell>
          <table:table-cell office:value-type="float" office:value="766" table:style-name="ce10">
            <text:p>766</text:p>
          </table:table-cell>
          <table:table-cell office:value-type="string" table:style-name="ce10">
            <text:p>-</text:p>
          </table:table-cell>
          <table:table-cell office:value-type="float" office:value="1443860" table:style-name="ce10">
            <text:p>1.443.860</text:p>
          </table:table-cell>
          <table:table-cell office:value-type="float" office:value="1445843" table:style-name="ce10">
            <text:p>1.445.843</text:p>
          </table:table-cell>
          <table:table-cell office:value-type="float" office:value="271" table:style-name="ce10">
            <text:p>271</text:p>
          </table:table-cell>
          <table:table-cell office:value-type="string" table:style-name="ce10">
            <text:p>-</text:p>
          </table:table-cell>
          <table:table-cell office:value-type="float" office:value="1056985" table:style-name="ce10">
            <text:p>1.056.985</text:p>
          </table:table-cell>
          <table:table-cell office:value-type="float" office:value="1831953" table:style-name="ce10">
            <text:p>1.831.953</text:p>
          </table:table-cell>
          <table:table-cell office:value-type="float" office:value="1037" table:style-name="ce10">
            <text:p>1.037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3551" table:style-name="ce10">
            <text:p>133.551</text:p>
          </table:table-cell>
          <table:table-cell office:value-type="float" office:value="356736" table:style-name="ce10">
            <text:p>356.736</text:p>
          </table:table-cell>
          <table:table-cell office:value-type="float" office:value="389" table:style-name="ce10">
            <text:p>389</text:p>
          </table:table-cell>
          <table:table-cell office:value-type="string" table:style-name="ce10">
            <text:p>-</text:p>
          </table:table-cell>
          <table:table-cell office:value-type="float" office:value="183216" table:style-name="ce10">
            <text:p>183.216</text:p>
          </table:table-cell>
          <table:table-cell office:value-type="float" office:value="307460" table:style-name="ce10">
            <text:p>307.46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6583" table:style-name="ce10">
            <text:p>106.583</text:p>
          </table:table-cell>
          <table:table-cell office:value-type="float" office:value="384039" table:style-name="ce10">
            <text:p>384.039</text:p>
          </table:table-cell>
          <table:table-cell office:value-type="float" office:value="54" table:style-name="ce10">
            <text:p>54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52818" table:style-name="ce10">
            <text:p>252.818</text:p>
          </table:table-cell>
          <table:table-cell office:value-type="float" office:value="308968" table:style-name="ce10">
            <text:p>308.968</text:p>
          </table:table-cell>
          <table:table-cell office:value-type="float" office:value="191" table:style-name="ce10">
            <text:p>191</text:p>
          </table:table-cell>
          <table:table-cell office:value-type="string" table:style-name="ce10">
            <text:p>-</text:p>
          </table:table-cell>
          <table:table-cell office:value-type="float" office:value="285360" table:style-name="ce10">
            <text:p>285.360</text:p>
          </table:table-cell>
          <table:table-cell office:value-type="float" office:value="276426" table:style-name="ce10">
            <text:p>276.426</text:p>
          </table:table-cell>
          <table:table-cell office:value-type="float" office:value="191" table:style-name="ce10">
            <text:p>191</text:p>
          </table:table-cell>
          <table:table-cell office:value-type="string" table:style-name="ce10">
            <text:p>-</text:p>
          </table:table-cell>
          <table:table-cell office:value-type="float" office:value="208664" table:style-name="ce10">
            <text:p>208.664</text:p>
          </table:table-cell>
          <table:table-cell office:value-type="float" office:value="352411" table:style-name="ce10">
            <text:p>352.411</text:p>
          </table:table-cell>
          <table:table-cell office:value-type="float" office:value="903" table:style-name="ce10">
            <text:p>903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37842" table:style-name="ce10">
            <text:p>437.842</text:p>
          </table:table-cell>
          <table:table-cell office:value-type="float" office:value="1050164" table:style-name="ce10">
            <text:p>1.050.164</text:p>
          </table:table-cell>
          <table:table-cell office:value-type="float" office:value="406" table:style-name="ce10">
            <text:p>406</text:p>
          </table:table-cell>
          <table:table-cell office:value-type="string" table:style-name="ce10">
            <text:p>-</text:p>
          </table:table-cell>
          <table:table-cell office:value-type="float" office:value="525676" table:style-name="ce10">
            <text:p>525.676</text:p>
          </table:table-cell>
          <table:table-cell office:value-type="float" office:value="962329" table:style-name="ce10">
            <text:p>962.329</text:p>
          </table:table-cell>
          <table:table-cell office:value-type="float" office:value="406" table:style-name="ce10">
            <text:p>406</text:p>
          </table:table-cell>
          <table:table-cell office:value-type="string" table:style-name="ce10">
            <text:p>-</text:p>
          </table:table-cell>
          <table:table-cell office:value-type="float" office:value="431827" table:style-name="ce10">
            <text:p>431.827</text:p>
          </table:table-cell>
          <table:table-cell office:value-type="float" office:value="1056179" table:style-name="ce10">
            <text:p>1.056.179</text:p>
          </table:table-cell>
          <table:table-cell office:value-type="float" office:value="406" table:style-name="ce10">
            <text:p>406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43180" table:style-name="ce10">
            <text:p>1.343.180</text:p>
          </table:table-cell>
          <table:table-cell office:value-type="float" office:value="1347697" table:style-name="ce10">
            <text:p>1.347.69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04021" table:style-name="ce10">
            <text:p>1.404.021</text:p>
          </table:table-cell>
          <table:table-cell office:value-type="float" office:value="1286134" table:style-name="ce10">
            <text:p>1.286.134</text:p>
          </table:table-cell>
          <table:table-cell office:value-type="float" office:value="723" table:style-name="ce10">
            <text:p>723</text:p>
          </table:table-cell>
          <table:table-cell office:value-type="string" table:style-name="ce10">
            <text:p>-</text:p>
          </table:table-cell>
          <table:table-cell office:value-type="float" office:value="1116775" table:style-name="ce10">
            <text:p>1.116.775</text:p>
          </table:table-cell>
          <table:table-cell office:value-type="float" office:value="1560953" table:style-name="ce10">
            <text:p>1.560.953</text:p>
          </table:table-cell>
          <table:table-cell office:value-type="float" office:value="0" table:style-name="ce10">
            <text:p>0</text:p>
          </table:table-cell>
          <table:table-cell office:value-type="float" office:value="13150" table:style-name="ce10">
            <text:p>13.15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32992" table:style-name="ce10">
            <text:p>332.992</text:p>
          </table:table-cell>
          <table:table-cell office:value-type="float" office:value="392677" table:style-name="ce10">
            <text:p>392.677</text:p>
          </table:table-cell>
          <table:table-cell office:value-type="float" office:value="495" table:style-name="ce10">
            <text:p>495</text:p>
          </table:table-cell>
          <table:table-cell office:value-type="string" table:style-name="ce10">
            <text:p>-</text:p>
          </table:table-cell>
          <table:table-cell office:value-type="float" office:value="424899" table:style-name="ce10">
            <text:p>424.899</text:p>
          </table:table-cell>
          <table:table-cell office:value-type="float" office:value="301265" table:style-name="ce10">
            <text:p>301.2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9573" table:style-name="ce10">
            <text:p>279.573</text:p>
          </table:table-cell>
          <table:table-cell office:value-type="float" office:value="446591" table:style-name="ce10">
            <text:p>446.59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95581" table:style-name="ce10">
            <text:p>695.581</text:p>
          </table:table-cell>
          <table:table-cell office:value-type="float" office:value="1516786" table:style-name="ce10">
            <text:p>1.516.786</text:p>
          </table:table-cell>
          <table:table-cell office:value-type="float" office:value="986" table:style-name="ce10">
            <text:p>986</text:p>
          </table:table-cell>
          <table:table-cell office:value-type="string" table:style-name="ce10">
            <text:p>-</text:p>
          </table:table-cell>
          <table:table-cell office:value-type="float" office:value="772632" table:style-name="ce10">
            <text:p>772.632</text:p>
          </table:table-cell>
          <table:table-cell office:value-type="float" office:value="1440124" table:style-name="ce10">
            <text:p>1.440.124</text:p>
          </table:table-cell>
          <table:table-cell office:value-type="float" office:value="597" table:style-name="ce10">
            <text:p>597</text:p>
          </table:table-cell>
          <table:table-cell office:value-type="string" table:style-name="ce10">
            <text:p>-</text:p>
          </table:table-cell>
          <table:table-cell office:value-type="float" office:value="737441" table:style-name="ce10">
            <text:p>737.441</text:p>
          </table:table-cell>
          <table:table-cell office:value-type="float" office:value="1462165" table:style-name="ce10">
            <text:p>1.462.165</text:p>
          </table:table-cell>
          <table:table-cell office:value-type="float" office:value="597" table:style-name="ce10">
            <text:p>597</text:p>
          </table:table-cell>
          <table:table-cell office:value-type="float" office:value="13150" table:style-name="ce10">
            <text:p>13.15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275223" table:style-name="ce10">
            <text:p>1.275.223</text:p>
          </table:table-cell>
          <table:table-cell office:value-type="float" office:value="1563248" table:style-name="ce10">
            <text:p>1.563.2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40999" table:style-name="ce10">
            <text:p>1.340.999</text:p>
          </table:table-cell>
          <table:table-cell office:value-type="float" office:value="1497472" table:style-name="ce10">
            <text:p>1.497.47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41729" table:style-name="ce10">
            <text:p>841.729</text:p>
          </table:table-cell>
          <table:table-cell office:value-type="float" office:value="1996030" table:style-name="ce10">
            <text:p>1.996.030</text:p>
          </table:table-cell>
          <table:table-cell office:value-type="float" office:value="712" table:style-name="ce10">
            <text:p>712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970804" table:style-name="ce10">
            <text:p>1.970.804</text:p>
          </table:table-cell>
          <table:table-cell office:value-type="float" office:value="3080035" table:style-name="ce10">
            <text:p>3.080.035</text:p>
          </table:table-cell>
          <table:table-cell office:value-type="float" office:value="986" table:style-name="ce10">
            <text:p>986</text:p>
          </table:table-cell>
          <table:table-cell office:value-type="string" table:style-name="ce10">
            <text:p>-</text:p>
          </table:table-cell>
          <table:table-cell office:value-type="float" office:value="2113631" table:style-name="ce10">
            <text:p>2.113.631</text:p>
          </table:table-cell>
          <table:table-cell office:value-type="float" office:value="2937597" table:style-name="ce10">
            <text:p>2.937.597</text:p>
          </table:table-cell>
          <table:table-cell office:value-type="float" office:value="597" table:style-name="ce10">
            <text:p>597</text:p>
          </table:table-cell>
          <table:table-cell office:value-type="string" table:style-name="ce10">
            <text:p>-</text:p>
          </table:table-cell>
          <table:table-cell office:value-type="float" office:value="1579170" table:style-name="ce10">
            <text:p>1.579.170</text:p>
          </table:table-cell>
          <table:table-cell office:value-type="float" office:value="3458195" table:style-name="ce10">
            <text:p>3.458.195</text:p>
          </table:table-cell>
          <table:table-cell office:value-type="float" office:value="1309" table:style-name="ce10">
            <text:p>1.309</text:p>
          </table:table-cell>
          <table:table-cell office:value-type="float" office:value="13150" table:style-name="ce10">
            <text:p>13.15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529580" table:style-name="ce10">
            <text:p>529.580</text:p>
          </table:table-cell>
          <table:table-cell office:value-type="float" office:value="376207" table:style-name="ce10">
            <text:p>376.207</text:p>
          </table:table-cell>
          <table:table-cell office:value-type="float" office:value="495" table:style-name="ce10">
            <text:p>495</text:p>
          </table:table-cell>
          <table:table-cell office:value-type="string" table:style-name="ce10">
            <text:p>-</text:p>
          </table:table-cell>
          <table:table-cell office:value-type="float" office:value="709541" table:style-name="ce10">
            <text:p>709.541</text:p>
          </table:table-cell>
          <table:table-cell office:value-type="float" office:value="196018" table:style-name="ce10">
            <text:p>196.018</text:p>
          </table:table-cell>
          <table:table-cell office:value-type="float" office:value="723" table:style-name="ce10">
            <text:p>723</text:p>
          </table:table-cell>
          <table:table-cell office:value-type="string" table:style-name="ce10">
            <text:p>-</text:p>
          </table:table-cell>
          <table:table-cell office:value-type="float" office:value="564251" table:style-name="ce10">
            <text:p>564.251</text:p>
          </table:table-cell>
          <table:table-cell office:value-type="float" office:value="341977" table:style-name="ce10">
            <text:p>341.977</text:p>
          </table:table-cell>
          <table:table-cell office:value-type="float" office:value="54" table:style-name="ce10">
            <text:p>54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904787" table:style-name="ce10">
            <text:p>904.787</text:p>
          </table:table-cell>
          <table:table-cell office:value-type="float" office:value="1533683" table:style-name="ce10">
            <text:p>1.533.683</text:p>
          </table:table-cell>
          <table:table-cell office:value-type="float" office:value="1480" table:style-name="ce10">
            <text:p>1.480</text:p>
          </table:table-cell>
          <table:table-cell office:value-type="string" table:style-name="ce10">
            <text:p>-</text:p>
          </table:table-cell>
          <table:table-cell office:value-type="float" office:value="1001713" table:style-name="ce10">
            <text:p>1.001.713</text:p>
          </table:table-cell>
          <table:table-cell office:value-type="float" office:value="1436917" table:style-name="ce10">
            <text:p>1.436.917</text:p>
          </table:table-cell>
          <table:table-cell office:value-type="float" office:value="1320" table:style-name="ce10">
            <text:p>1.320</text:p>
          </table:table-cell>
          <table:table-cell office:value-type="string" table:style-name="ce10">
            <text:p>-</text:p>
          </table:table-cell>
          <table:table-cell office:value-type="float" office:value="1015378" table:style-name="ce10">
            <text:p>1.015.378</text:p>
          </table:table-cell>
          <table:table-cell office:value-type="float" office:value="1410772" table:style-name="ce10">
            <text:p>1.410.772</text:p>
          </table:table-cell>
          <table:table-cell office:value-type="float" office:value="651" table:style-name="ce10">
            <text:p>651</text:p>
          </table:table-cell>
          <table:table-cell office:value-type="float" office:value="13150" table:style-name="ce10">
            <text:p>13.15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31653" table:style-name="ce10">
            <text:p>631.653</text:p>
          </table:table-cell>
          <table:table-cell office:value-type="float" office:value="820511" table:style-name="ce10">
            <text:p>820.5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91964" table:style-name="ce10">
            <text:p>691.964</text:p>
          </table:table-cell>
          <table:table-cell office:value-type="float" office:value="760199" table:style-name="ce10">
            <text:p>760.1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84712" table:style-name="ce10">
            <text:p>484.712</text:p>
          </table:table-cell>
          <table:table-cell office:value-type="float" office:value="966740" table:style-name="ce10">
            <text:p>966.740</text:p>
          </table:table-cell>
          <table:table-cell office:value-type="float" office:value="712" table:style-name="ce10">
            <text:p>712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63944" table:style-name="ce10">
            <text:p>963.944</text:p>
          </table:table-cell>
          <table:table-cell office:value-type="float" office:value="1102048" table:style-name="ce10">
            <text:p>1.102.0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29495" table:style-name="ce10">
            <text:p>1.129.495</text:p>
          </table:table-cell>
          <table:table-cell office:value-type="float" office:value="936498" table:style-name="ce10">
            <text:p>936.4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43332" table:style-name="ce10">
            <text:p>643.332</text:p>
          </table:table-cell>
          <table:table-cell office:value-type="float" office:value="1422661" table:style-name="ce10">
            <text:p>1.422.66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3"/>
          <table:covered-table-cell table:number-columns-repeated="14"/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PROPORÇÃO PARA O INDICADOR B7B – ALUNOS QUE DESLOCAM O<text:s/><text:span text:style-name="T4">TABLET</text:span><text:span text:style-name="T1"><text:s/>OU O COMPUTADOR PORTÁTIL PARA A ESCOLA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87659" table:style-name="ce10">
            <text:p>287.659</text:p>
          </table:table-cell>
          <table:table-cell office:value-type="float" office:value="3364751" table:style-name="ce10">
            <text:p>3.364.751</text:p>
          </table:table-cell>
          <table:table-cell office:value-type="float" office:value="477" table:style-name="ce10">
            <text:p>477</text:p>
          </table:table-cell>
          <table:table-cell office:value-type="string" table:style-name="ce10">
            <text:p>-</text:p>
          </table:table-cell>
          <table:table-cell office:value-type="float" office:value="2305220" table:style-name="ce10">
            <text:p>2.305.22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34203" table:style-name="ce10">
            <text:p>134.203</text:p>
          </table:table-cell>
          <table:table-cell office:value-type="float" office:value="1683464" table:style-name="ce10">
            <text:p>1.683.4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50464" table:style-name="ce10">
            <text:p>1.250.46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3455" table:style-name="ce10">
            <text:p>153.455</text:p>
          </table:table-cell>
          <table:table-cell office:value-type="float" office:value="1681287" table:style-name="ce10">
            <text:p>1.681.287</text:p>
          </table:table-cell>
          <table:table-cell office:value-type="float" office:value="477" table:style-name="ce10">
            <text:p>477</text:p>
          </table:table-cell>
          <table:table-cell office:value-type="string" table:style-name="ce10">
            <text:p>-</text:p>
          </table:table-cell>
          <table:table-cell office:value-type="float" office:value="1054756" table:style-name="ce10">
            <text:p>1.054.75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4106" table:style-name="ce10">
            <text:p>24.106</text:p>
          </table:table-cell>
          <table:table-cell office:value-type="float" office:value="212121" table:style-name="ce10">
            <text:p>212.1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4448" table:style-name="ce10">
            <text:p>254.4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4668" table:style-name="ce10">
            <text:p>34.668</text:p>
          </table:table-cell>
          <table:table-cell office:value-type="float" office:value="325844" table:style-name="ce10">
            <text:p>325.8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1466" table:style-name="ce10">
            <text:p>201.46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3625" table:style-name="ce10">
            <text:p>63.625</text:p>
          </table:table-cell>
          <table:table-cell office:value-type="float" office:value="671082" table:style-name="ce10">
            <text:p>671.0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53704" table:style-name="ce10">
            <text:p>753.70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21272" table:style-name="ce10">
            <text:p>121.272</text:p>
          </table:table-cell>
          <table:table-cell office:value-type="float" office:value="1674422" table:style-name="ce10">
            <text:p>1.674.422</text:p>
          </table:table-cell>
          <table:table-cell office:value-type="float" office:value="477" table:style-name="ce10">
            <text:p>477</text:p>
          </table:table-cell>
          <table:table-cell office:value-type="string" table:style-name="ce10">
            <text:p>-</text:p>
          </table:table-cell>
          <table:table-cell office:value-type="float" office:value="894707" table:style-name="ce10">
            <text:p>894.70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3987" table:style-name="ce10">
            <text:p>43.987</text:p>
          </table:table-cell>
          <table:table-cell office:value-type="float" office:value="481282" table:style-name="ce10">
            <text:p>481.2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0895" table:style-name="ce10">
            <text:p>200.89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4591" table:style-name="ce10">
            <text:p>74.591</text:p>
          </table:table-cell>
          <table:table-cell office:value-type="float" office:value="1075217" table:style-name="ce10">
            <text:p>1.075.21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63545" table:style-name="ce10">
            <text:p>1.063.5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17824" table:style-name="ce10">
            <text:p>117.824</text:p>
          </table:table-cell>
          <table:table-cell office:value-type="float" office:value="1558207" table:style-name="ce10">
            <text:p>1.558.20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62440" table:style-name="ce10">
            <text:p>1.162.44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92415" table:style-name="ce10">
            <text:p>192.415</text:p>
          </table:table-cell>
          <table:table-cell office:value-type="float" office:value="2633424" table:style-name="ce10">
            <text:p>2.633.4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25985" table:style-name="ce10">
            <text:p>2.225.98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95243" table:style-name="ce10">
            <text:p>95.243</text:p>
          </table:table-cell>
          <table:table-cell office:value-type="float" office:value="731327" table:style-name="ce10">
            <text:p>731.327</text:p>
          </table:table-cell>
          <table:table-cell office:value-type="float" office:value="477" table:style-name="ce10">
            <text:p>477</text:p>
          </table:table-cell>
          <table:table-cell office:value-type="string" table:style-name="ce10">
            <text:p>-</text:p>
          </table:table-cell>
          <table:table-cell office:value-type="float" office:value="79235" table:style-name="ce10">
            <text:p>79.23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19371" table:style-name="ce10">
            <text:p>119.371</text:p>
          </table:table-cell>
          <table:table-cell office:value-type="float" office:value="1343050" table:style-name="ce10">
            <text:p>1.343.0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77530" table:style-name="ce10">
            <text:p>977.53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2066" table:style-name="ce10">
            <text:p>62.066</text:p>
          </table:table-cell>
          <table:table-cell office:value-type="float" office:value="826031" table:style-name="ce10">
            <text:p>826.03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64067" table:style-name="ce10">
            <text:p>564.06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06222" table:style-name="ce10">
            <text:p>106.222</text:p>
          </table:table-cell>
          <table:table-cell office:value-type="float" office:value="1195671" table:style-name="ce10">
            <text:p>1.195.671</text:p>
          </table:table-cell>
          <table:table-cell office:value-type="float" office:value="477" table:style-name="ce10">
            <text:p>477</text:p>
          </table:table-cell>
          <table:table-cell office:value-type="string" table:style-name="ce10">
            <text:p>-</text:p>
          </table:table-cell>
          <table:table-cell office:value-type="float" office:value="763623" table:style-name="ce10">
            <text:p>763.6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1" table:number-rows-spanned="1" table:style-name="ce12">
            <text:p>PROPORÇÃO PARA O INDICADOR C4C – ALUNOS, POR ATIVIDADES REALIZADAS NA INTERNET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4">
            <text:p>Total de alunos usuários de Internet<text:s/></text:p>
          </table:table-cell>
          <table:covered-table-cell table:number-columns-repeated="50"/>
          <table:table-cell table:number-columns-repeated="16333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5">
            <text:p>Assistiu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7">
            <text:p>Compartilhou na Internet um texto, uma imagem ou um vídeo</text:p>
          </table:table-cell>
          <table:covered-table-cell table:number-columns-repeated="3"/>
          <table:table-cell office:value-type="string" table:number-columns-spanned="4" table:number-rows-spanned="1" table:style-name="ce15">
            <text:p>Leu ou assistiu notíci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7">
            <text:p>Postou na Internet um texto, uma imagem ou um vídeo que fez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5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5">
            <text:p>Leu um livro, um resumo ou um e-book na Internet</text:p>
          </table:table-cell>
          <table:covered-table-cell table:number-columns-repeated="3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430201" table:style-name="ce10">
            <text:p>4.430.201</text:p>
          </table:table-cell>
          <table:table-cell office:value-type="float" office:value="646140" table:style-name="ce10">
            <text:p>646.140</text:p>
          </table:table-cell>
          <table:table-cell office:value-type="float" office:value="294" table:style-name="ce10">
            <text:p>294</text:p>
          </table:table-cell>
          <table:table-cell office:value-type="float" office:value="47" table:style-name="ce10">
            <text:p>47</text:p>
          </table:table-cell>
          <table:table-cell office:value-type="float" office:value="4673585" table:style-name="ce10">
            <text:p>4.673.585</text:p>
          </table:table-cell>
          <table:table-cell office:value-type="float" office:value="402055" table:style-name="ce10">
            <text:p>402.055</text:p>
          </table:table-cell>
          <table:table-cell office:value-type="string" table:style-name="ce10">
            <text:p>-</text:p>
          </table:table-cell>
          <table:table-cell office:value-type="float" office:value="1042" table:style-name="ce10">
            <text:p>1.042</text:p>
          </table:table-cell>
          <table:table-cell office:value-type="float" office:value="3367260" table:style-name="ce10">
            <text:p>3.367.260</text:p>
          </table:table-cell>
          <table:table-cell office:value-type="float" office:value="1706359" table:style-name="ce10">
            <text:p>1.706.359</text:p>
          </table:table-cell>
          <table:table-cell office:value-type="float" office:value="3063" table:style-name="ce10">
            <text:p>3.063</text:p>
          </table:table-cell>
          <table:table-cell office:value-type="string" table:style-name="ce10">
            <text:p>-</text:p>
          </table:table-cell>
          <table:table-cell office:value-type="float" office:value="3798498" table:style-name="ce10">
            <text:p>3.798.498</text:p>
          </table:table-cell>
          <table:table-cell office:value-type="float" office:value="1274184" table:style-name="ce10">
            <text:p>1.274.184</text:p>
          </table:table-cell>
          <table:table-cell office:value-type="float" office:value="4000" table:style-name="ce10">
            <text:p>4.000</text:p>
          </table:table-cell>
          <table:table-cell office:value-type="string" table:style-name="ce10">
            <text:p>-</text:p>
          </table:table-cell>
          <table:table-cell office:value-type="float" office:value="4438467" table:style-name="ce10">
            <text:p>4.438.467</text:p>
          </table:table-cell>
          <table:table-cell office:value-type="float" office:value="638146" table:style-name="ce10">
            <text:p>638.146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2375272" table:style-name="ce10">
            <text:p>2.375.272</text:p>
          </table:table-cell>
          <table:table-cell office:value-type="float" office:value="2700932" table:style-name="ce10">
            <text:p>2.700.932</text:p>
          </table:table-cell>
          <table:table-cell office:value-type="float" office:value="340" table:style-name="ce10">
            <text:p>340</text:p>
          </table:table-cell>
          <table:table-cell office:value-type="float" office:value="138" table:style-name="ce10">
            <text:p>138</text:p>
          </table:table-cell>
          <table:table-cell office:value-type="float" office:value="2663753" table:style-name="ce10">
            <text:p>2.663.753</text:p>
          </table:table-cell>
          <table:table-cell office:value-type="float" office:value="2409913" table:style-name="ce10">
            <text:p>2.409.913</text:p>
          </table:table-cell>
          <table:table-cell office:value-type="float" office:value="3016" table:style-name="ce10">
            <text:p>3.016</text:p>
          </table:table-cell>
          <table:table-cell office:value-type="string" table:style-name="ce10">
            <text:p>-</text:p>
          </table:table-cell>
          <table:table-cell office:value-type="float" office:value="4213494" table:style-name="ce10">
            <text:p>4.213.494</text:p>
          </table:table-cell>
          <table:table-cell office:value-type="float" office:value="862736" table:style-name="ce10">
            <text:p>862.736</text:p>
          </table:table-cell>
          <table:table-cell office:value-type="float" office:value="426" table:style-name="ce10">
            <text:p>426</text:p>
          </table:table-cell>
          <table:table-cell office:value-type="float" office:value="26" table:style-name="ce10">
            <text:p>26</text:p>
          </table:table-cell>
          <table:table-cell office:value-type="float" office:value="4393848" table:style-name="ce10">
            <text:p>4.393.848</text:p>
          </table:table-cell>
          <table:table-cell office:value-type="float" office:value="681419" table:style-name="ce10">
            <text:p>681.419</text:p>
          </table:table-cell>
          <table:table-cell office:value-type="float" office:value="1414" table:style-name="ce10">
            <text:p>1.414</text:p>
          </table:table-cell>
          <table:table-cell office:value-type="string" table:style-name="ce10">
            <text:p>-</text:p>
          </table:table-cell>
          <table:table-cell office:value-type="float" office:value="3445601" table:style-name="ce10">
            <text:p>3.445.601</text:p>
          </table:table-cell>
          <table:table-cell office:value-type="float" office:value="1627535" table:style-name="ce10">
            <text:p>1.627.535</text:p>
          </table:table-cell>
          <table:table-cell office:value-type="float" office:value="864" table:style-name="ce10">
            <text:p>864</text:p>
          </table:table-cell>
          <table:table-cell office:value-type="float" office:value="2681" table:style-name="ce10">
            <text:p>2.681</text:p>
          </table:table-cell>
          <table:table-cell office:value-type="float" office:value="529095" table:style-name="ce10">
            <text:p>529.095</text:p>
          </table:table-cell>
          <table:table-cell office:value-type="float" office:value="4539193" table:style-name="ce10">
            <text:p>4.539.193</text:p>
          </table:table-cell>
          <table:table-cell office:value-type="float" office:value="7625" table:style-name="ce10">
            <text:p>7.625</text:p>
          </table:table-cell>
          <table:table-cell office:value-type="float" office:value="769" table:style-name="ce10">
            <text:p>769</text:p>
          </table:table-cell>
          <table:table-cell office:value-type="float" office:value="2894039" table:style-name="ce10">
            <text:p>2.894.039</text:p>
          </table:table-cell>
          <table:table-cell office:value-type="float" office:value="2181171" table:style-name="ce10">
            <text:p>2.181.171</text:p>
          </table:table-cell>
          <table:table-cell office:value-type="float" office:value="1472" table:style-name="ce10">
            <text:p>1.472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325562" table:style-name="ce10">
            <text:p>2.325.562</text:p>
          </table:table-cell>
          <table:table-cell office:value-type="float" office:value="273602" table:style-name="ce10">
            <text:p>273.602</text:p>
          </table:table-cell>
          <table:table-cell office:value-type="float" office:value="294" table:style-name="ce10">
            <text:p>294</text:p>
          </table:table-cell>
          <table:table-cell office:value-type="float" office:value="0" table:style-name="ce10">
            <text:p>0</text:p>
          </table:table-cell>
          <table:table-cell office:value-type="float" office:value="2380478" table:style-name="ce10">
            <text:p>2.380.478</text:p>
          </table:table-cell>
          <table:table-cell office:value-type="float" office:value="217938" table:style-name="ce10">
            <text:p>217.938</text:p>
          </table:table-cell>
          <table:table-cell office:value-type="string" table:style-name="ce10">
            <text:p>-</text:p>
          </table:table-cell>
          <table:table-cell office:value-type="float" office:value="1042" table:style-name="ce10">
            <text:p>1.042</text:p>
          </table:table-cell>
          <table:table-cell office:value-type="float" office:value="1807228" table:style-name="ce10">
            <text:p>1.807.228</text:p>
          </table:table-cell>
          <table:table-cell office:value-type="float" office:value="789658" table:style-name="ce10">
            <text:p>789.658</text:p>
          </table:table-cell>
          <table:table-cell office:value-type="float" office:value="2571" table:style-name="ce10">
            <text:p>2.571</text:p>
          </table:table-cell>
          <table:table-cell office:value-type="string" table:style-name="ce10">
            <text:p>-</text:p>
          </table:table-cell>
          <table:table-cell office:value-type="float" office:value="1958352" table:style-name="ce10">
            <text:p>1.958.352</text:p>
          </table:table-cell>
          <table:table-cell office:value-type="float" office:value="640405" table:style-name="ce10">
            <text:p>640.405</text:p>
          </table:table-cell>
          <table:table-cell office:value-type="float" office:value="701" table:style-name="ce10">
            <text:p>701</text:p>
          </table:table-cell>
          <table:table-cell office:value-type="string" table:style-name="ce10">
            <text:p>-</text:p>
          </table:table-cell>
          <table:table-cell office:value-type="float" office:value="2336674" table:style-name="ce10">
            <text:p>2.336.674</text:p>
          </table:table-cell>
          <table:table-cell office:value-type="float" office:value="262715" table:style-name="ce10">
            <text:p>262.715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1293956" table:style-name="ce10">
            <text:p>1.293.956</text:p>
          </table:table-cell>
          <table:table-cell office:value-type="float" office:value="1305364" table:style-name="ce10">
            <text:p>1.305.364</text:p>
          </table:table-cell>
          <table:table-cell office:value-type="float" office:value="0" table:style-name="ce10">
            <text:p>0</text:p>
          </table:table-cell>
          <table:table-cell office:value-type="float" office:value="138" table:style-name="ce10">
            <text:p>138</text:p>
          </table:table-cell>
          <table:table-cell office:value-type="float" office:value="1346377" table:style-name="ce10">
            <text:p>1.346.377</text:p>
          </table:table-cell>
          <table:table-cell office:value-type="float" office:value="1252550" table:style-name="ce10">
            <text:p>1.252.550</text:p>
          </table:table-cell>
          <table:table-cell office:value-type="float" office:value="530" table:style-name="ce10">
            <text:p>530</text:p>
          </table:table-cell>
          <table:table-cell office:value-type="string" table:style-name="ce10">
            <text:p>-</text:p>
          </table:table-cell>
          <table:table-cell office:value-type="float" office:value="2205527" table:style-name="ce10">
            <text:p>2.205.527</text:p>
          </table:table-cell>
          <table:table-cell office:value-type="float" office:value="393904" table:style-name="ce10">
            <text:p>393.904</text:p>
          </table:table-cell>
          <table:table-cell office:value-type="float" office:value="0" table:style-name="ce10">
            <text:p>0</text:p>
          </table:table-cell>
          <table:table-cell office:value-type="float" office:value="26" table:style-name="ce10">
            <text:p>26</text:p>
          </table:table-cell>
          <table:table-cell office:value-type="float" office:value="2284633" table:style-name="ce10">
            <text:p>2.284.633</text:p>
          </table:table-cell>
          <table:table-cell office:value-type="float" office:value="314284" table:style-name="ce10">
            <text:p>314.284</text:p>
          </table:table-cell>
          <table:table-cell office:value-type="float" office:value="540" table:style-name="ce10">
            <text:p>540</text:p>
          </table:table-cell>
          <table:table-cell office:value-type="string" table:style-name="ce10">
            <text:p>-</text:p>
          </table:table-cell>
          <table:table-cell office:value-type="float" office:value="1692572" table:style-name="ce10">
            <text:p>1.692.572</text:p>
          </table:table-cell>
          <table:table-cell office:value-type="float" office:value="903769" table:style-name="ce10">
            <text:p>903.769</text:p>
          </table:table-cell>
          <table:table-cell office:value-type="float" office:value="435" table:style-name="ce10">
            <text:p>435</text:p>
          </table:table-cell>
          <table:table-cell office:value-type="float" office:value="2681" table:style-name="ce10">
            <text:p>2.681</text:p>
          </table:table-cell>
          <table:table-cell office:value-type="float" office:value="245848" table:style-name="ce10">
            <text:p>245.848</text:p>
          </table:table-cell>
          <table:table-cell office:value-type="float" office:value="2345985" table:style-name="ce10">
            <text:p>2.345.985</text:p>
          </table:table-cell>
          <table:table-cell office:value-type="float" office:value="7625" table:style-name="ce10">
            <text:p>7.625</text:p>
          </table:table-cell>
          <table:table-cell office:value-type="float" office:value="0" table:style-name="ce10">
            <text:p>0</text:p>
          </table:table-cell>
          <table:table-cell office:value-type="float" office:value="1560353" table:style-name="ce10">
            <text:p>1.560.353</text:p>
          </table:table-cell>
          <table:table-cell office:value-type="float" office:value="1037962" table:style-name="ce10">
            <text:p>1.037.962</text:p>
          </table:table-cell>
          <table:table-cell office:value-type="float" office:value="1142" table:style-name="ce10">
            <text:p>1.142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104639" table:style-name="ce10">
            <text:p>2.104.639</text:p>
          </table:table-cell>
          <table:table-cell office:value-type="float" office:value="372538" table:style-name="ce10">
            <text:p>372.538</text:p>
          </table:table-cell>
          <table:table-cell office:value-type="float" office:value="0" table:style-name="ce10">
            <text:p>0</text:p>
          </table:table-cell>
          <table:table-cell office:value-type="float" office:value="47" table:style-name="ce10">
            <text:p>47</text:p>
          </table:table-cell>
          <table:table-cell office:value-type="float" office:value="2293107" table:style-name="ce10">
            <text:p>2.293.107</text:p>
          </table:table-cell>
          <table:table-cell office:value-type="float" office:value="184117" table:style-name="ce10">
            <text:p>184.11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0032" table:style-name="ce10">
            <text:p>1.560.032</text:p>
          </table:table-cell>
          <table:table-cell office:value-type="float" office:value="916701" table:style-name="ce10">
            <text:p>916.701</text:p>
          </table:table-cell>
          <table:table-cell office:value-type="float" office:value="492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1840147" table:style-name="ce10">
            <text:p>1.840.147</text:p>
          </table:table-cell>
          <table:table-cell office:value-type="float" office:value="633779" table:style-name="ce10">
            <text:p>633.779</text:p>
          </table:table-cell>
          <table:table-cell office:value-type="float" office:value="3299" table:style-name="ce10">
            <text:p>3.299</text:p>
          </table:table-cell>
          <table:table-cell office:value-type="string" table:style-name="ce10">
            <text:p>-</text:p>
          </table:table-cell>
          <table:table-cell office:value-type="float" office:value="2101794" table:style-name="ce10">
            <text:p>2.101.794</text:p>
          </table:table-cell>
          <table:table-cell office:value-type="float" office:value="375431" table:style-name="ce10">
            <text:p>375.43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81316" table:style-name="ce10">
            <text:p>1.081.316</text:p>
          </table:table-cell>
          <table:table-cell office:value-type="float" office:value="1395569" table:style-name="ce10">
            <text:p>1.395.569</text:p>
          </table:table-cell>
          <table:table-cell office:value-type="float" office:value="340" table:style-name="ce10">
            <text:p>340</text:p>
          </table:table-cell>
          <table:table-cell office:value-type="float" office:value="0" table:style-name="ce10">
            <text:p>0</text:p>
          </table:table-cell>
          <table:table-cell office:value-type="float" office:value="1317376" table:style-name="ce10">
            <text:p>1.317.376</text:p>
          </table:table-cell>
          <table:table-cell office:value-type="float" office:value="1157363" table:style-name="ce10">
            <text:p>1.157.363</text:p>
          </table:table-cell>
          <table:table-cell office:value-type="float" office:value="2486" table:style-name="ce10">
            <text:p>2.486</text:p>
          </table:table-cell>
          <table:table-cell office:value-type="string" table:style-name="ce10">
            <text:p>-</text:p>
          </table:table-cell>
          <table:table-cell office:value-type="float" office:value="2007966" table:style-name="ce10">
            <text:p>2.007.966</text:p>
          </table:table-cell>
          <table:table-cell office:value-type="float" office:value="468833" table:style-name="ce10">
            <text:p>468.833</text:p>
          </table:table-cell>
          <table:table-cell office:value-type="float" office:value="426" table:style-name="ce10">
            <text:p>426</text:p>
          </table:table-cell>
          <table:table-cell office:value-type="float" office:value="0" table:style-name="ce10">
            <text:p>0</text:p>
          </table:table-cell>
          <table:table-cell office:value-type="float" office:value="2109215" table:style-name="ce10">
            <text:p>2.109.215</text:p>
          </table:table-cell>
          <table:table-cell office:value-type="float" office:value="367135" table:style-name="ce10">
            <text:p>367.135</text:p>
          </table:table-cell>
          <table:table-cell office:value-type="float" office:value="874" table:style-name="ce10">
            <text:p>874</text:p>
          </table:table-cell>
          <table:table-cell office:value-type="string" table:style-name="ce10">
            <text:p>-</text:p>
          </table:table-cell>
          <table:table-cell office:value-type="float" office:value="1753029" table:style-name="ce10">
            <text:p>1.753.029</text:p>
          </table:table-cell>
          <table:table-cell office:value-type="float" office:value="723767" table:style-name="ce10">
            <text:p>723.767</text:p>
          </table:table-cell>
          <table:table-cell office:value-type="float" office:value="429" table:style-name="ce10">
            <text:p>429</text:p>
          </table:table-cell>
          <table:table-cell office:value-type="float" office:value="0" table:style-name="ce10">
            <text:p>0</text:p>
          </table:table-cell>
          <table:table-cell office:value-type="float" office:value="283247" table:style-name="ce10">
            <text:p>283.247</text:p>
          </table:table-cell>
          <table:table-cell office:value-type="float" office:value="2193208" table:style-name="ce10">
            <text:p>2.193.208</text:p>
          </table:table-cell>
          <table:table-cell office:value-type="float" office:value="0" table:style-name="ce10">
            <text:p>0</text:p>
          </table:table-cell>
          <table:table-cell office:value-type="float" office:value="769" table:style-name="ce10">
            <text:p>769</text:p>
          </table:table-cell>
          <table:table-cell office:value-type="float" office:value="1333686" table:style-name="ce10">
            <text:p>1.333.686</text:p>
          </table:table-cell>
          <table:table-cell office:value-type="float" office:value="1143209" table:style-name="ce10">
            <text:p>1.143.209</text:p>
          </table:table-cell>
          <table:table-cell office:value-type="float" office:value="330" table:style-name="ce10">
            <text:p>33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98902" table:style-name="ce10">
            <text:p>298.902</text:p>
          </table:table-cell>
          <table:table-cell office:value-type="float" office:value="46838" table:style-name="ce10">
            <text:p>46.83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9913" table:style-name="ce10">
            <text:p>309.913</text:p>
          </table:table-cell>
          <table:table-cell office:value-type="float" office:value="35165" table:style-name="ce10">
            <text:p>35.165</text:p>
          </table:table-cell>
          <table:table-cell office:value-type="string" table:style-name="ce10">
            <text:p>-</text:p>
          </table:table-cell>
          <table:table-cell office:value-type="float" office:value="661" table:style-name="ce10">
            <text:p>661</text:p>
          </table:table-cell>
          <table:table-cell office:value-type="float" office:value="230704" table:style-name="ce10">
            <text:p>230.704</text:p>
          </table:table-cell>
          <table:table-cell office:value-type="float" office:value="114883" table:style-name="ce10">
            <text:p>114.883</text:p>
          </table:table-cell>
          <table:table-cell office:value-type="float" office:value="153" table:style-name="ce10">
            <text:p>153</text:p>
          </table:table-cell>
          <table:table-cell office:value-type="string" table:style-name="ce10">
            <text:p>-</text:p>
          </table:table-cell>
          <table:table-cell office:value-type="float" office:value="268460" table:style-name="ce10">
            <text:p>268.460</text:p>
          </table:table-cell>
          <table:table-cell office:value-type="float" office:value="77280" table:style-name="ce10">
            <text:p>77.2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4488" table:style-name="ce10">
            <text:p>284.488</text:p>
          </table:table-cell>
          <table:table-cell office:value-type="float" office:value="61252" table:style-name="ce10">
            <text:p>61.25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1670" table:style-name="ce10">
            <text:p>161.670</text:p>
          </table:table-cell>
          <table:table-cell office:value-type="float" office:value="184069" table:style-name="ce10">
            <text:p>184.0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64398" table:style-name="ce10">
            <text:p>164.398</text:p>
          </table:table-cell>
          <table:table-cell office:value-type="float" office:value="181341" table:style-name="ce10">
            <text:p>181.3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0458" table:style-name="ce10">
            <text:p>270.458</text:p>
          </table:table-cell>
          <table:table-cell office:value-type="float" office:value="75282" table:style-name="ce10">
            <text:p>75.28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1397" table:style-name="ce10">
            <text:p>301.397</text:p>
          </table:table-cell>
          <table:table-cell office:value-type="float" office:value="43778" table:style-name="ce10">
            <text:p>43.778</text:p>
          </table:table-cell>
          <table:table-cell office:value-type="float" office:value="564" table:style-name="ce10">
            <text:p>564</text:p>
          </table:table-cell>
          <table:table-cell office:value-type="string" table:style-name="ce10">
            <text:p>-</text:p>
          </table:table-cell>
          <table:table-cell office:value-type="float" office:value="237153" table:style-name="ce10">
            <text:p>237.153</text:p>
          </table:table-cell>
          <table:table-cell office:value-type="float" office:value="108392" table:style-name="ce10">
            <text:p>108.392</text:p>
          </table:table-cell>
          <table:table-cell office:value-type="float" office:value="195" table:style-name="ce10">
            <text:p>195</text:p>
          </table:table-cell>
          <table:table-cell office:value-type="float" office:value="0" table:style-name="ce10">
            <text:p>0</text:p>
          </table:table-cell>
          <table:table-cell office:value-type="float" office:value="32919" table:style-name="ce10">
            <text:p>32.919</text:p>
          </table:table-cell>
          <table:table-cell office:value-type="float" office:value="312753" table:style-name="ce10">
            <text:p>312.753</text:p>
          </table:table-cell>
          <table:table-cell office:value-type="float" office:value="67" table:style-name="ce10">
            <text:p>67</text:p>
          </table:table-cell>
          <table:table-cell office:value-type="float" office:value="0" table:style-name="ce10">
            <text:p>0</text:p>
          </table:table-cell>
          <table:table-cell office:value-type="float" office:value="194742" table:style-name="ce10">
            <text:p>194.742</text:p>
          </table:table-cell>
          <table:table-cell office:value-type="float" office:value="149573" table:style-name="ce10">
            <text:p>149.573</text:p>
          </table:table-cell>
          <table:table-cell office:value-type="float" office:value="1425" table:style-name="ce10">
            <text:p>1.425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36220" table:style-name="ce10">
            <text:p>436.220</text:p>
          </table:table-cell>
          <table:table-cell office:value-type="float" office:value="58075" table:style-name="ce10">
            <text:p>58.07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63524" table:style-name="ce10">
            <text:p>463.524</text:p>
          </table:table-cell>
          <table:table-cell office:value-type="float" office:value="30770" table:style-name="ce10">
            <text:p>30.7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3362" table:style-name="ce10">
            <text:p>353.362</text:p>
          </table:table-cell>
          <table:table-cell office:value-type="float" office:value="140933" table:style-name="ce10">
            <text:p>140.9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84442" table:style-name="ce10">
            <text:p>384.442</text:p>
          </table:table-cell>
          <table:table-cell office:value-type="float" office:value="109290" table:style-name="ce10">
            <text:p>109.290</text:p>
          </table:table-cell>
          <table:table-cell office:value-type="float" office:value="563" table:style-name="ce10">
            <text:p>563</text:p>
          </table:table-cell>
          <table:table-cell office:value-type="string" table:style-name="ce10">
            <text:p>-</text:p>
          </table:table-cell>
          <table:table-cell office:value-type="float" office:value="442658" table:style-name="ce10">
            <text:p>442.658</text:p>
          </table:table-cell>
          <table:table-cell office:value-type="float" office:value="51636" table:style-name="ce10">
            <text:p>51.6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60928" table:style-name="ce10">
            <text:p>260.928</text:p>
          </table:table-cell>
          <table:table-cell office:value-type="float" office:value="233366" table:style-name="ce10">
            <text:p>233.36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2554" table:style-name="ce10">
            <text:p>302.554</text:p>
          </table:table-cell>
          <table:table-cell office:value-type="float" office:value="191691" table:style-name="ce10">
            <text:p>191.691</text:p>
          </table:table-cell>
          <table:table-cell office:value-type="float" office:value="50" table:style-name="ce10">
            <text:p>50</text:p>
          </table:table-cell>
          <table:table-cell office:value-type="string" table:style-name="ce10">
            <text:p>-</text:p>
          </table:table-cell>
          <table:table-cell office:value-type="float" office:value="417660" table:style-name="ce10">
            <text:p>417.660</text:p>
          </table:table-cell>
          <table:table-cell office:value-type="float" office:value="76608" table:style-name="ce10">
            <text:p>76.608</text:p>
          </table:table-cell>
          <table:table-cell office:value-type="float" office:value="0" table:style-name="ce10">
            <text:p>0</text:p>
          </table:table-cell>
          <table:table-cell office:value-type="float" office:value="26" table:style-name="ce10">
            <text:p>26</text:p>
          </table:table-cell>
          <table:table-cell office:value-type="float" office:value="436869" table:style-name="ce10">
            <text:p>436.869</text:p>
          </table:table-cell>
          <table:table-cell office:value-type="float" office:value="57096" table:style-name="ce10">
            <text:p>57.096</text:p>
          </table:table-cell>
          <table:table-cell office:value-type="float" office:value="329" table:style-name="ce10">
            <text:p>329</text:p>
          </table:table-cell>
          <table:table-cell office:value-type="string" table:style-name="ce10">
            <text:p>-</text:p>
          </table:table-cell>
          <table:table-cell office:value-type="float" office:value="342888" table:style-name="ce10">
            <text:p>342.888</text:p>
          </table:table-cell>
          <table:table-cell office:value-type="float" office:value="151209" table:style-name="ce10">
            <text:p>151.209</text:p>
          </table:table-cell>
          <table:table-cell office:value-type="float" office:value="198" table:style-name="ce10">
            <text:p>198</text:p>
          </table:table-cell>
          <table:table-cell office:value-type="float" office:value="0" table:style-name="ce10">
            <text:p>0</text:p>
          </table:table-cell>
          <table:table-cell office:value-type="float" office:value="55778" table:style-name="ce10">
            <text:p>55.778</text:p>
          </table:table-cell>
          <table:table-cell office:value-type="float" office:value="438517" table:style-name="ce10">
            <text:p>438.51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98590" table:style-name="ce10">
            <text:p>298.590</text:p>
          </table:table-cell>
          <table:table-cell office:value-type="float" office:value="195658" table:style-name="ce10">
            <text:p>195.658</text:p>
          </table:table-cell>
          <table:table-cell office:value-type="float" office:value="47" table:style-name="ce10">
            <text:p>47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65656" table:style-name="ce10">
            <text:p>1.065.656</text:p>
          </table:table-cell>
          <table:table-cell office:value-type="float" office:value="191427" table:style-name="ce10">
            <text:p>191.4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33018" table:style-name="ce10">
            <text:p>1.133.018</text:p>
          </table:table-cell>
          <table:table-cell office:value-type="float" office:value="124065" table:style-name="ce10">
            <text:p>124.06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81022" table:style-name="ce10">
            <text:p>781.022</text:p>
          </table:table-cell>
          <table:table-cell office:value-type="float" office:value="473621" table:style-name="ce10">
            <text:p>473.621</text:p>
          </table:table-cell>
          <table:table-cell office:value-type="float" office:value="2440" table:style-name="ce10">
            <text:p>2.440</text:p>
          </table:table-cell>
          <table:table-cell office:value-type="string" table:style-name="ce10">
            <text:p>-</text:p>
          </table:table-cell>
          <table:table-cell office:value-type="float" office:value="921967" table:style-name="ce10">
            <text:p>921.967</text:p>
          </table:table-cell>
          <table:table-cell office:value-type="float" office:value="335116" table:style-name="ce10">
            <text:p>335.11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69350" table:style-name="ce10">
            <text:p>1.069.350</text:p>
          </table:table-cell>
          <table:table-cell office:value-type="float" office:value="187733" table:style-name="ce10">
            <text:p>187.7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46527" table:style-name="ce10">
            <text:p>546.527</text:p>
          </table:table-cell>
          <table:table-cell office:value-type="float" office:value="710555" table:style-name="ce10">
            <text:p>710.5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27434" table:style-name="ce10">
            <text:p>527.434</text:p>
          </table:table-cell>
          <table:table-cell office:value-type="float" office:value="727619" table:style-name="ce10">
            <text:p>727.619</text:p>
          </table:table-cell>
          <table:table-cell office:value-type="float" office:value="2029" table:style-name="ce10">
            <text:p>2.029</text:p>
          </table:table-cell>
          <table:table-cell office:value-type="string" table:style-name="ce10">
            <text:p>-</text:p>
          </table:table-cell>
          <table:table-cell office:value-type="float" office:value="997019" table:style-name="ce10">
            <text:p>997.019</text:p>
          </table:table-cell>
          <table:table-cell office:value-type="float" office:value="259638" table:style-name="ce10">
            <text:p>259.638</text:p>
          </table:table-cell>
          <table:table-cell office:value-type="float" office:value="426" table:style-name="ce10">
            <text:p>426</text:p>
          </table:table-cell>
          <table:table-cell office:value-type="float" office:value="0" table:style-name="ce10">
            <text:p>0</text:p>
          </table:table-cell>
          <table:table-cell office:value-type="float" office:value="1076934" table:style-name="ce10">
            <text:p>1.076.934</text:p>
          </table:table-cell>
          <table:table-cell office:value-type="float" office:value="179657" table:style-name="ce10">
            <text:p>179.657</text:p>
          </table:table-cell>
          <table:table-cell office:value-type="float" office:value="492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859552" table:style-name="ce10">
            <text:p>859.552</text:p>
          </table:table-cell>
          <table:table-cell office:value-type="float" office:value="394760" table:style-name="ce10">
            <text:p>394.760</text:p>
          </table:table-cell>
          <table:table-cell office:value-type="float" office:value="89" table:style-name="ce10">
            <text:p>89</text:p>
          </table:table-cell>
          <table:table-cell office:value-type="float" office:value="2681" table:style-name="ce10">
            <text:p>2.681</text:p>
          </table:table-cell>
          <table:table-cell office:value-type="float" office:value="127053" table:style-name="ce10">
            <text:p>127.053</text:p>
          </table:table-cell>
          <table:table-cell office:value-type="float" office:value="1128980" table:style-name="ce10">
            <text:p>1.128.980</text:p>
          </table:table-cell>
          <table:table-cell office:value-type="float" office:value="280" table:style-name="ce10">
            <text:p>280</text:p>
          </table:table-cell>
          <table:table-cell office:value-type="float" office:value="769" table:style-name="ce10">
            <text:p>769</text:p>
          </table:table-cell>
          <table:table-cell office:value-type="float" office:value="700106" table:style-name="ce10">
            <text:p>700.106</text:p>
          </table:table-cell>
          <table:table-cell office:value-type="float" office:value="556976" table:style-name="ce10">
            <text:p>556.97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058624" table:style-name="ce10">
            <text:p>2.058.624</text:p>
          </table:table-cell>
          <table:table-cell office:value-type="float" office:value="278523" table:style-name="ce10">
            <text:p>278.523</text:p>
          </table:table-cell>
          <table:table-cell office:value-type="float" office:value="294" table:style-name="ce10">
            <text:p>294</text:p>
          </table:table-cell>
          <table:table-cell office:value-type="float" office:value="47" table:style-name="ce10">
            <text:p>47</text:p>
          </table:table-cell>
          <table:table-cell office:value-type="float" office:value="2179842" table:style-name="ce10">
            <text:p>2.179.842</text:p>
          </table:table-cell>
          <table:table-cell office:value-type="float" office:value="157646" table:style-name="ce10">
            <text:p>157.64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7320" table:style-name="ce10">
            <text:p>1.567.320</text:p>
          </table:table-cell>
          <table:table-cell office:value-type="float" office:value="769829" table:style-name="ce10">
            <text:p>769.829</text:p>
          </table:table-cell>
          <table:table-cell office:value-type="float" office:value="340" table:style-name="ce10">
            <text:p>340</text:p>
          </table:table-cell>
          <table:table-cell office:value-type="string" table:style-name="ce10">
            <text:p>-</text:p>
          </table:table-cell>
          <table:table-cell office:value-type="float" office:value="1733475" table:style-name="ce10">
            <text:p>1.733.475</text:p>
          </table:table-cell>
          <table:table-cell office:value-type="float" office:value="600714" table:style-name="ce10">
            <text:p>600.714</text:p>
          </table:table-cell>
          <table:table-cell office:value-type="float" office:value="3299" table:style-name="ce10">
            <text:p>3.299</text:p>
          </table:table-cell>
          <table:table-cell office:value-type="string" table:style-name="ce10">
            <text:p>-</text:p>
          </table:table-cell>
          <table:table-cell office:value-type="float" office:value="2070709" table:style-name="ce10">
            <text:p>2.070.709</text:p>
          </table:table-cell>
          <table:table-cell office:value-type="float" office:value="266779" table:style-name="ce10">
            <text:p>266.77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08549" table:style-name="ce10">
            <text:p>1.108.549</text:p>
          </table:table-cell>
          <table:table-cell office:value-type="float" office:value="1228600" table:style-name="ce10">
            <text:p>1.228.600</text:p>
          </table:table-cell>
          <table:table-cell office:value-type="float" office:value="340" table:style-name="ce10">
            <text:p>340</text:p>
          </table:table-cell>
          <table:table-cell office:value-type="float" office:value="0" table:style-name="ce10">
            <text:p>0</text:p>
          </table:table-cell>
          <table:table-cell office:value-type="float" office:value="1298233" table:style-name="ce10">
            <text:p>1.298.233</text:p>
          </table:table-cell>
          <table:table-cell office:value-type="float" office:value="1039256" table:style-name="ce10">
            <text:p>1.039.25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77327" table:style-name="ce10">
            <text:p>1.977.327</text:p>
          </table:table-cell>
          <table:table-cell office:value-type="float" office:value="360162" table:style-name="ce10">
            <text:p>360.16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21735" table:style-name="ce10">
            <text:p>2.021.735</text:p>
          </table:table-cell>
          <table:table-cell office:value-type="float" office:value="315754" table:style-name="ce10">
            <text:p>315.75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69363" table:style-name="ce10">
            <text:p>1.569.363</text:p>
          </table:table-cell>
          <table:table-cell office:value-type="float" office:value="767785" table:style-name="ce10">
            <text:p>767.785</text:p>
          </table:table-cell>
          <table:table-cell office:value-type="float" office:value="340" table:style-name="ce10">
            <text:p>340</text:p>
          </table:table-cell>
          <table:table-cell office:value-type="float" office:value="0" table:style-name="ce10">
            <text:p>0</text:p>
          </table:table-cell>
          <table:table-cell office:value-type="float" office:value="245652" table:style-name="ce10">
            <text:p>245.652</text:p>
          </table:table-cell>
          <table:table-cell office:value-type="float" office:value="2088110" table:style-name="ce10">
            <text:p>2.088.110</text:p>
          </table:table-cell>
          <table:table-cell office:value-type="float" office:value="3726" table:style-name="ce10">
            <text:p>3.726</text:p>
          </table:table-cell>
          <table:table-cell office:value-type="float" office:value="0" table:style-name="ce10">
            <text:p>0</text:p>
          </table:table-cell>
          <table:table-cell office:value-type="float" office:value="1308132" table:style-name="ce10">
            <text:p>1.308.132</text:p>
          </table:table-cell>
          <table:table-cell office:value-type="float" office:value="1029356" table:style-name="ce10">
            <text:p>1.029.35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70800" table:style-name="ce10">
            <text:p>570.800</text:p>
          </table:table-cell>
          <table:table-cell office:value-type="float" office:value="71277" table:style-name="ce10">
            <text:p>71.2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87288" table:style-name="ce10">
            <text:p>587.288</text:p>
          </table:table-cell>
          <table:table-cell office:value-type="float" office:value="54408" table:style-name="ce10">
            <text:p>54.408</text:p>
          </table:table-cell>
          <table:table-cell office:value-type="string" table:style-name="ce10">
            <text:p>-</text:p>
          </table:table-cell>
          <table:table-cell office:value-type="float" office:value="381" table:style-name="ce10">
            <text:p>381</text:p>
          </table:table-cell>
          <table:table-cell office:value-type="float" office:value="434853" table:style-name="ce10">
            <text:p>434.853</text:p>
          </table:table-cell>
          <table:table-cell office:value-type="float" office:value="207093" table:style-name="ce10">
            <text:p>207.093</text:p>
          </table:table-cell>
          <table:table-cell office:value-type="float" office:value="131" table:style-name="ce10">
            <text:p>131</text:p>
          </table:table-cell>
          <table:table-cell office:value-type="string" table:style-name="ce10">
            <text:p>-</text:p>
          </table:table-cell>
          <table:table-cell office:value-type="float" office:value="490154" table:style-name="ce10">
            <text:p>490.154</text:p>
          </table:table-cell>
          <table:table-cell office:value-type="float" office:value="151784" table:style-name="ce10">
            <text:p>151.784</text:p>
          </table:table-cell>
          <table:table-cell office:value-type="float" office:value="138" table:style-name="ce10">
            <text:p>138</text:p>
          </table:table-cell>
          <table:table-cell office:value-type="string" table:style-name="ce10">
            <text:p>-</text:p>
          </table:table-cell>
          <table:table-cell office:value-type="float" office:value="571262" table:style-name="ce10">
            <text:p>571.262</text:p>
          </table:table-cell>
          <table:table-cell office:value-type="float" office:value="70746" table:style-name="ce10">
            <text:p>70.746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297597" table:style-name="ce10">
            <text:p>297.597</text:p>
          </table:table-cell>
          <table:table-cell office:value-type="float" office:value="344342" table:style-name="ce10">
            <text:p>344.342</text:p>
          </table:table-cell>
          <table:table-cell office:value-type="float" office:value="0" table:style-name="ce10">
            <text:p>0</text:p>
          </table:table-cell>
          <table:table-cell office:value-type="float" office:value="138" table:style-name="ce10">
            <text:p>138</text:p>
          </table:table-cell>
          <table:table-cell office:value-type="float" office:value="371134" table:style-name="ce10">
            <text:p>371.134</text:p>
          </table:table-cell>
          <table:table-cell office:value-type="float" office:value="270005" table:style-name="ce10">
            <text:p>270.005</text:p>
          </table:table-cell>
          <table:table-cell office:value-type="float" office:value="938" table:style-name="ce10">
            <text:p>938</text:p>
          </table:table-cell>
          <table:table-cell office:value-type="string" table:style-name="ce10">
            <text:p>-</text:p>
          </table:table-cell>
          <table:table-cell office:value-type="float" office:value="551030" table:style-name="ce10">
            <text:p>551.030</text:p>
          </table:table-cell>
          <table:table-cell office:value-type="float" office:value="91047" table:style-name="ce10">
            <text:p>91.04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56913" table:style-name="ce10">
            <text:p>556.913</text:p>
          </table:table-cell>
          <table:table-cell office:value-type="float" office:value="85135" table:style-name="ce10">
            <text:p>85.135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436645" table:style-name="ce10">
            <text:p>436.645</text:p>
          </table:table-cell>
          <table:table-cell office:value-type="float" office:value="205389" table:style-name="ce10">
            <text:p>205.389</text:p>
          </table:table-cell>
          <table:table-cell office:value-type="float" office:value="42" table:style-name="ce10">
            <text:p>42</text:p>
          </table:table-cell>
          <table:table-cell office:value-type="float" office:value="0" table:style-name="ce10">
            <text:p>0</text:p>
          </table:table-cell>
          <table:table-cell office:value-type="float" office:value="67692" table:style-name="ce10">
            <text:p>67.692</text:p>
          </table:table-cell>
          <table:table-cell office:value-type="float" office:value="570833" table:style-name="ce10">
            <text:p>570.833</text:p>
          </table:table-cell>
          <table:table-cell office:value-type="float" office:value="3552" table:style-name="ce10">
            <text:p>3.552</text:p>
          </table:table-cell>
          <table:table-cell office:value-type="float" office:value="0" table:style-name="ce10">
            <text:p>0</text:p>
          </table:table-cell>
          <table:table-cell office:value-type="float" office:value="392469" table:style-name="ce10">
            <text:p>392.469</text:p>
          </table:table-cell>
          <table:table-cell office:value-type="float" office:value="249608" table:style-name="ce10">
            <text:p>249.60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300612" table:style-name="ce10">
            <text:p>1.300.612</text:p>
          </table:table-cell>
          <table:table-cell office:value-type="float" office:value="327613" table:style-name="ce10">
            <text:p>327.613</text:p>
          </table:table-cell>
          <table:table-cell office:value-type="float" office:value="47" table:style-name="ce10">
            <text:p>47</text:p>
          </table:table-cell>
          <table:table-cell office:value-type="float" office:value="47" table:style-name="ce10">
            <text:p>47</text:p>
          </table:table-cell>
          <table:table-cell office:value-type="float" office:value="1460179" table:style-name="ce10">
            <text:p>1.460.179</text:p>
          </table:table-cell>
          <table:table-cell office:value-type="float" office:value="168140" table:style-name="ce10">
            <text:p>168.14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94925" table:style-name="ce10">
            <text:p>894.925</text:p>
          </table:table-cell>
          <table:table-cell office:value-type="float" office:value="733242" table:style-name="ce10">
            <text:p>733.242</text:p>
          </table:table-cell>
          <table:table-cell office:value-type="float" office:value="153" table:style-name="ce10">
            <text:p>153</text:p>
          </table:table-cell>
          <table:table-cell office:value-type="string" table:style-name="ce10">
            <text:p>-</text:p>
          </table:table-cell>
          <table:table-cell office:value-type="float" office:value="1097858" table:style-name="ce10">
            <text:p>1.097.858</text:p>
          </table:table-cell>
          <table:table-cell office:value-type="float" office:value="530461" table:style-name="ce10">
            <text:p>530.46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83194" table:style-name="ce10">
            <text:p>1.283.194</text:p>
          </table:table-cell>
          <table:table-cell office:value-type="float" office:value="345125" table:style-name="ce10">
            <text:p>345.1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06572" table:style-name="ce10">
            <text:p>606.572</text:p>
          </table:table-cell>
          <table:table-cell office:value-type="float" office:value="1021748" table:style-name="ce10">
            <text:p>1.021.74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77780" table:style-name="ce10">
            <text:p>677.780</text:p>
          </table:table-cell>
          <table:table-cell office:value-type="float" office:value="947523" table:style-name="ce10">
            <text:p>947.523</text:p>
          </table:table-cell>
          <table:table-cell office:value-type="float" office:value="3016" table:style-name="ce10">
            <text:p>3.016</text:p>
          </table:table-cell>
          <table:table-cell office:value-type="string" table:style-name="ce10">
            <text:p>-</text:p>
          </table:table-cell>
          <table:table-cell office:value-type="float" office:value="1149748" table:style-name="ce10">
            <text:p>1.149.748</text:p>
          </table:table-cell>
          <table:table-cell office:value-type="float" office:value="478119" table:style-name="ce10">
            <text:p>478.119</text:p>
          </table:table-cell>
          <table:table-cell office:value-type="float" office:value="426" table:style-name="ce10">
            <text:p>426</text:p>
          </table:table-cell>
          <table:table-cell office:value-type="float" office:value="26" table:style-name="ce10">
            <text:p>26</text:p>
          </table:table-cell>
          <table:table-cell office:value-type="float" office:value="1309614" table:style-name="ce10">
            <text:p>1.309.614</text:p>
          </table:table-cell>
          <table:table-cell office:value-type="float" office:value="317884" table:style-name="ce10">
            <text:p>317.884</text:p>
          </table:table-cell>
          <table:table-cell office:value-type="float" office:value="821" table:style-name="ce10">
            <text:p>821</text:p>
          </table:table-cell>
          <table:table-cell office:value-type="string" table:style-name="ce10">
            <text:p>-</text:p>
          </table:table-cell>
          <table:table-cell office:value-type="float" office:value="1028132" table:style-name="ce10">
            <text:p>1.028.132</text:p>
          </table:table-cell>
          <table:table-cell office:value-type="float" office:value="598913" table:style-name="ce10">
            <text:p>598.913</text:p>
          </table:table-cell>
          <table:table-cell office:value-type="float" office:value="198" table:style-name="ce10">
            <text:p>198</text:p>
          </table:table-cell>
          <table:table-cell office:value-type="float" office:value="1076" table:style-name="ce10">
            <text:p>1.076</text:p>
          </table:table-cell>
          <table:table-cell office:value-type="float" office:value="231792" table:style-name="ce10">
            <text:p>231.792</text:p>
          </table:table-cell>
          <table:table-cell office:value-type="float" office:value="1392801" table:style-name="ce10">
            <text:p>1.392.801</text:p>
          </table:table-cell>
          <table:table-cell office:value-type="float" office:value="3726" table:style-name="ce10">
            <text:p>3.726</text:p>
          </table:table-cell>
          <table:table-cell office:value-type="float" office:value="0" table:style-name="ce10">
            <text:p>0</text:p>
          </table:table-cell>
          <table:table-cell office:value-type="float" office:value="899165" table:style-name="ce10">
            <text:p>899.165</text:p>
          </table:table-cell>
          <table:table-cell office:value-type="float" office:value="729076" table:style-name="ce10">
            <text:p>729.076</text:p>
          </table:table-cell>
          <table:table-cell office:value-type="float" office:value="78" table:style-name="ce10">
            <text:p>78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372940" table:style-name="ce10">
            <text:p>2.372.940</text:p>
          </table:table-cell>
          <table:table-cell office:value-type="float" office:value="238747" table:style-name="ce10">
            <text:p>238.74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02911" table:style-name="ce10">
            <text:p>2.402.911</text:p>
          </table:table-cell>
          <table:table-cell office:value-type="float" office:value="207734" table:style-name="ce10">
            <text:p>207.734</text:p>
          </table:table-cell>
          <table:table-cell office:value-type="string" table:style-name="ce10">
            <text:p>-</text:p>
          </table:table-cell>
          <table:table-cell office:value-type="float" office:value="1042" table:style-name="ce10">
            <text:p>1.042</text:p>
          </table:table-cell>
          <table:table-cell office:value-type="float" office:value="1912322" table:style-name="ce10">
            <text:p>1.912.322</text:p>
          </table:table-cell>
          <table:table-cell office:value-type="float" office:value="696795" table:style-name="ce10">
            <text:p>696.795</text:p>
          </table:table-cell>
          <table:table-cell office:value-type="float" office:value="2571" table:style-name="ce10">
            <text:p>2.571</text:p>
          </table:table-cell>
          <table:table-cell office:value-type="string" table:style-name="ce10">
            <text:p>-</text:p>
          </table:table-cell>
          <table:table-cell office:value-type="float" office:value="2031164" table:style-name="ce10">
            <text:p>2.031.164</text:p>
          </table:table-cell>
          <table:table-cell office:value-type="float" office:value="576523" table:style-name="ce10">
            <text:p>576.523</text:p>
          </table:table-cell>
          <table:table-cell office:value-type="float" office:value="4000" table:style-name="ce10">
            <text:p>4.000</text:p>
          </table:table-cell>
          <table:table-cell office:value-type="string" table:style-name="ce10">
            <text:p>-</text:p>
          </table:table-cell>
          <table:table-cell office:value-type="float" office:value="2413275" table:style-name="ce10">
            <text:p>2.413.275</text:p>
          </table:table-cell>
          <table:table-cell office:value-type="float" office:value="198343" table:style-name="ce10">
            <text:p>198.343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1333516" table:style-name="ce10">
            <text:p>1.333.516</text:p>
          </table:table-cell>
          <table:table-cell office:value-type="float" office:value="1278033" table:style-name="ce10">
            <text:p>1.278.033</text:p>
          </table:table-cell>
          <table:table-cell office:value-type="float" office:value="0" table:style-name="ce10">
            <text:p>0</text:p>
          </table:table-cell>
          <table:table-cell office:value-type="float" office:value="138" table:style-name="ce10">
            <text:p>138</text:p>
          </table:table-cell>
          <table:table-cell office:value-type="float" office:value="1480226" table:style-name="ce10">
            <text:p>1.480.226</text:p>
          </table:table-cell>
          <table:table-cell office:value-type="float" office:value="1131462" table:style-name="ce10">
            <text:p>1.131.4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95009" table:style-name="ce10">
            <text:p>2.395.009</text:p>
          </table:table-cell>
          <table:table-cell office:value-type="float" office:value="216678" table:style-name="ce10">
            <text:p>216.6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23174" table:style-name="ce10">
            <text:p>2.323.174</text:p>
          </table:table-cell>
          <table:table-cell office:value-type="float" office:value="287973" table:style-name="ce10">
            <text:p>287.973</text:p>
          </table:table-cell>
          <table:table-cell office:value-type="float" office:value="540" table:style-name="ce10">
            <text:p>540</text:p>
          </table:table-cell>
          <table:table-cell office:value-type="string" table:style-name="ce10">
            <text:p>-</text:p>
          </table:table-cell>
          <table:table-cell office:value-type="float" office:value="1808194" table:style-name="ce10">
            <text:p>1.808.194</text:p>
          </table:table-cell>
          <table:table-cell office:value-type="float" office:value="803167" table:style-name="ce10">
            <text:p>803.167</text:p>
          </table:table-cell>
          <table:table-cell office:value-type="float" office:value="327" table:style-name="ce10">
            <text:p>327</text:p>
          </table:table-cell>
          <table:table-cell office:value-type="float" office:value="0" table:style-name="ce10">
            <text:p>0</text:p>
          </table:table-cell>
          <table:table-cell office:value-type="float" office:value="204871" table:style-name="ce10">
            <text:p>204.871</text:p>
          </table:table-cell>
          <table:table-cell office:value-type="float" office:value="2406469" table:style-name="ce10">
            <text:p>2.406.469</text:p>
          </table:table-cell>
          <table:table-cell office:value-type="float" office:value="347" table:style-name="ce10">
            <text:p>347</text:p>
          </table:table-cell>
          <table:table-cell office:value-type="float" office:value="0" table:style-name="ce10">
            <text:p>0</text:p>
          </table:table-cell>
          <table:table-cell office:value-type="float" office:value="1446448" table:style-name="ce10">
            <text:p>1.446.448</text:p>
          </table:table-cell>
          <table:table-cell office:value-type="float" office:value="1163846" table:style-name="ce10">
            <text:p>1.163.846</text:p>
          </table:table-cell>
          <table:table-cell office:value-type="float" office:value="1394" table:style-name="ce10">
            <text:p>1.394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673552" table:style-name="ce10">
            <text:p>3.673.552</text:p>
          </table:table-cell>
          <table:table-cell office:value-type="float" office:value="566361" table:style-name="ce10">
            <text:p>566.361</text:p>
          </table:table-cell>
          <table:table-cell office:value-type="float" office:value="47" table:style-name="ce10">
            <text:p>47</text:p>
          </table:table-cell>
          <table:table-cell office:value-type="float" office:value="47" table:style-name="ce10">
            <text:p>47</text:p>
          </table:table-cell>
          <table:table-cell office:value-type="float" office:value="3863090" table:style-name="ce10">
            <text:p>3.863.090</text:p>
          </table:table-cell>
          <table:table-cell office:value-type="float" office:value="375874" table:style-name="ce10">
            <text:p>375.874</text:p>
          </table:table-cell>
          <table:table-cell office:value-type="string" table:style-name="ce10">
            <text:p>-</text:p>
          </table:table-cell>
          <table:table-cell office:value-type="float" office:value="1042" table:style-name="ce10">
            <text:p>1.042</text:p>
          </table:table-cell>
          <table:table-cell office:value-type="float" office:value="2807246" table:style-name="ce10">
            <text:p>2.807.246</text:p>
          </table:table-cell>
          <table:table-cell office:value-type="float" office:value="1430037" table:style-name="ce10">
            <text:p>1.430.037</text:p>
          </table:table-cell>
          <table:table-cell office:value-type="float" office:value="2724" table:style-name="ce10">
            <text:p>2.724</text:p>
          </table:table-cell>
          <table:table-cell office:value-type="string" table:style-name="ce10">
            <text:p>-</text:p>
          </table:table-cell>
          <table:table-cell office:value-type="float" office:value="3129022" table:style-name="ce10">
            <text:p>3.129.022</text:p>
          </table:table-cell>
          <table:table-cell office:value-type="float" office:value="1106985" table:style-name="ce10">
            <text:p>1.106.985</text:p>
          </table:table-cell>
          <table:table-cell office:value-type="float" office:value="4000" table:style-name="ce10">
            <text:p>4.000</text:p>
          </table:table-cell>
          <table:table-cell office:value-type="string" table:style-name="ce10">
            <text:p>-</text:p>
          </table:table-cell>
          <table:table-cell office:value-type="float" office:value="3696469" table:style-name="ce10">
            <text:p>3.696.469</text:p>
          </table:table-cell>
          <table:table-cell office:value-type="float" office:value="543469" table:style-name="ce10">
            <text:p>543.469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1940088" table:style-name="ce10">
            <text:p>1.940.088</text:p>
          </table:table-cell>
          <table:table-cell office:value-type="float" office:value="2299780" table:style-name="ce10">
            <text:p>2.299.780</text:p>
          </table:table-cell>
          <table:table-cell office:value-type="float" office:value="0" table:style-name="ce10">
            <text:p>0</text:p>
          </table:table-cell>
          <table:table-cell office:value-type="float" office:value="138" table:style-name="ce10">
            <text:p>138</text:p>
          </table:table-cell>
          <table:table-cell office:value-type="float" office:value="2158005" table:style-name="ce10">
            <text:p>2.158.005</text:p>
          </table:table-cell>
          <table:table-cell office:value-type="float" office:value="2078985" table:style-name="ce10">
            <text:p>2.078.985</text:p>
          </table:table-cell>
          <table:table-cell office:value-type="float" office:value="3016" table:style-name="ce10">
            <text:p>3.016</text:p>
          </table:table-cell>
          <table:table-cell office:value-type="string" table:style-name="ce10">
            <text:p>-</text:p>
          </table:table-cell>
          <table:table-cell office:value-type="float" office:value="3544757" table:style-name="ce10">
            <text:p>3.544.757</text:p>
          </table:table-cell>
          <table:table-cell office:value-type="float" office:value="694797" table:style-name="ce10">
            <text:p>694.797</text:p>
          </table:table-cell>
          <table:table-cell office:value-type="float" office:value="426" table:style-name="ce10">
            <text:p>426</text:p>
          </table:table-cell>
          <table:table-cell office:value-type="float" office:value="26" table:style-name="ce10">
            <text:p>26</text:p>
          </table:table-cell>
          <table:table-cell office:value-type="float" office:value="3632788" table:style-name="ce10">
            <text:p>3.632.788</text:p>
          </table:table-cell>
          <table:table-cell office:value-type="float" office:value="605857" table:style-name="ce10">
            <text:p>605.857</text:p>
          </table:table-cell>
          <table:table-cell office:value-type="float" office:value="1361" table:style-name="ce10">
            <text:p>1.361</text:p>
          </table:table-cell>
          <table:table-cell office:value-type="string" table:style-name="ce10">
            <text:p>-</text:p>
          </table:table-cell>
          <table:table-cell office:value-type="float" office:value="2836326" table:style-name="ce10">
            <text:p>2.836.326</text:p>
          </table:table-cell>
          <table:table-cell office:value-type="float" office:value="1402080" table:style-name="ce10">
            <text:p>1.402.080</text:p>
          </table:table-cell>
          <table:table-cell office:value-type="float" office:value="525" table:style-name="ce10">
            <text:p>525</text:p>
          </table:table-cell>
          <table:table-cell office:value-type="float" office:value="1076" table:style-name="ce10">
            <text:p>1.076</text:p>
          </table:table-cell>
          <table:table-cell office:value-type="float" office:value="436663" table:style-name="ce10">
            <text:p>436.663</text:p>
          </table:table-cell>
          <table:table-cell office:value-type="float" office:value="3799270" table:style-name="ce10">
            <text:p>3.799.270</text:p>
          </table:table-cell>
          <table:table-cell office:value-type="float" office:value="4073" table:style-name="ce10">
            <text:p>4.073</text:p>
          </table:table-cell>
          <table:table-cell office:value-type="float" office:value="0" table:style-name="ce10">
            <text:p>0</text:p>
          </table:table-cell>
          <table:table-cell office:value-type="float" office:value="2345612" table:style-name="ce10">
            <text:p>2.345.612</text:p>
          </table:table-cell>
          <table:table-cell office:value-type="float" office:value="1892922" table:style-name="ce10">
            <text:p>1.892.922</text:p>
          </table:table-cell>
          <table:table-cell office:value-type="float" office:value="1472" table:style-name="ce10">
            <text:p>1.472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756650" table:style-name="ce10">
            <text:p>756.650</text:p>
          </table:table-cell>
          <table:table-cell office:value-type="float" office:value="79779" table:style-name="ce10">
            <text:p>79.779</text:p>
          </table:table-cell>
          <table:table-cell office:value-type="float" office:value="247" table:style-name="ce10">
            <text:p>247</text:p>
          </table:table-cell>
          <table:table-cell office:value-type="float" office:value="0" table:style-name="ce10">
            <text:p>0</text:p>
          </table:table-cell>
          <table:table-cell office:value-type="float" office:value="810495" table:style-name="ce10">
            <text:p>810.495</text:p>
          </table:table-cell>
          <table:table-cell office:value-type="float" office:value="26181" table:style-name="ce10">
            <text:p>26.1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60013" table:style-name="ce10">
            <text:p>560.013</text:p>
          </table:table-cell>
          <table:table-cell office:value-type="float" office:value="276322" table:style-name="ce10">
            <text:p>276.322</text:p>
          </table:table-cell>
          <table:table-cell office:value-type="float" office:value="340" table:style-name="ce10">
            <text:p>340</text:p>
          </table:table-cell>
          <table:table-cell office:value-type="string" table:style-name="ce10">
            <text:p>-</text:p>
          </table:table-cell>
          <table:table-cell office:value-type="float" office:value="669477" table:style-name="ce10">
            <text:p>669.477</text:p>
          </table:table-cell>
          <table:table-cell office:value-type="float" office:value="167199" table:style-name="ce10">
            <text:p>167.1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41998" table:style-name="ce10">
            <text:p>741.998</text:p>
          </table:table-cell>
          <table:table-cell office:value-type="float" office:value="94678" table:style-name="ce10">
            <text:p>94.6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35184" table:style-name="ce10">
            <text:p>435.184</text:p>
          </table:table-cell>
          <table:table-cell office:value-type="float" office:value="401152" table:style-name="ce10">
            <text:p>401.152</text:p>
          </table:table-cell>
          <table:table-cell office:value-type="float" office:value="340" table:style-name="ce10">
            <text:p>340</text:p>
          </table:table-cell>
          <table:table-cell office:value-type="float" office:value="0" table:style-name="ce10">
            <text:p>0</text:p>
          </table:table-cell>
          <table:table-cell office:value-type="float" office:value="505747" table:style-name="ce10">
            <text:p>505.747</text:p>
          </table:table-cell>
          <table:table-cell office:value-type="float" office:value="330928" table:style-name="ce10">
            <text:p>330.9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68737" table:style-name="ce10">
            <text:p>668.737</text:p>
          </table:table-cell>
          <table:table-cell office:value-type="float" office:value="167939" table:style-name="ce10">
            <text:p>167.9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61060" table:style-name="ce10">
            <text:p>761.060</text:p>
          </table:table-cell>
          <table:table-cell office:value-type="float" office:value="75562" table:style-name="ce10">
            <text:p>75.562</text:p>
          </table:table-cell>
          <table:table-cell office:value-type="float" office:value="53" table:style-name="ce10">
            <text:p>53</text:p>
          </table:table-cell>
          <table:table-cell office:value-type="string" table:style-name="ce10">
            <text:p>-</text:p>
          </table:table-cell>
          <table:table-cell office:value-type="float" office:value="609275" table:style-name="ce10">
            <text:p>609.275</text:p>
          </table:table-cell>
          <table:table-cell office:value-type="float" office:value="225456" table:style-name="ce10">
            <text:p>225.456</text:p>
          </table:table-cell>
          <table:table-cell office:value-type="float" office:value="340" table:style-name="ce10">
            <text:p>340</text:p>
          </table:table-cell>
          <table:table-cell office:value-type="float" office:value="1606" table:style-name="ce10">
            <text:p>1.606</text:p>
          </table:table-cell>
          <table:table-cell office:value-type="float" office:value="92431" table:style-name="ce10">
            <text:p>92.431</text:p>
          </table:table-cell>
          <table:table-cell office:value-type="float" office:value="739923" table:style-name="ce10">
            <text:p>739.923</text:p>
          </table:table-cell>
          <table:table-cell office:value-type="float" office:value="3552" table:style-name="ce10">
            <text:p>3.552</text:p>
          </table:table-cell>
          <table:table-cell office:value-type="float" office:value="769" table:style-name="ce10">
            <text:p>769</text:p>
          </table:table-cell>
          <table:table-cell office:value-type="float" office:value="548427" table:style-name="ce10">
            <text:p>548.427</text:p>
          </table:table-cell>
          <table:table-cell office:value-type="float" office:value="288249" table:style-name="ce10">
            <text:p>288.24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370950" table:style-name="ce10">
            <text:p>1.370.950</text:p>
          </table:table-cell>
          <table:table-cell office:value-type="float" office:value="404872" table:style-name="ce10">
            <text:p>404.872</text:p>
          </table:table-cell>
          <table:table-cell office:value-type="float" office:value="294" table:style-name="ce10">
            <text:p>294</text:p>
          </table:table-cell>
          <table:table-cell office:value-type="float" office:value="47" table:style-name="ce10">
            <text:p>47</text:p>
          </table:table-cell>
          <table:table-cell office:value-type="float" office:value="1608785" table:style-name="ce10">
            <text:p>1.608.785</text:p>
          </table:table-cell>
          <table:table-cell office:value-type="float" office:value="166997" table:style-name="ce10">
            <text:p>166.997</text:p>
          </table:table-cell>
          <table:table-cell office:value-type="string" table:style-name="ce10">
            <text:p>-</text:p>
          </table:table-cell>
          <table:table-cell office:value-type="float" office:value="381" table:style-name="ce10">
            <text:p>381</text:p>
          </table:table-cell>
          <table:table-cell office:value-type="float" office:value="831988" table:style-name="ce10">
            <text:p>831.988</text:p>
          </table:table-cell>
          <table:table-cell office:value-type="float" office:value="944023" table:style-name="ce10">
            <text:p>944.023</text:p>
          </table:table-cell>
          <table:table-cell office:value-type="float" office:value="153" table:style-name="ce10">
            <text:p>153</text:p>
          </table:table-cell>
          <table:table-cell office:value-type="string" table:style-name="ce10">
            <text:p>-</text:p>
          </table:table-cell>
          <table:table-cell office:value-type="float" office:value="1092252" table:style-name="ce10">
            <text:p>1.092.252</text:p>
          </table:table-cell>
          <table:table-cell office:value-type="float" office:value="679911" table:style-name="ce10">
            <text:p>679.911</text:p>
          </table:table-cell>
          <table:table-cell office:value-type="float" office:value="4000" table:style-name="ce10">
            <text:p>4.000</text:p>
          </table:table-cell>
          <table:table-cell office:value-type="string" table:style-name="ce10">
            <text:p>-</text:p>
          </table:table-cell>
          <table:table-cell office:value-type="float" office:value="1292143" table:style-name="ce10">
            <text:p>1.292.143</text:p>
          </table:table-cell>
          <table:table-cell office:value-type="float" office:value="483951" table:style-name="ce10">
            <text:p>483.951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536448" table:style-name="ce10">
            <text:p>536.448</text:p>
          </table:table-cell>
          <table:table-cell office:value-type="float" office:value="1239576" table:style-name="ce10">
            <text:p>1.239.576</text:p>
          </table:table-cell>
          <table:table-cell office:value-type="float" office:value="0" table:style-name="ce10">
            <text:p>0</text:p>
          </table:table-cell>
          <table:table-cell office:value-type="float" office:value="138" table:style-name="ce10">
            <text:p>138</text:p>
          </table:table-cell>
          <table:table-cell office:value-type="float" office:value="668349" table:style-name="ce10">
            <text:p>668.349</text:p>
          </table:table-cell>
          <table:table-cell office:value-type="float" office:value="1105278" table:style-name="ce10">
            <text:p>1.105.278</text:p>
          </table:table-cell>
          <table:table-cell office:value-type="float" office:value="2536" table:style-name="ce10">
            <text:p>2.536</text:p>
          </table:table-cell>
          <table:table-cell office:value-type="string" table:style-name="ce10">
            <text:p>-</text:p>
          </table:table-cell>
          <table:table-cell office:value-type="float" office:value="1084021" table:style-name="ce10">
            <text:p>1.084.021</text:p>
          </table:table-cell>
          <table:table-cell office:value-type="float" office:value="691716" table:style-name="ce10">
            <text:p>691.716</text:p>
          </table:table-cell>
          <table:table-cell office:value-type="float" office:value="426" table:style-name="ce10">
            <text:p>426</text:p>
          </table:table-cell>
          <table:table-cell office:value-type="float" office:value="0" table:style-name="ce10">
            <text:p>0</text:p>
          </table:table-cell>
          <table:table-cell office:value-type="float" office:value="1395112" table:style-name="ce10">
            <text:p>1.395.112</text:p>
          </table:table-cell>
          <table:table-cell office:value-type="float" office:value="380230" table:style-name="ce10">
            <text:p>380.230</text:p>
          </table:table-cell>
          <table:table-cell office:value-type="float" office:value="821" table:style-name="ce10">
            <text:p>821</text:p>
          </table:table-cell>
          <table:table-cell office:value-type="string" table:style-name="ce10">
            <text:p>-</text:p>
          </table:table-cell>
          <table:table-cell office:value-type="float" office:value="1141865" table:style-name="ce10">
            <text:p>1.141.865</text:p>
          </table:table-cell>
          <table:table-cell office:value-type="float" office:value="631376" table:style-name="ce10">
            <text:p>631.376</text:p>
          </table:table-cell>
          <table:table-cell office:value-type="float" office:value="240" table:style-name="ce10">
            <text:p>240</text:p>
          </table:table-cell>
          <table:table-cell office:value-type="float" office:value="2681" table:style-name="ce10">
            <text:p>2.681</text:p>
          </table:table-cell>
          <table:table-cell office:value-type="float" office:value="280045" table:style-name="ce10">
            <text:p>280.045</text:p>
          </table:table-cell>
          <table:table-cell office:value-type="float" office:value="1491622" table:style-name="ce10">
            <text:p>1.491.622</text:p>
          </table:table-cell>
          <table:table-cell office:value-type="float" office:value="3726" table:style-name="ce10">
            <text:p>3.726</text:p>
          </table:table-cell>
          <table:table-cell office:value-type="float" office:value="769" table:style-name="ce10">
            <text:p>769</text:p>
          </table:table-cell>
          <table:table-cell office:value-type="float" office:value="923688" table:style-name="ce10">
            <text:p>923.688</text:p>
          </table:table-cell>
          <table:table-cell office:value-type="float" office:value="851383" table:style-name="ce10">
            <text:p>851.383</text:p>
          </table:table-cell>
          <table:table-cell office:value-type="float" office:value="1092" table:style-name="ce10">
            <text:p>1.092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205023" table:style-name="ce10">
            <text:p>1.205.023</text:p>
          </table:table-cell>
          <table:table-cell office:value-type="float" office:value="130159" table:style-name="ce10">
            <text:p>130.15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23310" table:style-name="ce10">
            <text:p>1.223.310</text:p>
          </table:table-cell>
          <table:table-cell office:value-type="float" office:value="111211" table:style-name="ce10">
            <text:p>111.211</text:p>
          </table:table-cell>
          <table:table-cell office:value-type="string" table:style-name="ce10">
            <text:p>-</text:p>
          </table:table-cell>
          <table:table-cell office:value-type="float" office:value="661" table:style-name="ce10">
            <text:p>661</text:p>
          </table:table-cell>
          <table:table-cell office:value-type="float" office:value="944121" table:style-name="ce10">
            <text:p>944.121</text:p>
          </table:table-cell>
          <table:table-cell office:value-type="float" office:value="390721" table:style-name="ce10">
            <text:p>390.721</text:p>
          </table:table-cell>
          <table:table-cell office:value-type="float" office:value="340" table:style-name="ce10">
            <text:p>340</text:p>
          </table:table-cell>
          <table:table-cell office:value-type="string" table:style-name="ce10">
            <text:p>-</text:p>
          </table:table-cell>
          <table:table-cell office:value-type="float" office:value="1040154" table:style-name="ce10">
            <text:p>1.040.154</text:p>
          </table:table-cell>
          <table:table-cell office:value-type="float" office:value="295028" table:style-name="ce10">
            <text:p>295.0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51179" table:style-name="ce10">
            <text:p>1.251.179</text:p>
          </table:table-cell>
          <table:table-cell office:value-type="float" office:value="84003" table:style-name="ce10">
            <text:p>84.0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64273" table:style-name="ce10">
            <text:p>664.273</text:p>
          </table:table-cell>
          <table:table-cell office:value-type="float" office:value="670569" table:style-name="ce10">
            <text:p>670.569</text:p>
          </table:table-cell>
          <table:table-cell office:value-type="float" office:value="340" table:style-name="ce10">
            <text:p>340</text:p>
          </table:table-cell>
          <table:table-cell office:value-type="float" office:value="0" table:style-name="ce10">
            <text:p>0</text:p>
          </table:table-cell>
          <table:table-cell office:value-type="float" office:value="730916" table:style-name="ce10">
            <text:p>730.916</text:p>
          </table:table-cell>
          <table:table-cell office:value-type="float" office:value="603785" table:style-name="ce10">
            <text:p>603.785</text:p>
          </table:table-cell>
          <table:table-cell office:value-type="float" office:value="481" table:style-name="ce10">
            <text:p>481</text:p>
          </table:table-cell>
          <table:table-cell office:value-type="string" table:style-name="ce10">
            <text:p>-</text:p>
          </table:table-cell>
          <table:table-cell office:value-type="float" office:value="1234602" table:style-name="ce10">
            <text:p>1.234.602</text:p>
          </table:table-cell>
          <table:table-cell office:value-type="float" office:value="100553" table:style-name="ce10">
            <text:p>100.553</text:p>
          </table:table-cell>
          <table:table-cell office:value-type="float" office:value="0" table:style-name="ce10">
            <text:p>0</text:p>
          </table:table-cell>
          <table:table-cell office:value-type="float" office:value="26" table:style-name="ce10">
            <text:p>26</text:p>
          </table:table-cell>
          <table:table-cell office:value-type="float" office:value="1177332" table:style-name="ce10">
            <text:p>1.177.332</text:p>
          </table:table-cell>
          <table:table-cell office:value-type="float" office:value="157821" table:style-name="ce10">
            <text:p>157.821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924057" table:style-name="ce10">
            <text:p>924.057</text:p>
          </table:table-cell>
          <table:table-cell office:value-type="float" office:value="410576" table:style-name="ce10">
            <text:p>410.576</text:p>
          </table:table-cell>
          <table:table-cell office:value-type="float" office:value="549" table:style-name="ce10">
            <text:p>549</text:p>
          </table:table-cell>
          <table:table-cell office:value-type="float" office:value="0" table:style-name="ce10">
            <text:p>0</text:p>
          </table:table-cell>
          <table:table-cell office:value-type="float" office:value="91999" table:style-name="ce10">
            <text:p>91.999</text:p>
          </table:table-cell>
          <table:table-cell office:value-type="float" office:value="1243183" table:style-name="ce10">
            <text:p>1.243.18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62818" table:style-name="ce10">
            <text:p>762.818</text:p>
          </table:table-cell>
          <table:table-cell office:value-type="float" office:value="572030" table:style-name="ce10">
            <text:p>572.030</text:p>
          </table:table-cell>
          <table:table-cell office:value-type="float" office:value="333" table:style-name="ce10">
            <text:p>333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854228" table:style-name="ce10">
            <text:p>1.854.228</text:p>
          </table:table-cell>
          <table:table-cell office:value-type="float" office:value="111110" table:style-name="ce10">
            <text:p>111.1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41490" table:style-name="ce10">
            <text:p>1.841.490</text:p>
          </table:table-cell>
          <table:table-cell office:value-type="float" office:value="123847" table:style-name="ce10">
            <text:p>123.84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91151" table:style-name="ce10">
            <text:p>1.591.151</text:p>
          </table:table-cell>
          <table:table-cell office:value-type="float" office:value="371615" table:style-name="ce10">
            <text:p>371.615</text:p>
          </table:table-cell>
          <table:table-cell office:value-type="float" office:value="2571" table:style-name="ce10">
            <text:p>2.571</text:p>
          </table:table-cell>
          <table:table-cell office:value-type="string" table:style-name="ce10">
            <text:p>-</text:p>
          </table:table-cell>
          <table:table-cell office:value-type="float" office:value="1666093" table:style-name="ce10">
            <text:p>1.666.093</text:p>
          </table:table-cell>
          <table:table-cell office:value-type="float" office:value="299245" table:style-name="ce10">
            <text:p>299.2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95145" table:style-name="ce10">
            <text:p>1.895.145</text:p>
          </table:table-cell>
          <table:table-cell office:value-type="float" office:value="70192" table:style-name="ce10">
            <text:p>70.19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74551" table:style-name="ce10">
            <text:p>1.174.551</text:p>
          </table:table-cell>
          <table:table-cell office:value-type="float" office:value="790787" table:style-name="ce10">
            <text:p>790.78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64487" table:style-name="ce10">
            <text:p>1.264.487</text:p>
          </table:table-cell>
          <table:table-cell office:value-type="float" office:value="700850" table:style-name="ce10">
            <text:p>700.8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94871" table:style-name="ce10">
            <text:p>1.894.871</text:p>
          </table:table-cell>
          <table:table-cell office:value-type="float" office:value="70466" table:style-name="ce10">
            <text:p>70.46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21405" table:style-name="ce10">
            <text:p>1.821.405</text:p>
          </table:table-cell>
          <table:table-cell office:value-type="float" office:value="143369" table:style-name="ce10">
            <text:p>143.369</text:p>
          </table:table-cell>
          <table:table-cell office:value-type="float" office:value="564" table:style-name="ce10">
            <text:p>564</text:p>
          </table:table-cell>
          <table:table-cell office:value-type="string" table:style-name="ce10">
            <text:p>-</text:p>
          </table:table-cell>
          <table:table-cell office:value-type="float" office:value="1379679" table:style-name="ce10">
            <text:p>1.379.679</text:p>
          </table:table-cell>
          <table:table-cell office:value-type="float" office:value="585584" table:style-name="ce10">
            <text:p>585.584</text:p>
          </table:table-cell>
          <table:table-cell office:value-type="float" office:value="75" table:style-name="ce10">
            <text:p>75</text:p>
          </table:table-cell>
          <table:table-cell office:value-type="float" office:value="0" table:style-name="ce10">
            <text:p>0</text:p>
          </table:table-cell>
          <table:table-cell office:value-type="float" office:value="157050" table:style-name="ce10">
            <text:p>157.050</text:p>
          </table:table-cell>
          <table:table-cell office:value-type="float" office:value="1804388" table:style-name="ce10">
            <text:p>1.804.388</text:p>
          </table:table-cell>
          <table:table-cell office:value-type="float" office:value="3899" table:style-name="ce10">
            <text:p>3.899</text:p>
          </table:table-cell>
          <table:table-cell office:value-type="float" office:value="0" table:style-name="ce10">
            <text:p>0</text:p>
          </table:table-cell>
          <table:table-cell office:value-type="float" office:value="1207532" table:style-name="ce10">
            <text:p>1.207.532</text:p>
          </table:table-cell>
          <table:table-cell office:value-type="float" office:value="757758" table:style-name="ce10">
            <text:p>757.758</text:p>
          </table:table-cell>
          <table:table-cell office:value-type="float" office:value="47" table:style-name="ce10">
            <text:p>47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3"/>
          <table:covered-table-cell table:number-columns-repeated="50"/>
          <table:table-cell table:number-columns-repeated="16333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C6 – ALUNOS, POR PERCEPÇÃO SOBRE OS EFEITOS DO USO DA INTERNET NAS ATIVIDADES DE APRENDIZAGEM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4">
            <text:p>Total de alunos usuários de Internet<text:s/>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5">
            <text:p>A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pensar no que quer trabalhar no futuro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667180" table:style-name="ce10">
            <text:p>4.667.180</text:p>
          </table:table-cell>
          <table:table-cell office:value-type="float" office:value="407495" table:style-name="ce10">
            <text:p>407.495</text:p>
          </table:table-cell>
          <table:table-cell office:value-type="float" office:value="1862" table:style-name="ce10">
            <text:p>1.862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4371617" table:style-name="ce10">
            <text:p>4.371.617</text:p>
          </table:table-cell>
          <table:table-cell office:value-type="float" office:value="694754" table:style-name="ce10">
            <text:p>694.754</text:p>
          </table:table-cell>
          <table:table-cell office:value-type="float" office:value="10311" table:style-name="ce10">
            <text:p>10.31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62822" table:style-name="ce10">
            <text:p>4.362.822</text:p>
          </table:table-cell>
          <table:table-cell office:value-type="float" office:value="710050" table:style-name="ce10">
            <text:p>710.050</text:p>
          </table:table-cell>
          <table:table-cell office:value-type="float" office:value="3810" table:style-name="ce10">
            <text:p>3.8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68007" table:style-name="ce10">
            <text:p>3.568.007</text:p>
          </table:table-cell>
          <table:table-cell office:value-type="float" office:value="1501679" table:style-name="ce10">
            <text:p>1.501.679</text:p>
          </table:table-cell>
          <table:table-cell office:value-type="float" office:value="4704" table:style-name="ce10">
            <text:p>4.704</text:p>
          </table:table-cell>
          <table:table-cell office:value-type="float" office:value="2292" table:style-name="ce10">
            <text:p>2.292</text:p>
          </table:table-cell>
          <table:table-cell office:value-type="float" office:value="0" table:style-name="ce10">
            <text:p>0</text:p>
          </table:table-cell>
          <table:table-cell office:value-type="float" office:value="4701801" table:style-name="ce10">
            <text:p>4.701.801</text:p>
          </table:table-cell>
          <table:table-cell office:value-type="float" office:value="374559" table:style-name="ce10">
            <text:p>374.559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26711" table:style-name="ce10">
            <text:p>3.926.711</text:p>
          </table:table-cell>
          <table:table-cell office:value-type="float" office:value="1145267" table:style-name="ce10">
            <text:p>1.145.267</text:p>
          </table:table-cell>
          <table:table-cell office:value-type="float" office:value="4018" table:style-name="ce10">
            <text:p>4.018</text:p>
          </table:table-cell>
          <table:table-cell office:value-type="float" office:value="686" table:style-name="ce10">
            <text:p>686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395565" table:style-name="ce10">
            <text:p>2.395.565</text:p>
          </table:table-cell>
          <table:table-cell office:value-type="float" office:value="203399" table:style-name="ce10">
            <text:p>203.399</text:p>
          </table:table-cell>
          <table:table-cell office:value-type="float" office:value="349" table:style-name="ce10">
            <text:p>349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2257938" table:style-name="ce10">
            <text:p>2.257.938</text:p>
          </table:table-cell>
          <table:table-cell office:value-type="float" office:value="334152" table:style-name="ce10">
            <text:p>334.152</text:p>
          </table:table-cell>
          <table:table-cell office:value-type="float" office:value="7367" table:style-name="ce10">
            <text:p>7.3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20262" table:style-name="ce10">
            <text:p>2.220.262</text:p>
          </table:table-cell>
          <table:table-cell office:value-type="float" office:value="377377" table:style-name="ce10">
            <text:p>377.377</text:p>
          </table:table-cell>
          <table:table-cell office:value-type="float" office:value="1818" table:style-name="ce10">
            <text:p>1.81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40672" table:style-name="ce10">
            <text:p>1.840.672</text:p>
          </table:table-cell>
          <table:table-cell office:value-type="float" office:value="756596" table:style-name="ce10">
            <text:p>756.596</text:p>
          </table:table-cell>
          <table:table-cell office:value-type="float" office:value="2189" table:style-name="ce10">
            <text:p>2.18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25663" table:style-name="ce10">
            <text:p>2.425.663</text:p>
          </table:table-cell>
          <table:table-cell office:value-type="float" office:value="173794" table:style-name="ce10">
            <text:p>173.79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03556" table:style-name="ce10">
            <text:p>2.003.556</text:p>
          </table:table-cell>
          <table:table-cell office:value-type="float" office:value="595591" table:style-name="ce10">
            <text:p>595.591</text:p>
          </table:table-cell>
          <table:table-cell office:value-type="float" office:value="310" table:style-name="ce10">
            <text:p>3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271615" table:style-name="ce10">
            <text:p>2.271.615</text:p>
          </table:table-cell>
          <table:table-cell office:value-type="float" office:value="204096" table:style-name="ce10">
            <text:p>204.096</text:p>
          </table:table-cell>
          <table:table-cell office:value-type="float" office:value="1513" table:style-name="ce10">
            <text:p>1.51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13679" table:style-name="ce10">
            <text:p>2.113.679</text:p>
          </table:table-cell>
          <table:table-cell office:value-type="float" office:value="360602" table:style-name="ce10">
            <text:p>360.602</text:p>
          </table:table-cell>
          <table:table-cell office:value-type="float" office:value="2944" table:style-name="ce10">
            <text:p>2.94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42560" table:style-name="ce10">
            <text:p>2.142.560</text:p>
          </table:table-cell>
          <table:table-cell office:value-type="float" office:value="332673" table:style-name="ce10">
            <text:p>332.673</text:p>
          </table:table-cell>
          <table:table-cell office:value-type="float" office:value="1992" table:style-name="ce10">
            <text:p>1.9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27335" table:style-name="ce10">
            <text:p>1.727.335</text:p>
          </table:table-cell>
          <table:table-cell office:value-type="float" office:value="745083" table:style-name="ce10">
            <text:p>745.083</text:p>
          </table:table-cell>
          <table:table-cell office:value-type="float" office:value="2514" table:style-name="ce10">
            <text:p>2.514</text:p>
          </table:table-cell>
          <table:table-cell office:value-type="float" office:value="2292" table:style-name="ce10">
            <text:p>2.292</text:p>
          </table:table-cell>
          <table:table-cell office:value-type="float" office:value="0" table:style-name="ce10">
            <text:p>0</text:p>
          </table:table-cell>
          <table:table-cell office:value-type="float" office:value="2276138" table:style-name="ce10">
            <text:p>2.276.138</text:p>
          </table:table-cell>
          <table:table-cell office:value-type="float" office:value="200765" table:style-name="ce10">
            <text:p>200.765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23155" table:style-name="ce10">
            <text:p>1.923.155</text:p>
          </table:table-cell>
          <table:table-cell office:value-type="float" office:value="549676" table:style-name="ce10">
            <text:p>549.676</text:p>
          </table:table-cell>
          <table:table-cell office:value-type="float" office:value="3707" table:style-name="ce10">
            <text:p>3.707</text:p>
          </table:table-cell>
          <table:table-cell office:value-type="float" office:value="686" table:style-name="ce10">
            <text:p>686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22429" table:style-name="ce10">
            <text:p>322.429</text:p>
          </table:table-cell>
          <table:table-cell office:value-type="float" office:value="23166" table:style-name="ce10">
            <text:p>23.166</text:p>
          </table:table-cell>
          <table:table-cell office:value-type="float" office:value="0" table:style-name="ce10">
            <text:p>0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313274" table:style-name="ce10">
            <text:p>313.274</text:p>
          </table:table-cell>
          <table:table-cell office:value-type="float" office:value="32465" table:style-name="ce10">
            <text:p>32.4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8543" table:style-name="ce10">
            <text:p>308.543</text:p>
          </table:table-cell>
          <table:table-cell office:value-type="float" office:value="37045" table:style-name="ce10">
            <text:p>37.045</text:p>
          </table:table-cell>
          <table:table-cell office:value-type="float" office:value="151" table:style-name="ce10">
            <text:p>1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9072" table:style-name="ce10">
            <text:p>259.072</text:p>
          </table:table-cell>
          <table:table-cell office:value-type="float" office:value="86668" table:style-name="ce10">
            <text:p>86.66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25765" table:style-name="ce10">
            <text:p>325.765</text:p>
          </table:table-cell>
          <table:table-cell office:value-type="float" office:value="19974" table:style-name="ce10">
            <text:p>19.97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5993" table:style-name="ce10">
            <text:p>285.993</text:p>
          </table:table-cell>
          <table:table-cell office:value-type="float" office:value="59703" table:style-name="ce10">
            <text:p>59.703</text:p>
          </table:table-cell>
          <table:table-cell office:value-type="float" office:value="44" table:style-name="ce10">
            <text:p>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59287" table:style-name="ce10">
            <text:p>459.287</text:p>
          </table:table-cell>
          <table:table-cell office:value-type="float" office:value="34352" table:style-name="ce10">
            <text:p>34.352</text:p>
          </table:table-cell>
          <table:table-cell office:value-type="float" office:value="655" table:style-name="ce10">
            <text:p>6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32832" table:style-name="ce10">
            <text:p>432.832</text:p>
          </table:table-cell>
          <table:table-cell office:value-type="float" office:value="60795" table:style-name="ce10">
            <text:p>60.795</text:p>
          </table:table-cell>
          <table:table-cell office:value-type="float" office:value="667" table:style-name="ce10">
            <text:p>6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0057" table:style-name="ce10">
            <text:p>430.057</text:p>
          </table:table-cell>
          <table:table-cell office:value-type="float" office:value="63809" table:style-name="ce10">
            <text:p>63.809</text:p>
          </table:table-cell>
          <table:table-cell office:value-type="float" office:value="428" table:style-name="ce10">
            <text:p>4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7412" table:style-name="ce10">
            <text:p>377.412</text:p>
          </table:table-cell>
          <table:table-cell office:value-type="float" office:value="116174" table:style-name="ce10">
            <text:p>116.174</text:p>
          </table:table-cell>
          <table:table-cell office:value-type="float" office:value="708" table:style-name="ce10">
            <text:p>70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55854" table:style-name="ce10">
            <text:p>455.854</text:p>
          </table:table-cell>
          <table:table-cell office:value-type="float" office:value="38440" table:style-name="ce10">
            <text:p>38.44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2728" table:style-name="ce10">
            <text:p>382.728</text:p>
          </table:table-cell>
          <table:table-cell office:value-type="float" office:value="110658" table:style-name="ce10">
            <text:p>110.658</text:p>
          </table:table-cell>
          <table:table-cell office:value-type="float" office:value="909" table:style-name="ce10">
            <text:p>90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168597" table:style-name="ce10">
            <text:p>1.168.597</text:p>
          </table:table-cell>
          <table:table-cell office:value-type="float" office:value="88486" table:style-name="ce10">
            <text:p>88.4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90906" table:style-name="ce10">
            <text:p>1.090.906</text:p>
          </table:table-cell>
          <table:table-cell office:value-type="float" office:value="165080" table:style-name="ce10">
            <text:p>165.080</text:p>
          </table:table-cell>
          <table:table-cell office:value-type="float" office:value="1096" table:style-name="ce10">
            <text:p>1.0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65604" table:style-name="ce10">
            <text:p>1.065.604</text:p>
          </table:table-cell>
          <table:table-cell office:value-type="float" office:value="190219" table:style-name="ce10">
            <text:p>190.219</text:p>
          </table:table-cell>
          <table:table-cell office:value-type="float" office:value="1260" table:style-name="ce10">
            <text:p>1.2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00909" table:style-name="ce10">
            <text:p>900.909</text:p>
          </table:table-cell>
          <table:table-cell office:value-type="float" office:value="353881" table:style-name="ce10">
            <text:p>353.881</text:p>
          </table:table-cell>
          <table:table-cell office:value-type="float" office:value="0" table:style-name="ce10">
            <text:p>0</text:p>
          </table:table-cell>
          <table:table-cell office:value-type="float" office:value="2292" table:style-name="ce10">
            <text:p>2.292</text:p>
          </table:table-cell>
          <table:table-cell office:value-type="float" office:value="0" table:style-name="ce10">
            <text:p>0</text:p>
          </table:table-cell>
          <table:table-cell office:value-type="float" office:value="1167896" table:style-name="ce10">
            <text:p>1.167.896</text:p>
          </table:table-cell>
          <table:table-cell office:value-type="float" office:value="89187" table:style-name="ce10">
            <text:p>89.1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99284" table:style-name="ce10">
            <text:p>999.284</text:p>
          </table:table-cell>
          <table:table-cell office:value-type="float" office:value="256662" table:style-name="ce10">
            <text:p>256.662</text:p>
          </table:table-cell>
          <table:table-cell office:value-type="float" office:value="450" table:style-name="ce10">
            <text:p>450</text:p>
          </table:table-cell>
          <table:table-cell office:value-type="float" office:value="686" table:style-name="ce10">
            <text:p>686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128034" table:style-name="ce10">
            <text:p>2.128.034</text:p>
          </table:table-cell>
          <table:table-cell office:value-type="float" office:value="209408" table:style-name="ce10">
            <text:p>209.408</text:p>
          </table:table-cell>
          <table:table-cell office:value-type="float" office:value="47" table:style-name="ce10">
            <text:p>4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65532" table:style-name="ce10">
            <text:p>1.965.532</text:p>
          </table:table-cell>
          <table:table-cell office:value-type="float" office:value="368021" table:style-name="ce10">
            <text:p>368.021</text:p>
          </table:table-cell>
          <table:table-cell office:value-type="float" office:value="3935" table:style-name="ce10">
            <text:p>3.93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99054" table:style-name="ce10">
            <text:p>1.999.054</text:p>
          </table:table-cell>
          <table:table-cell office:value-type="float" office:value="337853" table:style-name="ce10">
            <text:p>337.853</text:p>
          </table:table-cell>
          <table:table-cell office:value-type="float" office:value="581" table:style-name="ce10">
            <text:p>5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85414" table:style-name="ce10">
            <text:p>1.585.414</text:p>
          </table:table-cell>
          <table:table-cell office:value-type="float" office:value="749055" table:style-name="ce10">
            <text:p>749.055</text:p>
          </table:table-cell>
          <table:table-cell office:value-type="float" office:value="3020" table:style-name="ce10">
            <text:p>3.02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56628" table:style-name="ce10">
            <text:p>2.156.628</text:p>
          </table:table-cell>
          <table:table-cell office:value-type="float" office:value="180861" table:style-name="ce10">
            <text:p>180.86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74583" table:style-name="ce10">
            <text:p>1.774.583</text:p>
          </table:table-cell>
          <table:table-cell office:value-type="float" office:value="561200" table:style-name="ce10">
            <text:p>561.200</text:p>
          </table:table-cell>
          <table:table-cell office:value-type="float" office:value="1705" table:style-name="ce10">
            <text:p>1.70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88833" table:style-name="ce10">
            <text:p>588.833</text:p>
          </table:table-cell>
          <table:table-cell office:value-type="float" office:value="52084" table:style-name="ce10">
            <text:p>52.084</text:p>
          </table:table-cell>
          <table:table-cell office:value-type="float" office:value="1160" table:style-name="ce10">
            <text:p>1.16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69072" table:style-name="ce10">
            <text:p>569.072</text:p>
          </table:table-cell>
          <table:table-cell office:value-type="float" office:value="68392" table:style-name="ce10">
            <text:p>68.392</text:p>
          </table:table-cell>
          <table:table-cell office:value-type="float" office:value="4613" table:style-name="ce10">
            <text:p>4.61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59563" table:style-name="ce10">
            <text:p>559.563</text:p>
          </table:table-cell>
          <table:table-cell office:value-type="float" office:value="81124" table:style-name="ce10">
            <text:p>81.124</text:p>
          </table:table-cell>
          <table:table-cell office:value-type="float" office:value="1390" table:style-name="ce10">
            <text:p>1.39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45201" table:style-name="ce10">
            <text:p>445.201</text:p>
          </table:table-cell>
          <table:table-cell office:value-type="float" office:value="195901" table:style-name="ce10">
            <text:p>195.901</text:p>
          </table:table-cell>
          <table:table-cell office:value-type="float" office:value="976" table:style-name="ce10">
            <text:p>97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95658" table:style-name="ce10">
            <text:p>595.658</text:p>
          </table:table-cell>
          <table:table-cell office:value-type="float" office:value="46097" table:style-name="ce10">
            <text:p>46.097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4123" table:style-name="ce10">
            <text:p>484.123</text:p>
          </table:table-cell>
          <table:table-cell office:value-type="float" office:value="157044" table:style-name="ce10">
            <text:p>157.044</text:p>
          </table:table-cell>
          <table:table-cell office:value-type="float" office:value="910" table:style-name="ce10">
            <text:p>9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476661" table:style-name="ce10">
            <text:p>1.476.661</text:p>
          </table:table-cell>
          <table:table-cell office:value-type="float" office:value="150635" table:style-name="ce10">
            <text:p>150.635</text:p>
          </table:table-cell>
          <table:table-cell office:value-type="float" office:value="1023" table:style-name="ce10">
            <text:p>1.02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28868" table:style-name="ce10">
            <text:p>1.328.868</text:p>
          </table:table-cell>
          <table:table-cell office:value-type="float" office:value="298364" table:style-name="ce10">
            <text:p>298.364</text:p>
          </table:table-cell>
          <table:table-cell office:value-type="float" office:value="1087" table:style-name="ce10">
            <text:p>1.08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00742" table:style-name="ce10">
            <text:p>1.300.742</text:p>
          </table:table-cell>
          <table:table-cell office:value-type="float" office:value="326866" table:style-name="ce10">
            <text:p>326.866</text:p>
          </table:table-cell>
          <table:table-cell office:value-type="float" office:value="711" table:style-name="ce10">
            <text:p>71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49727" table:style-name="ce10">
            <text:p>1.049.727</text:p>
          </table:table-cell>
          <table:table-cell office:value-type="float" office:value="577376" table:style-name="ce10">
            <text:p>577.376</text:p>
          </table:table-cell>
          <table:table-cell office:value-type="float" office:value="1216" table:style-name="ce10">
            <text:p>1.21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40281" table:style-name="ce10">
            <text:p>1.440.281</text:p>
          </table:table-cell>
          <table:table-cell office:value-type="float" office:value="187716" table:style-name="ce10">
            <text:p>187.716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56228" table:style-name="ce10">
            <text:p>1.256.228</text:p>
          </table:table-cell>
          <table:table-cell office:value-type="float" office:value="370750" table:style-name="ce10">
            <text:p>370.750</text:p>
          </table:table-cell>
          <table:table-cell office:value-type="float" office:value="1341" table:style-name="ce10">
            <text:p>1.3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404691" table:style-name="ce10">
            <text:p>2.404.691</text:p>
          </table:table-cell>
          <table:table-cell office:value-type="float" office:value="206288" table:style-name="ce10">
            <text:p>206.288</text:p>
          </table:table-cell>
          <table:table-cell office:value-type="float" office:value="564" table:style-name="ce10">
            <text:p>564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2302166" table:style-name="ce10">
            <text:p>2.302.166</text:p>
          </table:table-cell>
          <table:table-cell office:value-type="float" office:value="308353" table:style-name="ce10">
            <text:p>308.353</text:p>
          </table:table-cell>
          <table:table-cell office:value-type="float" office:value="1169" table:style-name="ce10">
            <text:p>1.16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34967" table:style-name="ce10">
            <text:p>2.334.967</text:p>
          </table:table-cell>
          <table:table-cell office:value-type="float" office:value="274279" table:style-name="ce10">
            <text:p>274.279</text:p>
          </table:table-cell>
          <table:table-cell office:value-type="float" office:value="2442" table:style-name="ce10">
            <text:p>2.44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24009" table:style-name="ce10">
            <text:p>1.924.009</text:p>
          </table:table-cell>
          <table:table-cell office:value-type="float" office:value="684191" table:style-name="ce10">
            <text:p>684.191</text:p>
          </table:table-cell>
          <table:table-cell office:value-type="float" office:value="3488" table:style-name="ce10">
            <text:p>3.48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70695" table:style-name="ce10">
            <text:p>2.470.695</text:p>
          </table:table-cell>
          <table:table-cell office:value-type="float" office:value="140992" table:style-name="ce10">
            <text:p>140.99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18270" table:style-name="ce10">
            <text:p>2.018.270</text:p>
          </table:table-cell>
          <table:table-cell office:value-type="float" office:value="592021" table:style-name="ce10">
            <text:p>592.021</text:p>
          </table:table-cell>
          <table:table-cell office:value-type="float" office:value="1396" table:style-name="ce10">
            <text:p>1.3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881352" table:style-name="ce10">
            <text:p>3.881.352</text:p>
          </table:table-cell>
          <table:table-cell office:value-type="float" office:value="356923" table:style-name="ce10">
            <text:p>356.923</text:p>
          </table:table-cell>
          <table:table-cell office:value-type="float" office:value="1586" table:style-name="ce10">
            <text:p>1.586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3631034" table:style-name="ce10">
            <text:p>3.631.034</text:p>
          </table:table-cell>
          <table:table-cell office:value-type="float" office:value="606717" table:style-name="ce10">
            <text:p>606.717</text:p>
          </table:table-cell>
          <table:table-cell office:value-type="float" office:value="2256" table:style-name="ce10">
            <text:p>2.25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35708" table:style-name="ce10">
            <text:p>3.635.708</text:p>
          </table:table-cell>
          <table:table-cell office:value-type="float" office:value="601145" table:style-name="ce10">
            <text:p>601.145</text:p>
          </table:table-cell>
          <table:table-cell office:value-type="float" office:value="3153" table:style-name="ce10">
            <text:p>3.15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73737" table:style-name="ce10">
            <text:p>2.973.737</text:p>
          </table:table-cell>
          <table:table-cell office:value-type="float" office:value="1261566" table:style-name="ce10">
            <text:p>1.261.566</text:p>
          </table:table-cell>
          <table:table-cell office:value-type="float" office:value="4704" table:style-name="ce10">
            <text:p>4.70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910976" table:style-name="ce10">
            <text:p>3.910.976</text:p>
          </table:table-cell>
          <table:table-cell office:value-type="float" office:value="328709" table:style-name="ce10">
            <text:p>328.709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74499" table:style-name="ce10">
            <text:p>3.274.499</text:p>
          </table:table-cell>
          <table:table-cell office:value-type="float" office:value="962771" table:style-name="ce10">
            <text:p>962.771</text:p>
          </table:table-cell>
          <table:table-cell office:value-type="float" office:value="2737" table:style-name="ce10">
            <text:p>2.73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785828" table:style-name="ce10">
            <text:p>785.828</text:p>
          </table:table-cell>
          <table:table-cell office:value-type="float" office:value="50573" table:style-name="ce10">
            <text:p>50.573</text:p>
          </table:table-cell>
          <table:table-cell office:value-type="float" office:value="275" table:style-name="ce10">
            <text:p>27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40583" table:style-name="ce10">
            <text:p>740.583</text:p>
          </table:table-cell>
          <table:table-cell office:value-type="float" office:value="88037" table:style-name="ce10">
            <text:p>88.037</text:p>
          </table:table-cell>
          <table:table-cell office:value-type="float" office:value="8055" table:style-name="ce10">
            <text:p>8.0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27114" table:style-name="ce10">
            <text:p>727.114</text:p>
          </table:table-cell>
          <table:table-cell office:value-type="float" office:value="108904" table:style-name="ce10">
            <text:p>108.904</text:p>
          </table:table-cell>
          <table:table-cell office:value-type="float" office:value="657" table:style-name="ce10">
            <text:p>65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94271" table:style-name="ce10">
            <text:p>594.271</text:p>
          </table:table-cell>
          <table:table-cell office:value-type="float" office:value="240113" table:style-name="ce10">
            <text:p>240.113</text:p>
          </table:table-cell>
          <table:table-cell office:value-type="float" office:value="0" table:style-name="ce10">
            <text:p>0</text:p>
          </table:table-cell>
          <table:table-cell office:value-type="float" office:value="2292" table:style-name="ce10">
            <text:p>2.292</text:p>
          </table:table-cell>
          <table:table-cell office:value-type="float" office:value="0" table:style-name="ce10">
            <text:p>0</text:p>
          </table:table-cell>
          <table:table-cell office:value-type="float" office:value="790825" table:style-name="ce10">
            <text:p>790.825</text:p>
          </table:table-cell>
          <table:table-cell office:value-type="float" office:value="45851" table:style-name="ce10">
            <text:p>45.85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52212" table:style-name="ce10">
            <text:p>652.212</text:p>
          </table:table-cell>
          <table:table-cell office:value-type="float" office:value="182496" table:style-name="ce10">
            <text:p>182.496</text:p>
          </table:table-cell>
          <table:table-cell office:value-type="float" office:value="1281" table:style-name="ce10">
            <text:p>1.281</text:p>
          </table:table-cell>
          <table:table-cell office:value-type="float" office:value="686" table:style-name="ce10">
            <text:p>686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600331" table:style-name="ce10">
            <text:p>1.600.331</text:p>
          </table:table-cell>
          <table:table-cell office:value-type="float" office:value="174681" table:style-name="ce10">
            <text:p>174.681</text:p>
          </table:table-cell>
          <table:table-cell office:value-type="float" office:value="1151" table:style-name="ce10">
            <text:p>1.1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08210" table:style-name="ce10">
            <text:p>1.408.210</text:p>
          </table:table-cell>
          <table:table-cell office:value-type="float" office:value="363665" table:style-name="ce10">
            <text:p>363.665</text:p>
          </table:table-cell>
          <table:table-cell office:value-type="float" office:value="4288" table:style-name="ce10">
            <text:p>4.2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98281" table:style-name="ce10">
            <text:p>1.398.281</text:p>
          </table:table-cell>
          <table:table-cell office:value-type="float" office:value="376782" table:style-name="ce10">
            <text:p>376.782</text:p>
          </table:table-cell>
          <table:table-cell office:value-type="float" office:value="1099" table:style-name="ce10">
            <text:p>1.09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59423" table:style-name="ce10">
            <text:p>1.059.423</text:p>
          </table:table-cell>
          <table:table-cell office:value-type="float" office:value="713918" table:style-name="ce10">
            <text:p>713.918</text:p>
          </table:table-cell>
          <table:table-cell office:value-type="float" office:value="1216" table:style-name="ce10">
            <text:p>1.216</text:p>
          </table:table-cell>
          <table:table-cell office:value-type="float" office:value="1606" table:style-name="ce10">
            <text:p>1.606</text:p>
          </table:table-cell>
          <table:table-cell office:value-type="float" office:value="0" table:style-name="ce10">
            <text:p>0</text:p>
          </table:table-cell>
          <table:table-cell office:value-type="float" office:value="1543410" table:style-name="ce10">
            <text:p>1.543.410</text:p>
          </table:table-cell>
          <table:table-cell office:value-type="float" office:value="232753" table:style-name="ce10">
            <text:p>232.75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62372" table:style-name="ce10">
            <text:p>1.362.372</text:p>
          </table:table-cell>
          <table:table-cell office:value-type="float" office:value="412985" table:style-name="ce10">
            <text:p>412.985</text:p>
          </table:table-cell>
          <table:table-cell office:value-type="float" office:value="805" table:style-name="ce10">
            <text:p>80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233900" table:style-name="ce10">
            <text:p>1.233.900</text:p>
          </table:table-cell>
          <table:table-cell office:value-type="float" office:value="101079" table:style-name="ce10">
            <text:p>101.079</text:p>
          </table:table-cell>
          <table:table-cell office:value-type="float" office:value="203" table:style-name="ce10">
            <text:p>20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96737" table:style-name="ce10">
            <text:p>1.196.737</text:p>
          </table:table-cell>
          <table:table-cell office:value-type="float" office:value="136735" table:style-name="ce10">
            <text:p>136.735</text:p>
          </table:table-cell>
          <table:table-cell office:value-type="float" office:value="1710" table:style-name="ce10">
            <text:p>1.7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75832" table:style-name="ce10">
            <text:p>1.175.832</text:p>
          </table:table-cell>
          <table:table-cell office:value-type="float" office:value="157220" table:style-name="ce10">
            <text:p>157.220</text:p>
          </table:table-cell>
          <table:table-cell office:value-type="float" office:value="2129" table:style-name="ce10">
            <text:p>2.12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83771" table:style-name="ce10">
            <text:p>983.771</text:p>
          </table:table-cell>
          <table:table-cell office:value-type="float" office:value="350724" table:style-name="ce10">
            <text:p>350.724</text:p>
          </table:table-cell>
          <table:table-cell office:value-type="float" office:value="0" table:style-name="ce10">
            <text:p>0</text:p>
          </table:table-cell>
          <table:table-cell office:value-type="float" office:value="686" table:style-name="ce10">
            <text:p>686</text:p>
          </table:table-cell>
          <table:table-cell office:value-type="float" office:value="0" table:style-name="ce10">
            <text:p>0</text:p>
          </table:table-cell>
          <table:table-cell office:value-type="float" office:value="1265074" table:style-name="ce10">
            <text:p>1.265.074</text:p>
          </table:table-cell>
          <table:table-cell office:value-type="float" office:value="69787" table:style-name="ce10">
            <text:p>69.787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42903" table:style-name="ce10">
            <text:p>1.042.903</text:p>
          </table:table-cell>
          <table:table-cell office:value-type="float" office:value="289849" table:style-name="ce10">
            <text:p>289.849</text:p>
          </table:table-cell>
          <table:table-cell office:value-type="float" office:value="1743" table:style-name="ce10">
            <text:p>1.743</text:p>
          </table:table-cell>
          <table:table-cell office:value-type="float" office:value="686" table:style-name="ce10">
            <text:p>686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832949" table:style-name="ce10">
            <text:p>1.832.949</text:p>
          </table:table-cell>
          <table:table-cell office:value-type="float" office:value="131736" table:style-name="ce10">
            <text:p>131.736</text:p>
          </table:table-cell>
          <table:table-cell office:value-type="float" office:value="508" table:style-name="ce10">
            <text:p>508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1766670" table:style-name="ce10">
            <text:p>1.766.670</text:p>
          </table:table-cell>
          <table:table-cell office:value-type="float" office:value="194354" table:style-name="ce10">
            <text:p>194.354</text:p>
          </table:table-cell>
          <table:table-cell office:value-type="float" office:value="4313" table:style-name="ce10">
            <text:p>4.31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88709" table:style-name="ce10">
            <text:p>1.788.709</text:p>
          </table:table-cell>
          <table:table-cell office:value-type="float" office:value="176047" table:style-name="ce10">
            <text:p>176.047</text:p>
          </table:table-cell>
          <table:table-cell office:value-type="float" office:value="581" table:style-name="ce10">
            <text:p>5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24813" table:style-name="ce10">
            <text:p>1.524.813</text:p>
          </table:table-cell>
          <table:table-cell office:value-type="float" office:value="437037" table:style-name="ce10">
            <text:p>437.037</text:p>
          </table:table-cell>
          <table:table-cell office:value-type="float" office:value="3488" table:style-name="ce10">
            <text:p>3.48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93317" table:style-name="ce10">
            <text:p>1.893.317</text:p>
          </table:table-cell>
          <table:table-cell office:value-type="float" office:value="72020" table:style-name="ce10">
            <text:p>72.0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21436" table:style-name="ce10">
            <text:p>1.521.436</text:p>
          </table:table-cell>
          <table:table-cell office:value-type="float" office:value="442432" table:style-name="ce10">
            <text:p>442.432</text:p>
          </table:table-cell>
          <table:table-cell office:value-type="float" office:value="1469" table:style-name="ce10">
            <text:p>1.4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C7 – ALUNO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414213" table:style-name="ce10">
            <text:p>3.414.213</text:p>
          </table:table-cell>
          <table:table-cell office:value-type="float" office:value="2537136" table:style-name="ce10">
            <text:p>2.537.136</text:p>
          </table:table-cell>
          <table:table-cell office:value-type="float" office:value="5079" table:style-name="ce10">
            <text:p>5.079</text:p>
          </table:table-cell>
          <table:table-cell office:value-type="float" office:value="1678" table:style-name="ce10">
            <text:p>1.67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452110" table:style-name="ce10">
            <text:p>1.452.110</text:p>
          </table:table-cell>
          <table:table-cell office:value-type="float" office:value="1611806" table:style-name="ce10">
            <text:p>1.611.806</text:p>
          </table:table-cell>
          <table:table-cell office:value-type="float" office:value="4215" table:style-name="ce10">
            <text:p>4.21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62103" table:style-name="ce10">
            <text:p>1.962.103</text:p>
          </table:table-cell>
          <table:table-cell office:value-type="float" office:value="925329" table:style-name="ce10">
            <text:p>925.329</text:p>
          </table:table-cell>
          <table:table-cell office:value-type="float" office:value="865" table:style-name="ce10">
            <text:p>865</text:p>
          </table:table-cell>
          <table:table-cell office:value-type="float" office:value="1678" table:style-name="ce10">
            <text:p>1.67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89990" table:style-name="ce10">
            <text:p>289.990</text:p>
          </table:table-cell>
          <table:table-cell office:value-type="float" office:value="198585" table:style-name="ce10">
            <text:p>198.585</text:p>
          </table:table-cell>
          <table:table-cell office:value-type="float" office:value="2101" table:style-name="ce10">
            <text:p>2.10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16920" table:style-name="ce10">
            <text:p>316.920</text:p>
          </table:table-cell>
          <table:table-cell office:value-type="float" office:value="244835" table:style-name="ce10">
            <text:p>244.835</text:p>
          </table:table-cell>
          <table:table-cell office:value-type="float" office:value="223" table:style-name="ce10">
            <text:p>22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45743" table:style-name="ce10">
            <text:p>845.743</text:p>
          </table:table-cell>
          <table:table-cell office:value-type="float" office:value="642229" table:style-name="ce10">
            <text:p>642.229</text:p>
          </table:table-cell>
          <table:table-cell office:value-type="float" office:value="439" table:style-name="ce10">
            <text:p>43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557563" table:style-name="ce10">
            <text:p>1.557.563</text:p>
          </table:table-cell>
          <table:table-cell office:value-type="float" office:value="1130345" table:style-name="ce10">
            <text:p>1.130.345</text:p>
          </table:table-cell>
          <table:table-cell office:value-type="float" office:value="1291" table:style-name="ce10">
            <text:p>1.291</text:p>
          </table:table-cell>
          <table:table-cell office:value-type="float" office:value="1678" table:style-name="ce10">
            <text:p>1.67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03997" table:style-name="ce10">
            <text:p>403.997</text:p>
          </table:table-cell>
          <table:table-cell office:value-type="float" office:value="321142" table:style-name="ce10">
            <text:p>321.142</text:p>
          </table:table-cell>
          <table:table-cell office:value-type="float" office:value="1025" table:style-name="ce10">
            <text:p>1.02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287292" table:style-name="ce10">
            <text:p>1.287.292</text:p>
          </table:table-cell>
          <table:table-cell office:value-type="float" office:value="924381" table:style-name="ce10">
            <text:p>924.381</text:p>
          </table:table-cell>
          <table:table-cell office:value-type="float" office:value="1679" table:style-name="ce10">
            <text:p>1.67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674809" table:style-name="ce10">
            <text:p>1.674.809</text:p>
          </table:table-cell>
          <table:table-cell office:value-type="float" office:value="1159513" table:style-name="ce10">
            <text:p>1.159.513</text:p>
          </table:table-cell>
          <table:table-cell office:value-type="float" office:value="2471" table:style-name="ce10">
            <text:p>2.471</text:p>
          </table:table-cell>
          <table:table-cell office:value-type="float" office:value="1678" table:style-name="ce10">
            <text:p>1.67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962101" table:style-name="ce10">
            <text:p>2.962.101</text:p>
          </table:table-cell>
          <table:table-cell office:value-type="float" office:value="2083894" table:style-name="ce10">
            <text:p>2.083.894</text:p>
          </table:table-cell>
          <table:table-cell office:value-type="float" office:value="4151" table:style-name="ce10">
            <text:p>4.151</text:p>
          </table:table-cell>
          <table:table-cell office:value-type="float" office:value="1678" table:style-name="ce10">
            <text:p>1.67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52112" table:style-name="ce10">
            <text:p>452.112</text:p>
          </table:table-cell>
          <table:table-cell office:value-type="float" office:value="453242" table:style-name="ce10">
            <text:p>453.242</text:p>
          </table:table-cell>
          <table:table-cell office:value-type="float" office:value="928" table:style-name="ce10">
            <text:p>92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336951" table:style-name="ce10">
            <text:p>1.336.951</text:p>
          </table:table-cell>
          <table:table-cell office:value-type="float" office:value="1099096" table:style-name="ce10">
            <text:p>1.099.096</text:p>
          </table:table-cell>
          <table:table-cell office:value-type="float" office:value="2225" table:style-name="ce10">
            <text:p>2.225</text:p>
          </table:table-cell>
          <table:table-cell office:value-type="float" office:value="1678" table:style-name="ce10">
            <text:p>1.67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858414" table:style-name="ce10">
            <text:p>858.414</text:p>
          </table:table-cell>
          <table:table-cell office:value-type="float" office:value="593744" table:style-name="ce10">
            <text:p>593.744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218848" table:style-name="ce10">
            <text:p>1.218.848</text:p>
          </table:table-cell>
          <table:table-cell office:value-type="float" office:value="844296" table:style-name="ce10">
            <text:p>844.296</text:p>
          </table:table-cell>
          <table:table-cell office:value-type="float" office:value="2849" table:style-name="ce10">
            <text:p>2.84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7" table:number-rows-spanned="1" table:style-name="ce12">
            <text:p>PROPORÇÃO PARA O INDICADOR D1 – ALUNOS, POR FORMA DE APRENDIZADO SOBRE O USO DO COMPUTADOR E D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4">
            <text:p>Total de alunos usuários de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7">
            <text:p>Cursos<text:s/><text:span text:style-name="T3">on-line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vídeos ou tutoriais disponíveis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377199" table:style-name="ce10">
            <text:p>1.377.199</text:p>
          </table:table-cell>
          <table:table-cell office:value-type="float" office:value="3695653" table:style-name="ce10">
            <text:p>3.695.653</text:p>
          </table:table-cell>
          <table:table-cell office:value-type="float" office:value="3147" table:style-name="ce10">
            <text:p>3.147</text:p>
          </table:table-cell>
          <table:table-cell office:value-type="float" office:value="683" table:style-name="ce10">
            <text:p>683</text:p>
          </table:table-cell>
          <table:table-cell office:value-type="float" office:value="4038306" table:style-name="ce10">
            <text:p>4.038.306</text:p>
          </table:table-cell>
          <table:table-cell office:value-type="float" office:value="1035233" table:style-name="ce10">
            <text:p>1.035.233</text:p>
          </table:table-cell>
          <table:table-cell office:value-type="float" office:value="2046" table:style-name="ce10">
            <text:p>2.046</text:p>
          </table:table-cell>
          <table:table-cell office:value-type="float" office:value="1097" table:style-name="ce10">
            <text:p>1.097</text:p>
          </table:table-cell>
          <table:table-cell office:value-type="float" office:value="2117911" table:style-name="ce10">
            <text:p>2.117.911</text:p>
          </table:table-cell>
          <table:table-cell office:value-type="float" office:value="2947414" table:style-name="ce10">
            <text:p>2.947.414</text:p>
          </table:table-cell>
          <table:table-cell office:value-type="float" office:value="11159" table:style-name="ce10">
            <text:p>11.159</text:p>
          </table:table-cell>
          <table:table-cell office:value-type="float" office:value="198" table:style-name="ce10">
            <text:p>198</text:p>
          </table:table-cell>
          <table:table-cell office:value-type="float" office:value="3865240" table:style-name="ce10">
            <text:p>3.865.240</text:p>
          </table:table-cell>
          <table:table-cell office:value-type="float" office:value="1210358" table:style-name="ce10">
            <text:p>1.210.358</text:p>
          </table:table-cell>
          <table:table-cell office:value-type="float" office:value="1084" table:style-name="ce10">
            <text:p>1.084</text:p>
          </table:table-cell>
          <table:table-cell office:value-type="string" table:style-name="ce10">
            <text:p>-</text:p>
          </table:table-cell>
          <table:table-cell office:value-type="float" office:value="3774090" table:style-name="ce10">
            <text:p>3.774.090</text:p>
          </table:table-cell>
          <table:table-cell office:value-type="float" office:value="1302032" table:style-name="ce10">
            <text:p>1.302.032</text:p>
          </table:table-cell>
          <table:table-cell office:value-type="float" office:value="421" table:style-name="ce10">
            <text:p>421</text:p>
          </table:table-cell>
          <table:table-cell office:value-type="float" office:value="138" table:style-name="ce10">
            <text:p>138</text:p>
          </table:table-cell>
          <table:table-cell office:value-type="float" office:value="3910035" table:style-name="ce10">
            <text:p>3.910.035</text:p>
          </table:table-cell>
          <table:table-cell office:value-type="float" office:value="1164867" table:style-name="ce10">
            <text:p>1.164.867</text:p>
          </table:table-cell>
          <table:table-cell office:value-type="float" office:value="1583" table:style-name="ce10">
            <text:p>1.583</text:p>
          </table:table-cell>
          <table:table-cell office:value-type="float" office:value="197" table:style-name="ce10">
            <text:p>197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49576" table:style-name="ce10">
            <text:p>649.576</text:p>
          </table:table-cell>
          <table:table-cell office:value-type="float" office:value="1949232" table:style-name="ce10">
            <text:p>1.949.232</text:p>
          </table:table-cell>
          <table:table-cell office:value-type="float" office:value="650" table:style-name="ce10">
            <text:p>650</text:p>
          </table:table-cell>
          <table:table-cell office:value-type="float" office:value="0" table:style-name="ce10">
            <text:p>0</text:p>
          </table:table-cell>
          <table:table-cell office:value-type="float" office:value="2006599" table:style-name="ce10">
            <text:p>2.006.599</text:p>
          </table:table-cell>
          <table:table-cell office:value-type="float" office:value="589715" table:style-name="ce10">
            <text:p>589.715</text:p>
          </table:table-cell>
          <table:table-cell office:value-type="float" office:value="2046" table:style-name="ce10">
            <text:p>2.046</text:p>
          </table:table-cell>
          <table:table-cell office:value-type="float" office:value="1097" table:style-name="ce10">
            <text:p>1.097</text:p>
          </table:table-cell>
          <table:table-cell office:value-type="float" office:value="1138001" table:style-name="ce10">
            <text:p>1.138.001</text:p>
          </table:table-cell>
          <table:table-cell office:value-type="float" office:value="1451497" table:style-name="ce10">
            <text:p>1.451.497</text:p>
          </table:table-cell>
          <table:table-cell office:value-type="float" office:value="9959" table:style-name="ce10">
            <text:p>9.959</text:p>
          </table:table-cell>
          <table:table-cell office:value-type="float" office:value="0" table:style-name="ce10">
            <text:p>0</text:p>
          </table:table-cell>
          <table:table-cell office:value-type="float" office:value="2031222" table:style-name="ce10">
            <text:p>2.031.222</text:p>
          </table:table-cell>
          <table:table-cell office:value-type="float" office:value="568183" table:style-name="ce10">
            <text:p>568.183</text:p>
          </table:table-cell>
          <table:table-cell office:value-type="float" office:value="52" table:style-name="ce10">
            <text:p>52</text:p>
          </table:table-cell>
          <table:table-cell office:value-type="string" table:style-name="ce10">
            <text:p>-</text:p>
          </table:table-cell>
          <table:table-cell office:value-type="float" office:value="2006416" table:style-name="ce10">
            <text:p>2.006.416</text:p>
          </table:table-cell>
          <table:table-cell office:value-type="float" office:value="592904" table:style-name="ce10">
            <text:p>592.904</text:p>
          </table:table-cell>
          <table:table-cell office:value-type="float" office:value="0" table:style-name="ce10">
            <text:p>0</text:p>
          </table:table-cell>
          <table:table-cell office:value-type="float" office:value="138" table:style-name="ce10">
            <text:p>138</text:p>
          </table:table-cell>
          <table:table-cell office:value-type="float" office:value="1918178" table:style-name="ce10">
            <text:p>1.918.178</text:p>
          </table:table-cell>
          <table:table-cell office:value-type="float" office:value="679500" table:style-name="ce10">
            <text:p>679.500</text:p>
          </table:table-cell>
          <table:table-cell office:value-type="float" office:value="1583" table:style-name="ce10">
            <text:p>1.583</text:p>
          </table:table-cell>
          <table:table-cell office:value-type="float" office:value="197" table:style-name="ce10">
            <text:p>19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27623" table:style-name="ce10">
            <text:p>727.623</text:p>
          </table:table-cell>
          <table:table-cell office:value-type="float" office:value="1746421" table:style-name="ce10">
            <text:p>1.746.421</text:p>
          </table:table-cell>
          <table:table-cell office:value-type="float" office:value="2497" table:style-name="ce10">
            <text:p>2.497</text:p>
          </table:table-cell>
          <table:table-cell office:value-type="float" office:value="683" table:style-name="ce10">
            <text:p>683</text:p>
          </table:table-cell>
          <table:table-cell office:value-type="float" office:value="2031706" table:style-name="ce10">
            <text:p>2.031.706</text:p>
          </table:table-cell>
          <table:table-cell office:value-type="float" office:value="445518" table:style-name="ce10">
            <text:p>445.5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79910" table:style-name="ce10">
            <text:p>979.910</text:p>
          </table:table-cell>
          <table:table-cell office:value-type="float" office:value="1495917" table:style-name="ce10">
            <text:p>1.495.917</text:p>
          </table:table-cell>
          <table:table-cell office:value-type="float" office:value="1200" table:style-name="ce10">
            <text:p>1.200</text:p>
          </table:table-cell>
          <table:table-cell office:value-type="float" office:value="198" table:style-name="ce10">
            <text:p>198</text:p>
          </table:table-cell>
          <table:table-cell office:value-type="float" office:value="1834018" table:style-name="ce10">
            <text:p>1.834.018</text:p>
          </table:table-cell>
          <table:table-cell office:value-type="float" office:value="642175" table:style-name="ce10">
            <text:p>642.175</text:p>
          </table:table-cell>
          <table:table-cell office:value-type="float" office:value="1032" table:style-name="ce10">
            <text:p>1.032</text:p>
          </table:table-cell>
          <table:table-cell office:value-type="string" table:style-name="ce10">
            <text:p>-</text:p>
          </table:table-cell>
          <table:table-cell office:value-type="float" office:value="1767675" table:style-name="ce10">
            <text:p>1.767.675</text:p>
          </table:table-cell>
          <table:table-cell office:value-type="float" office:value="709129" table:style-name="ce10">
            <text:p>709.129</text:p>
          </table:table-cell>
          <table:table-cell office:value-type="float" office:value="421" table:style-name="ce10">
            <text:p>421</text:p>
          </table:table-cell>
          <table:table-cell office:value-type="float" office:value="0" table:style-name="ce10">
            <text:p>0</text:p>
          </table:table-cell>
          <table:table-cell office:value-type="float" office:value="1991858" table:style-name="ce10">
            <text:p>1.991.858</text:p>
          </table:table-cell>
          <table:table-cell office:value-type="float" office:value="485367" table:style-name="ce10">
            <text:p>485.36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5799" table:style-name="ce10">
            <text:p>105.799</text:p>
          </table:table-cell>
          <table:table-cell office:value-type="float" office:value="239941" table:style-name="ce10">
            <text:p>239.9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9015" table:style-name="ce10">
            <text:p>259.015</text:p>
          </table:table-cell>
          <table:table-cell office:value-type="float" office:value="86724" table:style-name="ce10">
            <text:p>86.72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3864" table:style-name="ce10">
            <text:p>133.864</text:p>
          </table:table-cell>
          <table:table-cell office:value-type="float" office:value="210627" table:style-name="ce10">
            <text:p>210.627</text:p>
          </table:table-cell>
          <table:table-cell office:value-type="float" office:value="1248" table:style-name="ce10">
            <text:p>1.248</text:p>
          </table:table-cell>
          <table:table-cell office:value-type="float" office:value="0" table:style-name="ce10">
            <text:p>0</text:p>
          </table:table-cell>
          <table:table-cell office:value-type="float" office:value="257983" table:style-name="ce10">
            <text:p>257.983</text:p>
          </table:table-cell>
          <table:table-cell office:value-type="float" office:value="87757" table:style-name="ce10">
            <text:p>87.7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3589" table:style-name="ce10">
            <text:p>243.589</text:p>
          </table:table-cell>
          <table:table-cell office:value-type="float" office:value="102151" table:style-name="ce10">
            <text:p>102.1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4990" table:style-name="ce10">
            <text:p>254.990</text:p>
          </table:table-cell>
          <table:table-cell office:value-type="float" office:value="89987" table:style-name="ce10">
            <text:p>89.987</text:p>
          </table:table-cell>
          <table:table-cell office:value-type="float" office:value="762" table:style-name="ce10">
            <text:p>762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2674" table:style-name="ce10">
            <text:p>142.674</text:p>
          </table:table-cell>
          <table:table-cell office:value-type="float" office:value="350608" table:style-name="ce10">
            <text:p>350.608</text:p>
          </table:table-cell>
          <table:table-cell office:value-type="float" office:value="329" table:style-name="ce10">
            <text:p>329</text:p>
          </table:table-cell>
          <table:table-cell office:value-type="float" office:value="683" table:style-name="ce10">
            <text:p>683</text:p>
          </table:table-cell>
          <table:table-cell office:value-type="float" office:value="399971" table:style-name="ce10">
            <text:p>399.971</text:p>
          </table:table-cell>
          <table:table-cell office:value-type="float" office:value="94324" table:style-name="ce10">
            <text:p>94.32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4375" table:style-name="ce10">
            <text:p>224.375</text:p>
          </table:table-cell>
          <table:table-cell office:value-type="float" office:value="269721" table:style-name="ce10">
            <text:p>269.721</text:p>
          </table:table-cell>
          <table:table-cell office:value-type="float" office:value="0" table:style-name="ce10">
            <text:p>0</text:p>
          </table:table-cell>
          <table:table-cell office:value-type="float" office:value="198" table:style-name="ce10">
            <text:p>198</text:p>
          </table:table-cell>
          <table:table-cell office:value-type="float" office:value="376005" table:style-name="ce10">
            <text:p>376.005</text:p>
          </table:table-cell>
          <table:table-cell office:value-type="float" office:value="117257" table:style-name="ce10">
            <text:p>117.257</text:p>
          </table:table-cell>
          <table:table-cell office:value-type="float" office:value="1032" table:style-name="ce10">
            <text:p>1.032</text:p>
          </table:table-cell>
          <table:table-cell office:value-type="string" table:style-name="ce10">
            <text:p>-</text:p>
          </table:table-cell>
          <table:table-cell office:value-type="float" office:value="358950" table:style-name="ce10">
            <text:p>358.950</text:p>
          </table:table-cell>
          <table:table-cell office:value-type="float" office:value="135112" table:style-name="ce10">
            <text:p>135.112</text:p>
          </table:table-cell>
          <table:table-cell office:value-type="float" office:value="232" table:style-name="ce10">
            <text:p>232</text:p>
          </table:table-cell>
          <table:table-cell office:value-type="float" office:value="0" table:style-name="ce10">
            <text:p>0</text:p>
          </table:table-cell>
          <table:table-cell office:value-type="float" office:value="394657" table:style-name="ce10">
            <text:p>394.657</text:p>
          </table:table-cell>
          <table:table-cell office:value-type="float" office:value="99577" table:style-name="ce10">
            <text:p>99.577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61411" table:style-name="ce10">
            <text:p>361.411</text:p>
          </table:table-cell>
          <table:table-cell office:value-type="float" office:value="893504" table:style-name="ce10">
            <text:p>893.504</text:p>
          </table:table-cell>
          <table:table-cell office:value-type="float" office:value="2168" table:style-name="ce10">
            <text:p>2.168</text:p>
          </table:table-cell>
          <table:table-cell office:value-type="float" office:value="0" table:style-name="ce10">
            <text:p>0</text:p>
          </table:table-cell>
          <table:table-cell office:value-type="float" office:value="1000912" table:style-name="ce10">
            <text:p>1.000.912</text:p>
          </table:table-cell>
          <table:table-cell office:value-type="float" office:value="254125" table:style-name="ce10">
            <text:p>254.125</text:p>
          </table:table-cell>
          <table:table-cell office:value-type="float" office:value="2046" table:style-name="ce10">
            <text:p>2.046</text:p>
          </table:table-cell>
          <table:table-cell office:value-type="float" office:value="0" table:style-name="ce10">
            <text:p>0</text:p>
          </table:table-cell>
          <table:table-cell office:value-type="float" office:value="528390" table:style-name="ce10">
            <text:p>528.390</text:p>
          </table:table-cell>
          <table:table-cell office:value-type="float" office:value="723346" table:style-name="ce10">
            <text:p>723.346</text:p>
          </table:table-cell>
          <table:table-cell office:value-type="float" office:value="5347" table:style-name="ce10">
            <text:p>5.347</text:p>
          </table:table-cell>
          <table:table-cell office:value-type="float" office:value="0" table:style-name="ce10">
            <text:p>0</text:p>
          </table:table-cell>
          <table:table-cell office:value-type="float" office:value="995878" table:style-name="ce10">
            <text:p>995.878</text:p>
          </table:table-cell>
          <table:table-cell office:value-type="float" office:value="261204" table:style-name="ce10">
            <text:p>261.2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68827" table:style-name="ce10">
            <text:p>968.827</text:p>
          </table:table-cell>
          <table:table-cell office:value-type="float" office:value="288066" table:style-name="ce10">
            <text:p>288.066</text:p>
          </table:table-cell>
          <table:table-cell office:value-type="float" office:value="189" table:style-name="ce10">
            <text:p>189</text:p>
          </table:table-cell>
          <table:table-cell office:value-type="float" office:value="0" table:style-name="ce10">
            <text:p>0</text:p>
          </table:table-cell>
          <table:table-cell office:value-type="float" office:value="949493" table:style-name="ce10">
            <text:p>949.493</text:p>
          </table:table-cell>
          <table:table-cell office:value-type="float" office:value="307393" table:style-name="ce10">
            <text:p>307.393</text:p>
          </table:table-cell>
          <table:table-cell office:value-type="float" office:value="0" table:style-name="ce10">
            <text:p>0</text:p>
          </table:table-cell>
          <table:table-cell office:value-type="float" office:value="197" table:style-name="ce10">
            <text:p>19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15111" table:style-name="ce10">
            <text:p>615.111</text:p>
          </table:table-cell>
          <table:table-cell office:value-type="float" office:value="1721858" table:style-name="ce10">
            <text:p>1.721.858</text:p>
          </table:table-cell>
          <table:table-cell office:value-type="float" office:value="520" table:style-name="ce10">
            <text:p>520</text:p>
          </table:table-cell>
          <table:table-cell office:value-type="float" office:value="0" table:style-name="ce10">
            <text:p>0</text:p>
          </table:table-cell>
          <table:table-cell office:value-type="float" office:value="1860423" table:style-name="ce10">
            <text:p>1.860.423</text:p>
          </table:table-cell>
          <table:table-cell office:value-type="float" office:value="475969" table:style-name="ce10">
            <text:p>475.969</text:p>
          </table:table-cell>
          <table:table-cell office:value-type="float" office:value="0" table:style-name="ce10">
            <text:p>0</text:p>
          </table:table-cell>
          <table:table-cell office:value-type="float" office:value="1097" table:style-name="ce10">
            <text:p>1.097</text:p>
          </table:table-cell>
          <table:table-cell office:value-type="float" office:value="957447" table:style-name="ce10">
            <text:p>957.447</text:p>
          </table:table-cell>
          <table:table-cell office:value-type="float" office:value="1375774" table:style-name="ce10">
            <text:p>1.375.774</text:p>
          </table:table-cell>
          <table:table-cell office:value-type="float" office:value="4268" table:style-name="ce10">
            <text:p>4.268</text:p>
          </table:table-cell>
          <table:table-cell office:value-type="float" office:value="0" table:style-name="ce10">
            <text:p>0</text:p>
          </table:table-cell>
          <table:table-cell office:value-type="float" office:value="1737155" table:style-name="ce10">
            <text:p>1.737.155</text:p>
          </table:table-cell>
          <table:table-cell office:value-type="float" office:value="600334" table:style-name="ce10">
            <text:p>600.33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36461" table:style-name="ce10">
            <text:p>1.736.461</text:p>
          </table:table-cell>
          <table:table-cell office:value-type="float" office:value="601027" table:style-name="ce10">
            <text:p>601.0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07516" table:style-name="ce10">
            <text:p>1.807.516</text:p>
          </table:table-cell>
          <table:table-cell office:value-type="float" office:value="529232" table:style-name="ce10">
            <text:p>529.232</text:p>
          </table:table-cell>
          <table:table-cell office:value-type="float" office:value="741" table:style-name="ce10">
            <text:p>741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2205" table:style-name="ce10">
            <text:p>152.205</text:p>
          </table:table-cell>
          <table:table-cell office:value-type="float" office:value="489742" table:style-name="ce10">
            <text:p>489.742</text:p>
          </table:table-cell>
          <table:table-cell office:value-type="float" office:value="130" table:style-name="ce10">
            <text:p>130</text:p>
          </table:table-cell>
          <table:table-cell office:value-type="float" office:value="0" table:style-name="ce10">
            <text:p>0</text:p>
          </table:table-cell>
          <table:table-cell office:value-type="float" office:value="517985" table:style-name="ce10">
            <text:p>517.985</text:p>
          </table:table-cell>
          <table:table-cell office:value-type="float" office:value="124092" table:style-name="ce10">
            <text:p>124.0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73834" table:style-name="ce10">
            <text:p>273.834</text:p>
          </table:table-cell>
          <table:table-cell office:value-type="float" office:value="367946" table:style-name="ce10">
            <text:p>367.946</text:p>
          </table:table-cell>
          <table:table-cell office:value-type="float" office:value="297" table:style-name="ce10">
            <text:p>297</text:p>
          </table:table-cell>
          <table:table-cell office:value-type="float" office:value="0" table:style-name="ce10">
            <text:p>0</text:p>
          </table:table-cell>
          <table:table-cell office:value-type="float" office:value="498220" table:style-name="ce10">
            <text:p>498.220</text:p>
          </table:table-cell>
          <table:table-cell office:value-type="float" office:value="143806" table:style-name="ce10">
            <text:p>143.806</text:p>
          </table:table-cell>
          <table:table-cell office:value-type="float" office:value="52" table:style-name="ce10">
            <text:p>52</text:p>
          </table:table-cell>
          <table:table-cell office:value-type="string" table:style-name="ce10">
            <text:p>-</text:p>
          </table:table-cell>
          <table:table-cell office:value-type="float" office:value="466263" table:style-name="ce10">
            <text:p>466.263</text:p>
          </table:table-cell>
          <table:table-cell office:value-type="float" office:value="175675" table:style-name="ce10">
            <text:p>175.675</text:p>
          </table:table-cell>
          <table:table-cell office:value-type="float" office:value="0" table:style-name="ce10">
            <text:p>0</text:p>
          </table:table-cell>
          <table:table-cell office:value-type="float" office:value="138" table:style-name="ce10">
            <text:p>138</text:p>
          </table:table-cell>
          <table:table-cell office:value-type="float" office:value="503380" table:style-name="ce10">
            <text:p>503.380</text:p>
          </table:table-cell>
          <table:table-cell office:value-type="float" office:value="138677" table:style-name="ce10">
            <text:p>138.677</text:p>
          </table:table-cell>
          <table:table-cell office:value-type="float" office:value="20" table:style-name="ce10">
            <text:p>2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62696" table:style-name="ce10">
            <text:p>362.696</text:p>
          </table:table-cell>
          <table:table-cell office:value-type="float" office:value="1262443" table:style-name="ce10">
            <text:p>1.262.443</text:p>
          </table:table-cell>
          <table:table-cell office:value-type="float" office:value="2497" table:style-name="ce10">
            <text:p>2.497</text:p>
          </table:table-cell>
          <table:table-cell office:value-type="float" office:value="683" table:style-name="ce10">
            <text:p>683</text:p>
          </table:table-cell>
          <table:table-cell office:value-type="float" office:value="1187238" table:style-name="ce10">
            <text:p>1.187.238</text:p>
          </table:table-cell>
          <table:table-cell office:value-type="float" office:value="441081" table:style-name="ce10">
            <text:p>441.08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83576" table:style-name="ce10">
            <text:p>683.576</text:p>
          </table:table-cell>
          <table:table-cell office:value-type="float" office:value="943539" table:style-name="ce10">
            <text:p>943.539</text:p>
          </table:table-cell>
          <table:table-cell office:value-type="float" office:value="1006" table:style-name="ce10">
            <text:p>1.006</text:p>
          </table:table-cell>
          <table:table-cell office:value-type="float" office:value="198" table:style-name="ce10">
            <text:p>198</text:p>
          </table:table-cell>
          <table:table-cell office:value-type="float" office:value="1124554" table:style-name="ce10">
            <text:p>1.124.554</text:p>
          </table:table-cell>
          <table:table-cell office:value-type="float" office:value="502733" table:style-name="ce10">
            <text:p>502.733</text:p>
          </table:table-cell>
          <table:table-cell office:value-type="float" office:value="1032" table:style-name="ce10">
            <text:p>1.032</text:p>
          </table:table-cell>
          <table:table-cell office:value-type="string" table:style-name="ce10">
            <text:p>-</text:p>
          </table:table-cell>
          <table:table-cell office:value-type="float" office:value="1304806" table:style-name="ce10">
            <text:p>1.304.806</text:p>
          </table:table-cell>
          <table:table-cell office:value-type="float" office:value="323482" table:style-name="ce10">
            <text:p>323.482</text:p>
          </table:table-cell>
          <table:table-cell office:value-type="float" office:value="31" table:style-name="ce10">
            <text:p>31</text:p>
          </table:table-cell>
          <table:table-cell office:value-type="float" office:value="0" table:style-name="ce10">
            <text:p>0</text:p>
          </table:table-cell>
          <table:table-cell office:value-type="float" office:value="1091985" table:style-name="ce10">
            <text:p>1.091.985</text:p>
          </table:table-cell>
          <table:table-cell office:value-type="float" office:value="535515" table:style-name="ce10">
            <text:p>535.515</text:p>
          </table:table-cell>
          <table:table-cell office:value-type="float" office:value="819" table:style-name="ce10">
            <text:p>819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799707" table:style-name="ce10">
            <text:p>799.707</text:p>
          </table:table-cell>
          <table:table-cell office:value-type="float" office:value="1811672" table:style-name="ce10">
            <text:p>1.811.672</text:p>
          </table:table-cell>
          <table:table-cell office:value-type="float" office:value="309" table:style-name="ce10">
            <text:p>309</text:p>
          </table:table-cell>
          <table:table-cell office:value-type="float" office:value="0" table:style-name="ce10">
            <text:p>0</text:p>
          </table:table-cell>
          <table:table-cell office:value-type="float" office:value="2166769" table:style-name="ce10">
            <text:p>2.166.769</text:p>
          </table:table-cell>
          <table:table-cell office:value-type="float" office:value="441775" table:style-name="ce10">
            <text:p>441.775</text:p>
          </table:table-cell>
          <table:table-cell office:value-type="float" office:value="2046" table:style-name="ce10">
            <text:p>2.046</text:p>
          </table:table-cell>
          <table:table-cell office:value-type="float" office:value="1097" table:style-name="ce10">
            <text:p>1.097</text:p>
          </table:table-cell>
          <table:table-cell office:value-type="float" office:value="1031206" table:style-name="ce10">
            <text:p>1.031.206</text:p>
          </table:table-cell>
          <table:table-cell office:value-type="float" office:value="1571153" table:style-name="ce10">
            <text:p>1.571.153</text:p>
          </table:table-cell>
          <table:table-cell office:value-type="float" office:value="9329" table:style-name="ce10">
            <text:p>9.329</text:p>
          </table:table-cell>
          <table:table-cell office:value-type="float" office:value="0" table:style-name="ce10">
            <text:p>0</text:p>
          </table:table-cell>
          <table:table-cell office:value-type="float" office:value="2023390" table:style-name="ce10">
            <text:p>2.023.390</text:p>
          </table:table-cell>
          <table:table-cell office:value-type="float" office:value="588246" table:style-name="ce10">
            <text:p>588.246</text:p>
          </table:table-cell>
          <table:table-cell office:value-type="float" office:value="52" table:style-name="ce10">
            <text:p>52</text:p>
          </table:table-cell>
          <table:table-cell office:value-type="string" table:style-name="ce10">
            <text:p>-</text:p>
          </table:table-cell>
          <table:table-cell office:value-type="float" office:value="1860035" table:style-name="ce10">
            <text:p>1.860.035</text:p>
          </table:table-cell>
          <table:table-cell office:value-type="float" office:value="751139" table:style-name="ce10">
            <text:p>751.139</text:p>
          </table:table-cell>
          <table:table-cell office:value-type="float" office:value="375" table:style-name="ce10">
            <text:p>375</text:p>
          </table:table-cell>
          <table:table-cell office:value-type="float" office:value="138" table:style-name="ce10">
            <text:p>138</text:p>
          </table:table-cell>
          <table:table-cell office:value-type="float" office:value="2112740" table:style-name="ce10">
            <text:p>2.112.740</text:p>
          </table:table-cell>
          <table:table-cell office:value-type="float" office:value="497987" table:style-name="ce10">
            <text:p>497.987</text:p>
          </table:table-cell>
          <table:table-cell office:value-type="float" office:value="764" table:style-name="ce10">
            <text:p>764</text:p>
          </table:table-cell>
          <table:table-cell office:value-type="float" office:value="197" table:style-name="ce10">
            <text:p>19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162403" table:style-name="ce10">
            <text:p>1.162.403</text:p>
          </table:table-cell>
          <table:table-cell office:value-type="float" office:value="3074115" table:style-name="ce10">
            <text:p>3.074.115</text:p>
          </table:table-cell>
          <table:table-cell office:value-type="float" office:value="2806" table:style-name="ce10">
            <text:p>2.806</text:p>
          </table:table-cell>
          <table:table-cell office:value-type="float" office:value="683" table:style-name="ce10">
            <text:p>683</text:p>
          </table:table-cell>
          <table:table-cell office:value-type="float" office:value="3354007" table:style-name="ce10">
            <text:p>3.354.007</text:p>
          </table:table-cell>
          <table:table-cell office:value-type="float" office:value="882857" table:style-name="ce10">
            <text:p>882.857</text:p>
          </table:table-cell>
          <table:table-cell office:value-type="float" office:value="2046" table:style-name="ce10">
            <text:p>2.046</text:p>
          </table:table-cell>
          <table:table-cell office:value-type="float" office:value="1097" table:style-name="ce10">
            <text:p>1.097</text:p>
          </table:table-cell>
          <table:table-cell office:value-type="float" office:value="1714782" table:style-name="ce10">
            <text:p>1.714.782</text:p>
          </table:table-cell>
          <table:table-cell office:value-type="float" office:value="2514692" table:style-name="ce10">
            <text:p>2.514.692</text:p>
          </table:table-cell>
          <table:table-cell office:value-type="float" office:value="10335" table:style-name="ce10">
            <text:p>10.335</text:p>
          </table:table-cell>
          <table:table-cell office:value-type="float" office:value="198" table:style-name="ce10">
            <text:p>198</text:p>
          </table:table-cell>
          <table:table-cell office:value-type="float" office:value="3147944" table:style-name="ce10">
            <text:p>3.147.944</text:p>
          </table:table-cell>
          <table:table-cell office:value-type="float" office:value="1090979" table:style-name="ce10">
            <text:p>1.090.979</text:p>
          </table:table-cell>
          <table:table-cell office:value-type="float" office:value="1084" table:style-name="ce10">
            <text:p>1.084</text:p>
          </table:table-cell>
          <table:table-cell office:value-type="string" table:style-name="ce10">
            <text:p>-</text:p>
          </table:table-cell>
          <table:table-cell office:value-type="float" office:value="3164841" table:style-name="ce10">
            <text:p>3.164.841</text:p>
          </table:table-cell>
          <table:table-cell office:value-type="float" office:value="1074621" table:style-name="ce10">
            <text:p>1.074.621</text:p>
          </table:table-cell>
          <table:table-cell office:value-type="float" office:value="406" table:style-name="ce10">
            <text:p>406</text:p>
          </table:table-cell>
          <table:table-cell office:value-type="float" office:value="138" table:style-name="ce10">
            <text:p>138</text:p>
          </table:table-cell>
          <table:table-cell office:value-type="float" office:value="3204725" table:style-name="ce10">
            <text:p>3.204.725</text:p>
          </table:table-cell>
          <table:table-cell office:value-type="float" office:value="1033502" table:style-name="ce10">
            <text:p>1.033.502</text:p>
          </table:table-cell>
          <table:table-cell office:value-type="float" office:value="1583" table:style-name="ce10">
            <text:p>1.583</text:p>
          </table:table-cell>
          <table:table-cell office:value-type="float" office:value="197" table:style-name="ce10">
            <text:p>19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14796" table:style-name="ce10">
            <text:p>214.796</text:p>
          </table:table-cell>
          <table:table-cell office:value-type="float" office:value="621538" table:style-name="ce10">
            <text:p>621.538</text:p>
          </table:table-cell>
          <table:table-cell office:value-type="float" office:value="341" table:style-name="ce10">
            <text:p>341</text:p>
          </table:table-cell>
          <table:table-cell office:value-type="float" office:value="0" table:style-name="ce10">
            <text:p>0</text:p>
          </table:table-cell>
          <table:table-cell office:value-type="float" office:value="684299" table:style-name="ce10">
            <text:p>684.299</text:p>
          </table:table-cell>
          <table:table-cell office:value-type="float" office:value="152377" table:style-name="ce10">
            <text:p>152.3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03129" table:style-name="ce10">
            <text:p>403.129</text:p>
          </table:table-cell>
          <table:table-cell office:value-type="float" office:value="432722" table:style-name="ce10">
            <text:p>432.722</text:p>
          </table:table-cell>
          <table:table-cell office:value-type="float" office:value="824" table:style-name="ce10">
            <text:p>824</text:p>
          </table:table-cell>
          <table:table-cell office:value-type="float" office:value="0" table:style-name="ce10">
            <text:p>0</text:p>
          </table:table-cell>
          <table:table-cell office:value-type="float" office:value="717296" table:style-name="ce10">
            <text:p>717.296</text:p>
          </table:table-cell>
          <table:table-cell office:value-type="float" office:value="119379" table:style-name="ce10">
            <text:p>119.37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09249" table:style-name="ce10">
            <text:p>609.249</text:p>
          </table:table-cell>
          <table:table-cell office:value-type="float" office:value="227411" table:style-name="ce10">
            <text:p>227.411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705311" table:style-name="ce10">
            <text:p>705.311</text:p>
          </table:table-cell>
          <table:table-cell office:value-type="float" office:value="131365" table:style-name="ce10">
            <text:p>131.3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32230" table:style-name="ce10">
            <text:p>332.230</text:p>
          </table:table-cell>
          <table:table-cell office:value-type="float" office:value="1443604" table:style-name="ce10">
            <text:p>1.443.604</text:p>
          </table:table-cell>
          <table:table-cell office:value-type="float" office:value="329" table:style-name="ce10">
            <text:p>329</text:p>
          </table:table-cell>
          <table:table-cell office:value-type="float" office:value="0" table:style-name="ce10">
            <text:p>0</text:p>
          </table:table-cell>
          <table:table-cell office:value-type="float" office:value="1228969" table:style-name="ce10">
            <text:p>1.228.969</text:p>
          </table:table-cell>
          <table:table-cell office:value-type="float" office:value="547194" table:style-name="ce10">
            <text:p>547.1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75852" table:style-name="ce10">
            <text:p>775.852</text:p>
          </table:table-cell>
          <table:table-cell office:value-type="float" office:value="998477" table:style-name="ce10">
            <text:p>998.477</text:p>
          </table:table-cell>
          <table:table-cell office:value-type="float" office:value="1636" table:style-name="ce10">
            <text:p>1.636</text:p>
          </table:table-cell>
          <table:table-cell office:value-type="float" office:value="198" table:style-name="ce10">
            <text:p>198</text:p>
          </table:table-cell>
          <table:table-cell office:value-type="float" office:value="1196053" table:style-name="ce10">
            <text:p>1.196.053</text:p>
          </table:table-cell>
          <table:table-cell office:value-type="float" office:value="579078" table:style-name="ce10">
            <text:p>579.078</text:p>
          </table:table-cell>
          <table:table-cell office:value-type="float" office:value="1032" table:style-name="ce10">
            <text:p>1.032</text:p>
          </table:table-cell>
          <table:table-cell office:value-type="string" table:style-name="ce10">
            <text:p>-</text:p>
          </table:table-cell>
          <table:table-cell office:value-type="float" office:value="1430355" table:style-name="ce10">
            <text:p>1.430.355</text:p>
          </table:table-cell>
          <table:table-cell office:value-type="float" office:value="345669" table:style-name="ce10">
            <text:p>345.669</text:p>
          </table:table-cell>
          <table:table-cell office:value-type="float" office:value="0" table:style-name="ce10">
            <text:p>0</text:p>
          </table:table-cell>
          <table:table-cell office:value-type="float" office:value="138" table:style-name="ce10">
            <text:p>138</text:p>
          </table:table-cell>
          <table:table-cell office:value-type="float" office:value="1149713" table:style-name="ce10">
            <text:p>1.149.713</text:p>
          </table:table-cell>
          <table:table-cell office:value-type="float" office:value="624866" table:style-name="ce10">
            <text:p>624.866</text:p>
          </table:table-cell>
          <table:table-cell office:value-type="float" office:value="1583" table:style-name="ce10">
            <text:p>1.583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49666" table:style-name="ce10">
            <text:p>349.666</text:p>
          </table:table-cell>
          <table:table-cell office:value-type="float" office:value="982665" table:style-name="ce10">
            <text:p>982.665</text:p>
          </table:table-cell>
          <table:table-cell office:value-type="float" office:value="2168" table:style-name="ce10">
            <text:p>2.168</text:p>
          </table:table-cell>
          <table:table-cell office:value-type="float" office:value="683" table:style-name="ce10">
            <text:p>683</text:p>
          </table:table-cell>
          <table:table-cell office:value-type="float" office:value="1106085" table:style-name="ce10">
            <text:p>1.106.085</text:p>
          </table:table-cell>
          <table:table-cell office:value-type="float" office:value="229096" table:style-name="ce10">
            <text:p>229.0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31763" table:style-name="ce10">
            <text:p>531.763</text:p>
          </table:table-cell>
          <table:table-cell office:value-type="float" office:value="795243" table:style-name="ce10">
            <text:p>795.243</text:p>
          </table:table-cell>
          <table:table-cell office:value-type="float" office:value="8175" table:style-name="ce10">
            <text:p>8.175</text:p>
          </table:table-cell>
          <table:table-cell office:value-type="float" office:value="0" table:style-name="ce10">
            <text:p>0</text:p>
          </table:table-cell>
          <table:table-cell office:value-type="float" office:value="1047353" table:style-name="ce10">
            <text:p>1.047.353</text:p>
          </table:table-cell>
          <table:table-cell office:value-type="float" office:value="287777" table:style-name="ce10">
            <text:p>287.777</text:p>
          </table:table-cell>
          <table:table-cell office:value-type="float" office:value="52" table:style-name="ce10">
            <text:p>52</text:p>
          </table:table-cell>
          <table:table-cell office:value-type="string" table:style-name="ce10">
            <text:p>-</text:p>
          </table:table-cell>
          <table:table-cell office:value-type="float" office:value="976017" table:style-name="ce10">
            <text:p>976.017</text:p>
          </table:table-cell>
          <table:table-cell office:value-type="float" office:value="358960" table:style-name="ce10">
            <text:p>358.960</text:p>
          </table:table-cell>
          <table:table-cell office:value-type="float" office:value="205" table:style-name="ce10">
            <text:p>205</text:p>
          </table:table-cell>
          <table:table-cell office:value-type="float" office:value="0" table:style-name="ce10">
            <text:p>0</text:p>
          </table:table-cell>
          <table:table-cell office:value-type="float" office:value="1100210" table:style-name="ce10">
            <text:p>1.100.210</text:p>
          </table:table-cell>
          <table:table-cell office:value-type="float" office:value="234971" table:style-name="ce10">
            <text:p>234.97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95303" table:style-name="ce10">
            <text:p>695.303</text:p>
          </table:table-cell>
          <table:table-cell office:value-type="float" office:value="1269385" table:style-name="ce10">
            <text:p>1.269.385</text:p>
          </table:table-cell>
          <table:table-cell office:value-type="float" office:value="650" table:style-name="ce10">
            <text:p>650</text:p>
          </table:table-cell>
          <table:table-cell office:value-type="float" office:value="0" table:style-name="ce10">
            <text:p>0</text:p>
          </table:table-cell>
          <table:table-cell office:value-type="float" office:value="1703251" table:style-name="ce10">
            <text:p>1.703.251</text:p>
          </table:table-cell>
          <table:table-cell office:value-type="float" office:value="258943" table:style-name="ce10">
            <text:p>258.943</text:p>
          </table:table-cell>
          <table:table-cell office:value-type="float" office:value="2046" table:style-name="ce10">
            <text:p>2.046</text:p>
          </table:table-cell>
          <table:table-cell office:value-type="float" office:value="1097" table:style-name="ce10">
            <text:p>1.097</text:p>
          </table:table-cell>
          <table:table-cell office:value-type="float" office:value="810296" table:style-name="ce10">
            <text:p>810.296</text:p>
          </table:table-cell>
          <table:table-cell office:value-type="float" office:value="1153693" table:style-name="ce10">
            <text:p>1.153.693</text:p>
          </table:table-cell>
          <table:table-cell office:value-type="float" office:value="1348" table:style-name="ce10">
            <text:p>1.348</text:p>
          </table:table-cell>
          <table:table-cell office:value-type="float" office:value="0" table:style-name="ce10">
            <text:p>0</text:p>
          </table:table-cell>
          <table:table-cell office:value-type="float" office:value="1621833" table:style-name="ce10">
            <text:p>1.621.833</text:p>
          </table:table-cell>
          <table:table-cell office:value-type="float" office:value="343504" table:style-name="ce10">
            <text:p>343.5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67718" table:style-name="ce10">
            <text:p>1.367.718</text:p>
          </table:table-cell>
          <table:table-cell office:value-type="float" office:value="597403" table:style-name="ce10">
            <text:p>597.403</text:p>
          </table:table-cell>
          <table:table-cell office:value-type="float" office:value="217" table:style-name="ce10">
            <text:p>217</text:p>
          </table:table-cell>
          <table:table-cell office:value-type="float" office:value="0" table:style-name="ce10">
            <text:p>0</text:p>
          </table:table-cell>
          <table:table-cell office:value-type="float" office:value="1660112" table:style-name="ce10">
            <text:p>1.660.112</text:p>
          </table:table-cell>
          <table:table-cell office:value-type="float" office:value="305029" table:style-name="ce10">
            <text:p>305.029</text:p>
          </table:table-cell>
          <table:table-cell office:value-type="float" office:value="0" table:style-name="ce10">
            <text:p>0</text:p>
          </table:table-cell>
          <table:table-cell office:value-type="float" office:value="197" table:style-name="ce10">
            <text:p>19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3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2">
            <text:p>PROPORÇÃO PARA O INDICADOR D3 – ALUNO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4">
            <text:p>Total de alun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Pediu para comparar informações da Internet em sites diferentes</text:p>
          </table:table-cell>
          <table:covered-table-cell table:number-columns-repeated="3"/>
          <table:table-cell office:value-type="string" table:number-columns-spanned="4" table:number-rows-spanned="1" table:style-name="ce15">
            <text:p>Disse quais sites 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5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038835" table:style-name="ce10">
            <text:p>3.038.835</text:p>
          </table:table-cell>
          <table:table-cell office:value-type="float" office:value="2906388" table:style-name="ce10">
            <text:p>2.906.388</text:p>
          </table:table-cell>
          <table:table-cell office:value-type="float" office:value="12883" table:style-name="ce10">
            <text:p>12.883</text:p>
          </table:table-cell>
          <table:table-cell office:value-type="string" table:style-name="ce10">
            <text:p>-</text:p>
          </table:table-cell>
          <table:table-cell office:value-type="float" office:value="2982714" table:style-name="ce10">
            <text:p>2.982.714</text:p>
          </table:table-cell>
          <table:table-cell office:value-type="float" office:value="2944525" table:style-name="ce10">
            <text:p>2.944.525</text:p>
          </table:table-cell>
          <table:table-cell office:value-type="float" office:value="29819" table:style-name="ce10">
            <text:p>29.819</text:p>
          </table:table-cell>
          <table:table-cell office:value-type="float" office:value="1049" table:style-name="ce10">
            <text:p>1.049</text:p>
          </table:table-cell>
          <table:table-cell office:value-type="float" office:value="3546755" table:style-name="ce10">
            <text:p>3.546.755</text:p>
          </table:table-cell>
          <table:table-cell office:value-type="float" office:value="2383705" table:style-name="ce10">
            <text:p>2.383.705</text:p>
          </table:table-cell>
          <table:table-cell office:value-type="float" office:value="27646" table:style-name="ce10">
            <text:p>27.646</text:p>
          </table:table-cell>
          <table:table-cell office:value-type="string" table:style-name="ce10">
            <text:p>-</text:p>
          </table:table-cell>
          <table:table-cell office:value-type="float" office:value="2614554" table:style-name="ce10">
            <text:p>2.614.554</text:p>
          </table:table-cell>
          <table:table-cell office:value-type="float" office:value="3319501" table:style-name="ce10">
            <text:p>3.319.501</text:p>
          </table:table-cell>
          <table:table-cell office:value-type="float" office:value="24020" table:style-name="ce10">
            <text:p>24.020</text:p>
          </table:table-cell>
          <table:table-cell office:value-type="float" office:value="30" table:style-name="ce10">
            <text:p>30</text:p>
          </table:table-cell>
          <table:table-cell office:value-type="float" office:value="1986217" table:style-name="ce10">
            <text:p>1.986.217</text:p>
          </table:table-cell>
          <table:table-cell office:value-type="float" office:value="3955460" table:style-name="ce10">
            <text:p>3.955.460</text:p>
          </table:table-cell>
          <table:table-cell office:value-type="float" office:value="16428" table:style-name="ce10">
            <text:p>16.428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539527" table:style-name="ce10">
            <text:p>1.539.527</text:p>
          </table:table-cell>
          <table:table-cell office:value-type="float" office:value="1517569" table:style-name="ce10">
            <text:p>1.517.569</text:p>
          </table:table-cell>
          <table:table-cell office:value-type="float" office:value="11035" table:style-name="ce10">
            <text:p>11.035</text:p>
          </table:table-cell>
          <table:table-cell office:value-type="string" table:style-name="ce10">
            <text:p>-</text:p>
          </table:table-cell>
          <table:table-cell office:value-type="float" office:value="1539888" table:style-name="ce10">
            <text:p>1.539.888</text:p>
          </table:table-cell>
          <table:table-cell office:value-type="float" office:value="1510492" table:style-name="ce10">
            <text:p>1.510.492</text:p>
          </table:table-cell>
          <table:table-cell office:value-type="float" office:value="17233" table:style-name="ce10">
            <text:p>17.233</text:p>
          </table:table-cell>
          <table:table-cell office:value-type="float" office:value="518" table:style-name="ce10">
            <text:p>518</text:p>
          </table:table-cell>
          <table:table-cell office:value-type="float" office:value="1871154" table:style-name="ce10">
            <text:p>1.871.154</text:p>
          </table:table-cell>
          <table:table-cell office:value-type="float" office:value="1174120" table:style-name="ce10">
            <text:p>1.174.120</text:p>
          </table:table-cell>
          <table:table-cell office:value-type="float" office:value="22858" table:style-name="ce10">
            <text:p>22.858</text:p>
          </table:table-cell>
          <table:table-cell office:value-type="string" table:style-name="ce10">
            <text:p>-</text:p>
          </table:table-cell>
          <table:table-cell office:value-type="float" office:value="1396959" table:style-name="ce10">
            <text:p>1.396.959</text:p>
          </table:table-cell>
          <table:table-cell office:value-type="float" office:value="1654221" table:style-name="ce10">
            <text:p>1.654.221</text:p>
          </table:table-cell>
          <table:table-cell office:value-type="float" office:value="16951" table:style-name="ce10">
            <text:p>16.951</text:p>
          </table:table-cell>
          <table:table-cell office:value-type="float" office:value="0" table:style-name="ce10">
            <text:p>0</text:p>
          </table:table-cell>
          <table:table-cell office:value-type="float" office:value="1021982" table:style-name="ce10">
            <text:p>1.021.982</text:p>
          </table:table-cell>
          <table:table-cell office:value-type="float" office:value="2036959" table:style-name="ce10">
            <text:p>2.036.959</text:p>
          </table:table-cell>
          <table:table-cell office:value-type="float" office:value="9190" table:style-name="ce10">
            <text:p>9.19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499308" table:style-name="ce10">
            <text:p>1.499.308</text:p>
          </table:table-cell>
          <table:table-cell office:value-type="float" office:value="1388820" table:style-name="ce10">
            <text:p>1.388.820</text:p>
          </table:table-cell>
          <table:table-cell office:value-type="float" office:value="1847" table:style-name="ce10">
            <text:p>1.847</text:p>
          </table:table-cell>
          <table:table-cell office:value-type="string" table:style-name="ce10">
            <text:p>-</text:p>
          </table:table-cell>
          <table:table-cell office:value-type="float" office:value="1442825" table:style-name="ce10">
            <text:p>1.442.825</text:p>
          </table:table-cell>
          <table:table-cell office:value-type="float" office:value="1434033" table:style-name="ce10">
            <text:p>1.434.033</text:p>
          </table:table-cell>
          <table:table-cell office:value-type="float" office:value="12586" table:style-name="ce10">
            <text:p>12.586</text:p>
          </table:table-cell>
          <table:table-cell office:value-type="float" office:value="531" table:style-name="ce10">
            <text:p>531</text:p>
          </table:table-cell>
          <table:table-cell office:value-type="float" office:value="1675601" table:style-name="ce10">
            <text:p>1.675.601</text:p>
          </table:table-cell>
          <table:table-cell office:value-type="float" office:value="1209586" table:style-name="ce10">
            <text:p>1.209.586</text:p>
          </table:table-cell>
          <table:table-cell office:value-type="float" office:value="4788" table:style-name="ce10">
            <text:p>4.788</text:p>
          </table:table-cell>
          <table:table-cell office:value-type="string" table:style-name="ce10">
            <text:p>-</text:p>
          </table:table-cell>
          <table:table-cell office:value-type="float" office:value="1217595" table:style-name="ce10">
            <text:p>1.217.595</text:p>
          </table:table-cell>
          <table:table-cell office:value-type="float" office:value="1665280" table:style-name="ce10">
            <text:p>1.665.280</text:p>
          </table:table-cell>
          <table:table-cell office:value-type="float" office:value="7069" table:style-name="ce10">
            <text:p>7.069</text:p>
          </table:table-cell>
          <table:table-cell office:value-type="float" office:value="30" table:style-name="ce10">
            <text:p>30</text:p>
          </table:table-cell>
          <table:table-cell office:value-type="float" office:value="964235" table:style-name="ce10">
            <text:p>964.235</text:p>
          </table:table-cell>
          <table:table-cell office:value-type="float" office:value="1918501" table:style-name="ce10">
            <text:p>1.918.501</text:p>
          </table:table-cell>
          <table:table-cell office:value-type="float" office:value="7238" table:style-name="ce10">
            <text:p>7.238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44113" table:style-name="ce10">
            <text:p>244.113</text:p>
          </table:table-cell>
          <table:table-cell office:value-type="float" office:value="245932" table:style-name="ce10">
            <text:p>245.932</text:p>
          </table:table-cell>
          <table:table-cell office:value-type="float" office:value="631" table:style-name="ce10">
            <text:p>631</text:p>
          </table:table-cell>
          <table:table-cell office:value-type="string" table:style-name="ce10">
            <text:p>-</text:p>
          </table:table-cell>
          <table:table-cell office:value-type="float" office:value="207576" table:style-name="ce10">
            <text:p>207.576</text:p>
          </table:table-cell>
          <table:table-cell office:value-type="float" office:value="279368" table:style-name="ce10">
            <text:p>279.368</text:p>
          </table:table-cell>
          <table:table-cell office:value-type="float" office:value="3213" table:style-name="ce10">
            <text:p>3.213</text:p>
          </table:table-cell>
          <table:table-cell office:value-type="float" office:value="518" table:style-name="ce10">
            <text:p>518</text:p>
          </table:table-cell>
          <table:table-cell office:value-type="float" office:value="258795" table:style-name="ce10">
            <text:p>258.795</text:p>
          </table:table-cell>
          <table:table-cell office:value-type="float" office:value="230474" table:style-name="ce10">
            <text:p>230.474</text:p>
          </table:table-cell>
          <table:table-cell office:value-type="float" office:value="1407" table:style-name="ce10">
            <text:p>1.407</text:p>
          </table:table-cell>
          <table:table-cell office:value-type="string" table:style-name="ce10">
            <text:p>-</text:p>
          </table:table-cell>
          <table:table-cell office:value-type="float" office:value="193969" table:style-name="ce10">
            <text:p>193.969</text:p>
          </table:table-cell>
          <table:table-cell office:value-type="float" office:value="295409" table:style-name="ce10">
            <text:p>295.409</text:p>
          </table:table-cell>
          <table:table-cell office:value-type="float" office:value="1298" table:style-name="ce10">
            <text:p>1.298</text:p>
          </table:table-cell>
          <table:table-cell office:value-type="float" office:value="0" table:style-name="ce10">
            <text:p>0</text:p>
          </table:table-cell>
          <table:table-cell office:value-type="float" office:value="146888" table:style-name="ce10">
            <text:p>146.888</text:p>
          </table:table-cell>
          <table:table-cell office:value-type="float" office:value="343194" table:style-name="ce10">
            <text:p>343.194</text:p>
          </table:table-cell>
          <table:table-cell office:value-type="float" office:value="593" table:style-name="ce10">
            <text:p>593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28800" table:style-name="ce10">
            <text:p>328.800</text:p>
          </table:table-cell>
          <table:table-cell office:value-type="float" office:value="231677" table:style-name="ce10">
            <text:p>231.677</text:p>
          </table:table-cell>
          <table:table-cell office:value-type="float" office:value="1500" table:style-name="ce10">
            <text:p>1.500</text:p>
          </table:table-cell>
          <table:table-cell office:value-type="string" table:style-name="ce10">
            <text:p>-</text:p>
          </table:table-cell>
          <table:table-cell office:value-type="float" office:value="305669" table:style-name="ce10">
            <text:p>305.669</text:p>
          </table:table-cell>
          <table:table-cell office:value-type="float" office:value="253143" table:style-name="ce10">
            <text:p>253.143</text:p>
          </table:table-cell>
          <table:table-cell office:value-type="float" office:value="3166" table:style-name="ce10">
            <text:p>3.166</text:p>
          </table:table-cell>
          <table:table-cell office:value-type="float" office:value="0" table:style-name="ce10">
            <text:p>0</text:p>
          </table:table-cell>
          <table:table-cell office:value-type="float" office:value="367692" table:style-name="ce10">
            <text:p>367.692</text:p>
          </table:table-cell>
          <table:table-cell office:value-type="float" office:value="189119" table:style-name="ce10">
            <text:p>189.119</text:p>
          </table:table-cell>
          <table:table-cell office:value-type="float" office:value="5167" table:style-name="ce10">
            <text:p>5.167</text:p>
          </table:table-cell>
          <table:table-cell office:value-type="string" table:style-name="ce10">
            <text:p>-</text:p>
          </table:table-cell>
          <table:table-cell office:value-type="float" office:value="278045" table:style-name="ce10">
            <text:p>278.045</text:p>
          </table:table-cell>
          <table:table-cell office:value-type="float" office:value="282755" table:style-name="ce10">
            <text:p>282.755</text:p>
          </table:table-cell>
          <table:table-cell office:value-type="float" office:value="1177" table:style-name="ce10">
            <text:p>1.177</text:p>
          </table:table-cell>
          <table:table-cell office:value-type="float" office:value="0" table:style-name="ce10">
            <text:p>0</text:p>
          </table:table-cell>
          <table:table-cell office:value-type="float" office:value="209150" table:style-name="ce10">
            <text:p>209.150</text:p>
          </table:table-cell>
          <table:table-cell office:value-type="float" office:value="351731" table:style-name="ce10">
            <text:p>351.731</text:p>
          </table:table-cell>
          <table:table-cell office:value-type="float" office:value="1097" table:style-name="ce10">
            <text:p>1.097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13573" table:style-name="ce10">
            <text:p>713.573</text:p>
          </table:table-cell>
          <table:table-cell office:value-type="float" office:value="771091" table:style-name="ce10">
            <text:p>771.091</text:p>
          </table:table-cell>
          <table:table-cell office:value-type="float" office:value="3748" table:style-name="ce10">
            <text:p>3.748</text:p>
          </table:table-cell>
          <table:table-cell office:value-type="string" table:style-name="ce10">
            <text:p>-</text:p>
          </table:table-cell>
          <table:table-cell office:value-type="float" office:value="617053" table:style-name="ce10">
            <text:p>617.053</text:p>
          </table:table-cell>
          <table:table-cell office:value-type="float" office:value="863270" table:style-name="ce10">
            <text:p>863.270</text:p>
          </table:table-cell>
          <table:table-cell office:value-type="float" office:value="7558" table:style-name="ce10">
            <text:p>7.558</text:p>
          </table:table-cell>
          <table:table-cell office:value-type="float" office:value="531" table:style-name="ce10">
            <text:p>531</text:p>
          </table:table-cell>
          <table:table-cell office:value-type="float" office:value="769338" table:style-name="ce10">
            <text:p>769.338</text:p>
          </table:table-cell>
          <table:table-cell office:value-type="float" office:value="714374" table:style-name="ce10">
            <text:p>714.374</text:p>
          </table:table-cell>
          <table:table-cell office:value-type="float" office:value="4700" table:style-name="ce10">
            <text:p>4.700</text:p>
          </table:table-cell>
          <table:table-cell office:value-type="string" table:style-name="ce10">
            <text:p>-</text:p>
          </table:table-cell>
          <table:table-cell office:value-type="float" office:value="680369" table:style-name="ce10">
            <text:p>680.369</text:p>
          </table:table-cell>
          <table:table-cell office:value-type="float" office:value="805899" table:style-name="ce10">
            <text:p>805.899</text:p>
          </table:table-cell>
          <table:table-cell office:value-type="float" office:value="2144" table:style-name="ce10">
            <text:p>2.144</text:p>
          </table:table-cell>
          <table:table-cell office:value-type="float" office:value="0" table:style-name="ce10">
            <text:p>0</text:p>
          </table:table-cell>
          <table:table-cell office:value-type="float" office:value="493336" table:style-name="ce10">
            <text:p>493.336</text:p>
          </table:table-cell>
          <table:table-cell office:value-type="float" office:value="991815" table:style-name="ce10">
            <text:p>991.815</text:p>
          </table:table-cell>
          <table:table-cell office:value-type="float" office:value="3260" table:style-name="ce10">
            <text:p>3.26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44836" table:style-name="ce10">
            <text:p>1.344.836</text:p>
          </table:table-cell>
          <table:table-cell office:value-type="float" office:value="1343818" table:style-name="ce10">
            <text:p>1.343.818</text:p>
          </table:table-cell>
          <table:table-cell office:value-type="float" office:value="2224" table:style-name="ce10">
            <text:p>2.224</text:p>
          </table:table-cell>
          <table:table-cell office:value-type="string" table:style-name="ce10">
            <text:p>-</text:p>
          </table:table-cell>
          <table:table-cell office:value-type="float" office:value="1417711" table:style-name="ce10">
            <text:p>1.417.711</text:p>
          </table:table-cell>
          <table:table-cell office:value-type="float" office:value="1261694" table:style-name="ce10">
            <text:p>1.261.694</text:p>
          </table:table-cell>
          <table:table-cell office:value-type="float" office:value="11472" table:style-name="ce10">
            <text:p>11.472</text:p>
          </table:table-cell>
          <table:table-cell office:value-type="float" office:value="0" table:style-name="ce10">
            <text:p>0</text:p>
          </table:table-cell>
          <table:table-cell office:value-type="float" office:value="1689132" table:style-name="ce10">
            <text:p>1.689.132</text:p>
          </table:table-cell>
          <table:table-cell office:value-type="float" office:value="994519" table:style-name="ce10">
            <text:p>994.519</text:p>
          </table:table-cell>
          <table:table-cell office:value-type="float" office:value="7226" table:style-name="ce10">
            <text:p>7.226</text:p>
          </table:table-cell>
          <table:table-cell office:value-type="string" table:style-name="ce10">
            <text:p>-</text:p>
          </table:table-cell>
          <table:table-cell office:value-type="float" office:value="1097730" table:style-name="ce10">
            <text:p>1.097.730</text:p>
          </table:table-cell>
          <table:table-cell office:value-type="float" office:value="1578106" table:style-name="ce10">
            <text:p>1.578.106</text:p>
          </table:table-cell>
          <table:table-cell office:value-type="float" office:value="15041" table:style-name="ce10">
            <text:p>15.041</text:p>
          </table:table-cell>
          <table:table-cell office:value-type="float" office:value="0" table:style-name="ce10">
            <text:p>0</text:p>
          </table:table-cell>
          <table:table-cell office:value-type="float" office:value="839923" table:style-name="ce10">
            <text:p>839.923</text:p>
          </table:table-cell>
          <table:table-cell office:value-type="float" office:value="1842826" table:style-name="ce10">
            <text:p>1.842.826</text:p>
          </table:table-cell>
          <table:table-cell office:value-type="float" office:value="8128" table:style-name="ce10">
            <text:p>8.128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07512" table:style-name="ce10">
            <text:p>407.512</text:p>
          </table:table-cell>
          <table:table-cell office:value-type="float" office:value="313871" table:style-name="ce10">
            <text:p>313.871</text:p>
          </table:table-cell>
          <table:table-cell office:value-type="float" office:value="4780" table:style-name="ce10">
            <text:p>4.780</text:p>
          </table:table-cell>
          <table:table-cell office:value-type="string" table:style-name="ce10">
            <text:p>-</text:p>
          </table:table-cell>
          <table:table-cell office:value-type="float" office:value="434704" table:style-name="ce10">
            <text:p>434.704</text:p>
          </table:table-cell>
          <table:table-cell office:value-type="float" office:value="287050" table:style-name="ce10">
            <text:p>287.050</text:p>
          </table:table-cell>
          <table:table-cell office:value-type="float" office:value="4410" table:style-name="ce10">
            <text:p>4.410</text:p>
          </table:table-cell>
          <table:table-cell office:value-type="float" office:value="0" table:style-name="ce10">
            <text:p>0</text:p>
          </table:table-cell>
          <table:table-cell office:value-type="float" office:value="461798" table:style-name="ce10">
            <text:p>461.798</text:p>
          </table:table-cell>
          <table:table-cell office:value-type="float" office:value="255220" table:style-name="ce10">
            <text:p>255.220</text:p>
          </table:table-cell>
          <table:table-cell office:value-type="float" office:value="9146" table:style-name="ce10">
            <text:p>9.146</text:p>
          </table:table-cell>
          <table:table-cell office:value-type="string" table:style-name="ce10">
            <text:p>-</text:p>
          </table:table-cell>
          <table:table-cell office:value-type="float" office:value="364442" table:style-name="ce10">
            <text:p>364.442</text:p>
          </table:table-cell>
          <table:table-cell office:value-type="float" office:value="357331" table:style-name="ce10">
            <text:p>357.331</text:p>
          </table:table-cell>
          <table:table-cell office:value-type="float" office:value="4361" table:style-name="ce10">
            <text:p>4.361</text:p>
          </table:table-cell>
          <table:table-cell office:value-type="float" office:value="30" table:style-name="ce10">
            <text:p>30</text:p>
          </table:table-cell>
          <table:table-cell office:value-type="float" office:value="296920" table:style-name="ce10">
            <text:p>296.920</text:p>
          </table:table-cell>
          <table:table-cell office:value-type="float" office:value="425894" table:style-name="ce10">
            <text:p>425.894</text:p>
          </table:table-cell>
          <table:table-cell office:value-type="float" office:value="3350" table:style-name="ce10">
            <text:p>3.35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74548" table:style-name="ce10">
            <text:p>974.548</text:p>
          </table:table-cell>
          <table:table-cell office:value-type="float" office:value="1236266" table:style-name="ce10">
            <text:p>1.236.266</text:p>
          </table:table-cell>
          <table:table-cell office:value-type="float" office:value="2539" table:style-name="ce10">
            <text:p>2.539</text:p>
          </table:table-cell>
          <table:table-cell office:value-type="string" table:style-name="ce10">
            <text:p>-</text:p>
          </table:table-cell>
          <table:table-cell office:value-type="float" office:value="812784" table:style-name="ce10">
            <text:p>812.784</text:p>
          </table:table-cell>
          <table:table-cell office:value-type="float" office:value="1379225" table:style-name="ce10">
            <text:p>1.379.225</text:p>
          </table:table-cell>
          <table:table-cell office:value-type="float" office:value="20294" table:style-name="ce10">
            <text:p>20.294</text:p>
          </table:table-cell>
          <table:table-cell office:value-type="float" office:value="1049" table:style-name="ce10">
            <text:p>1.049</text:p>
          </table:table-cell>
          <table:table-cell office:value-type="float" office:value="998345" table:style-name="ce10">
            <text:p>998.345</text:p>
          </table:table-cell>
          <table:table-cell office:value-type="float" office:value="1196913" table:style-name="ce10">
            <text:p>1.196.913</text:p>
          </table:table-cell>
          <table:table-cell office:value-type="float" office:value="18095" table:style-name="ce10">
            <text:p>18.095</text:p>
          </table:table-cell>
          <table:table-cell office:value-type="string" table:style-name="ce10">
            <text:p>-</text:p>
          </table:table-cell>
          <table:table-cell office:value-type="float" office:value="920336" table:style-name="ce10">
            <text:p>920.336</text:p>
          </table:table-cell>
          <table:table-cell office:value-type="float" office:value="1281070" table:style-name="ce10">
            <text:p>1.281.070</text:p>
          </table:table-cell>
          <table:table-cell office:value-type="float" office:value="11947" table:style-name="ce10">
            <text:p>11.947</text:p>
          </table:table-cell>
          <table:table-cell office:value-type="float" office:value="0" table:style-name="ce10">
            <text:p>0</text:p>
          </table:table-cell>
          <table:table-cell office:value-type="float" office:value="639065" table:style-name="ce10">
            <text:p>639.065</text:p>
          </table:table-cell>
          <table:table-cell office:value-type="float" office:value="1567259" table:style-name="ce10">
            <text:p>1.567.259</text:p>
          </table:table-cell>
          <table:table-cell office:value-type="float" office:value="7029" table:style-name="ce10">
            <text:p>7.029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514623" table:style-name="ce10">
            <text:p>1.514.623</text:p>
          </table:table-cell>
          <table:table-cell office:value-type="float" office:value="1317057" table:style-name="ce10">
            <text:p>1.317.057</text:p>
          </table:table-cell>
          <table:table-cell office:value-type="float" office:value="6791" table:style-name="ce10">
            <text:p>6.791</text:p>
          </table:table-cell>
          <table:table-cell office:value-type="string" table:style-name="ce10">
            <text:p>-</text:p>
          </table:table-cell>
          <table:table-cell office:value-type="float" office:value="1628276" table:style-name="ce10">
            <text:p>1.628.276</text:p>
          </table:table-cell>
          <table:table-cell office:value-type="float" office:value="1202030" table:style-name="ce10">
            <text:p>1.202.030</text:p>
          </table:table-cell>
          <table:table-cell office:value-type="float" office:value="8165" table:style-name="ce10">
            <text:p>8.165</text:p>
          </table:table-cell>
          <table:table-cell office:value-type="float" office:value="0" table:style-name="ce10">
            <text:p>0</text:p>
          </table:table-cell>
          <table:table-cell office:value-type="float" office:value="1923129" table:style-name="ce10">
            <text:p>1.923.129</text:p>
          </table:table-cell>
          <table:table-cell office:value-type="float" office:value="912476" table:style-name="ce10">
            <text:p>912.476</text:p>
          </table:table-cell>
          <table:table-cell office:value-type="float" office:value="2867" table:style-name="ce10">
            <text:p>2.867</text:p>
          </table:table-cell>
          <table:table-cell office:value-type="string" table:style-name="ce10">
            <text:p>-</text:p>
          </table:table-cell>
          <table:table-cell office:value-type="float" office:value="1194241" table:style-name="ce10">
            <text:p>1.194.241</text:p>
          </table:table-cell>
          <table:table-cell office:value-type="float" office:value="1639251" table:style-name="ce10">
            <text:p>1.639.251</text:p>
          </table:table-cell>
          <table:table-cell office:value-type="float" office:value="4950" table:style-name="ce10">
            <text:p>4.950</text:p>
          </table:table-cell>
          <table:table-cell office:value-type="float" office:value="30" table:style-name="ce10">
            <text:p>30</text:p>
          </table:table-cell>
          <table:table-cell office:value-type="float" office:value="971898" table:style-name="ce10">
            <text:p>971.898</text:p>
          </table:table-cell>
          <table:table-cell office:value-type="float" office:value="1860265" table:style-name="ce10">
            <text:p>1.860.265</text:p>
          </table:table-cell>
          <table:table-cell office:value-type="float" office:value="6308" table:style-name="ce10">
            <text:p>6.308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489171" table:style-name="ce10">
            <text:p>2.489.171</text:p>
          </table:table-cell>
          <table:table-cell office:value-type="float" office:value="2553323" table:style-name="ce10">
            <text:p>2.553.323</text:p>
          </table:table-cell>
          <table:table-cell office:value-type="float" office:value="9330" table:style-name="ce10">
            <text:p>9.330</text:p>
          </table:table-cell>
          <table:table-cell office:value-type="string" table:style-name="ce10">
            <text:p>-</text:p>
          </table:table-cell>
          <table:table-cell office:value-type="float" office:value="2441060" table:style-name="ce10">
            <text:p>2.441.060</text:p>
          </table:table-cell>
          <table:table-cell office:value-type="float" office:value="2581255" table:style-name="ce10">
            <text:p>2.581.255</text:p>
          </table:table-cell>
          <table:table-cell office:value-type="float" office:value="28460" table:style-name="ce10">
            <text:p>28.460</text:p>
          </table:table-cell>
          <table:table-cell office:value-type="float" office:value="1049" table:style-name="ce10">
            <text:p>1.049</text:p>
          </table:table-cell>
          <table:table-cell office:value-type="float" office:value="2921474" table:style-name="ce10">
            <text:p>2.921.474</text:p>
          </table:table-cell>
          <table:table-cell office:value-type="float" office:value="2109389" table:style-name="ce10">
            <text:p>2.109.389</text:p>
          </table:table-cell>
          <table:table-cell office:value-type="float" office:value="20961" table:style-name="ce10">
            <text:p>20.961</text:p>
          </table:table-cell>
          <table:table-cell office:value-type="string" table:style-name="ce10">
            <text:p>-</text:p>
          </table:table-cell>
          <table:table-cell office:value-type="float" office:value="2114577" table:style-name="ce10">
            <text:p>2.114.577</text:p>
          </table:table-cell>
          <table:table-cell office:value-type="float" office:value="2920320" table:style-name="ce10">
            <text:p>2.920.320</text:p>
          </table:table-cell>
          <table:table-cell office:value-type="float" office:value="16897" table:style-name="ce10">
            <text:p>16.897</text:p>
          </table:table-cell>
          <table:table-cell office:value-type="float" office:value="30" table:style-name="ce10">
            <text:p>30</text:p>
          </table:table-cell>
          <table:table-cell office:value-type="float" office:value="1610964" table:style-name="ce10">
            <text:p>1.610.964</text:p>
          </table:table-cell>
          <table:table-cell office:value-type="float" office:value="3427524" table:style-name="ce10">
            <text:p>3.427.524</text:p>
          </table:table-cell>
          <table:table-cell office:value-type="float" office:value="13337" table:style-name="ce10">
            <text:p>13.337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549664" table:style-name="ce10">
            <text:p>549.664</text:p>
          </table:table-cell>
          <table:table-cell office:value-type="float" office:value="353065" table:style-name="ce10">
            <text:p>353.065</text:p>
          </table:table-cell>
          <table:table-cell office:value-type="float" office:value="3552" table:style-name="ce10">
            <text:p>3.552</text:p>
          </table:table-cell>
          <table:table-cell office:value-type="string" table:style-name="ce10">
            <text:p>-</text:p>
          </table:table-cell>
          <table:table-cell office:value-type="float" office:value="541653" table:style-name="ce10">
            <text:p>541.653</text:p>
          </table:table-cell>
          <table:table-cell office:value-type="float" office:value="363269" table:style-name="ce10">
            <text:p>363.269</text:p>
          </table:table-cell>
          <table:table-cell office:value-type="float" office:value="1359" table:style-name="ce10">
            <text:p>1.359</text:p>
          </table:table-cell>
          <table:table-cell office:value-type="float" office:value="0" table:style-name="ce10">
            <text:p>0</text:p>
          </table:table-cell>
          <table:table-cell office:value-type="float" office:value="625281" table:style-name="ce10">
            <text:p>625.281</text:p>
          </table:table-cell>
          <table:table-cell office:value-type="float" office:value="274316" table:style-name="ce10">
            <text:p>274.316</text:p>
          </table:table-cell>
          <table:table-cell office:value-type="float" office:value="6685" table:style-name="ce10">
            <text:p>6.685</text:p>
          </table:table-cell>
          <table:table-cell office:value-type="string" table:style-name="ce10">
            <text:p>-</text:p>
          </table:table-cell>
          <table:table-cell office:value-type="float" office:value="499978" table:style-name="ce10">
            <text:p>499.978</text:p>
          </table:table-cell>
          <table:table-cell office:value-type="float" office:value="399181" table:style-name="ce10">
            <text:p>399.181</text:p>
          </table:table-cell>
          <table:table-cell office:value-type="float" office:value="7124" table:style-name="ce10">
            <text:p>7.124</text:p>
          </table:table-cell>
          <table:table-cell office:value-type="float" office:value="0" table:style-name="ce10">
            <text:p>0</text:p>
          </table:table-cell>
          <table:table-cell office:value-type="float" office:value="375254" table:style-name="ce10">
            <text:p>375.254</text:p>
          </table:table-cell>
          <table:table-cell office:value-type="float" office:value="527936" table:style-name="ce10">
            <text:p>527.936</text:p>
          </table:table-cell>
          <table:table-cell office:value-type="float" office:value="3092" table:style-name="ce10">
            <text:p>3.092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036094" table:style-name="ce10">
            <text:p>1.036.094</text:p>
          </table:table-cell>
          <table:table-cell office:value-type="float" office:value="1401687" table:style-name="ce10">
            <text:p>1.401.687</text:p>
          </table:table-cell>
          <table:table-cell office:value-type="float" office:value="2168" table:style-name="ce10">
            <text:p>2.168</text:p>
          </table:table-cell>
          <table:table-cell office:value-type="string" table:style-name="ce10">
            <text:p>-</text:p>
          </table:table-cell>
          <table:table-cell office:value-type="float" office:value="804892" table:style-name="ce10">
            <text:p>804.892</text:p>
          </table:table-cell>
          <table:table-cell office:value-type="float" office:value="1611962" table:style-name="ce10">
            <text:p>1.611.962</text:p>
          </table:table-cell>
          <table:table-cell office:value-type="float" office:value="22047" table:style-name="ce10">
            <text:p>22.047</text:p>
          </table:table-cell>
          <table:table-cell office:value-type="float" office:value="1049" table:style-name="ce10">
            <text:p>1.049</text:p>
          </table:table-cell>
          <table:table-cell office:value-type="float" office:value="1048442" table:style-name="ce10">
            <text:p>1.048.442</text:p>
          </table:table-cell>
          <table:table-cell office:value-type="float" office:value="1370496" table:style-name="ce10">
            <text:p>1.370.496</text:p>
          </table:table-cell>
          <table:table-cell office:value-type="float" office:value="21012" table:style-name="ce10">
            <text:p>21.012</text:p>
          </table:table-cell>
          <table:table-cell office:value-type="string" table:style-name="ce10">
            <text:p>-</text:p>
          </table:table-cell>
          <table:table-cell office:value-type="float" office:value="1088232" table:style-name="ce10">
            <text:p>1.088.232</text:p>
          </table:table-cell>
          <table:table-cell office:value-type="float" office:value="1334739" table:style-name="ce10">
            <text:p>1.334.739</text:p>
          </table:table-cell>
          <table:table-cell office:value-type="float" office:value="16980" table:style-name="ce10">
            <text:p>16.980</text:p>
          </table:table-cell>
          <table:table-cell office:value-type="float" office:value="0" table:style-name="ce10">
            <text:p>0</text:p>
          </table:table-cell>
          <table:table-cell office:value-type="float" office:value="734136" table:style-name="ce10">
            <text:p>734.136</text:p>
          </table:table-cell>
          <table:table-cell office:value-type="float" office:value="1698244" table:style-name="ce10">
            <text:p>1.698.244</text:p>
          </table:table-cell>
          <table:table-cell office:value-type="float" office:value="7570" table:style-name="ce10">
            <text:p>7.57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812578" table:style-name="ce10">
            <text:p>812.578</text:p>
          </table:table-cell>
          <table:table-cell office:value-type="float" office:value="634714" table:style-name="ce10">
            <text:p>634.714</text:p>
          </table:table-cell>
          <table:table-cell office:value-type="float" office:value="4871" table:style-name="ce10">
            <text:p>4.871</text:p>
          </table:table-cell>
          <table:table-cell office:value-type="string" table:style-name="ce10">
            <text:p>-</text:p>
          </table:table-cell>
          <table:table-cell office:value-type="float" office:value="839242" table:style-name="ce10">
            <text:p>839.242</text:p>
          </table:table-cell>
          <table:table-cell office:value-type="float" office:value="608069" table:style-name="ce10">
            <text:p>608.069</text:p>
          </table:table-cell>
          <table:table-cell office:value-type="float" office:value="4853" table:style-name="ce10">
            <text:p>4.853</text:p>
          </table:table-cell>
          <table:table-cell office:value-type="float" office:value="0" table:style-name="ce10">
            <text:p>0</text:p>
          </table:table-cell>
          <table:table-cell office:value-type="float" office:value="982190" table:style-name="ce10">
            <text:p>982.190</text:p>
          </table:table-cell>
          <table:table-cell office:value-type="float" office:value="469212" table:style-name="ce10">
            <text:p>469.212</text:p>
          </table:table-cell>
          <table:table-cell office:value-type="float" office:value="761" table:style-name="ce10">
            <text:p>761</text:p>
          </table:table-cell>
          <table:table-cell office:value-type="string" table:style-name="ce10">
            <text:p>-</text:p>
          </table:table-cell>
          <table:table-cell office:value-type="float" office:value="668013" table:style-name="ce10">
            <text:p>668.013</text:p>
          </table:table-cell>
          <table:table-cell office:value-type="float" office:value="780283" table:style-name="ce10">
            <text:p>780.283</text:p>
          </table:table-cell>
          <table:table-cell office:value-type="float" office:value="3837" table:style-name="ce10">
            <text:p>3.837</text:p>
          </table:table-cell>
          <table:table-cell office:value-type="float" office:value="30" table:style-name="ce10">
            <text:p>30</text:p>
          </table:table-cell>
          <table:table-cell office:value-type="float" office:value="548056" table:style-name="ce10">
            <text:p>548.056</text:p>
          </table:table-cell>
          <table:table-cell office:value-type="float" office:value="899102" table:style-name="ce10">
            <text:p>899.102</text:p>
          </table:table-cell>
          <table:table-cell office:value-type="float" office:value="5005" table:style-name="ce10">
            <text:p>5.005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190163" table:style-name="ce10">
            <text:p>1.190.163</text:p>
          </table:table-cell>
          <table:table-cell office:value-type="float" office:value="869987" table:style-name="ce10">
            <text:p>869.987</text:p>
          </table:table-cell>
          <table:table-cell office:value-type="float" office:value="5843" table:style-name="ce10">
            <text:p>5.843</text:p>
          </table:table-cell>
          <table:table-cell office:value-type="string" table:style-name="ce10">
            <text:p>-</text:p>
          </table:table-cell>
          <table:table-cell office:value-type="float" office:value="1338580" table:style-name="ce10">
            <text:p>1.338.580</text:p>
          </table:table-cell>
          <table:table-cell office:value-type="float" office:value="724493" table:style-name="ce10">
            <text:p>724.493</text:p>
          </table:table-cell>
          <table:table-cell office:value-type="float" office:value="2919" table:style-name="ce10">
            <text:p>2.919</text:p>
          </table:table-cell>
          <table:table-cell office:value-type="float" office:value="0" table:style-name="ce10">
            <text:p>0</text:p>
          </table:table-cell>
          <table:table-cell office:value-type="float" office:value="1516122" table:style-name="ce10">
            <text:p>1.516.122</text:p>
          </table:table-cell>
          <table:table-cell office:value-type="float" office:value="543997" table:style-name="ce10">
            <text:p>543.997</text:p>
          </table:table-cell>
          <table:table-cell office:value-type="float" office:value="5873" table:style-name="ce10">
            <text:p>5.873</text:p>
          </table:table-cell>
          <table:table-cell office:value-type="string" table:style-name="ce10">
            <text:p>-</text:p>
          </table:table-cell>
          <table:table-cell office:value-type="float" office:value="858309" table:style-name="ce10">
            <text:p>858.309</text:p>
          </table:table-cell>
          <table:table-cell office:value-type="float" office:value="1204479" table:style-name="ce10">
            <text:p>1.204.479</text:p>
          </table:table-cell>
          <table:table-cell office:value-type="float" office:value="3204" table:style-name="ce10">
            <text:p>3.204</text:p>
          </table:table-cell>
          <table:table-cell office:value-type="float" office:value="0" table:style-name="ce10">
            <text:p>0</text:p>
          </table:table-cell>
          <table:table-cell office:value-type="float" office:value="704025" table:style-name="ce10">
            <text:p>704.025</text:p>
          </table:table-cell>
          <table:table-cell office:value-type="float" office:value="1358114" table:style-name="ce10">
            <text:p>1.358.114</text:p>
          </table:table-cell>
          <table:table-cell office:value-type="float" office:value="3853" table:style-name="ce10">
            <text:p>3.853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3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D4 – ALUNOS, POR APRENDIZADO SOBRE COMPUTADOR E INTERNET ENTRE P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4">
            <text:p>Total de alunos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5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Os amigos participam com o aluno de atividades no computador ou na Internet (editar música, produzir vídeos ou criar jogos)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ajudam o aluno a fazer pesquisas na Internet sobre coisas que ele quer saber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m jeitos de usar a Internet com segurança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falam sobre o que fazer se algo incomodar o aluno na Internet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ram ao aluno algo sobre Internet que ele não sab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067974" table:style-name="ce10">
            <text:p>3.067.974</text:p>
          </table:table-cell>
          <table:table-cell office:value-type="float" office:value="2004687" table:style-name="ce10">
            <text:p>2.004.687</text:p>
          </table:table-cell>
          <table:table-cell office:value-type="float" office:value="4020" table:style-name="ce10">
            <text:p>4.02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60583" table:style-name="ce10">
            <text:p>3.860.583</text:p>
          </table:table-cell>
          <table:table-cell office:value-type="float" office:value="1210072" table:style-name="ce10">
            <text:p>1.210.072</text:p>
          </table:table-cell>
          <table:table-cell office:value-type="float" office:value="69" table:style-name="ce10">
            <text:p>69</text:p>
          </table:table-cell>
          <table:table-cell office:value-type="float" office:value="5958" table:style-name="ce10">
            <text:p>5.958</text:p>
          </table:table-cell>
          <table:table-cell office:value-type="float" office:value="0" table:style-name="ce10">
            <text:p>0</text:p>
          </table:table-cell>
          <table:table-cell office:value-type="float" office:value="2958347" table:style-name="ce10">
            <text:p>2.958.347</text:p>
          </table:table-cell>
          <table:table-cell office:value-type="float" office:value="2116261" table:style-name="ce10">
            <text:p>2.116.261</text:p>
          </table:table-cell>
          <table:table-cell office:value-type="float" office:value="1933" table:style-name="ce10">
            <text:p>1.933</text:p>
          </table:table-cell>
          <table:table-cell office:value-type="float" office:value="141" table:style-name="ce10">
            <text:p>141</text:p>
          </table:table-cell>
          <table:table-cell office:value-type="float" office:value="0" table:style-name="ce10">
            <text:p>0</text:p>
          </table:table-cell>
          <table:table-cell office:value-type="float" office:value="2714076" table:style-name="ce10">
            <text:p>2.714.076</text:p>
          </table:table-cell>
          <table:table-cell office:value-type="float" office:value="2358850" table:style-name="ce10">
            <text:p>2.358.850</text:p>
          </table:table-cell>
          <table:table-cell office:value-type="float" office:value="2578" table:style-name="ce10">
            <text:p>2.578</text:p>
          </table:table-cell>
          <table:table-cell office:value-type="float" office:value="1179" table:style-name="ce10">
            <text:p>1.179</text:p>
          </table:table-cell>
          <table:table-cell office:value-type="float" office:value="0" table:style-name="ce10">
            <text:p>0</text:p>
          </table:table-cell>
          <table:table-cell office:value-type="float" office:value="3810776" table:style-name="ce10">
            <text:p>3.810.776</text:p>
          </table:table-cell>
          <table:table-cell office:value-type="float" office:value="1261327" table:style-name="ce10">
            <text:p>1.261.327</text:p>
          </table:table-cell>
          <table:table-cell office:value-type="float" office:value="2648" table:style-name="ce10">
            <text:p>2.648</text:p>
          </table:table-cell>
          <table:table-cell office:value-type="float" office:value="1931" table:style-name="ce10">
            <text:p>1.931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593241" table:style-name="ce10">
            <text:p>1.593.241</text:p>
          </table:table-cell>
          <table:table-cell office:value-type="float" office:value="1002197" table:style-name="ce10">
            <text:p>1.002.197</text:p>
          </table:table-cell>
          <table:table-cell office:value-type="float" office:value="4020" table:style-name="ce10">
            <text:p>4.02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41787" table:style-name="ce10">
            <text:p>2.041.787</text:p>
          </table:table-cell>
          <table:table-cell office:value-type="float" office:value="551644" table:style-name="ce10">
            <text:p>551.644</text:p>
          </table:table-cell>
          <table:table-cell office:value-type="float" office:value="69" table:style-name="ce10">
            <text:p>69</text:p>
          </table:table-cell>
          <table:table-cell office:value-type="float" office:value="5958" table:style-name="ce10">
            <text:p>5.958</text:p>
          </table:table-cell>
          <table:table-cell office:value-type="float" office:value="0" table:style-name="ce10">
            <text:p>0</text:p>
          </table:table-cell>
          <table:table-cell office:value-type="float" office:value="1578931" table:style-name="ce10">
            <text:p>1.578.931</text:p>
          </table:table-cell>
          <table:table-cell office:value-type="float" office:value="1020185" table:style-name="ce10">
            <text:p>1.020.185</text:p>
          </table:table-cell>
          <table:table-cell office:value-type="float" office:value="200" table:style-name="ce10">
            <text:p>200</text:p>
          </table:table-cell>
          <table:table-cell office:value-type="float" office:value="141" table:style-name="ce10">
            <text:p>141</text:p>
          </table:table-cell>
          <table:table-cell office:value-type="float" office:value="0" table:style-name="ce10">
            <text:p>0</text:p>
          </table:table-cell>
          <table:table-cell office:value-type="float" office:value="1510576" table:style-name="ce10">
            <text:p>1.510.576</text:p>
          </table:table-cell>
          <table:table-cell office:value-type="float" office:value="1086687" table:style-name="ce10">
            <text:p>1.086.687</text:p>
          </table:table-cell>
          <table:table-cell office:value-type="float" office:value="2194" table:style-name="ce10">
            <text:p>2.1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90938" table:style-name="ce10">
            <text:p>1.990.938</text:p>
          </table:table-cell>
          <table:table-cell office:value-type="float" office:value="606160" table:style-name="ce10">
            <text:p>606.160</text:p>
          </table:table-cell>
          <table:table-cell office:value-type="float" office:value="2359" table:style-name="ce10">
            <text:p>2.35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474734" table:style-name="ce10">
            <text:p>1.474.734</text:p>
          </table:table-cell>
          <table:table-cell office:value-type="float" office:value="1002491" table:style-name="ce10">
            <text:p>1.002.49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18796" table:style-name="ce10">
            <text:p>1.818.796</text:p>
          </table:table-cell>
          <table:table-cell office:value-type="float" office:value="658428" table:style-name="ce10">
            <text:p>658.4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79416" table:style-name="ce10">
            <text:p>1.379.416</text:p>
          </table:table-cell>
          <table:table-cell office:value-type="float" office:value="1096076" table:style-name="ce10">
            <text:p>1.096.076</text:p>
          </table:table-cell>
          <table:table-cell office:value-type="float" office:value="1732" table:style-name="ce10">
            <text:p>1.7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03500" table:style-name="ce10">
            <text:p>1.203.500</text:p>
          </table:table-cell>
          <table:table-cell office:value-type="float" office:value="1272162" table:style-name="ce10">
            <text:p>1.272.162</text:p>
          </table:table-cell>
          <table:table-cell office:value-type="float" office:value="383" table:style-name="ce10">
            <text:p>383</text:p>
          </table:table-cell>
          <table:table-cell office:value-type="float" office:value="1179" table:style-name="ce10">
            <text:p>1.179</text:p>
          </table:table-cell>
          <table:table-cell office:value-type="float" office:value="0" table:style-name="ce10">
            <text:p>0</text:p>
          </table:table-cell>
          <table:table-cell office:value-type="float" office:value="1819838" table:style-name="ce10">
            <text:p>1.819.838</text:p>
          </table:table-cell>
          <table:table-cell office:value-type="float" office:value="655167" table:style-name="ce10">
            <text:p>655.167</text:p>
          </table:table-cell>
          <table:table-cell office:value-type="float" office:value="289" table:style-name="ce10">
            <text:p>289</text:p>
          </table:table-cell>
          <table:table-cell office:value-type="float" office:value="1931" table:style-name="ce10">
            <text:p>1.931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06626" table:style-name="ce10">
            <text:p>206.626</text:p>
          </table:table-cell>
          <table:table-cell office:value-type="float" office:value="139114" table:style-name="ce10">
            <text:p>139.1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1977" table:style-name="ce10">
            <text:p>281.977</text:p>
          </table:table-cell>
          <table:table-cell office:value-type="float" office:value="63716" table:style-name="ce10">
            <text:p>63.716</text:p>
          </table:table-cell>
          <table:table-cell office:value-type="float" office:value="0" table:style-name="ce10">
            <text:p>0</text:p>
          </table:table-cell>
          <table:table-cell office:value-type="float" office:value="47" table:style-name="ce10">
            <text:p>47</text:p>
          </table:table-cell>
          <table:table-cell office:value-type="float" office:value="0" table:style-name="ce10">
            <text:p>0</text:p>
          </table:table-cell>
          <table:table-cell office:value-type="float" office:value="207550" table:style-name="ce10">
            <text:p>207.550</text:p>
          </table:table-cell>
          <table:table-cell office:value-type="float" office:value="138162" table:style-name="ce10">
            <text:p>138.162</text:p>
          </table:table-cell>
          <table:table-cell office:value-type="float" office:value="28" table:style-name="ce10">
            <text:p>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0652" table:style-name="ce10">
            <text:p>190.652</text:p>
          </table:table-cell>
          <table:table-cell office:value-type="float" office:value="155088" table:style-name="ce10">
            <text:p>155.08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64986" table:style-name="ce10">
            <text:p>264.986</text:p>
          </table:table-cell>
          <table:table-cell office:value-type="float" office:value="80731" table:style-name="ce10">
            <text:p>80.731</text:p>
          </table:table-cell>
          <table:table-cell office:value-type="float" office:value="22" table:style-name="ce10">
            <text:p>2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02105" table:style-name="ce10">
            <text:p>302.105</text:p>
          </table:table-cell>
          <table:table-cell office:value-type="float" office:value="191776" table:style-name="ce10">
            <text:p>191.776</text:p>
          </table:table-cell>
          <table:table-cell office:value-type="float" office:value="414" table:style-name="ce10">
            <text:p>4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2650" table:style-name="ce10">
            <text:p>382.650</text:p>
          </table:table-cell>
          <table:table-cell office:value-type="float" office:value="111644" table:style-name="ce10">
            <text:p>111.6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7357" table:style-name="ce10">
            <text:p>307.357</text:p>
          </table:table-cell>
          <table:table-cell office:value-type="float" office:value="186507" table:style-name="ce10">
            <text:p>186.507</text:p>
          </table:table-cell>
          <table:table-cell office:value-type="float" office:value="289" table:style-name="ce10">
            <text:p>289</text:p>
          </table:table-cell>
          <table:table-cell office:value-type="float" office:value="141" table:style-name="ce10">
            <text:p>141</text:p>
          </table:table-cell>
          <table:table-cell office:value-type="float" office:value="0" table:style-name="ce10">
            <text:p>0</text:p>
          </table:table-cell>
          <table:table-cell office:value-type="float" office:value="271907" table:style-name="ce10">
            <text:p>271.907</text:p>
          </table:table-cell>
          <table:table-cell office:value-type="float" office:value="222142" table:style-name="ce10">
            <text:p>222.142</text:p>
          </table:table-cell>
          <table:table-cell office:value-type="float" office:value="246" table:style-name="ce10">
            <text:p>24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85685" table:style-name="ce10">
            <text:p>385.685</text:p>
          </table:table-cell>
          <table:table-cell office:value-type="float" office:value="108230" table:style-name="ce10">
            <text:p>108.230</text:p>
          </table:table-cell>
          <table:table-cell office:value-type="float" office:value="379" table:style-name="ce10">
            <text:p>3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09401" table:style-name="ce10">
            <text:p>809.401</text:p>
          </table:table-cell>
          <table:table-cell office:value-type="float" office:value="447681" table:style-name="ce10">
            <text:p>447.68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74876" table:style-name="ce10">
            <text:p>974.876</text:p>
          </table:table-cell>
          <table:table-cell office:value-type="float" office:value="276295" table:style-name="ce10">
            <text:p>276.295</text:p>
          </table:table-cell>
          <table:table-cell office:value-type="float" office:value="0" table:style-name="ce10">
            <text:p>0</text:p>
          </table:table-cell>
          <table:table-cell office:value-type="float" office:value="5911" table:style-name="ce10">
            <text:p>5.911</text:p>
          </table:table-cell>
          <table:table-cell office:value-type="float" office:value="0" table:style-name="ce10">
            <text:p>0</text:p>
          </table:table-cell>
          <table:table-cell office:value-type="float" office:value="817880" table:style-name="ce10">
            <text:p>817.880</text:p>
          </table:table-cell>
          <table:table-cell office:value-type="float" office:value="439202" table:style-name="ce10">
            <text:p>439.20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82139" table:style-name="ce10">
            <text:p>682.139</text:p>
          </table:table-cell>
          <table:table-cell office:value-type="float" office:value="574174" table:style-name="ce10">
            <text:p>574.174</text:p>
          </table:table-cell>
          <table:table-cell office:value-type="float" office:value="0" table:style-name="ce10">
            <text:p>0</text:p>
          </table:table-cell>
          <table:table-cell office:value-type="float" office:value="769" table:style-name="ce10">
            <text:p>769</text:p>
          </table:table-cell>
          <table:table-cell office:value-type="float" office:value="0" table:style-name="ce10">
            <text:p>0</text:p>
          </table:table-cell>
          <table:table-cell office:value-type="float" office:value="965676" table:style-name="ce10">
            <text:p>965.676</text:p>
          </table:table-cell>
          <table:table-cell office:value-type="float" office:value="289476" table:style-name="ce10">
            <text:p>289.476</text:p>
          </table:table-cell>
          <table:table-cell office:value-type="float" office:value="0" table:style-name="ce10">
            <text:p>0</text:p>
          </table:table-cell>
          <table:table-cell office:value-type="float" office:value="1931" table:style-name="ce10">
            <text:p>1.931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79580" table:style-name="ce10">
            <text:p>1.379.580</text:p>
          </table:table-cell>
          <table:table-cell office:value-type="float" office:value="954302" table:style-name="ce10">
            <text:p>954.302</text:p>
          </table:table-cell>
          <table:table-cell office:value-type="float" office:value="3607" table:style-name="ce10">
            <text:p>3.60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36120" table:style-name="ce10">
            <text:p>1.736.120</text:p>
          </table:table-cell>
          <table:table-cell office:value-type="float" office:value="601368" table:style-name="ce10">
            <text:p>601.36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19825" table:style-name="ce10">
            <text:p>1.219.825</text:p>
          </table:table-cell>
          <table:table-cell office:value-type="float" office:value="1117463" table:style-name="ce10">
            <text:p>1.117.463</text:p>
          </table:table-cell>
          <table:table-cell office:value-type="float" office:value="200" table:style-name="ce10">
            <text:p>20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95461" table:style-name="ce10">
            <text:p>1.195.461</text:p>
          </table:table-cell>
          <table:table-cell office:value-type="float" office:value="1139843" table:style-name="ce10">
            <text:p>1.139.843</text:p>
          </table:table-cell>
          <table:table-cell office:value-type="float" office:value="1776" table:style-name="ce10">
            <text:p>1.776</text:p>
          </table:table-cell>
          <table:table-cell office:value-type="float" office:value="409" table:style-name="ce10">
            <text:p>409</text:p>
          </table:table-cell>
          <table:table-cell office:value-type="float" office:value="0" table:style-name="ce10">
            <text:p>0</text:p>
          </table:table-cell>
          <table:table-cell office:value-type="float" office:value="1668656" table:style-name="ce10">
            <text:p>1.668.656</text:p>
          </table:table-cell>
          <table:table-cell office:value-type="float" office:value="666631" table:style-name="ce10">
            <text:p>666.631</text:p>
          </table:table-cell>
          <table:table-cell office:value-type="float" office:value="2202" table:style-name="ce10">
            <text:p>2.20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70263" table:style-name="ce10">
            <text:p>370.263</text:p>
          </table:table-cell>
          <table:table-cell office:value-type="float" office:value="271814" table:style-name="ce10">
            <text:p>271.8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4960" table:style-name="ce10">
            <text:p>484.960</text:p>
          </table:table-cell>
          <table:table-cell office:value-type="float" office:value="157048" table:style-name="ce10">
            <text:p>157.048</text:p>
          </table:table-cell>
          <table:table-cell office:value-type="float" office:value="69" table:style-name="ce10">
            <text:p>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05734" table:style-name="ce10">
            <text:p>405.734</text:p>
          </table:table-cell>
          <table:table-cell office:value-type="float" office:value="234927" table:style-name="ce10">
            <text:p>234.927</text:p>
          </table:table-cell>
          <table:table-cell office:value-type="float" office:value="1416" table:style-name="ce10">
            <text:p>1.41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3917" table:style-name="ce10">
            <text:p>373.917</text:p>
          </table:table-cell>
          <table:table-cell office:value-type="float" office:value="267604" table:style-name="ce10">
            <text:p>267.604</text:p>
          </table:table-cell>
          <table:table-cell office:value-type="float" office:value="556" table:style-name="ce10">
            <text:p>55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25772" table:style-name="ce10">
            <text:p>525.772</text:p>
          </table:table-cell>
          <table:table-cell office:value-type="float" office:value="116259" table:style-name="ce10">
            <text:p>116.259</text:p>
          </table:table-cell>
          <table:table-cell office:value-type="float" office:value="46" table:style-name="ce10">
            <text:p>4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29538" table:style-name="ce10">
            <text:p>929.538</text:p>
          </table:table-cell>
          <table:table-cell office:value-type="float" office:value="698781" table:style-name="ce10">
            <text:p>698.78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78851" table:style-name="ce10">
            <text:p>1.178.851</text:p>
          </table:table-cell>
          <table:table-cell office:value-type="float" office:value="443557" table:style-name="ce10">
            <text:p>443.557</text:p>
          </table:table-cell>
          <table:table-cell office:value-type="float" office:value="0" table:style-name="ce10">
            <text:p>0</text:p>
          </table:table-cell>
          <table:table-cell office:value-type="float" office:value="5911" table:style-name="ce10">
            <text:p>5.911</text:p>
          </table:table-cell>
          <table:table-cell office:value-type="float" office:value="0" table:style-name="ce10">
            <text:p>0</text:p>
          </table:table-cell>
          <table:table-cell office:value-type="float" office:value="1021681" table:style-name="ce10">
            <text:p>1.021.681</text:p>
          </table:table-cell>
          <table:table-cell office:value-type="float" office:value="605407" table:style-name="ce10">
            <text:p>605.407</text:p>
          </table:table-cell>
          <table:table-cell office:value-type="float" office:value="1231" table:style-name="ce10">
            <text:p>1.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86828" table:style-name="ce10">
            <text:p>786.828</text:p>
          </table:table-cell>
          <table:table-cell office:value-type="float" office:value="840627" table:style-name="ce10">
            <text:p>840.627</text:p>
          </table:table-cell>
          <table:table-cell office:value-type="float" office:value="865" table:style-name="ce10">
            <text:p>8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26119" table:style-name="ce10">
            <text:p>1.126.119</text:p>
          </table:table-cell>
          <table:table-cell office:value-type="float" office:value="499998" table:style-name="ce10">
            <text:p>499.998</text:p>
          </table:table-cell>
          <table:table-cell office:value-type="float" office:value="2202" table:style-name="ce10">
            <text:p>2.20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623578" table:style-name="ce10">
            <text:p>1.623.578</text:p>
          </table:table-cell>
          <table:table-cell office:value-type="float" office:value="987443" table:style-name="ce10">
            <text:p>987.443</text:p>
          </table:table-cell>
          <table:table-cell office:value-type="float" office:value="667" table:style-name="ce10">
            <text:p>6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18095" table:style-name="ce10">
            <text:p>2.018.095</text:p>
          </table:table-cell>
          <table:table-cell office:value-type="float" office:value="593524" table:style-name="ce10">
            <text:p>593.524</text:p>
          </table:table-cell>
          <table:table-cell office:value-type="float" office:value="69" table:style-name="ce10">
            <text:p>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33451" table:style-name="ce10">
            <text:p>1.433.451</text:p>
          </table:table-cell>
          <table:table-cell office:value-type="float" office:value="1177621" table:style-name="ce10">
            <text:p>1.177.621</text:p>
          </table:table-cell>
          <table:table-cell office:value-type="float" office:value="474" table:style-name="ce10">
            <text:p>474</text:p>
          </table:table-cell>
          <table:table-cell office:value-type="float" office:value="141" table:style-name="ce10">
            <text:p>141</text:p>
          </table:table-cell>
          <table:table-cell office:value-type="float" office:value="0" table:style-name="ce10">
            <text:p>0</text:p>
          </table:table-cell>
          <table:table-cell office:value-type="float" office:value="1471585" table:style-name="ce10">
            <text:p>1.471.585</text:p>
          </table:table-cell>
          <table:table-cell office:value-type="float" office:value="1139218" table:style-name="ce10">
            <text:p>1.139.218</text:p>
          </table:table-cell>
          <table:table-cell office:value-type="float" office:value="884" table:style-name="ce10">
            <text:p>8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07764" table:style-name="ce10">
            <text:p>2.007.764</text:p>
          </table:table-cell>
          <table:table-cell office:value-type="float" office:value="601569" table:style-name="ce10">
            <text:p>601.569</text:p>
          </table:table-cell>
          <table:table-cell office:value-type="float" office:value="424" table:style-name="ce10">
            <text:p>424</text:p>
          </table:table-cell>
          <table:table-cell office:value-type="float" office:value="1931" table:style-name="ce10">
            <text:p>1.931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553116" table:style-name="ce10">
            <text:p>2.553.116</text:p>
          </table:table-cell>
          <table:table-cell office:value-type="float" office:value="1686224" table:style-name="ce10">
            <text:p>1.686.224</text:p>
          </table:table-cell>
          <table:table-cell office:value-type="float" office:value="667" table:style-name="ce10">
            <text:p>6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96946" table:style-name="ce10">
            <text:p>3.196.946</text:p>
          </table:table-cell>
          <table:table-cell office:value-type="float" office:value="1037081" table:style-name="ce10">
            <text:p>1.037.081</text:p>
          </table:table-cell>
          <table:table-cell office:value-type="float" office:value="69" table:style-name="ce10">
            <text:p>69</text:p>
          </table:table-cell>
          <table:table-cell office:value-type="float" office:value="5911" table:style-name="ce10">
            <text:p>5.911</text:p>
          </table:table-cell>
          <table:table-cell office:value-type="float" office:value="0" table:style-name="ce10">
            <text:p>0</text:p>
          </table:table-cell>
          <table:table-cell office:value-type="float" office:value="2455132" table:style-name="ce10">
            <text:p>2.455.132</text:p>
          </table:table-cell>
          <table:table-cell office:value-type="float" office:value="1783028" table:style-name="ce10">
            <text:p>1.783.028</text:p>
          </table:table-cell>
          <table:table-cell office:value-type="float" office:value="1705" table:style-name="ce10">
            <text:p>1.705</text:p>
          </table:table-cell>
          <table:table-cell office:value-type="float" office:value="141" table:style-name="ce10">
            <text:p>141</text:p>
          </table:table-cell>
          <table:table-cell office:value-type="float" office:value="0" table:style-name="ce10">
            <text:p>0</text:p>
          </table:table-cell>
          <table:table-cell office:value-type="float" office:value="2258412" table:style-name="ce10">
            <text:p>2.258.412</text:p>
          </table:table-cell>
          <table:table-cell office:value-type="float" office:value="1979845" table:style-name="ce10">
            <text:p>1.979.845</text:p>
          </table:table-cell>
          <table:table-cell office:value-type="float" office:value="1750" table:style-name="ce10">
            <text:p>1.75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133883" table:style-name="ce10">
            <text:p>3.133.883</text:p>
          </table:table-cell>
          <table:table-cell office:value-type="float" office:value="1101567" table:style-name="ce10">
            <text:p>1.101.567</text:p>
          </table:table-cell>
          <table:table-cell office:value-type="float" office:value="2626" table:style-name="ce10">
            <text:p>2.626</text:p>
          </table:table-cell>
          <table:table-cell office:value-type="float" office:value="1931" table:style-name="ce10">
            <text:p>1.931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514858" table:style-name="ce10">
            <text:p>514.858</text:p>
          </table:table-cell>
          <table:table-cell office:value-type="float" office:value="318463" table:style-name="ce10">
            <text:p>318.463</text:p>
          </table:table-cell>
          <table:table-cell office:value-type="float" office:value="3354" table:style-name="ce10">
            <text:p>3.35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63637" table:style-name="ce10">
            <text:p>663.637</text:p>
          </table:table-cell>
          <table:table-cell office:value-type="float" office:value="172991" table:style-name="ce10">
            <text:p>172.991</text:p>
          </table:table-cell>
          <table:table-cell office:value-type="float" office:value="0" table:style-name="ce10">
            <text:p>0</text:p>
          </table:table-cell>
          <table:table-cell office:value-type="float" office:value="47" table:style-name="ce10">
            <text:p>47</text:p>
          </table:table-cell>
          <table:table-cell office:value-type="float" office:value="0" table:style-name="ce10">
            <text:p>0</text:p>
          </table:table-cell>
          <table:table-cell office:value-type="float" office:value="503215" table:style-name="ce10">
            <text:p>503.215</text:p>
          </table:table-cell>
          <table:table-cell office:value-type="float" office:value="333233" table:style-name="ce10">
            <text:p>333.233</text:p>
          </table:table-cell>
          <table:table-cell office:value-type="float" office:value="228" table:style-name="ce10">
            <text:p>2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55663" table:style-name="ce10">
            <text:p>455.663</text:p>
          </table:table-cell>
          <table:table-cell office:value-type="float" office:value="379005" table:style-name="ce10">
            <text:p>379.005</text:p>
          </table:table-cell>
          <table:table-cell office:value-type="float" office:value="828" table:style-name="ce10">
            <text:p>828</text:p>
          </table:table-cell>
          <table:table-cell office:value-type="float" office:value="1179" table:style-name="ce10">
            <text:p>1.179</text:p>
          </table:table-cell>
          <table:table-cell office:value-type="float" office:value="0" table:style-name="ce10">
            <text:p>0</text:p>
          </table:table-cell>
          <table:table-cell office:value-type="float" office:value="676893" table:style-name="ce10">
            <text:p>676.893</text:p>
          </table:table-cell>
          <table:table-cell office:value-type="float" office:value="159760" table:style-name="ce10">
            <text:p>159.760</text:p>
          </table:table-cell>
          <table:table-cell office:value-type="float" office:value="22" table:style-name="ce10">
            <text:p>2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944440" table:style-name="ce10">
            <text:p>944.440</text:p>
          </table:table-cell>
          <table:table-cell office:value-type="float" office:value="827956" table:style-name="ce10">
            <text:p>827.956</text:p>
          </table:table-cell>
          <table:table-cell office:value-type="float" office:value="3767" table:style-name="ce10">
            <text:p>3.7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27275" table:style-name="ce10">
            <text:p>1.227.275</text:p>
          </table:table-cell>
          <table:table-cell office:value-type="float" office:value="542861" table:style-name="ce10">
            <text:p>542.861</text:p>
          </table:table-cell>
          <table:table-cell office:value-type="float" office:value="69" table:style-name="ce10">
            <text:p>69</text:p>
          </table:table-cell>
          <table:table-cell office:value-type="float" office:value="5958" table:style-name="ce10">
            <text:p>5.958</text:p>
          </table:table-cell>
          <table:table-cell office:value-type="float" office:value="0" table:style-name="ce10">
            <text:p>0</text:p>
          </table:table-cell>
          <table:table-cell office:value-type="float" office:value="1140022" table:style-name="ce10">
            <text:p>1.140.022</text:p>
          </table:table-cell>
          <table:table-cell office:value-type="float" office:value="634769" table:style-name="ce10">
            <text:p>634.769</text:p>
          </table:table-cell>
          <table:table-cell office:value-type="float" office:value="1231" table:style-name="ce10">
            <text:p>1.231</text:p>
          </table:table-cell>
          <table:table-cell office:value-type="float" office:value="141" table:style-name="ce10">
            <text:p>141</text:p>
          </table:table-cell>
          <table:table-cell office:value-type="float" office:value="0" table:style-name="ce10">
            <text:p>0</text:p>
          </table:table-cell>
          <table:table-cell office:value-type="float" office:value="770640" table:style-name="ce10">
            <text:p>770.640</text:p>
          </table:table-cell>
          <table:table-cell office:value-type="float" office:value="1003961" table:style-name="ce10">
            <text:p>1.003.961</text:p>
          </table:table-cell>
          <table:table-cell office:value-type="float" office:value="792" table:style-name="ce10">
            <text:p>792</text:p>
          </table:table-cell>
          <table:table-cell office:value-type="float" office:value="769" table:style-name="ce10">
            <text:p>769</text:p>
          </table:table-cell>
          <table:table-cell office:value-type="float" office:value="0" table:style-name="ce10">
            <text:p>0</text:p>
          </table:table-cell>
          <table:table-cell office:value-type="float" office:value="1203280" table:style-name="ce10">
            <text:p>1.203.280</text:p>
          </table:table-cell>
          <table:table-cell office:value-type="float" office:value="570680" table:style-name="ce10">
            <text:p>570.680</text:p>
          </table:table-cell>
          <table:table-cell office:value-type="float" office:value="2202" table:style-name="ce10">
            <text:p>2.20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862577" table:style-name="ce10">
            <text:p>862.577</text:p>
          </table:table-cell>
          <table:table-cell office:value-type="float" office:value="472352" table:style-name="ce10">
            <text:p>472.352</text:p>
          </table:table-cell>
          <table:table-cell office:value-type="float" office:value="253" table:style-name="ce10">
            <text:p>25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60519" table:style-name="ce10">
            <text:p>1.060.519</text:p>
          </table:table-cell>
          <table:table-cell office:value-type="float" office:value="274663" table:style-name="ce10">
            <text:p>274.6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69275" table:style-name="ce10">
            <text:p>769.275</text:p>
          </table:table-cell>
          <table:table-cell office:value-type="float" office:value="565722" table:style-name="ce10">
            <text:p>565.722</text:p>
          </table:table-cell>
          <table:table-cell office:value-type="float" office:value="185" table:style-name="ce10">
            <text:p>18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72897" table:style-name="ce10">
            <text:p>772.897</text:p>
          </table:table-cell>
          <table:table-cell office:value-type="float" office:value="560931" table:style-name="ce10">
            <text:p>560.931</text:p>
          </table:table-cell>
          <table:table-cell office:value-type="float" office:value="1354" table:style-name="ce10">
            <text:p>1.35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57538" table:style-name="ce10">
            <text:p>1.057.538</text:p>
          </table:table-cell>
          <table:table-cell office:value-type="float" office:value="277532" table:style-name="ce10">
            <text:p>277.532</text:p>
          </table:table-cell>
          <table:table-cell office:value-type="float" office:value="112" table:style-name="ce10">
            <text:p>1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260958" table:style-name="ce10">
            <text:p>1.260.958</text:p>
          </table:table-cell>
          <table:table-cell office:value-type="float" office:value="704379" table:style-name="ce10">
            <text:p>704.37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72789" table:style-name="ce10">
            <text:p>1.572.789</text:p>
          </table:table-cell>
          <table:table-cell office:value-type="float" office:value="392549" table:style-name="ce10">
            <text:p>392.54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49050" table:style-name="ce10">
            <text:p>1.049.050</text:p>
          </table:table-cell>
          <table:table-cell office:value-type="float" office:value="915771" table:style-name="ce10">
            <text:p>915.771</text:p>
          </table:table-cell>
          <table:table-cell office:value-type="float" office:value="517" table:style-name="ce10">
            <text:p>51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70539" table:style-name="ce10">
            <text:p>1.170.539</text:p>
          </table:table-cell>
          <table:table-cell office:value-type="float" office:value="793958" table:style-name="ce10">
            <text:p>793.958</text:p>
          </table:table-cell>
          <table:table-cell office:value-type="float" office:value="432" table:style-name="ce10">
            <text:p>432</text:p>
          </table:table-cell>
          <table:table-cell office:value-type="float" office:value="409" table:style-name="ce10">
            <text:p>409</text:p>
          </table:table-cell>
          <table:table-cell office:value-type="float" office:value="0" table:style-name="ce10">
            <text:p>0</text:p>
          </table:table-cell>
          <table:table-cell office:value-type="float" office:value="1549957" table:style-name="ce10">
            <text:p>1.549.957</text:p>
          </table:table-cell>
          <table:table-cell office:value-type="float" office:value="413114" table:style-name="ce10">
            <text:p>413.114</text:p>
          </table:table-cell>
          <table:table-cell office:value-type="float" office:value="335" table:style-name="ce10">
            <text:p>335</text:p>
          </table:table-cell>
          <table:table-cell office:value-type="float" office:value="1931" table:style-name="ce10">
            <text:p>1.931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68" table:number-rows-spanned="1" table:style-name="ce12">
            <text:p>PROPORÇÃO PARA O INDICADOR E1A – ALUNOS, POR USO DA INTERNET EM ATIVIDADES ESCOLARES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68" table:number-rows-spanned="1" table:style-name="ce14">
            <text:p>Total de alunos usuários de Internet<text:s/>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z trabalhos sobre um tem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lição e exercícios que o professor pass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 para a escol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fazer apresentações para os colegas de classe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Joga jogos educativos</text:p>
          </table:table-cell>
          <table:covered-table-cell table:number-columns-repeated="4"/>
          <table:table-cell office:value-type="string" table:number-columns-spanned="5" table:number-rows-spanned="1" table:style-name="ce15">
            <text:p>Fala com o professor</text:p>
          </table:table-cell>
          <table:covered-table-cell table:number-columns-repeated="4"/>
          <table:table-cell office:value-type="string" table:number-columns-spanned="5" table:number-rows-spanned="1" table:style-name="ce15">
            <text:p>Realiza trabalhos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trabalhos escolares a distância</text:p>
          </table:table-cell>
          <table:covered-table-cell table:number-columns-repeated="4"/>
          <table:table-cell office:value-type="string" table:number-columns-spanned="5" table:number-rows-spanned="1" table:style-name="ce15">
            <text:p>Participa de cursos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estudar para uma prov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s sobre o que os professores falam nas aulas</text:p>
          </table:table-cell>
          <table:covered-table-cell table:number-columns-repeated="4"/>
          <table:table-cell office:value-type="string" table:number-columns-spanned="5" table:number-rows-spanned="1" table:style-name="ce15">
            <text:p>Divulga na Internet o próprio trabalho da escola ou um trabalho realizado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rovas ou simulados</text:p>
          </table:table-cell>
          <table:covered-table-cell table:number-columns-repeated="4"/>
          <table:table-cell table:number-columns-repeated="1631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081758" table:style-name="ce10">
            <text:p>4.081.758</text:p>
          </table:table-cell>
          <table:table-cell office:value-type="float" office:value="990374" table:style-name="ce10">
            <text:p>990.374</text:p>
          </table:table-cell>
          <table:table-cell office:value-type="float" office:value="186" table:style-name="ce10">
            <text:p>186</text:p>
          </table:table-cell>
          <table:table-cell office:value-type="float" office:value="4364" table:style-name="ce10">
            <text:p>4.364</text:p>
          </table:table-cell>
          <table:table-cell office:value-type="float" office:value="0" table:style-name="ce10">
            <text:p>0</text:p>
          </table:table-cell>
          <table:table-cell office:value-type="float" office:value="3302469" table:style-name="ce10">
            <text:p>3.302.469</text:p>
          </table:table-cell>
          <table:table-cell office:value-type="float" office:value="1773799" table:style-name="ce10">
            <text:p>1.773.799</text:p>
          </table:table-cell>
          <table:table-cell office:value-type="float" office:value="284" table:style-name="ce10">
            <text:p>284</text:p>
          </table:table-cell>
          <table:table-cell office:value-type="float" office:value="131" table:style-name="ce10">
            <text:p>131</text:p>
          </table:table-cell>
          <table:table-cell office:value-type="float" office:value="0" table:style-name="ce10">
            <text:p>0</text:p>
          </table:table-cell>
          <table:table-cell office:value-type="float" office:value="4365141" table:style-name="ce10">
            <text:p>4.365.141</text:p>
          </table:table-cell>
          <table:table-cell office:value-type="float" office:value="709878" table:style-name="ce10">
            <text:p>709.878</text:p>
          </table:table-cell>
          <table:table-cell office:value-type="float" office:value="1663" table:style-name="ce10">
            <text:p>1.66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46178" table:style-name="ce10">
            <text:p>2.346.178</text:p>
          </table:table-cell>
          <table:table-cell office:value-type="float" office:value="2721573" table:style-name="ce10">
            <text:p>2.721.573</text:p>
          </table:table-cell>
          <table:table-cell office:value-type="float" office:value="3020" table:style-name="ce10">
            <text:p>3.020</text:p>
          </table:table-cell>
          <table:table-cell office:value-type="float" office:value="5911" table:style-name="ce10">
            <text:p>5.911</text:p>
          </table:table-cell>
          <table:table-cell office:value-type="float" office:value="0" table:style-name="ce10">
            <text:p>0</text:p>
          </table:table-cell>
          <table:table-cell office:value-type="float" office:value="2822221" table:style-name="ce10">
            <text:p>2.822.221</text:p>
          </table:table-cell>
          <table:table-cell office:value-type="float" office:value="2246511" table:style-name="ce10">
            <text:p>2.246.511</text:p>
          </table:table-cell>
          <table:table-cell office:value-type="float" office:value="7951" table:style-name="ce10">
            <text:p>7.9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39964" table:style-name="ce10">
            <text:p>1.339.964</text:p>
          </table:table-cell>
          <table:table-cell office:value-type="float" office:value="3736590" table:style-name="ce10">
            <text:p>3.736.590</text:p>
          </table:table-cell>
          <table:table-cell office:value-type="float" office:value="128" table:style-name="ce10">
            <text:p>1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11204" table:style-name="ce10">
            <text:p>3.711.204</text:p>
          </table:table-cell>
          <table:table-cell office:value-type="float" office:value="1351716" table:style-name="ce10">
            <text:p>1.351.716</text:p>
          </table:table-cell>
          <table:table-cell office:value-type="float" office:value="13763" table:style-name="ce10">
            <text:p>13.76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07182" table:style-name="ce10">
            <text:p>3.107.182</text:p>
          </table:table-cell>
          <table:table-cell office:value-type="float" office:value="1969009" table:style-name="ce10">
            <text:p>1.969.009</text:p>
          </table:table-cell>
          <table:table-cell office:value-type="float" office:value="492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69074" table:style-name="ce10">
            <text:p>769.074</text:p>
          </table:table-cell>
          <table:table-cell office:value-type="float" office:value="4306153" table:style-name="ce10">
            <text:p>4.306.153</text:p>
          </table:table-cell>
          <table:table-cell office:value-type="float" office:value="1455" table:style-name="ce10">
            <text:p>1.4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54111" table:style-name="ce10">
            <text:p>3.654.111</text:p>
          </table:table-cell>
          <table:table-cell office:value-type="float" office:value="1422571" table:style-name="ce10">
            <text:p>1.422.57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42828" table:style-name="ce10">
            <text:p>3.842.828</text:p>
          </table:table-cell>
          <table:table-cell office:value-type="float" office:value="1233854" table:style-name="ce10">
            <text:p>1.233.85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10476" table:style-name="ce10">
            <text:p>1.210.476</text:p>
          </table:table-cell>
          <table:table-cell office:value-type="float" office:value="3866025" table:style-name="ce10">
            <text:p>3.866.025</text:p>
          </table:table-cell>
          <table:table-cell office:value-type="float" office:value="181" table:style-name="ce10">
            <text:p>1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34302" table:style-name="ce10">
            <text:p>1.234.302</text:p>
          </table:table-cell>
          <table:table-cell office:value-type="float" office:value="3839388" table:style-name="ce10">
            <text:p>3.839.388</text:p>
          </table:table-cell>
          <table:table-cell office:value-type="float" office:value="2686" table:style-name="ce10">
            <text:p>2.686</text:p>
          </table:table-cell>
          <table:table-cell office:value-type="float" office:value="306" table:style-name="ce10">
            <text:p>306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157910" table:style-name="ce10">
            <text:p>2.157.910</text:p>
          </table:table-cell>
          <table:table-cell office:value-type="float" office:value="440867" table:style-name="ce10">
            <text:p>440.867</text:p>
          </table:table-cell>
          <table:table-cell office:value-type="float" office:value="139" table:style-name="ce10">
            <text:p>139</text:p>
          </table:table-cell>
          <table:table-cell office:value-type="float" office:value="542" table:style-name="ce10">
            <text:p>542</text:p>
          </table:table-cell>
          <table:table-cell office:value-type="float" office:value="0" table:style-name="ce10">
            <text:p>0</text:p>
          </table:table-cell>
          <table:table-cell office:value-type="float" office:value="1688780" table:style-name="ce10">
            <text:p>1.688.780</text:p>
          </table:table-cell>
          <table:table-cell office:value-type="float" office:value="910394" table:style-name="ce10">
            <text:p>910.394</text:p>
          </table:table-cell>
          <table:table-cell office:value-type="float" office:value="28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24071" table:style-name="ce10">
            <text:p>2.324.071</text:p>
          </table:table-cell>
          <table:table-cell office:value-type="float" office:value="275072" table:style-name="ce10">
            <text:p>275.072</text:p>
          </table:table-cell>
          <table:table-cell office:value-type="float" office:value="314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57410" table:style-name="ce10">
            <text:p>1.257.410</text:p>
          </table:table-cell>
          <table:table-cell office:value-type="float" office:value="1334584" table:style-name="ce10">
            <text:p>1.334.584</text:p>
          </table:table-cell>
          <table:table-cell office:value-type="float" office:value="1553" table:style-name="ce10">
            <text:p>1.553</text:p>
          </table:table-cell>
          <table:table-cell office:value-type="float" office:value="5911" table:style-name="ce10">
            <text:p>5.911</text:p>
          </table:table-cell>
          <table:table-cell office:value-type="float" office:value="0" table:style-name="ce10">
            <text:p>0</text:p>
          </table:table-cell>
          <table:table-cell office:value-type="float" office:value="1332357" table:style-name="ce10">
            <text:p>1.332.357</text:p>
          </table:table-cell>
          <table:table-cell office:value-type="float" office:value="1259575" table:style-name="ce10">
            <text:p>1.259.575</text:p>
          </table:table-cell>
          <table:table-cell office:value-type="float" office:value="7525" table:style-name="ce10">
            <text:p>7.52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03577" table:style-name="ce10">
            <text:p>803.577</text:p>
          </table:table-cell>
          <table:table-cell office:value-type="float" office:value="1795752" table:style-name="ce10">
            <text:p>1.795.752</text:p>
          </table:table-cell>
          <table:table-cell office:value-type="float" office:value="128" table:style-name="ce10">
            <text:p>1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45052" table:style-name="ce10">
            <text:p>1.945.052</text:p>
          </table:table-cell>
          <table:table-cell office:value-type="float" office:value="654114" table:style-name="ce10">
            <text:p>654.114</text:p>
          </table:table-cell>
          <table:table-cell office:value-type="float" office:value="291" table:style-name="ce10">
            <text:p>29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19999" table:style-name="ce10">
            <text:p>1.619.999</text:p>
          </table:table-cell>
          <table:table-cell office:value-type="float" office:value="979459" table:style-name="ce10">
            <text:p>979.45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5591" table:style-name="ce10">
            <text:p>365.591</text:p>
          </table:table-cell>
          <table:table-cell office:value-type="float" office:value="2232411" table:style-name="ce10">
            <text:p>2.232.411</text:p>
          </table:table-cell>
          <table:table-cell office:value-type="float" office:value="1455" table:style-name="ce10">
            <text:p>1.4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74518" table:style-name="ce10">
            <text:p>1.874.518</text:p>
          </table:table-cell>
          <table:table-cell office:value-type="float" office:value="724939" table:style-name="ce10">
            <text:p>724.93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30658" table:style-name="ce10">
            <text:p>2.030.658</text:p>
          </table:table-cell>
          <table:table-cell office:value-type="float" office:value="568800" table:style-name="ce10">
            <text:p>568.8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53329" table:style-name="ce10">
            <text:p>653.329</text:p>
          </table:table-cell>
          <table:table-cell office:value-type="float" office:value="1946128" table:style-name="ce10">
            <text:p>1.946.1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07272" table:style-name="ce10">
            <text:p>607.272</text:p>
          </table:table-cell>
          <table:table-cell office:value-type="float" office:value="1991529" table:style-name="ce10">
            <text:p>1.991.529</text:p>
          </table:table-cell>
          <table:table-cell office:value-type="float" office:value="657" table:style-name="ce10">
            <text:p>65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23848" table:style-name="ce10">
            <text:p>1.923.848</text:p>
          </table:table-cell>
          <table:table-cell office:value-type="float" office:value="549508" table:style-name="ce10">
            <text:p>549.508</text:p>
          </table:table-cell>
          <table:table-cell office:value-type="float" office:value="47" table:style-name="ce10">
            <text:p>47</text:p>
          </table:table-cell>
          <table:table-cell office:value-type="float" office:value="3822" table:style-name="ce10">
            <text:p>3.822</text:p>
          </table:table-cell>
          <table:table-cell office:value-type="float" office:value="0" table:style-name="ce10">
            <text:p>0</text:p>
          </table:table-cell>
          <table:table-cell office:value-type="float" office:value="1613689" table:style-name="ce10">
            <text:p>1.613.689</text:p>
          </table:table-cell>
          <table:table-cell office:value-type="float" office:value="863405" table:style-name="ce10">
            <text:p>863.405</text:p>
          </table:table-cell>
          <table:table-cell office:value-type="float" office:value="0" table:style-name="ce10">
            <text:p>0</text:p>
          </table:table-cell>
          <table:table-cell office:value-type="float" office:value="131" table:style-name="ce10">
            <text:p>131</text:p>
          </table:table-cell>
          <table:table-cell office:value-type="float" office:value="0" table:style-name="ce10">
            <text:p>0</text:p>
          </table:table-cell>
          <table:table-cell office:value-type="float" office:value="2041070" table:style-name="ce10">
            <text:p>2.041.070</text:p>
          </table:table-cell>
          <table:table-cell office:value-type="float" office:value="434806" table:style-name="ce10">
            <text:p>434.806</text:p>
          </table:table-cell>
          <table:table-cell office:value-type="float" office:value="1349" table:style-name="ce10">
            <text:p>1.34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88767" table:style-name="ce10">
            <text:p>1.088.767</text:p>
          </table:table-cell>
          <table:table-cell office:value-type="float" office:value="1386990" table:style-name="ce10">
            <text:p>1.386.990</text:p>
          </table:table-cell>
          <table:table-cell office:value-type="float" office:value="1468" table:style-name="ce10">
            <text:p>1.46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89864" table:style-name="ce10">
            <text:p>1.489.864</text:p>
          </table:table-cell>
          <table:table-cell office:value-type="float" office:value="986935" table:style-name="ce10">
            <text:p>986.935</text:p>
          </table:table-cell>
          <table:table-cell office:value-type="float" office:value="426" table:style-name="ce10">
            <text:p>42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36387" table:style-name="ce10">
            <text:p>536.387</text:p>
          </table:table-cell>
          <table:table-cell office:value-type="float" office:value="1940838" table:style-name="ce10">
            <text:p>1.940.83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66152" table:style-name="ce10">
            <text:p>1.766.152</text:p>
          </table:table-cell>
          <table:table-cell office:value-type="float" office:value="697602" table:style-name="ce10">
            <text:p>697.602</text:p>
          </table:table-cell>
          <table:table-cell office:value-type="float" office:value="13471" table:style-name="ce10">
            <text:p>13.47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87183" table:style-name="ce10">
            <text:p>1.487.183</text:p>
          </table:table-cell>
          <table:table-cell office:value-type="float" office:value="989550" table:style-name="ce10">
            <text:p>989.550</text:p>
          </table:table-cell>
          <table:table-cell office:value-type="float" office:value="492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3483" table:style-name="ce10">
            <text:p>403.483</text:p>
          </table:table-cell>
          <table:table-cell office:value-type="float" office:value="2073741" table:style-name="ce10">
            <text:p>2.073.7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79593" table:style-name="ce10">
            <text:p>1.779.593</text:p>
          </table:table-cell>
          <table:table-cell office:value-type="float" office:value="697632" table:style-name="ce10">
            <text:p>697.63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12170" table:style-name="ce10">
            <text:p>1.812.170</text:p>
          </table:table-cell>
          <table:table-cell office:value-type="float" office:value="665054" table:style-name="ce10">
            <text:p>665.05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57146" table:style-name="ce10">
            <text:p>557.146</text:p>
          </table:table-cell>
          <table:table-cell office:value-type="float" office:value="1919897" table:style-name="ce10">
            <text:p>1.919.897</text:p>
          </table:table-cell>
          <table:table-cell office:value-type="float" office:value="181" table:style-name="ce10">
            <text:p>1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27029" table:style-name="ce10">
            <text:p>627.029</text:p>
          </table:table-cell>
          <table:table-cell office:value-type="float" office:value="1847860" table:style-name="ce10">
            <text:p>1.847.860</text:p>
          </table:table-cell>
          <table:table-cell office:value-type="float" office:value="2029" table:style-name="ce10">
            <text:p>2.029</text:p>
          </table:table-cell>
          <table:table-cell office:value-type="float" office:value="306" table:style-name="ce10">
            <text:p>306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85362" table:style-name="ce10">
            <text:p>285.362</text:p>
          </table:table-cell>
          <table:table-cell office:value-type="float" office:value="60377" table:style-name="ce10">
            <text:p>60.3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3282" table:style-name="ce10">
            <text:p>223.282</text:p>
          </table:table-cell>
          <table:table-cell office:value-type="float" office:value="122374" table:style-name="ce10">
            <text:p>122.374</text:p>
          </table:table-cell>
          <table:table-cell office:value-type="float" office:value="0" table:style-name="ce10">
            <text:p>0</text:p>
          </table:table-cell>
          <table:table-cell office:value-type="float" office:value="83" table:style-name="ce10">
            <text:p>83</text:p>
          </table:table-cell>
          <table:table-cell office:value-type="float" office:value="0" table:style-name="ce10">
            <text:p>0</text:p>
          </table:table-cell>
          <table:table-cell office:value-type="float" office:value="294715" table:style-name="ce10">
            <text:p>294.715</text:p>
          </table:table-cell>
          <table:table-cell office:value-type="float" office:value="51024" table:style-name="ce10">
            <text:p>51.0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5207" table:style-name="ce10">
            <text:p>175.207</text:p>
          </table:table-cell>
          <table:table-cell office:value-type="float" office:value="170533" table:style-name="ce10">
            <text:p>170.5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6623" table:style-name="ce10">
            <text:p>206.623</text:p>
          </table:table-cell>
          <table:table-cell office:value-type="float" office:value="139117" table:style-name="ce10">
            <text:p>139.11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8022" table:style-name="ce10">
            <text:p>88.022</text:p>
          </table:table-cell>
          <table:table-cell office:value-type="float" office:value="257718" table:style-name="ce10">
            <text:p>257.7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5227" table:style-name="ce10">
            <text:p>255.227</text:p>
          </table:table-cell>
          <table:table-cell office:value-type="float" office:value="90512" table:style-name="ce10">
            <text:p>90.5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7189" table:style-name="ce10">
            <text:p>197.189</text:p>
          </table:table-cell>
          <table:table-cell office:value-type="float" office:value="148550" table:style-name="ce10">
            <text:p>148.5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9821" table:style-name="ce10">
            <text:p>49.821</text:p>
          </table:table-cell>
          <table:table-cell office:value-type="float" office:value="295918" table:style-name="ce10">
            <text:p>295.9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5086" table:style-name="ce10">
            <text:p>255.086</text:p>
          </table:table-cell>
          <table:table-cell office:value-type="float" office:value="90654" table:style-name="ce10">
            <text:p>90.65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3742" table:style-name="ce10">
            <text:p>263.742</text:p>
          </table:table-cell>
          <table:table-cell office:value-type="float" office:value="81998" table:style-name="ce10">
            <text:p>81.99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0158" table:style-name="ce10">
            <text:p>80.158</text:p>
          </table:table-cell>
          <table:table-cell office:value-type="float" office:value="265582" table:style-name="ce10">
            <text:p>265.5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0279" table:style-name="ce10">
            <text:p>60.279</text:p>
          </table:table-cell>
          <table:table-cell office:value-type="float" office:value="285461" table:style-name="ce10">
            <text:p>285.46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00653" table:style-name="ce10">
            <text:p>400.653</text:p>
          </table:table-cell>
          <table:table-cell office:value-type="float" office:value="93099" table:style-name="ce10">
            <text:p>93.099</text:p>
          </table:table-cell>
          <table:table-cell office:value-type="float" office:value="0" table:style-name="ce10">
            <text:p>0</text:p>
          </table:table-cell>
          <table:table-cell office:value-type="float" office:value="542" table:style-name="ce10">
            <text:p>542</text:p>
          </table:table-cell>
          <table:table-cell office:value-type="float" office:value="0" table:style-name="ce10">
            <text:p>0</text:p>
          </table:table-cell>
          <table:table-cell office:value-type="float" office:value="338518" table:style-name="ce10">
            <text:p>338.518</text:p>
          </table:table-cell>
          <table:table-cell office:value-type="float" office:value="155776" table:style-name="ce10">
            <text:p>155.77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5359" table:style-name="ce10">
            <text:p>415.359</text:p>
          </table:table-cell>
          <table:table-cell office:value-type="float" office:value="78916" table:style-name="ce10">
            <text:p>78.916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0762" table:style-name="ce10">
            <text:p>240.762</text:p>
          </table:table-cell>
          <table:table-cell office:value-type="float" office:value="253533" table:style-name="ce10">
            <text:p>253.5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68408" table:style-name="ce10">
            <text:p>268.408</text:p>
          </table:table-cell>
          <table:table-cell office:value-type="float" office:value="225441" table:style-name="ce10">
            <text:p>225.441</text:p>
          </table:table-cell>
          <table:table-cell office:value-type="float" office:value="445" table:style-name="ce10">
            <text:p>44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2014" table:style-name="ce10">
            <text:p>132.014</text:p>
          </table:table-cell>
          <table:table-cell office:value-type="float" office:value="362281" table:style-name="ce10">
            <text:p>362.28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2822" table:style-name="ce10">
            <text:p>352.822</text:p>
          </table:table-cell>
          <table:table-cell office:value-type="float" office:value="141473" table:style-name="ce10">
            <text:p>141.47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9979" table:style-name="ce10">
            <text:p>339.979</text:p>
          </table:table-cell>
          <table:table-cell office:value-type="float" office:value="154315" table:style-name="ce10">
            <text:p>154.3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3855" table:style-name="ce10">
            <text:p>103.855</text:p>
          </table:table-cell>
          <table:table-cell office:value-type="float" office:value="390439" table:style-name="ce10">
            <text:p>390.4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4336" table:style-name="ce10">
            <text:p>374.336</text:p>
          </table:table-cell>
          <table:table-cell office:value-type="float" office:value="119958" table:style-name="ce10">
            <text:p>119.95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2067" table:style-name="ce10">
            <text:p>392.067</text:p>
          </table:table-cell>
          <table:table-cell office:value-type="float" office:value="102227" table:style-name="ce10">
            <text:p>102.2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1390" table:style-name="ce10">
            <text:p>121.390</text:p>
          </table:table-cell>
          <table:table-cell office:value-type="float" office:value="372904" table:style-name="ce10">
            <text:p>372.9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3481" table:style-name="ce10">
            <text:p>113.481</text:p>
          </table:table-cell>
          <table:table-cell office:value-type="float" office:value="380194" table:style-name="ce10">
            <text:p>380.194</text:p>
          </table:table-cell>
          <table:table-cell office:value-type="float" office:value="313" table:style-name="ce10">
            <text:p>313</text:p>
          </table:table-cell>
          <table:table-cell office:value-type="float" office:value="306" table:style-name="ce10">
            <text:p>306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76372" table:style-name="ce10">
            <text:p>976.372</text:p>
          </table:table-cell>
          <table:table-cell office:value-type="float" office:value="280572" table:style-name="ce10">
            <text:p>280.572</text:p>
          </table:table-cell>
          <table:table-cell office:value-type="float" office:value="139" table:style-name="ce10">
            <text:p>1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49733" table:style-name="ce10">
            <text:p>849.733</text:p>
          </table:table-cell>
          <table:table-cell office:value-type="float" office:value="407350" table:style-name="ce10">
            <text:p>407.35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75769" table:style-name="ce10">
            <text:p>1.075.769</text:p>
          </table:table-cell>
          <table:table-cell office:value-type="float" office:value="179670" table:style-name="ce10">
            <text:p>179.670</text:p>
          </table:table-cell>
          <table:table-cell office:value-type="float" office:value="1643" table:style-name="ce10">
            <text:p>1.64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97926" table:style-name="ce10">
            <text:p>597.926</text:p>
          </table:table-cell>
          <table:table-cell office:value-type="float" office:value="650506" table:style-name="ce10">
            <text:p>650.506</text:p>
          </table:table-cell>
          <table:table-cell office:value-type="float" office:value="2740" table:style-name="ce10">
            <text:p>2.740</text:p>
          </table:table-cell>
          <table:table-cell office:value-type="float" office:value="5911" table:style-name="ce10">
            <text:p>5.911</text:p>
          </table:table-cell>
          <table:table-cell office:value-type="float" office:value="0" table:style-name="ce10">
            <text:p>0</text:p>
          </table:table-cell>
          <table:table-cell office:value-type="float" office:value="760447" table:style-name="ce10">
            <text:p>760.447</text:p>
          </table:table-cell>
          <table:table-cell office:value-type="float" office:value="496210" table:style-name="ce10">
            <text:p>496.210</text:p>
          </table:table-cell>
          <table:table-cell office:value-type="float" office:value="426" table:style-name="ce10">
            <text:p>42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4248" table:style-name="ce10">
            <text:p>404.248</text:p>
          </table:table-cell>
          <table:table-cell office:value-type="float" office:value="852706" table:style-name="ce10">
            <text:p>852.706</text:p>
          </table:table-cell>
          <table:table-cell office:value-type="float" office:value="128" table:style-name="ce10">
            <text:p>1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87409" table:style-name="ce10">
            <text:p>887.409</text:p>
          </table:table-cell>
          <table:table-cell office:value-type="float" office:value="369673" table:style-name="ce10">
            <text:p>369.67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77910" table:style-name="ce10">
            <text:p>777.910</text:p>
          </table:table-cell>
          <table:table-cell office:value-type="float" office:value="478681" table:style-name="ce10">
            <text:p>478.681</text:p>
          </table:table-cell>
          <table:table-cell office:value-type="float" office:value="492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3774" table:style-name="ce10">
            <text:p>153.774</text:p>
          </table:table-cell>
          <table:table-cell office:value-type="float" office:value="1101853" table:style-name="ce10">
            <text:p>1.101.853</text:p>
          </table:table-cell>
          <table:table-cell office:value-type="float" office:value="1455" table:style-name="ce10">
            <text:p>1.4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68718" table:style-name="ce10">
            <text:p>868.718</text:p>
          </table:table-cell>
          <table:table-cell office:value-type="float" office:value="388365" table:style-name="ce10">
            <text:p>388.36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52016" table:style-name="ce10">
            <text:p>952.016</text:p>
          </table:table-cell>
          <table:table-cell office:value-type="float" office:value="305067" table:style-name="ce10">
            <text:p>305.06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44496" table:style-name="ce10">
            <text:p>344.496</text:p>
          </table:table-cell>
          <table:table-cell office:value-type="float" office:value="912586" table:style-name="ce10">
            <text:p>912.58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9409" table:style-name="ce10">
            <text:p>259.409</text:p>
          </table:table-cell>
          <table:table-cell office:value-type="float" office:value="995644" table:style-name="ce10">
            <text:p>995.644</text:p>
          </table:table-cell>
          <table:table-cell office:value-type="float" office:value="2029" table:style-name="ce10">
            <text:p>2.02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907764" table:style-name="ce10">
            <text:p>1.907.764</text:p>
          </table:table-cell>
          <table:table-cell office:value-type="float" office:value="425856" table:style-name="ce10">
            <text:p>425.856</text:p>
          </table:table-cell>
          <table:table-cell office:value-type="float" office:value="47" table:style-name="ce10">
            <text:p>47</text:p>
          </table:table-cell>
          <table:table-cell office:value-type="float" office:value="3822" table:style-name="ce10">
            <text:p>3.822</text:p>
          </table:table-cell>
          <table:table-cell office:value-type="float" office:value="0" table:style-name="ce10">
            <text:p>0</text:p>
          </table:table-cell>
          <table:table-cell office:value-type="float" office:value="1469430" table:style-name="ce10">
            <text:p>1.469.430</text:p>
          </table:table-cell>
          <table:table-cell office:value-type="float" office:value="868012" table:style-name="ce10">
            <text:p>868.012</text:p>
          </table:table-cell>
          <table:table-cell office:value-type="float" office:value="0" table:style-name="ce10">
            <text:p>0</text:p>
          </table:table-cell>
          <table:table-cell office:value-type="float" office:value="47" table:style-name="ce10">
            <text:p>47</text:p>
          </table:table-cell>
          <table:table-cell office:value-type="float" office:value="0" table:style-name="ce10">
            <text:p>0</text:p>
          </table:table-cell>
          <table:table-cell office:value-type="float" office:value="2037795" table:style-name="ce10">
            <text:p>2.037.795</text:p>
          </table:table-cell>
          <table:table-cell office:value-type="float" office:value="299694" table:style-name="ce10">
            <text:p>299.69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93119" table:style-name="ce10">
            <text:p>993.119</text:p>
          </table:table-cell>
          <table:table-cell office:value-type="float" office:value="1344089" table:style-name="ce10">
            <text:p>1.344.089</text:p>
          </table:table-cell>
          <table:table-cell office:value-type="float" office:value="281" table:style-name="ce10">
            <text:p>28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35764" table:style-name="ce10">
            <text:p>1.235.764</text:p>
          </table:table-cell>
          <table:table-cell office:value-type="float" office:value="1094645" table:style-name="ce10">
            <text:p>1.094.645</text:p>
          </table:table-cell>
          <table:table-cell office:value-type="float" office:value="7080" table:style-name="ce10">
            <text:p>7.08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18456" table:style-name="ce10">
            <text:p>518.456</text:p>
          </table:table-cell>
          <table:table-cell office:value-type="float" office:value="1819033" table:style-name="ce10">
            <text:p>1.819.0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28583" table:style-name="ce10">
            <text:p>1.728.583</text:p>
          </table:table-cell>
          <table:table-cell office:value-type="float" office:value="595465" table:style-name="ce10">
            <text:p>595.465</text:p>
          </table:table-cell>
          <table:table-cell office:value-type="float" office:value="13441" table:style-name="ce10">
            <text:p>13.44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74491" table:style-name="ce10">
            <text:p>1.374.491</text:p>
          </table:table-cell>
          <table:table-cell office:value-type="float" office:value="962998" table:style-name="ce10">
            <text:p>962.9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5324" table:style-name="ce10">
            <text:p>385.324</text:p>
          </table:table-cell>
          <table:table-cell office:value-type="float" office:value="1952165" table:style-name="ce10">
            <text:p>1.952.1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77612" table:style-name="ce10">
            <text:p>1.677.612</text:p>
          </table:table-cell>
          <table:table-cell office:value-type="float" office:value="659877" table:style-name="ce10">
            <text:p>659.8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45823" table:style-name="ce10">
            <text:p>1.745.823</text:p>
          </table:table-cell>
          <table:table-cell office:value-type="float" office:value="591666" table:style-name="ce10">
            <text:p>591.66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21112" table:style-name="ce10">
            <text:p>521.112</text:p>
          </table:table-cell>
          <table:table-cell office:value-type="float" office:value="1816195" table:style-name="ce10">
            <text:p>1.816.195</text:p>
          </table:table-cell>
          <table:table-cell office:value-type="float" office:value="181" table:style-name="ce10">
            <text:p>1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39977" table:style-name="ce10">
            <text:p>639.977</text:p>
          </table:table-cell>
          <table:table-cell office:value-type="float" office:value="1697511" table:style-name="ce10">
            <text:p>1.697.51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11607" table:style-name="ce10">
            <text:p>511.607</text:p>
          </table:table-cell>
          <table:table-cell office:value-type="float" office:value="130470" table:style-name="ce10">
            <text:p>130.47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21506" table:style-name="ce10">
            <text:p>421.506</text:p>
          </table:table-cell>
          <table:table-cell office:value-type="float" office:value="220287" table:style-name="ce10">
            <text:p>220.287</text:p>
          </table:table-cell>
          <table:table-cell office:value-type="float" office:value="28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41503" table:style-name="ce10">
            <text:p>541.503</text:p>
          </table:table-cell>
          <table:table-cell office:value-type="float" office:value="100574" table:style-name="ce10">
            <text:p>100.57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9163" table:style-name="ce10">
            <text:p>339.163</text:p>
          </table:table-cell>
          <table:table-cell office:value-type="float" office:value="302914" table:style-name="ce10">
            <text:p>302.91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50979" table:style-name="ce10">
            <text:p>350.979</text:p>
          </table:table-cell>
          <table:table-cell office:value-type="float" office:value="291098" table:style-name="ce10">
            <text:p>291.0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7225" table:style-name="ce10">
            <text:p>197.225</text:p>
          </table:table-cell>
          <table:table-cell office:value-type="float" office:value="444852" table:style-name="ce10">
            <text:p>444.85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7163" table:style-name="ce10">
            <text:p>487.163</text:p>
          </table:table-cell>
          <table:table-cell office:value-type="float" office:value="154592" table:style-name="ce10">
            <text:p>154.592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7612" table:style-name="ce10">
            <text:p>417.612</text:p>
          </table:table-cell>
          <table:table-cell office:value-type="float" office:value="224465" table:style-name="ce10">
            <text:p>224.4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6300" table:style-name="ce10">
            <text:p>76.300</text:p>
          </table:table-cell>
          <table:table-cell office:value-type="float" office:value="565777" table:style-name="ce10">
            <text:p>565.77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78360" table:style-name="ce10">
            <text:p>478.360</text:p>
          </table:table-cell>
          <table:table-cell office:value-type="float" office:value="163717" table:style-name="ce10">
            <text:p>163.71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9180" table:style-name="ce10">
            <text:p>489.180</text:p>
          </table:table-cell>
          <table:table-cell office:value-type="float" office:value="152897" table:style-name="ce10">
            <text:p>152.89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3319" table:style-name="ce10">
            <text:p>143.319</text:p>
          </table:table-cell>
          <table:table-cell office:value-type="float" office:value="498758" table:style-name="ce10">
            <text:p>498.75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1155" table:style-name="ce10">
            <text:p>161.155</text:p>
          </table:table-cell>
          <table:table-cell office:value-type="float" office:value="480578" table:style-name="ce10">
            <text:p>480.578</text:p>
          </table:table-cell>
          <table:table-cell office:value-type="float" office:value="344" table:style-name="ce10">
            <text:p>3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95006" table:style-name="ce10">
            <text:p>1.095.006</text:p>
          </table:table-cell>
          <table:table-cell office:value-type="float" office:value="532724" table:style-name="ce10">
            <text:p>532.724</text:p>
          </table:table-cell>
          <table:table-cell office:value-type="float" office:value="47" table:style-name="ce10">
            <text:p>47</text:p>
          </table:table-cell>
          <table:table-cell office:value-type="float" office:value="542" table:style-name="ce10">
            <text:p>542</text:p>
          </table:table-cell>
          <table:table-cell office:value-type="float" office:value="0" table:style-name="ce10">
            <text:p>0</text:p>
          </table:table-cell>
          <table:table-cell office:value-type="float" office:value="929871" table:style-name="ce10">
            <text:p>929.871</text:p>
          </table:table-cell>
          <table:table-cell office:value-type="float" office:value="698117" table:style-name="ce10">
            <text:p>698.117</text:p>
          </table:table-cell>
          <table:table-cell office:value-type="float" office:value="284" table:style-name="ce10">
            <text:p>284</text:p>
          </table:table-cell>
          <table:table-cell office:value-type="float" office:value="47" table:style-name="ce10">
            <text:p>47</text:p>
          </table:table-cell>
          <table:table-cell office:value-type="float" office:value="0" table:style-name="ce10">
            <text:p>0</text:p>
          </table:table-cell>
          <table:table-cell office:value-type="float" office:value="1273782" table:style-name="ce10">
            <text:p>1.273.782</text:p>
          </table:table-cell>
          <table:table-cell office:value-type="float" office:value="354222" table:style-name="ce10">
            <text:p>354.222</text:p>
          </table:table-cell>
          <table:table-cell office:value-type="float" office:value="314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14591" table:style-name="ce10">
            <text:p>514.591</text:p>
          </table:table-cell>
          <table:table-cell office:value-type="float" office:value="1107818" table:style-name="ce10">
            <text:p>1.107.818</text:p>
          </table:table-cell>
          <table:table-cell office:value-type="float" office:value="0" table:style-name="ce10">
            <text:p>0</text:p>
          </table:table-cell>
          <table:table-cell office:value-type="float" office:value="5911" table:style-name="ce10">
            <text:p>5.911</text:p>
          </table:table-cell>
          <table:table-cell office:value-type="float" office:value="0" table:style-name="ce10">
            <text:p>0</text:p>
          </table:table-cell>
          <table:table-cell office:value-type="float" office:value="1129259" table:style-name="ce10">
            <text:p>1.129.259</text:p>
          </table:table-cell>
          <table:table-cell office:value-type="float" office:value="494463" table:style-name="ce10">
            <text:p>494.463</text:p>
          </table:table-cell>
          <table:table-cell office:value-type="float" office:value="4597" table:style-name="ce10">
            <text:p>4.59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9726" table:style-name="ce10">
            <text:p>419.726</text:p>
          </table:table-cell>
          <table:table-cell office:value-type="float" office:value="1208465" table:style-name="ce10">
            <text:p>1.208.465</text:p>
          </table:table-cell>
          <table:table-cell office:value-type="float" office:value="128" table:style-name="ce10">
            <text:p>1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48547" table:style-name="ce10">
            <text:p>948.547</text:p>
          </table:table-cell>
          <table:table-cell office:value-type="float" office:value="666301" table:style-name="ce10">
            <text:p>666.301</text:p>
          </table:table-cell>
          <table:table-cell office:value-type="float" office:value="13471" table:style-name="ce10">
            <text:p>13.47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51499" table:style-name="ce10">
            <text:p>751.499</text:p>
          </table:table-cell>
          <table:table-cell office:value-type="float" office:value="876328" table:style-name="ce10">
            <text:p>876.328</text:p>
          </table:table-cell>
          <table:table-cell office:value-type="float" office:value="492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4886" table:style-name="ce10">
            <text:p>164.886</text:p>
          </table:table-cell>
          <table:table-cell office:value-type="float" office:value="1463433" table:style-name="ce10">
            <text:p>1.463.4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85992" table:style-name="ce10">
            <text:p>985.992</text:p>
          </table:table-cell>
          <table:table-cell office:value-type="float" office:value="642327" table:style-name="ce10">
            <text:p>642.3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31888" table:style-name="ce10">
            <text:p>1.131.888</text:p>
          </table:table-cell>
          <table:table-cell office:value-type="float" office:value="496431" table:style-name="ce10">
            <text:p>496.43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5710" table:style-name="ce10">
            <text:p>395.710</text:p>
          </table:table-cell>
          <table:table-cell office:value-type="float" office:value="1232428" table:style-name="ce10">
            <text:p>1.232.428</text:p>
          </table:table-cell>
          <table:table-cell office:value-type="float" office:value="181" table:style-name="ce10">
            <text:p>1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0354" table:style-name="ce10">
            <text:p>230.354</text:p>
          </table:table-cell>
          <table:table-cell office:value-type="float" office:value="1395652" table:style-name="ce10">
            <text:p>1.395.652</text:p>
          </table:table-cell>
          <table:table-cell office:value-type="float" office:value="2313" table:style-name="ce10">
            <text:p>2.31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278253" table:style-name="ce10">
            <text:p>2.278.253</text:p>
          </table:table-cell>
          <table:table-cell office:value-type="float" office:value="329613" table:style-name="ce10">
            <text:p>329.613</text:p>
          </table:table-cell>
          <table:table-cell office:value-type="float" office:value="0" table:style-name="ce10">
            <text:p>0</text:p>
          </table:table-cell>
          <table:table-cell office:value-type="float" office:value="3822" table:style-name="ce10">
            <text:p>3.822</text:p>
          </table:table-cell>
          <table:table-cell office:value-type="float" office:value="0" table:style-name="ce10">
            <text:p>0</text:p>
          </table:table-cell>
          <table:table-cell office:value-type="float" office:value="1827980" table:style-name="ce10">
            <text:p>1.827.980</text:p>
          </table:table-cell>
          <table:table-cell office:value-type="float" office:value="783708" table:style-name="ce10">
            <text:p>783.70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19302" table:style-name="ce10">
            <text:p>2.319.302</text:p>
          </table:table-cell>
          <table:table-cell office:value-type="float" office:value="291036" table:style-name="ce10">
            <text:p>291.036</text:p>
          </table:table-cell>
          <table:table-cell office:value-type="float" office:value="1349" table:style-name="ce10">
            <text:p>1.34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95951" table:style-name="ce10">
            <text:p>1.395.951</text:p>
          </table:table-cell>
          <table:table-cell office:value-type="float" office:value="1213136" table:style-name="ce10">
            <text:p>1.213.136</text:p>
          </table:table-cell>
          <table:table-cell office:value-type="float" office:value="2601" table:style-name="ce10">
            <text:p>2.60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98210" table:style-name="ce10">
            <text:p>1.198.210</text:p>
          </table:table-cell>
          <table:table-cell office:value-type="float" office:value="1413477" table:style-name="ce10">
            <text:p>1.413.47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29623" table:style-name="ce10">
            <text:p>629.623</text:p>
          </table:table-cell>
          <table:table-cell office:value-type="float" office:value="1982064" table:style-name="ce10">
            <text:p>1.982.0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98463" table:style-name="ce10">
            <text:p>2.098.463</text:p>
          </table:table-cell>
          <table:table-cell office:value-type="float" office:value="513224" table:style-name="ce10">
            <text:p>513.2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72634" table:style-name="ce10">
            <text:p>1.772.634</text:p>
          </table:table-cell>
          <table:table-cell office:value-type="float" office:value="839054" table:style-name="ce10">
            <text:p>839.05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62460" table:style-name="ce10">
            <text:p>462.460</text:p>
          </table:table-cell>
          <table:table-cell office:value-type="float" office:value="2147772" table:style-name="ce10">
            <text:p>2.147.772</text:p>
          </table:table-cell>
          <table:table-cell office:value-type="float" office:value="1455" table:style-name="ce10">
            <text:p>1.4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45682" table:style-name="ce10">
            <text:p>2.045.682</text:p>
          </table:table-cell>
          <table:table-cell office:value-type="float" office:value="566005" table:style-name="ce10">
            <text:p>566.00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17741" table:style-name="ce10">
            <text:p>2.017.741</text:p>
          </table:table-cell>
          <table:table-cell office:value-type="float" office:value="593946" table:style-name="ce10">
            <text:p>593.94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13851" table:style-name="ce10">
            <text:p>613.851</text:p>
          </table:table-cell>
          <table:table-cell office:value-type="float" office:value="1997837" table:style-name="ce10">
            <text:p>1.997.8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83322" table:style-name="ce10">
            <text:p>783.322</text:p>
          </table:table-cell>
          <table:table-cell office:value-type="float" office:value="1827746" table:style-name="ce10">
            <text:p>1.827.746</text:p>
          </table:table-cell>
          <table:table-cell office:value-type="float" office:value="313" table:style-name="ce10">
            <text:p>313</text:p>
          </table:table-cell>
          <table:table-cell office:value-type="float" office:value="306" table:style-name="ce10">
            <text:p>306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373258" table:style-name="ce10">
            <text:p>3.373.258</text:p>
          </table:table-cell>
          <table:table-cell office:value-type="float" office:value="862337" table:style-name="ce10">
            <text:p>862.337</text:p>
          </table:table-cell>
          <table:table-cell office:value-type="float" office:value="47" table:style-name="ce10">
            <text:p>47</text:p>
          </table:table-cell>
          <table:table-cell office:value-type="float" office:value="4364" table:style-name="ce10">
            <text:p>4.364</text:p>
          </table:table-cell>
          <table:table-cell office:value-type="float" office:value="0" table:style-name="ce10">
            <text:p>0</text:p>
          </table:table-cell>
          <table:table-cell office:value-type="float" office:value="2757851" table:style-name="ce10">
            <text:p>2.757.851</text:p>
          </table:table-cell>
          <table:table-cell office:value-type="float" office:value="1481824" table:style-name="ce10">
            <text:p>1.481.824</text:p>
          </table:table-cell>
          <table:table-cell office:value-type="float" office:value="284" table:style-name="ce10">
            <text:p>284</text:p>
          </table:table-cell>
          <table:table-cell office:value-type="float" office:value="47" table:style-name="ce10">
            <text:p>47</text:p>
          </table:table-cell>
          <table:table-cell office:value-type="float" office:value="0" table:style-name="ce10">
            <text:p>0</text:p>
          </table:table-cell>
          <table:table-cell office:value-type="float" office:value="3593085" table:style-name="ce10">
            <text:p>3.593.085</text:p>
          </table:table-cell>
          <table:table-cell office:value-type="float" office:value="645259" table:style-name="ce10">
            <text:p>645.259</text:p>
          </table:table-cell>
          <table:table-cell office:value-type="float" office:value="1663" table:style-name="ce10">
            <text:p>1.66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10541" table:style-name="ce10">
            <text:p>1.910.541</text:p>
          </table:table-cell>
          <table:table-cell office:value-type="float" office:value="2320953" table:style-name="ce10">
            <text:p>2.320.953</text:p>
          </table:table-cell>
          <table:table-cell office:value-type="float" office:value="2601" table:style-name="ce10">
            <text:p>2.601</text:p>
          </table:table-cell>
          <table:table-cell office:value-type="float" office:value="5911" table:style-name="ce10">
            <text:p>5.911</text:p>
          </table:table-cell>
          <table:table-cell office:value-type="float" office:value="0" table:style-name="ce10">
            <text:p>0</text:p>
          </table:table-cell>
          <table:table-cell office:value-type="float" office:value="2327469" table:style-name="ce10">
            <text:p>2.327.469</text:p>
          </table:table-cell>
          <table:table-cell office:value-type="float" office:value="1907941" table:style-name="ce10">
            <text:p>1.907.941</text:p>
          </table:table-cell>
          <table:table-cell office:value-type="float" office:value="4597" table:style-name="ce10">
            <text:p>4.59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49349" table:style-name="ce10">
            <text:p>1.049.349</text:p>
          </table:table-cell>
          <table:table-cell office:value-type="float" office:value="3190530" table:style-name="ce10">
            <text:p>3.190.530</text:p>
          </table:table-cell>
          <table:table-cell office:value-type="float" office:value="128" table:style-name="ce10">
            <text:p>1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47010" table:style-name="ce10">
            <text:p>3.047.010</text:p>
          </table:table-cell>
          <table:table-cell office:value-type="float" office:value="1179525" table:style-name="ce10">
            <text:p>1.179.525</text:p>
          </table:table-cell>
          <table:table-cell office:value-type="float" office:value="13471" table:style-name="ce10">
            <text:p>13.47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24133" table:style-name="ce10">
            <text:p>2.524.133</text:p>
          </table:table-cell>
          <table:table-cell office:value-type="float" office:value="1715382" table:style-name="ce10">
            <text:p>1.715.382</text:p>
          </table:table-cell>
          <table:table-cell office:value-type="float" office:value="492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27346" table:style-name="ce10">
            <text:p>627.346</text:p>
          </table:table-cell>
          <table:table-cell office:value-type="float" office:value="3611205" table:style-name="ce10">
            <text:p>3.611.205</text:p>
          </table:table-cell>
          <table:table-cell office:value-type="float" office:value="1455" table:style-name="ce10">
            <text:p>1.4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31674" table:style-name="ce10">
            <text:p>3.031.674</text:p>
          </table:table-cell>
          <table:table-cell office:value-type="float" office:value="1208332" table:style-name="ce10">
            <text:p>1.208.33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49629" table:style-name="ce10">
            <text:p>3.149.629</text:p>
          </table:table-cell>
          <table:table-cell office:value-type="float" office:value="1090377" table:style-name="ce10">
            <text:p>1.090.3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09561" table:style-name="ce10">
            <text:p>1.009.561</text:p>
          </table:table-cell>
          <table:table-cell office:value-type="float" office:value="3230264" table:style-name="ce10">
            <text:p>3.230.264</text:p>
          </table:table-cell>
          <table:table-cell office:value-type="float" office:value="181" table:style-name="ce10">
            <text:p>1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13676" table:style-name="ce10">
            <text:p>1.013.676</text:p>
          </table:table-cell>
          <table:table-cell office:value-type="float" office:value="3223398" table:style-name="ce10">
            <text:p>3.223.398</text:p>
          </table:table-cell>
          <table:table-cell office:value-type="float" office:value="2626" table:style-name="ce10">
            <text:p>2.626</text:p>
          </table:table-cell>
          <table:table-cell office:value-type="float" office:value="306" table:style-name="ce10">
            <text:p>306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708500" table:style-name="ce10">
            <text:p>708.500</text:p>
          </table:table-cell>
          <table:table-cell office:value-type="float" office:value="128037" table:style-name="ce10">
            <text:p>128.037</text:p>
          </table:table-cell>
          <table:table-cell office:value-type="float" office:value="139" table:style-name="ce10">
            <text:p>1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44618" table:style-name="ce10">
            <text:p>544.618</text:p>
          </table:table-cell>
          <table:table-cell office:value-type="float" office:value="291974" table:style-name="ce10">
            <text:p>291.974</text:p>
          </table:table-cell>
          <table:table-cell office:value-type="float" office:value="0" table:style-name="ce10">
            <text:p>0</text:p>
          </table:table-cell>
          <table:table-cell office:value-type="float" office:value="83" table:style-name="ce10">
            <text:p>83</text:p>
          </table:table-cell>
          <table:table-cell office:value-type="float" office:value="0" table:style-name="ce10">
            <text:p>0</text:p>
          </table:table-cell>
          <table:table-cell office:value-type="float" office:value="772056" table:style-name="ce10">
            <text:p>772.056</text:p>
          </table:table-cell>
          <table:table-cell office:value-type="float" office:value="64619" table:style-name="ce10">
            <text:p>64.61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5636" table:style-name="ce10">
            <text:p>435.636</text:p>
          </table:table-cell>
          <table:table-cell office:value-type="float" office:value="400620" table:style-name="ce10">
            <text:p>400.620</text:p>
          </table:table-cell>
          <table:table-cell office:value-type="float" office:value="419" table:style-name="ce10">
            <text:p>41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94752" table:style-name="ce10">
            <text:p>494.752</text:p>
          </table:table-cell>
          <table:table-cell office:value-type="float" office:value="338570" table:style-name="ce10">
            <text:p>338.570</text:p>
          </table:table-cell>
          <table:table-cell office:value-type="float" office:value="3354" table:style-name="ce10">
            <text:p>3.35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0615" table:style-name="ce10">
            <text:p>290.615</text:p>
          </table:table-cell>
          <table:table-cell office:value-type="float" office:value="546060" table:style-name="ce10">
            <text:p>546.06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64194" table:style-name="ce10">
            <text:p>664.194</text:p>
          </table:table-cell>
          <table:table-cell office:value-type="float" office:value="172190" table:style-name="ce10">
            <text:p>172.190</text:p>
          </table:table-cell>
          <table:table-cell office:value-type="float" office:value="291" table:style-name="ce10">
            <text:p>29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83049" table:style-name="ce10">
            <text:p>583.049</text:p>
          </table:table-cell>
          <table:table-cell office:value-type="float" office:value="253626" table:style-name="ce10">
            <text:p>253.6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1728" table:style-name="ce10">
            <text:p>141.728</text:p>
          </table:table-cell>
          <table:table-cell office:value-type="float" office:value="694948" table:style-name="ce10">
            <text:p>694.9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22437" table:style-name="ce10">
            <text:p>622.437</text:p>
          </table:table-cell>
          <table:table-cell office:value-type="float" office:value="214239" table:style-name="ce10">
            <text:p>214.23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93198" table:style-name="ce10">
            <text:p>693.198</text:p>
          </table:table-cell>
          <table:table-cell office:value-type="float" office:value="143477" table:style-name="ce10">
            <text:p>143.4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0915" table:style-name="ce10">
            <text:p>200.915</text:p>
          </table:table-cell>
          <table:table-cell office:value-type="float" office:value="635761" table:style-name="ce10">
            <text:p>635.76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0625" table:style-name="ce10">
            <text:p>220.625</text:p>
          </table:table-cell>
          <table:table-cell office:value-type="float" office:value="615990" table:style-name="ce10">
            <text:p>615.990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100803" table:style-name="ce10">
            <text:p>1.100.803</text:p>
          </table:table-cell>
          <table:table-cell office:value-type="float" office:value="670949" table:style-name="ce10">
            <text:p>670.949</text:p>
          </table:table-cell>
          <table:table-cell office:value-type="float" office:value="47" table:style-name="ce10">
            <text:p>47</text:p>
          </table:table-cell>
          <table:table-cell office:value-type="float" office:value="4364" table:style-name="ce10">
            <text:p>4.364</text:p>
          </table:table-cell>
          <table:table-cell office:value-type="float" office:value="0" table:style-name="ce10">
            <text:p>0</text:p>
          </table:table-cell>
          <table:table-cell office:value-type="float" office:value="936508" table:style-name="ce10">
            <text:p>936.508</text:p>
          </table:table-cell>
          <table:table-cell office:value-type="float" office:value="839324" table:style-name="ce10">
            <text:p>839.324</text:p>
          </table:table-cell>
          <table:table-cell office:value-type="float" office:value="284" table:style-name="ce10">
            <text:p>284</text:p>
          </table:table-cell>
          <table:table-cell office:value-type="float" office:value="47" table:style-name="ce10">
            <text:p>47</text:p>
          </table:table-cell>
          <table:table-cell office:value-type="float" office:value="0" table:style-name="ce10">
            <text:p>0</text:p>
          </table:table-cell>
          <table:table-cell office:value-type="float" office:value="1348884" table:style-name="ce10">
            <text:p>1.348.884</text:p>
          </table:table-cell>
          <table:table-cell office:value-type="float" office:value="426964" table:style-name="ce10">
            <text:p>426.964</text:p>
          </table:table-cell>
          <table:table-cell office:value-type="float" office:value="314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72449" table:style-name="ce10">
            <text:p>472.449</text:p>
          </table:table-cell>
          <table:table-cell office:value-type="float" office:value="1297522" table:style-name="ce10">
            <text:p>1.297.522</text:p>
          </table:table-cell>
          <table:table-cell office:value-type="float" office:value="281" table:style-name="ce10">
            <text:p>281</text:p>
          </table:table-cell>
          <table:table-cell office:value-type="float" office:value="5911" table:style-name="ce10">
            <text:p>5.911</text:p>
          </table:table-cell>
          <table:table-cell office:value-type="float" office:value="0" table:style-name="ce10">
            <text:p>0</text:p>
          </table:table-cell>
          <table:table-cell office:value-type="float" office:value="1413252" table:style-name="ce10">
            <text:p>1.413.252</text:p>
          </table:table-cell>
          <table:table-cell office:value-type="float" office:value="354960" table:style-name="ce10">
            <text:p>354.960</text:p>
          </table:table-cell>
          <table:table-cell office:value-type="float" office:value="7951" table:style-name="ce10">
            <text:p>7.9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2027" table:style-name="ce10">
            <text:p>422.027</text:p>
          </table:table-cell>
          <table:table-cell office:value-type="float" office:value="1354136" table:style-name="ce10">
            <text:p>1.354.1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91346" table:style-name="ce10">
            <text:p>891.346</text:p>
          </table:table-cell>
          <table:table-cell office:value-type="float" office:value="871376" table:style-name="ce10">
            <text:p>871.376</text:p>
          </table:table-cell>
          <table:table-cell office:value-type="float" office:value="13441" table:style-name="ce10">
            <text:p>13.44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78562" table:style-name="ce10">
            <text:p>678.562</text:p>
          </table:table-cell>
          <table:table-cell office:value-type="float" office:value="1097109" table:style-name="ce10">
            <text:p>1.097.109</text:p>
          </table:table-cell>
          <table:table-cell office:value-type="float" office:value="492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1210" table:style-name="ce10">
            <text:p>151.210</text:p>
          </table:table-cell>
          <table:table-cell office:value-type="float" office:value="1624953" table:style-name="ce10">
            <text:p>1.624.95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26434" table:style-name="ce10">
            <text:p>926.434</text:p>
          </table:table-cell>
          <table:table-cell office:value-type="float" office:value="849729" table:style-name="ce10">
            <text:p>849.72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26791" table:style-name="ce10">
            <text:p>1.226.791</text:p>
          </table:table-cell>
          <table:table-cell office:value-type="float" office:value="549372" table:style-name="ce10">
            <text:p>549.37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1442" table:style-name="ce10">
            <text:p>411.442</text:p>
          </table:table-cell>
          <table:table-cell office:value-type="float" office:value="1364540" table:style-name="ce10">
            <text:p>1.364.540</text:p>
          </table:table-cell>
          <table:table-cell office:value-type="float" office:value="181" table:style-name="ce10">
            <text:p>1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0769" table:style-name="ce10">
            <text:p>210.769</text:p>
          </table:table-cell>
          <table:table-cell office:value-type="float" office:value="1562708" table:style-name="ce10">
            <text:p>1.562.708</text:p>
          </table:table-cell>
          <table:table-cell office:value-type="float" office:value="2686" table:style-name="ce10">
            <text:p>2.6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154178" table:style-name="ce10">
            <text:p>1.154.178</text:p>
          </table:table-cell>
          <table:table-cell office:value-type="float" office:value="180865" table:style-name="ce10">
            <text:p>180.865</text:p>
          </table:table-cell>
          <table:table-cell office:value-type="float" office:value="139" table:style-name="ce10">
            <text:p>1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97107" table:style-name="ce10">
            <text:p>897.107</text:p>
          </table:table-cell>
          <table:table-cell office:value-type="float" office:value="437991" table:style-name="ce10">
            <text:p>437.991</text:p>
          </table:table-cell>
          <table:table-cell office:value-type="float" office:value="0" table:style-name="ce10">
            <text:p>0</text:p>
          </table:table-cell>
          <table:table-cell office:value-type="float" office:value="83" table:style-name="ce10">
            <text:p>83</text:p>
          </table:table-cell>
          <table:table-cell office:value-type="float" office:value="0" table:style-name="ce10">
            <text:p>0</text:p>
          </table:table-cell>
          <table:table-cell office:value-type="float" office:value="1188657" table:style-name="ce10">
            <text:p>1.188.657</text:p>
          </table:table-cell>
          <table:table-cell office:value-type="float" office:value="146506" table:style-name="ce10">
            <text:p>146.506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82642" table:style-name="ce10">
            <text:p>682.642</text:p>
          </table:table-cell>
          <table:table-cell office:value-type="float" office:value="652401" table:style-name="ce10">
            <text:p>652.401</text:p>
          </table:table-cell>
          <table:table-cell office:value-type="float" office:value="139" table:style-name="ce10">
            <text:p>1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32568" table:style-name="ce10">
            <text:p>632.568</text:p>
          </table:table-cell>
          <table:table-cell office:value-type="float" office:value="702614" table:style-name="ce10">
            <text:p>702.6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8536" table:style-name="ce10">
            <text:p>358.536</text:p>
          </table:table-cell>
          <table:table-cell office:value-type="float" office:value="976517" table:style-name="ce10">
            <text:p>976.517</text:p>
          </table:table-cell>
          <table:table-cell office:value-type="float" office:value="128" table:style-name="ce10">
            <text:p>1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89706" table:style-name="ce10">
            <text:p>1.089.706</text:p>
          </table:table-cell>
          <table:table-cell office:value-type="float" office:value="245154" table:style-name="ce10">
            <text:p>245.154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12306" table:style-name="ce10">
            <text:p>912.306</text:p>
          </table:table-cell>
          <table:table-cell office:value-type="float" office:value="422876" table:style-name="ce10">
            <text:p>422.87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1200" table:style-name="ce10">
            <text:p>191.200</text:p>
          </table:table-cell>
          <table:table-cell office:value-type="float" office:value="1143982" table:style-name="ce10">
            <text:p>1.143.9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27023" table:style-name="ce10">
            <text:p>1.027.023</text:p>
          </table:table-cell>
          <table:table-cell office:value-type="float" office:value="308159" table:style-name="ce10">
            <text:p>308.15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12012" table:style-name="ce10">
            <text:p>1.012.012</text:p>
          </table:table-cell>
          <table:table-cell office:value-type="float" office:value="323170" table:style-name="ce10">
            <text:p>323.17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3123" table:style-name="ce10">
            <text:p>283.123</text:p>
          </table:table-cell>
          <table:table-cell office:value-type="float" office:value="1052059" table:style-name="ce10">
            <text:p>1.052.05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9404" table:style-name="ce10">
            <text:p>259.404</text:p>
          </table:table-cell>
          <table:table-cell office:value-type="float" office:value="1075778" table:style-name="ce10">
            <text:p>1.075.7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826778" table:style-name="ce10">
            <text:p>1.826.778</text:p>
          </table:table-cell>
          <table:table-cell office:value-type="float" office:value="138560" table:style-name="ce10">
            <text:p>138.56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68854" table:style-name="ce10">
            <text:p>1.468.854</text:p>
          </table:table-cell>
          <table:table-cell office:value-type="float" office:value="496483" table:style-name="ce10">
            <text:p>496.48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27601" table:style-name="ce10">
            <text:p>1.827.601</text:p>
          </table:table-cell>
          <table:table-cell office:value-type="float" office:value="136408" table:style-name="ce10">
            <text:p>136.408</text:p>
          </table:table-cell>
          <table:table-cell office:value-type="float" office:value="1329" table:style-name="ce10">
            <text:p>1.32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91086" table:style-name="ce10">
            <text:p>1.191.086</text:p>
          </table:table-cell>
          <table:table-cell office:value-type="float" office:value="771650" table:style-name="ce10">
            <text:p>771.650</text:p>
          </table:table-cell>
          <table:table-cell office:value-type="float" office:value="2601" table:style-name="ce10">
            <text:p>2.60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76401" table:style-name="ce10">
            <text:p>776.401</text:p>
          </table:table-cell>
          <table:table-cell office:value-type="float" office:value="1188937" table:style-name="ce10">
            <text:p>1.188.9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59401" table:style-name="ce10">
            <text:p>559.401</text:p>
          </table:table-cell>
          <table:table-cell office:value-type="float" office:value="1405937" table:style-name="ce10">
            <text:p>1.405.9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30152" table:style-name="ce10">
            <text:p>1.730.152</text:p>
          </table:table-cell>
          <table:table-cell office:value-type="float" office:value="235186" table:style-name="ce10">
            <text:p>235.18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16314" table:style-name="ce10">
            <text:p>1.516.314</text:p>
          </table:table-cell>
          <table:table-cell office:value-type="float" office:value="449024" table:style-name="ce10">
            <text:p>449.0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6664" table:style-name="ce10">
            <text:p>426.664</text:p>
          </table:table-cell>
          <table:table-cell office:value-type="float" office:value="1537218" table:style-name="ce10">
            <text:p>1.537.218</text:p>
          </table:table-cell>
          <table:table-cell office:value-type="float" office:value="1455" table:style-name="ce10">
            <text:p>1.4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00654" table:style-name="ce10">
            <text:p>1.700.654</text:p>
          </table:table-cell>
          <table:table-cell office:value-type="float" office:value="264683" table:style-name="ce10">
            <text:p>264.68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04025" table:style-name="ce10">
            <text:p>1.604.025</text:p>
          </table:table-cell>
          <table:table-cell office:value-type="float" office:value="361312" table:style-name="ce10">
            <text:p>361.31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15911" table:style-name="ce10">
            <text:p>515.911</text:p>
          </table:table-cell>
          <table:table-cell office:value-type="float" office:value="1449426" table:style-name="ce10">
            <text:p>1.449.4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64128" table:style-name="ce10">
            <text:p>764.128</text:p>
          </table:table-cell>
          <table:table-cell office:value-type="float" office:value="1200903" table:style-name="ce10">
            <text:p>1.200.903</text:p>
          </table:table-cell>
          <table:table-cell office:value-type="float" office:value="0" table:style-name="ce10">
            <text:p>0</text:p>
          </table:table-cell>
          <table:table-cell office:value-type="float" office:value="306" table:style-name="ce10">
            <text:p>306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68" table:number-rows-spanned="1" table:style-name="ce13"/>
          <table:covered-table-cell table:number-columns-repeated="67"/>
          <table:table-cell table:number-columns-repeated="16316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E3A – ALUNOS, POR LOCAL DA ESCOLA PARA O USO DA INTERNET EM ATIVIDADES ESCOL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4">
            <text:p>Total de alunos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5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5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979533" table:style-name="ce10">
            <text:p>979.533</text:p>
          </table:table-cell>
          <table:table-cell office:value-type="float" office:value="990421" table:style-name="ce10">
            <text:p>990.421</text:p>
          </table:table-cell>
          <table:table-cell office:value-type="string" table:style-name="ce10">
            <text:p>-</text:p>
          </table:table-cell>
          <table:table-cell office:value-type="float" office:value="1935" table:style-name="ce10">
            <text:p>1.935</text:p>
          </table:table-cell>
          <table:table-cell office:value-type="float" office:value="3104793" table:style-name="ce10">
            <text:p>3.104.793</text:p>
          </table:table-cell>
          <table:table-cell office:value-type="float" office:value="87388" table:style-name="ce10">
            <text:p>87.388</text:p>
          </table:table-cell>
          <table:table-cell office:value-type="float" office:value="1879263" table:style-name="ce10">
            <text:p>1.879.263</text:p>
          </table:table-cell>
          <table:table-cell office:value-type="float" office:value="4230" table:style-name="ce10">
            <text:p>4.230</text:p>
          </table:table-cell>
          <table:table-cell office:value-type="float" office:value="1008" table:style-name="ce10">
            <text:p>1.008</text:p>
          </table:table-cell>
          <table:table-cell office:value-type="float" office:value="3104793" table:style-name="ce10">
            <text:p>3.104.793</text:p>
          </table:table-cell>
          <table:table-cell office:value-type="float" office:value="545918" table:style-name="ce10">
            <text:p>545.918</text:p>
          </table:table-cell>
          <table:table-cell office:value-type="float" office:value="1421045" table:style-name="ce10">
            <text:p>1.421.045</text:p>
          </table:table-cell>
          <table:table-cell office:value-type="float" office:value="3889" table:style-name="ce10">
            <text:p>3.889</text:p>
          </table:table-cell>
          <table:table-cell office:value-type="float" office:value="1037" table:style-name="ce10">
            <text:p>1.037</text:p>
          </table:table-cell>
          <table:table-cell office:value-type="float" office:value="3104793" table:style-name="ce10">
            <text:p>3.104.793</text:p>
          </table:table-cell>
          <table:table-cell office:value-type="float" office:value="904844" table:style-name="ce10">
            <text:p>904.844</text:p>
          </table:table-cell>
          <table:table-cell office:value-type="float" office:value="1064027" table:style-name="ce10">
            <text:p>1.064.027</text:p>
          </table:table-cell>
          <table:table-cell office:value-type="float" office:value="29" table:style-name="ce10">
            <text:p>29</text:p>
          </table:table-cell>
          <table:table-cell office:value-type="float" office:value="2988" table:style-name="ce10">
            <text:p>2.988</text:p>
          </table:table-cell>
          <table:table-cell office:value-type="float" office:value="3104793" table:style-name="ce10">
            <text:p>3.104.793</text:p>
          </table:table-cell>
          <table:table-cell office:value-type="float" office:value="148633" table:style-name="ce10">
            <text:p>148.633</text:p>
          </table:table-cell>
          <table:table-cell office:value-type="float" office:value="1822248" table:style-name="ce10">
            <text:p>1.822.248</text:p>
          </table:table-cell>
          <table:table-cell office:value-type="string" table:style-name="ce10">
            <text:p>-</text:p>
          </table:table-cell>
          <table:table-cell office:value-type="float" office:value="1008" table:style-name="ce10">
            <text:p>1.008</text:p>
          </table:table-cell>
          <table:table-cell office:value-type="float" office:value="3104793" table:style-name="ce10">
            <text:p>3.104.79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26058" table:style-name="ce10">
            <text:p>526.058</text:p>
          </table:table-cell>
          <table:table-cell office:value-type="float" office:value="523637" table:style-name="ce10">
            <text:p>523.637</text:p>
          </table:table-cell>
          <table:table-cell office:value-type="string" table:style-name="ce10">
            <text:p>-</text:p>
          </table:table-cell>
          <table:table-cell office:value-type="float" office:value="1902" table:style-name="ce10">
            <text:p>1.902</text:p>
          </table:table-cell>
          <table:table-cell office:value-type="float" office:value="1547861" table:style-name="ce10">
            <text:p>1.547.861</text:p>
          </table:table-cell>
          <table:table-cell office:value-type="float" office:value="37583" table:style-name="ce10">
            <text:p>37.583</text:p>
          </table:table-cell>
          <table:table-cell office:value-type="float" office:value="1008809" table:style-name="ce10">
            <text:p>1.008.809</text:p>
          </table:table-cell>
          <table:table-cell office:value-type="float" office:value="4230" table:style-name="ce10">
            <text:p>4.230</text:p>
          </table:table-cell>
          <table:table-cell office:value-type="float" office:value="975" table:style-name="ce10">
            <text:p>975</text:p>
          </table:table-cell>
          <table:table-cell office:value-type="float" office:value="1547861" table:style-name="ce10">
            <text:p>1.547.861</text:p>
          </table:table-cell>
          <table:table-cell office:value-type="float" office:value="279763" table:style-name="ce10">
            <text:p>279.763</text:p>
          </table:table-cell>
          <table:table-cell office:value-type="float" office:value="766970" table:style-name="ce10">
            <text:p>766.970</text:p>
          </table:table-cell>
          <table:table-cell office:value-type="float" office:value="3889" table:style-name="ce10">
            <text:p>3.889</text:p>
          </table:table-cell>
          <table:table-cell office:value-type="float" office:value="975" table:style-name="ce10">
            <text:p>975</text:p>
          </table:table-cell>
          <table:table-cell office:value-type="float" office:value="1547861" table:style-name="ce10">
            <text:p>1.547.861</text:p>
          </table:table-cell>
          <table:table-cell office:value-type="float" office:value="422039" table:style-name="ce10">
            <text:p>422.039</text:p>
          </table:table-cell>
          <table:table-cell office:value-type="float" office:value="628583" table:style-name="ce10">
            <text:p>628.583</text:p>
          </table:table-cell>
          <table:table-cell office:value-type="float" office:value="0" table:style-name="ce10">
            <text:p>0</text:p>
          </table:table-cell>
          <table:table-cell office:value-type="float" office:value="975" table:style-name="ce10">
            <text:p>975</text:p>
          </table:table-cell>
          <table:table-cell office:value-type="float" office:value="1547861" table:style-name="ce10">
            <text:p>1.547.861</text:p>
          </table:table-cell>
          <table:table-cell office:value-type="float" office:value="75112" table:style-name="ce10">
            <text:p>75.112</text:p>
          </table:table-cell>
          <table:table-cell office:value-type="float" office:value="975510" table:style-name="ce10">
            <text:p>975.510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1547861" table:style-name="ce10">
            <text:p>1.547.86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53475" table:style-name="ce10">
            <text:p>453.475</text:p>
          </table:table-cell>
          <table:table-cell office:value-type="float" office:value="466784" table:style-name="ce10">
            <text:p>466.784</text:p>
          </table:table-cell>
          <table:table-cell office:value-type="string" table:style-name="ce10">
            <text:p>-</text:p>
          </table:table-cell>
          <table:table-cell office:value-type="float" office:value="33" table:style-name="ce10">
            <text:p>33</text:p>
          </table:table-cell>
          <table:table-cell office:value-type="float" office:value="1556932" table:style-name="ce10">
            <text:p>1.556.932</text:p>
          </table:table-cell>
          <table:table-cell office:value-type="float" office:value="49805" table:style-name="ce10">
            <text:p>49.805</text:p>
          </table:table-cell>
          <table:table-cell office:value-type="float" office:value="870454" table:style-name="ce10">
            <text:p>870.454</text:p>
          </table:table-cell>
          <table:table-cell office:value-type="float" office:value="0" table:style-name="ce10">
            <text:p>0</text:p>
          </table:table-cell>
          <table:table-cell office:value-type="float" office:value="33" table:style-name="ce10">
            <text:p>33</text:p>
          </table:table-cell>
          <table:table-cell office:value-type="float" office:value="1556932" table:style-name="ce10">
            <text:p>1.556.932</text:p>
          </table:table-cell>
          <table:table-cell office:value-type="float" office:value="266155" table:style-name="ce10">
            <text:p>266.155</text:p>
          </table:table-cell>
          <table:table-cell office:value-type="float" office:value="654075" table:style-name="ce10">
            <text:p>654.075</text:p>
          </table:table-cell>
          <table:table-cell office:value-type="float" office:value="0" table:style-name="ce10">
            <text:p>0</text:p>
          </table:table-cell>
          <table:table-cell office:value-type="float" office:value="62" table:style-name="ce10">
            <text:p>62</text:p>
          </table:table-cell>
          <table:table-cell office:value-type="float" office:value="1556932" table:style-name="ce10">
            <text:p>1.556.932</text:p>
          </table:table-cell>
          <table:table-cell office:value-type="float" office:value="482806" table:style-name="ce10">
            <text:p>482.806</text:p>
          </table:table-cell>
          <table:table-cell office:value-type="float" office:value="435444" table:style-name="ce10">
            <text:p>435.444</text:p>
          </table:table-cell>
          <table:table-cell office:value-type="float" office:value="29" table:style-name="ce10">
            <text:p>29</text:p>
          </table:table-cell>
          <table:table-cell office:value-type="float" office:value="2013" table:style-name="ce10">
            <text:p>2.013</text:p>
          </table:table-cell>
          <table:table-cell office:value-type="float" office:value="1556932" table:style-name="ce10">
            <text:p>1.556.932</text:p>
          </table:table-cell>
          <table:table-cell office:value-type="float" office:value="73521" table:style-name="ce10">
            <text:p>73.521</text:p>
          </table:table-cell>
          <table:table-cell office:value-type="float" office:value="846738" table:style-name="ce10">
            <text:p>846.738</text:p>
          </table:table-cell>
          <table:table-cell office:value-type="string" table:style-name="ce10">
            <text:p>-</text:p>
          </table:table-cell>
          <table:table-cell office:value-type="float" office:value="33" table:style-name="ce10">
            <text:p>33</text:p>
          </table:table-cell>
          <table:table-cell office:value-type="float" office:value="1556932" table:style-name="ce10">
            <text:p>1.556.93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6718" table:style-name="ce10">
            <text:p>46.718</text:p>
          </table:table-cell>
          <table:table-cell office:value-type="float" office:value="77571" table:style-name="ce10">
            <text:p>77.571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220475" table:style-name="ce10">
            <text:p>220.475</text:p>
          </table:table-cell>
          <table:table-cell office:value-type="float" office:value="5128" table:style-name="ce10">
            <text:p>5.128</text:p>
          </table:table-cell>
          <table:table-cell office:value-type="float" office:value="119161" table:style-name="ce10">
            <text:p>119.161</text:p>
          </table:table-cell>
          <table:table-cell office:value-type="float" office:value="0" table:style-name="ce10">
            <text:p>0</text:p>
          </table:table-cell>
          <table:table-cell office:value-type="float" office:value="975" table:style-name="ce10">
            <text:p>975</text:p>
          </table:table-cell>
          <table:table-cell office:value-type="float" office:value="220475" table:style-name="ce10">
            <text:p>220.475</text:p>
          </table:table-cell>
          <table:table-cell office:value-type="float" office:value="40539" table:style-name="ce10">
            <text:p>40.539</text:p>
          </table:table-cell>
          <table:table-cell office:value-type="float" office:value="83750" table:style-name="ce10">
            <text:p>83.750</text:p>
          </table:table-cell>
          <table:table-cell office:value-type="float" office:value="0" table:style-name="ce10">
            <text:p>0</text:p>
          </table:table-cell>
          <table:table-cell office:value-type="float" office:value="975" table:style-name="ce10">
            <text:p>975</text:p>
          </table:table-cell>
          <table:table-cell office:value-type="float" office:value="220475" table:style-name="ce10">
            <text:p>220.475</text:p>
          </table:table-cell>
          <table:table-cell office:value-type="float" office:value="49959" table:style-name="ce10">
            <text:p>49.959</text:p>
          </table:table-cell>
          <table:table-cell office:value-type="float" office:value="74330" table:style-name="ce10">
            <text:p>74.330</text:p>
          </table:table-cell>
          <table:table-cell office:value-type="float" office:value="0" table:style-name="ce10">
            <text:p>0</text:p>
          </table:table-cell>
          <table:table-cell office:value-type="float" office:value="975" table:style-name="ce10">
            <text:p>975</text:p>
          </table:table-cell>
          <table:table-cell office:value-type="float" office:value="220475" table:style-name="ce10">
            <text:p>220.475</text:p>
          </table:table-cell>
          <table:table-cell office:value-type="float" office:value="7475" table:style-name="ce10">
            <text:p>7.475</text:p>
          </table:table-cell>
          <table:table-cell office:value-type="float" office:value="116815" table:style-name="ce10">
            <text:p>116.815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220475" table:style-name="ce10">
            <text:p>220.47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395" table:style-name="ce10">
            <text:p>85.395</text:p>
          </table:table-cell>
          <table:table-cell office:value-type="float" office:value="122391" table:style-name="ce10">
            <text:p>122.391</text:p>
          </table:table-cell>
          <table:table-cell office:value-type="string" table:style-name="ce10">
            <text:p>-</text:p>
          </table:table-cell>
          <table:table-cell office:value-type="float" office:value="927" table:style-name="ce10">
            <text:p>927</text:p>
          </table:table-cell>
          <table:table-cell office:value-type="float" office:value="285581" table:style-name="ce10">
            <text:p>285.581</text:p>
          </table:table-cell>
          <table:table-cell office:value-type="float" office:value="8692" table:style-name="ce10">
            <text:p>8.692</text:p>
          </table:table-cell>
          <table:table-cell office:value-type="float" office:value="196133" table:style-name="ce10">
            <text:p>196.133</text:p>
          </table:table-cell>
          <table:table-cell office:value-type="float" office:value="3889" table:style-name="ce10">
            <text:p>3.889</text:p>
          </table:table-cell>
          <table:table-cell office:value-type="float" office:value="0" table:style-name="ce10">
            <text:p>0</text:p>
          </table:table-cell>
          <table:table-cell office:value-type="float" office:value="285581" table:style-name="ce10">
            <text:p>285.581</text:p>
          </table:table-cell>
          <table:table-cell office:value-type="float" office:value="69933" table:style-name="ce10">
            <text:p>69.933</text:p>
          </table:table-cell>
          <table:table-cell office:value-type="float" office:value="134892" table:style-name="ce10">
            <text:p>134.892</text:p>
          </table:table-cell>
          <table:table-cell office:value-type="float" office:value="3889" table:style-name="ce10">
            <text:p>3.889</text:p>
          </table:table-cell>
          <table:table-cell office:value-type="float" office:value="0" table:style-name="ce10">
            <text:p>0</text:p>
          </table:table-cell>
          <table:table-cell office:value-type="float" office:value="285581" table:style-name="ce10">
            <text:p>285.581</text:p>
          </table:table-cell>
          <table:table-cell office:value-type="float" office:value="86238" table:style-name="ce10">
            <text:p>86.238</text:p>
          </table:table-cell>
          <table:table-cell office:value-type="float" office:value="122476" table:style-name="ce10">
            <text:p>122.47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5581" table:style-name="ce10">
            <text:p>285.581</text:p>
          </table:table-cell>
          <table:table-cell office:value-type="float" office:value="15201" table:style-name="ce10">
            <text:p>15.201</text:p>
          </table:table-cell>
          <table:table-cell office:value-type="float" office:value="193513" table:style-name="ce10">
            <text:p>193.51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5581" table:style-name="ce10">
            <text:p>285.5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9475" table:style-name="ce10">
            <text:p>199.475</text:p>
          </table:table-cell>
          <table:table-cell office:value-type="float" office:value="198700" table:style-name="ce10">
            <text:p>198.7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58907" table:style-name="ce10">
            <text:p>858.907</text:p>
          </table:table-cell>
          <table:table-cell office:value-type="float" office:value="23691" table:style-name="ce10">
            <text:p>23.691</text:p>
          </table:table-cell>
          <table:table-cell office:value-type="float" office:value="374484" table:style-name="ce10">
            <text:p>374.4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58907" table:style-name="ce10">
            <text:p>858.907</text:p>
          </table:table-cell>
          <table:table-cell office:value-type="float" office:value="106397" table:style-name="ce10">
            <text:p>106.397</text:p>
          </table:table-cell>
          <table:table-cell office:value-type="float" office:value="291778" table:style-name="ce10">
            <text:p>291.7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58907" table:style-name="ce10">
            <text:p>858.907</text:p>
          </table:table-cell>
          <table:table-cell office:value-type="float" office:value="137616" table:style-name="ce10">
            <text:p>137.616</text:p>
          </table:table-cell>
          <table:table-cell office:value-type="float" office:value="258628" table:style-name="ce10">
            <text:p>258.628</text:p>
          </table:table-cell>
          <table:table-cell office:value-type="float" office:value="0" table:style-name="ce10">
            <text:p>0</text:p>
          </table:table-cell>
          <table:table-cell office:value-type="float" office:value="1931" table:style-name="ce10">
            <text:p>1.931</text:p>
          </table:table-cell>
          <table:table-cell office:value-type="float" office:value="858907" table:style-name="ce10">
            <text:p>858.907</text:p>
          </table:table-cell>
          <table:table-cell office:value-type="float" office:value="40642" table:style-name="ce10">
            <text:p>40.642</text:p>
          </table:table-cell>
          <table:table-cell office:value-type="float" office:value="357533" table:style-name="ce10">
            <text:p>357.53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58907" table:style-name="ce10">
            <text:p>858.90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97959" table:style-name="ce10">
            <text:p>497.959</text:p>
          </table:table-cell>
          <table:table-cell office:value-type="float" office:value="444198" table:style-name="ce10">
            <text:p>444.19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95332" table:style-name="ce10">
            <text:p>1.395.332</text:p>
          </table:table-cell>
          <table:table-cell office:value-type="float" office:value="44725" table:style-name="ce10">
            <text:p>44.725</text:p>
          </table:table-cell>
          <table:table-cell office:value-type="float" office:value="897090" table:style-name="ce10">
            <text:p>897.090</text:p>
          </table:table-cell>
          <table:table-cell office:value-type="float" office:value="341" table:style-name="ce10">
            <text:p>341</text:p>
          </table:table-cell>
          <table:table-cell office:value-type="float" office:value="0" table:style-name="ce10">
            <text:p>0</text:p>
          </table:table-cell>
          <table:table-cell office:value-type="float" office:value="1395332" table:style-name="ce10">
            <text:p>1.395.332</text:p>
          </table:table-cell>
          <table:table-cell office:value-type="float" office:value="214091" table:style-name="ce10">
            <text:p>214.091</text:p>
          </table:table-cell>
          <table:table-cell office:value-type="float" office:value="728066" table:style-name="ce10">
            <text:p>728.06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95332" table:style-name="ce10">
            <text:p>1.395.332</text:p>
          </table:table-cell>
          <table:table-cell office:value-type="float" office:value="404765" table:style-name="ce10">
            <text:p>404.765</text:p>
          </table:table-cell>
          <table:table-cell office:value-type="float" office:value="537392" table:style-name="ce10">
            <text:p>537.3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95332" table:style-name="ce10">
            <text:p>1.395.332</text:p>
          </table:table-cell>
          <table:table-cell office:value-type="float" office:value="50418" table:style-name="ce10">
            <text:p>50.418</text:p>
          </table:table-cell>
          <table:table-cell office:value-type="float" office:value="891738" table:style-name="ce10">
            <text:p>891.73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95332" table:style-name="ce10">
            <text:p>1.395.33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9986" table:style-name="ce10">
            <text:p>149.986</text:p>
          </table:table-cell>
          <table:table-cell office:value-type="float" office:value="147560" table:style-name="ce10">
            <text:p>147.560</text:p>
          </table:table-cell>
          <table:table-cell office:value-type="string" table:style-name="ce10">
            <text:p>-</text:p>
          </table:table-cell>
          <table:table-cell office:value-type="float" office:value="33" table:style-name="ce10">
            <text:p>33</text:p>
          </table:table-cell>
          <table:table-cell office:value-type="float" office:value="344498" table:style-name="ce10">
            <text:p>344.498</text:p>
          </table:table-cell>
          <table:table-cell office:value-type="float" office:value="5151" table:style-name="ce10">
            <text:p>5.151</text:p>
          </table:table-cell>
          <table:table-cell office:value-type="float" office:value="292394" table:style-name="ce10">
            <text:p>292.394</text:p>
          </table:table-cell>
          <table:table-cell office:value-type="float" office:value="0" table:style-name="ce10">
            <text:p>0</text:p>
          </table:table-cell>
          <table:table-cell office:value-type="float" office:value="33" table:style-name="ce10">
            <text:p>33</text:p>
          </table:table-cell>
          <table:table-cell office:value-type="float" office:value="344498" table:style-name="ce10">
            <text:p>344.498</text:p>
          </table:table-cell>
          <table:table-cell office:value-type="float" office:value="114957" table:style-name="ce10">
            <text:p>114.957</text:p>
          </table:table-cell>
          <table:table-cell office:value-type="float" office:value="182559" table:style-name="ce10">
            <text:p>182.559</text:p>
          </table:table-cell>
          <table:table-cell office:value-type="float" office:value="0" table:style-name="ce10">
            <text:p>0</text:p>
          </table:table-cell>
          <table:table-cell office:value-type="float" office:value="62" table:style-name="ce10">
            <text:p>62</text:p>
          </table:table-cell>
          <table:table-cell office:value-type="float" office:value="344498" table:style-name="ce10">
            <text:p>344.498</text:p>
          </table:table-cell>
          <table:table-cell office:value-type="float" office:value="226266" table:style-name="ce10">
            <text:p>226.266</text:p>
          </table:table-cell>
          <table:table-cell office:value-type="float" office:value="71201" table:style-name="ce10">
            <text:p>71.201</text:p>
          </table:table-cell>
          <table:table-cell office:value-type="float" office:value="29" table:style-name="ce10">
            <text:p>29</text:p>
          </table:table-cell>
          <table:table-cell office:value-type="float" office:value="82" table:style-name="ce10">
            <text:p>82</text:p>
          </table:table-cell>
          <table:table-cell office:value-type="float" office:value="344498" table:style-name="ce10">
            <text:p>344.498</text:p>
          </table:table-cell>
          <table:table-cell office:value-type="float" office:value="34897" table:style-name="ce10">
            <text:p>34.897</text:p>
          </table:table-cell>
          <table:table-cell office:value-type="float" office:value="262649" table:style-name="ce10">
            <text:p>262.649</text:p>
          </table:table-cell>
          <table:table-cell office:value-type="string" table:style-name="ce10">
            <text:p>-</text:p>
          </table:table-cell>
          <table:table-cell office:value-type="float" office:value="33" table:style-name="ce10">
            <text:p>33</text:p>
          </table:table-cell>
          <table:table-cell office:value-type="float" office:value="344498" table:style-name="ce10">
            <text:p>344.49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13600" table:style-name="ce10">
            <text:p>113.600</text:p>
          </table:table-cell>
          <table:table-cell office:value-type="float" office:value="192406" table:style-name="ce10">
            <text:p>192.40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22313" table:style-name="ce10">
            <text:p>1.322.313</text:p>
          </table:table-cell>
          <table:table-cell office:value-type="float" office:value="35113" table:style-name="ce10">
            <text:p>35.113</text:p>
          </table:table-cell>
          <table:table-cell office:value-type="float" office:value="270893" table:style-name="ce10">
            <text:p>270.8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22313" table:style-name="ce10">
            <text:p>1.322.313</text:p>
          </table:table-cell>
          <table:table-cell office:value-type="float" office:value="100062" table:style-name="ce10">
            <text:p>100.062</text:p>
          </table:table-cell>
          <table:table-cell office:value-type="float" office:value="205944" table:style-name="ce10">
            <text:p>205.9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22313" table:style-name="ce10">
            <text:p>1.322.313</text:p>
          </table:table-cell>
          <table:table-cell office:value-type="float" office:value="174890" table:style-name="ce10">
            <text:p>174.890</text:p>
          </table:table-cell>
          <table:table-cell office:value-type="float" office:value="131117" table:style-name="ce10">
            <text:p>131.11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22313" table:style-name="ce10">
            <text:p>1.322.313</text:p>
          </table:table-cell>
          <table:table-cell office:value-type="float" office:value="30920" table:style-name="ce10">
            <text:p>30.920</text:p>
          </table:table-cell>
          <table:table-cell office:value-type="float" office:value="275087" table:style-name="ce10">
            <text:p>275.08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22313" table:style-name="ce10">
            <text:p>1.322.31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654178" table:style-name="ce10">
            <text:p>654.178</text:p>
          </table:table-cell>
          <table:table-cell office:value-type="float" office:value="588366" table:style-name="ce10">
            <text:p>588.366</text:p>
          </table:table-cell>
          <table:table-cell office:value-type="string" table:style-name="ce10">
            <text:p>-</text:p>
          </table:table-cell>
          <table:table-cell office:value-type="float" office:value="1935" table:style-name="ce10">
            <text:p>1.935</text:p>
          </table:table-cell>
          <table:table-cell office:value-type="float" office:value="1367209" table:style-name="ce10">
            <text:p>1.367.209</text:p>
          </table:table-cell>
          <table:table-cell office:value-type="float" office:value="41003" table:style-name="ce10">
            <text:p>41.003</text:p>
          </table:table-cell>
          <table:table-cell office:value-type="float" office:value="1202468" table:style-name="ce10">
            <text:p>1.202.468</text:p>
          </table:table-cell>
          <table:table-cell office:value-type="float" office:value="0" table:style-name="ce10">
            <text:p>0</text:p>
          </table:table-cell>
          <table:table-cell office:value-type="float" office:value="1008" table:style-name="ce10">
            <text:p>1.008</text:p>
          </table:table-cell>
          <table:table-cell office:value-type="float" office:value="1367209" table:style-name="ce10">
            <text:p>1.367.209</text:p>
          </table:table-cell>
          <table:table-cell office:value-type="float" office:value="277883" table:style-name="ce10">
            <text:p>277.883</text:p>
          </table:table-cell>
          <table:table-cell office:value-type="float" office:value="965558" table:style-name="ce10">
            <text:p>965.558</text:p>
          </table:table-cell>
          <table:table-cell office:value-type="float" office:value="0" table:style-name="ce10">
            <text:p>0</text:p>
          </table:table-cell>
          <table:table-cell office:value-type="float" office:value="1037" table:style-name="ce10">
            <text:p>1.037</text:p>
          </table:table-cell>
          <table:table-cell office:value-type="float" office:value="1367209" table:style-name="ce10">
            <text:p>1.367.209</text:p>
          </table:table-cell>
          <table:table-cell office:value-type="float" office:value="511911" table:style-name="ce10">
            <text:p>511.911</text:p>
          </table:table-cell>
          <table:table-cell office:value-type="float" office:value="729550" table:style-name="ce10">
            <text:p>729.550</text:p>
          </table:table-cell>
          <table:table-cell office:value-type="float" office:value="29" table:style-name="ce10">
            <text:p>29</text:p>
          </table:table-cell>
          <table:table-cell office:value-type="float" office:value="2988" table:style-name="ce10">
            <text:p>2.988</text:p>
          </table:table-cell>
          <table:table-cell office:value-type="float" office:value="1367209" table:style-name="ce10">
            <text:p>1.367.209</text:p>
          </table:table-cell>
          <table:table-cell office:value-type="float" office:value="65210" table:style-name="ce10">
            <text:p>65.210</text:p>
          </table:table-cell>
          <table:table-cell office:value-type="float" office:value="1178261" table:style-name="ce10">
            <text:p>1.178.261</text:p>
          </table:table-cell>
          <table:table-cell office:value-type="string" table:style-name="ce10">
            <text:p>-</text:p>
          </table:table-cell>
          <table:table-cell office:value-type="float" office:value="1008" table:style-name="ce10">
            <text:p>1.008</text:p>
          </table:table-cell>
          <table:table-cell office:value-type="float" office:value="1367209" table:style-name="ce10">
            <text:p>1.367.20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767778" table:style-name="ce10">
            <text:p>767.778</text:p>
          </table:table-cell>
          <table:table-cell office:value-type="float" office:value="780772" table:style-name="ce10">
            <text:p>780.772</text:p>
          </table:table-cell>
          <table:table-cell office:value-type="string" table:style-name="ce10">
            <text:p>-</text:p>
          </table:table-cell>
          <table:table-cell office:value-type="float" office:value="1935" table:style-name="ce10">
            <text:p>1.935</text:p>
          </table:table-cell>
          <table:table-cell office:value-type="float" office:value="2689522" table:style-name="ce10">
            <text:p>2.689.522</text:p>
          </table:table-cell>
          <table:table-cell office:value-type="float" office:value="76116" table:style-name="ce10">
            <text:p>76.116</text:p>
          </table:table-cell>
          <table:table-cell office:value-type="float" office:value="1473361" table:style-name="ce10">
            <text:p>1.473.361</text:p>
          </table:table-cell>
          <table:table-cell office:value-type="float" office:value="0" table:style-name="ce10">
            <text:p>0</text:p>
          </table:table-cell>
          <table:table-cell office:value-type="float" office:value="1008" table:style-name="ce10">
            <text:p>1.008</text:p>
          </table:table-cell>
          <table:table-cell office:value-type="float" office:value="2689522" table:style-name="ce10">
            <text:p>2.689.522</text:p>
          </table:table-cell>
          <table:table-cell office:value-type="float" office:value="377945" table:style-name="ce10">
            <text:p>377.945</text:p>
          </table:table-cell>
          <table:table-cell office:value-type="float" office:value="1171503" table:style-name="ce10">
            <text:p>1.171.503</text:p>
          </table:table-cell>
          <table:table-cell office:value-type="float" office:value="0" table:style-name="ce10">
            <text:p>0</text:p>
          </table:table-cell>
          <table:table-cell office:value-type="float" office:value="1037" table:style-name="ce10">
            <text:p>1.037</text:p>
          </table:table-cell>
          <table:table-cell office:value-type="float" office:value="2689522" table:style-name="ce10">
            <text:p>2.689.522</text:p>
          </table:table-cell>
          <table:table-cell office:value-type="float" office:value="686800" table:style-name="ce10">
            <text:p>686.800</text:p>
          </table:table-cell>
          <table:table-cell office:value-type="float" office:value="860667" table:style-name="ce10">
            <text:p>860.667</text:p>
          </table:table-cell>
          <table:table-cell office:value-type="float" office:value="29" table:style-name="ce10">
            <text:p>29</text:p>
          </table:table-cell>
          <table:table-cell office:value-type="float" office:value="2988" table:style-name="ce10">
            <text:p>2.988</text:p>
          </table:table-cell>
          <table:table-cell office:value-type="float" office:value="2689522" table:style-name="ce10">
            <text:p>2.689.522</text:p>
          </table:table-cell>
          <table:table-cell office:value-type="float" office:value="96129" table:style-name="ce10">
            <text:p>96.129</text:p>
          </table:table-cell>
          <table:table-cell office:value-type="float" office:value="1453348" table:style-name="ce10">
            <text:p>1.453.348</text:p>
          </table:table-cell>
          <table:table-cell office:value-type="string" table:style-name="ce10">
            <text:p>-</text:p>
          </table:table-cell>
          <table:table-cell office:value-type="float" office:value="1008" table:style-name="ce10">
            <text:p>1.008</text:p>
          </table:table-cell>
          <table:table-cell office:value-type="float" office:value="2689522" table:style-name="ce10">
            <text:p>2.689.52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11755" table:style-name="ce10">
            <text:p>211.755</text:p>
          </table:table-cell>
          <table:table-cell office:value-type="float" office:value="209649" table:style-name="ce10">
            <text:p>209.64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5271" table:style-name="ce10">
            <text:p>415.271</text:p>
          </table:table-cell>
          <table:table-cell office:value-type="float" office:value="11272" table:style-name="ce10">
            <text:p>11.272</text:p>
          </table:table-cell>
          <table:table-cell office:value-type="float" office:value="405902" table:style-name="ce10">
            <text:p>405.902</text:p>
          </table:table-cell>
          <table:table-cell office:value-type="float" office:value="4230" table:style-name="ce10">
            <text:p>4.230</text:p>
          </table:table-cell>
          <table:table-cell office:value-type="float" office:value="0" table:style-name="ce10">
            <text:p>0</text:p>
          </table:table-cell>
          <table:table-cell office:value-type="float" office:value="415271" table:style-name="ce10">
            <text:p>415.271</text:p>
          </table:table-cell>
          <table:table-cell office:value-type="float" office:value="167974" table:style-name="ce10">
            <text:p>167.974</text:p>
          </table:table-cell>
          <table:table-cell office:value-type="float" office:value="249542" table:style-name="ce10">
            <text:p>249.542</text:p>
          </table:table-cell>
          <table:table-cell office:value-type="float" office:value="3889" table:style-name="ce10">
            <text:p>3.889</text:p>
          </table:table-cell>
          <table:table-cell office:value-type="float" office:value="0" table:style-name="ce10">
            <text:p>0</text:p>
          </table:table-cell>
          <table:table-cell office:value-type="float" office:value="415271" table:style-name="ce10">
            <text:p>415.271</text:p>
          </table:table-cell>
          <table:table-cell office:value-type="float" office:value="218044" table:style-name="ce10">
            <text:p>218.044</text:p>
          </table:table-cell>
          <table:table-cell office:value-type="float" office:value="203360" table:style-name="ce10">
            <text:p>203.36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5271" table:style-name="ce10">
            <text:p>415.271</text:p>
          </table:table-cell>
          <table:table-cell office:value-type="float" office:value="52503" table:style-name="ce10">
            <text:p>52.503</text:p>
          </table:table-cell>
          <table:table-cell office:value-type="float" office:value="368901" table:style-name="ce10">
            <text:p>368.90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5271" table:style-name="ce10">
            <text:p>415.27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63789" table:style-name="ce10">
            <text:p>63.789</text:p>
          </table:table-cell>
          <table:table-cell office:value-type="float" office:value="170632" table:style-name="ce10">
            <text:p>170.63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41742" table:style-name="ce10">
            <text:p>1.541.742</text:p>
          </table:table-cell>
          <table:table-cell office:value-type="float" office:value="22712" table:style-name="ce10">
            <text:p>22.712</text:p>
          </table:table-cell>
          <table:table-cell office:value-type="float" office:value="211709" table:style-name="ce10">
            <text:p>211.70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41742" table:style-name="ce10">
            <text:p>1.541.742</text:p>
          </table:table-cell>
          <table:table-cell office:value-type="float" office:value="39713" table:style-name="ce10">
            <text:p>39.713</text:p>
          </table:table-cell>
          <table:table-cell office:value-type="float" office:value="194708" table:style-name="ce10">
            <text:p>194.70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41742" table:style-name="ce10">
            <text:p>1.541.742</text:p>
          </table:table-cell>
          <table:table-cell office:value-type="float" office:value="158480" table:style-name="ce10">
            <text:p>158.480</text:p>
          </table:table-cell>
          <table:table-cell office:value-type="float" office:value="75941" table:style-name="ce10">
            <text:p>75.9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41742" table:style-name="ce10">
            <text:p>1.541.742</text:p>
          </table:table-cell>
          <table:table-cell office:value-type="float" office:value="20448" table:style-name="ce10">
            <text:p>20.448</text:p>
          </table:table-cell>
          <table:table-cell office:value-type="float" office:value="213973" table:style-name="ce10">
            <text:p>213.97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41742" table:style-name="ce10">
            <text:p>1.541.74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54985" table:style-name="ce10">
            <text:p>254.985</text:p>
          </table:table-cell>
          <table:table-cell office:value-type="float" office:value="304514" table:style-name="ce10">
            <text:p>304.514</text:p>
          </table:table-cell>
          <table:table-cell office:value-type="string" table:style-name="ce10">
            <text:p>-</text:p>
          </table:table-cell>
          <table:table-cell office:value-type="float" office:value="33" table:style-name="ce10">
            <text:p>33</text:p>
          </table:table-cell>
          <table:table-cell office:value-type="float" office:value="775649" table:style-name="ce10">
            <text:p>775.649</text:p>
          </table:table-cell>
          <table:table-cell office:value-type="float" office:value="28708" table:style-name="ce10">
            <text:p>28.708</text:p>
          </table:table-cell>
          <table:table-cell office:value-type="float" office:value="530791" table:style-name="ce10">
            <text:p>530.791</text:p>
          </table:table-cell>
          <table:table-cell office:value-type="float" office:value="0" table:style-name="ce10">
            <text:p>0</text:p>
          </table:table-cell>
          <table:table-cell office:value-type="float" office:value="33" table:style-name="ce10">
            <text:p>33</text:p>
          </table:table-cell>
          <table:table-cell office:value-type="float" office:value="775649" table:style-name="ce10">
            <text:p>775.649</text:p>
          </table:table-cell>
          <table:table-cell office:value-type="float" office:value="168388" table:style-name="ce10">
            <text:p>168.388</text:p>
          </table:table-cell>
          <table:table-cell office:value-type="float" office:value="391082" table:style-name="ce10">
            <text:p>391.082</text:p>
          </table:table-cell>
          <table:table-cell office:value-type="float" office:value="0" table:style-name="ce10">
            <text:p>0</text:p>
          </table:table-cell>
          <table:table-cell office:value-type="float" office:value="62" table:style-name="ce10">
            <text:p>62</text:p>
          </table:table-cell>
          <table:table-cell office:value-type="float" office:value="775649" table:style-name="ce10">
            <text:p>775.649</text:p>
          </table:table-cell>
          <table:table-cell office:value-type="float" office:value="251932" table:style-name="ce10">
            <text:p>251.932</text:p>
          </table:table-cell>
          <table:table-cell office:value-type="float" office:value="307568" table:style-name="ce10">
            <text:p>307.568</text:p>
          </table:table-cell>
          <table:table-cell office:value-type="float" office:value="0" table:style-name="ce10">
            <text:p>0</text:p>
          </table:table-cell>
          <table:table-cell office:value-type="float" office:value="33" table:style-name="ce10">
            <text:p>33</text:p>
          </table:table-cell>
          <table:table-cell office:value-type="float" office:value="775649" table:style-name="ce10">
            <text:p>775.649</text:p>
          </table:table-cell>
          <table:table-cell office:value-type="float" office:value="40294" table:style-name="ce10">
            <text:p>40.294</text:p>
          </table:table-cell>
          <table:table-cell office:value-type="float" office:value="519206" table:style-name="ce10">
            <text:p>519.206</text:p>
          </table:table-cell>
          <table:table-cell office:value-type="string" table:style-name="ce10">
            <text:p>-</text:p>
          </table:table-cell>
          <table:table-cell office:value-type="float" office:value="33" table:style-name="ce10">
            <text:p>33</text:p>
          </table:table-cell>
          <table:table-cell office:value-type="float" office:value="775649" table:style-name="ce10">
            <text:p>775.64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60759" table:style-name="ce10">
            <text:p>660.759</text:p>
          </table:table-cell>
          <table:table-cell office:value-type="float" office:value="515275" table:style-name="ce10">
            <text:p>515.275</text:p>
          </table:table-cell>
          <table:table-cell office:value-type="string" table:style-name="ce10">
            <text:p>-</text:p>
          </table:table-cell>
          <table:table-cell office:value-type="float" office:value="1902" table:style-name="ce10">
            <text:p>1.902</text:p>
          </table:table-cell>
          <table:table-cell office:value-type="float" office:value="787402" table:style-name="ce10">
            <text:p>787.402</text:p>
          </table:table-cell>
          <table:table-cell office:value-type="float" office:value="35968" table:style-name="ce10">
            <text:p>35.968</text:p>
          </table:table-cell>
          <table:table-cell office:value-type="float" office:value="1136763" table:style-name="ce10">
            <text:p>1.136.763</text:p>
          </table:table-cell>
          <table:table-cell office:value-type="float" office:value="4230" table:style-name="ce10">
            <text:p>4.230</text:p>
          </table:table-cell>
          <table:table-cell office:value-type="float" office:value="975" table:style-name="ce10">
            <text:p>975</text:p>
          </table:table-cell>
          <table:table-cell office:value-type="float" office:value="787402" table:style-name="ce10">
            <text:p>787.402</text:p>
          </table:table-cell>
          <table:table-cell office:value-type="float" office:value="337817" table:style-name="ce10">
            <text:p>337.817</text:p>
          </table:table-cell>
          <table:table-cell office:value-type="float" office:value="835255" table:style-name="ce10">
            <text:p>835.255</text:p>
          </table:table-cell>
          <table:table-cell office:value-type="float" office:value="3889" table:style-name="ce10">
            <text:p>3.889</text:p>
          </table:table-cell>
          <table:table-cell office:value-type="float" office:value="975" table:style-name="ce10">
            <text:p>975</text:p>
          </table:table-cell>
          <table:table-cell office:value-type="float" office:value="787402" table:style-name="ce10">
            <text:p>787.402</text:p>
          </table:table-cell>
          <table:table-cell office:value-type="float" office:value="494433" table:style-name="ce10">
            <text:p>494.433</text:p>
          </table:table-cell>
          <table:table-cell office:value-type="float" office:value="680519" table:style-name="ce10">
            <text:p>680.519</text:p>
          </table:table-cell>
          <table:table-cell office:value-type="float" office:value="29" table:style-name="ce10">
            <text:p>29</text:p>
          </table:table-cell>
          <table:table-cell office:value-type="float" office:value="2955" table:style-name="ce10">
            <text:p>2.955</text:p>
          </table:table-cell>
          <table:table-cell office:value-type="float" office:value="787402" table:style-name="ce10">
            <text:p>787.402</text:p>
          </table:table-cell>
          <table:table-cell office:value-type="float" office:value="87891" table:style-name="ce10">
            <text:p>87.891</text:p>
          </table:table-cell>
          <table:table-cell office:value-type="float" office:value="1089070" table:style-name="ce10">
            <text:p>1.089.070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787402" table:style-name="ce10">
            <text:p>787.40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5" table:number-rows-spanned="1" table:style-name="ce12">
            <text:p>PROPORÇÃO PARA O INDICADOR E6 – ALUNOS, POR REDES SOCIAIS UTILIZAD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4">
            <text:p>Total de alunos usuários de Internet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5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5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5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5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5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027921" table:style-name="ce10">
            <text:p>4.027.921</text:p>
          </table:table-cell>
          <table:table-cell office:value-type="float" office:value="1048761" table:style-name="ce10">
            <text:p>1.048.76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02029" table:style-name="ce10">
            <text:p>2.802.029</text:p>
          </table:table-cell>
          <table:table-cell office:value-type="float" office:value="2270432" table:style-name="ce10">
            <text:p>2.270.432</text:p>
          </table:table-cell>
          <table:table-cell office:value-type="float" office:value="4221" table:style-name="ce10">
            <text:p>4.221</text:p>
          </table:table-cell>
          <table:table-cell office:value-type="string" table:style-name="ce10">
            <text:p>-</text:p>
          </table:table-cell>
          <table:table-cell office:value-type="float" office:value="1353285" table:style-name="ce10">
            <text:p>1.353.285</text:p>
          </table:table-cell>
          <table:table-cell office:value-type="float" office:value="3722846" table:style-name="ce10">
            <text:p>3.722.846</text:p>
          </table:table-cell>
          <table:table-cell office:value-type="float" office:value="551" table:style-name="ce10">
            <text:p>551</text:p>
          </table:table-cell>
          <table:table-cell office:value-type="string" table:style-name="ce10">
            <text:p>-</text:p>
          </table:table-cell>
          <table:table-cell office:value-type="float" office:value="4179621" table:style-name="ce10">
            <text:p>4.179.621</text:p>
          </table:table-cell>
          <table:table-cell office:value-type="float" office:value="897028" table:style-name="ce10">
            <text:p>897.028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-</text:p>
          </table:table-cell>
          <table:table-cell office:value-type="float" office:value="1956484" table:style-name="ce10">
            <text:p>1.956.484</text:p>
          </table:table-cell>
          <table:table-cell office:value-type="float" office:value="3114476" table:style-name="ce10">
            <text:p>3.114.476</text:p>
          </table:table-cell>
          <table:table-cell office:value-type="float" office:value="5723" table:style-name="ce10">
            <text:p>5.723</text:p>
          </table:table-cell>
          <table:table-cell office:value-type="string" table:style-name="ce10">
            <text:p>-</text:p>
          </table:table-cell>
          <table:table-cell office:value-type="float" office:value="334505" table:style-name="ce10">
            <text:p>334.505</text:p>
          </table:table-cell>
          <table:table-cell office:value-type="float" office:value="4742177" table:style-name="ce10">
            <text:p>4.742.177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025519" table:style-name="ce10">
            <text:p>2.025.519</text:p>
          </table:table-cell>
          <table:table-cell office:value-type="float" office:value="573938" table:style-name="ce10">
            <text:p>573.93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13075" table:style-name="ce10">
            <text:p>1.613.075</text:p>
          </table:table-cell>
          <table:table-cell office:value-type="float" office:value="985539" table:style-name="ce10">
            <text:p>985.539</text:p>
          </table:table-cell>
          <table:table-cell office:value-type="float" office:value="843" table:style-name="ce10">
            <text:p>843</text:p>
          </table:table-cell>
          <table:table-cell office:value-type="string" table:style-name="ce10">
            <text:p>-</text:p>
          </table:table-cell>
          <table:table-cell office:value-type="float" office:value="745782" table:style-name="ce10">
            <text:p>745.782</text:p>
          </table:table-cell>
          <table:table-cell office:value-type="float" office:value="1853124" table:style-name="ce10">
            <text:p>1.853.124</text:p>
          </table:table-cell>
          <table:table-cell office:value-type="float" office:value="551" table:style-name="ce10">
            <text:p>551</text:p>
          </table:table-cell>
          <table:table-cell office:value-type="string" table:style-name="ce10">
            <text:p>-</text:p>
          </table:table-cell>
          <table:table-cell office:value-type="float" office:value="2155202" table:style-name="ce10">
            <text:p>2.155.202</text:p>
          </table:table-cell>
          <table:table-cell office:value-type="float" office:value="444224" table:style-name="ce10">
            <text:p>444.224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-</text:p>
          </table:table-cell>
          <table:table-cell office:value-type="float" office:value="1163150" table:style-name="ce10">
            <text:p>1.163.150</text:p>
          </table:table-cell>
          <table:table-cell office:value-type="float" office:value="1432992" table:style-name="ce10">
            <text:p>1.432.992</text:p>
          </table:table-cell>
          <table:table-cell office:value-type="float" office:value="3315" table:style-name="ce10">
            <text:p>3.315</text:p>
          </table:table-cell>
          <table:table-cell office:value-type="string" table:style-name="ce10">
            <text:p>-</text:p>
          </table:table-cell>
          <table:table-cell office:value-type="float" office:value="134883" table:style-name="ce10">
            <text:p>134.883</text:p>
          </table:table-cell>
          <table:table-cell office:value-type="float" office:value="2464575" table:style-name="ce10">
            <text:p>2.464.57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002401" table:style-name="ce10">
            <text:p>2.002.401</text:p>
          </table:table-cell>
          <table:table-cell office:value-type="float" office:value="474823" table:style-name="ce10">
            <text:p>474.82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88954" table:style-name="ce10">
            <text:p>1.188.954</text:p>
          </table:table-cell>
          <table:table-cell office:value-type="float" office:value="1284892" table:style-name="ce10">
            <text:p>1.284.892</text:p>
          </table:table-cell>
          <table:table-cell office:value-type="float" office:value="3378" table:style-name="ce10">
            <text:p>3.378</text:p>
          </table:table-cell>
          <table:table-cell office:value-type="string" table:style-name="ce10">
            <text:p>-</text:p>
          </table:table-cell>
          <table:table-cell office:value-type="float" office:value="607503" table:style-name="ce10">
            <text:p>607.503</text:p>
          </table:table-cell>
          <table:table-cell office:value-type="float" office:value="1869722" table:style-name="ce10">
            <text:p>1.869.7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24420" table:style-name="ce10">
            <text:p>2.024.420</text:p>
          </table:table-cell>
          <table:table-cell office:value-type="float" office:value="452805" table:style-name="ce10">
            <text:p>452.8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93334" table:style-name="ce10">
            <text:p>793.334</text:p>
          </table:table-cell>
          <table:table-cell office:value-type="float" office:value="1681483" table:style-name="ce10">
            <text:p>1.681.483</text:p>
          </table:table-cell>
          <table:table-cell office:value-type="float" office:value="2407" table:style-name="ce10">
            <text:p>2.407</text:p>
          </table:table-cell>
          <table:table-cell office:value-type="string" table:style-name="ce10">
            <text:p>-</text:p>
          </table:table-cell>
          <table:table-cell office:value-type="float" office:value="199622" table:style-name="ce10">
            <text:p>199.622</text:p>
          </table:table-cell>
          <table:table-cell office:value-type="float" office:value="2277603" table:style-name="ce10">
            <text:p>2.277.60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59932" table:style-name="ce10">
            <text:p>259.932</text:p>
          </table:table-cell>
          <table:table-cell office:value-type="float" office:value="85808" table:style-name="ce10">
            <text:p>85.80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1360" table:style-name="ce10">
            <text:p>161.360</text:p>
          </table:table-cell>
          <table:table-cell office:value-type="float" office:value="183569" table:style-name="ce10">
            <text:p>183.569</text:p>
          </table:table-cell>
          <table:table-cell office:value-type="float" office:value="811" table:style-name="ce10">
            <text:p>811</text:p>
          </table:table-cell>
          <table:table-cell office:value-type="string" table:style-name="ce10">
            <text:p>-</text:p>
          </table:table-cell>
          <table:table-cell office:value-type="float" office:value="78879" table:style-name="ce10">
            <text:p>78.879</text:p>
          </table:table-cell>
          <table:table-cell office:value-type="float" office:value="266860" table:style-name="ce10">
            <text:p>266.86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62918" table:style-name="ce10">
            <text:p>262.918</text:p>
          </table:table-cell>
          <table:table-cell office:value-type="float" office:value="82822" table:style-name="ce10">
            <text:p>82.8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3216" table:style-name="ce10">
            <text:p>93.216</text:p>
          </table:table-cell>
          <table:table-cell office:value-type="float" office:value="251713" table:style-name="ce10">
            <text:p>251.713</text:p>
          </table:table-cell>
          <table:table-cell office:value-type="float" office:value="811" table:style-name="ce10">
            <text:p>811</text:p>
          </table:table-cell>
          <table:table-cell office:value-type="string" table:style-name="ce10">
            <text:p>-</text:p>
          </table:table-cell>
          <table:table-cell office:value-type="float" office:value="28022" table:style-name="ce10">
            <text:p>28.022</text:p>
          </table:table-cell>
          <table:table-cell office:value-type="float" office:value="317718" table:style-name="ce10">
            <text:p>317.71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7810" table:style-name="ce10">
            <text:p>397.810</text:p>
          </table:table-cell>
          <table:table-cell office:value-type="float" office:value="96485" table:style-name="ce10">
            <text:p>96.48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3453" table:style-name="ce10">
            <text:p>293.453</text:p>
          </table:table-cell>
          <table:table-cell office:value-type="float" office:value="200809" table:style-name="ce10">
            <text:p>200.809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-</text:p>
          </table:table-cell>
          <table:table-cell office:value-type="float" office:value="139214" table:style-name="ce10">
            <text:p>139.214</text:p>
          </table:table-cell>
          <table:table-cell office:value-type="float" office:value="355081" table:style-name="ce10">
            <text:p>355.08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13771" table:style-name="ce10">
            <text:p>413.771</text:p>
          </table:table-cell>
          <table:table-cell office:value-type="float" office:value="80491" table:style-name="ce10">
            <text:p>80.491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-</text:p>
          </table:table-cell>
          <table:table-cell office:value-type="float" office:value="250876" table:style-name="ce10">
            <text:p>250.876</text:p>
          </table:table-cell>
          <table:table-cell office:value-type="float" office:value="243387" table:style-name="ce10">
            <text:p>243.387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-</text:p>
          </table:table-cell>
          <table:table-cell office:value-type="float" office:value="24618" table:style-name="ce10">
            <text:p>24.618</text:p>
          </table:table-cell>
          <table:table-cell office:value-type="float" office:value="469676" table:style-name="ce10">
            <text:p>469.67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40071" table:style-name="ce10">
            <text:p>940.071</text:p>
          </table:table-cell>
          <table:table-cell office:value-type="float" office:value="317012" table:style-name="ce10">
            <text:p>317.01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47327" table:style-name="ce10">
            <text:p>647.327</text:p>
          </table:table-cell>
          <table:table-cell office:value-type="float" office:value="609755" table:style-name="ce10">
            <text:p>609.7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5971" table:style-name="ce10">
            <text:p>195.971</text:p>
          </table:table-cell>
          <table:table-cell office:value-type="float" office:value="1061112" table:style-name="ce10">
            <text:p>1.061.1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05634" table:style-name="ce10">
            <text:p>1.005.634</text:p>
          </table:table-cell>
          <table:table-cell office:value-type="float" office:value="251449" table:style-name="ce10">
            <text:p>251.44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09258" table:style-name="ce10">
            <text:p>309.258</text:p>
          </table:table-cell>
          <table:table-cell office:value-type="float" office:value="943798" table:style-name="ce10">
            <text:p>943.798</text:p>
          </table:table-cell>
          <table:table-cell office:value-type="float" office:value="4027" table:style-name="ce10">
            <text:p>4.027</text:p>
          </table:table-cell>
          <table:table-cell office:value-type="string" table:style-name="ce10">
            <text:p>-</text:p>
          </table:table-cell>
          <table:table-cell office:value-type="float" office:value="58847" table:style-name="ce10">
            <text:p>58.847</text:p>
          </table:table-cell>
          <table:table-cell office:value-type="float" office:value="1198236" table:style-name="ce10">
            <text:p>1.198.23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90257" table:style-name="ce10">
            <text:p>1.890.257</text:p>
          </table:table-cell>
          <table:table-cell office:value-type="float" office:value="447231" table:style-name="ce10">
            <text:p>447.23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06849" table:style-name="ce10">
            <text:p>1.306.849</text:p>
          </table:table-cell>
          <table:table-cell office:value-type="float" office:value="1027341" table:style-name="ce10">
            <text:p>1.027.341</text:p>
          </table:table-cell>
          <table:table-cell office:value-type="float" office:value="3299" table:style-name="ce10">
            <text:p>3.299</text:p>
          </table:table-cell>
          <table:table-cell office:value-type="string" table:style-name="ce10">
            <text:p>-</text:p>
          </table:table-cell>
          <table:table-cell office:value-type="float" office:value="738788" table:style-name="ce10">
            <text:p>738.788</text:p>
          </table:table-cell>
          <table:table-cell office:value-type="float" office:value="1598482" table:style-name="ce10">
            <text:p>1.598.482</text:p>
          </table:table-cell>
          <table:table-cell office:value-type="float" office:value="219" table:style-name="ce10">
            <text:p>219</text:p>
          </table:table-cell>
          <table:table-cell office:value-type="string" table:style-name="ce10">
            <text:p>-</text:p>
          </table:table-cell>
          <table:table-cell office:value-type="float" office:value="1944026" table:style-name="ce10">
            <text:p>1.944.026</text:p>
          </table:table-cell>
          <table:table-cell office:value-type="float" office:value="393462" table:style-name="ce10">
            <text:p>393.4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66824" table:style-name="ce10">
            <text:p>966.824</text:p>
          </table:table-cell>
          <table:table-cell office:value-type="float" office:value="1370664" table:style-name="ce10">
            <text:p>1.370.6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1281" table:style-name="ce10">
            <text:p>171.281</text:p>
          </table:table-cell>
          <table:table-cell office:value-type="float" office:value="2166207" table:style-name="ce10">
            <text:p>2.166.207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39851" table:style-name="ce10">
            <text:p>539.851</text:p>
          </table:table-cell>
          <table:table-cell office:value-type="float" office:value="102226" table:style-name="ce10">
            <text:p>102.22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93040" table:style-name="ce10">
            <text:p>393.040</text:p>
          </table:table-cell>
          <table:table-cell office:value-type="float" office:value="248958" table:style-name="ce10">
            <text:p>248.958</text:p>
          </table:table-cell>
          <table:table-cell office:value-type="float" office:value="79" table:style-name="ce10">
            <text:p>79</text:p>
          </table:table-cell>
          <table:table-cell office:value-type="string" table:style-name="ce10">
            <text:p>-</text:p>
          </table:table-cell>
          <table:table-cell office:value-type="float" office:value="200433" table:style-name="ce10">
            <text:p>200.433</text:p>
          </table:table-cell>
          <table:table-cell office:value-type="float" office:value="441312" table:style-name="ce10">
            <text:p>441.312</text:p>
          </table:table-cell>
          <table:table-cell office:value-type="float" office:value="332" table:style-name="ce10">
            <text:p>332</text:p>
          </table:table-cell>
          <table:table-cell office:value-type="string" table:style-name="ce10">
            <text:p>-</text:p>
          </table:table-cell>
          <table:table-cell office:value-type="float" office:value="553273" table:style-name="ce10">
            <text:p>553.273</text:p>
          </table:table-cell>
          <table:table-cell office:value-type="float" office:value="88804" table:style-name="ce10">
            <text:p>88.8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36310" table:style-name="ce10">
            <text:p>336.310</text:p>
          </table:table-cell>
          <table:table-cell office:value-type="float" office:value="304914" table:style-name="ce10">
            <text:p>304.914</text:p>
          </table:table-cell>
          <table:table-cell office:value-type="float" office:value="853" table:style-name="ce10">
            <text:p>853</text:p>
          </table:table-cell>
          <table:table-cell office:value-type="string" table:style-name="ce10">
            <text:p>-</text:p>
          </table:table-cell>
          <table:table-cell office:value-type="float" office:value="51736" table:style-name="ce10">
            <text:p>51.736</text:p>
          </table:table-cell>
          <table:table-cell office:value-type="float" office:value="590341" table:style-name="ce10">
            <text:p>590.34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94050" table:style-name="ce10">
            <text:p>1.094.050</text:p>
          </table:table-cell>
          <table:table-cell office:value-type="float" office:value="534269" table:style-name="ce10">
            <text:p>534.26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71705" table:style-name="ce10">
            <text:p>571.705</text:p>
          </table:table-cell>
          <table:table-cell office:value-type="float" office:value="1055725" table:style-name="ce10">
            <text:p>1.055.725</text:p>
          </table:table-cell>
          <table:table-cell office:value-type="float" office:value="890" table:style-name="ce10">
            <text:p>890</text:p>
          </table:table-cell>
          <table:table-cell office:value-type="string" table:style-name="ce10">
            <text:p>-</text:p>
          </table:table-cell>
          <table:table-cell office:value-type="float" office:value="269124" table:style-name="ce10">
            <text:p>269.124</text:p>
          </table:table-cell>
          <table:table-cell office:value-type="float" office:value="1358687" table:style-name="ce10">
            <text:p>1.358.687</text:p>
          </table:table-cell>
          <table:table-cell office:value-type="float" office:value="508" table:style-name="ce10">
            <text:p>508</text:p>
          </table:table-cell>
          <table:table-cell office:value-type="string" table:style-name="ce10">
            <text:p>-</text:p>
          </table:table-cell>
          <table:table-cell office:value-type="float" office:value="1175890" table:style-name="ce10">
            <text:p>1.175.890</text:p>
          </table:table-cell>
          <table:table-cell office:value-type="float" office:value="452429" table:style-name="ce10">
            <text:p>452.42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0511" table:style-name="ce10">
            <text:p>370.511</text:p>
          </table:table-cell>
          <table:table-cell office:value-type="float" office:value="1256144" table:style-name="ce10">
            <text:p>1.256.144</text:p>
          </table:table-cell>
          <table:table-cell office:value-type="float" office:value="1664" table:style-name="ce10">
            <text:p>1.664</text:p>
          </table:table-cell>
          <table:table-cell office:value-type="string" table:style-name="ce10">
            <text:p>-</text:p>
          </table:table-cell>
          <table:table-cell office:value-type="float" office:value="101428" table:style-name="ce10">
            <text:p>101.428</text:p>
          </table:table-cell>
          <table:table-cell office:value-type="float" office:value="1526891" table:style-name="ce10">
            <text:p>1.526.89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354350" table:style-name="ce10">
            <text:p>2.354.350</text:p>
          </table:table-cell>
          <table:table-cell office:value-type="float" office:value="257338" table:style-name="ce10">
            <text:p>257.33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73770" table:style-name="ce10">
            <text:p>1.673.770</text:p>
          </table:table-cell>
          <table:table-cell office:value-type="float" office:value="934586" table:style-name="ce10">
            <text:p>934.586</text:p>
          </table:table-cell>
          <table:table-cell office:value-type="float" office:value="3331" table:style-name="ce10">
            <text:p>3.331</text:p>
          </table:table-cell>
          <table:table-cell office:value-type="string" table:style-name="ce10">
            <text:p>-</text:p>
          </table:table-cell>
          <table:table-cell office:value-type="float" office:value="799917" table:style-name="ce10">
            <text:p>799.917</text:p>
          </table:table-cell>
          <table:table-cell office:value-type="float" office:value="1811727" table:style-name="ce10">
            <text:p>1.811.727</text:p>
          </table:table-cell>
          <table:table-cell office:value-type="float" office:value="43" table:style-name="ce10">
            <text:p>43</text:p>
          </table:table-cell>
          <table:table-cell office:value-type="string" table:style-name="ce10">
            <text:p>-</text:p>
          </table:table-cell>
          <table:table-cell office:value-type="float" office:value="2266467" table:style-name="ce10">
            <text:p>2.266.467</text:p>
          </table:table-cell>
          <table:table-cell office:value-type="float" office:value="345188" table:style-name="ce10">
            <text:p>345.188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-</text:p>
          </table:table-cell>
          <table:table-cell office:value-type="float" office:value="1142534" table:style-name="ce10">
            <text:p>1.142.534</text:p>
          </table:table-cell>
          <table:table-cell office:value-type="float" office:value="1465094" table:style-name="ce10">
            <text:p>1.465.094</text:p>
          </table:table-cell>
          <table:table-cell office:value-type="float" office:value="4059" table:style-name="ce10">
            <text:p>4.059</text:p>
          </table:table-cell>
          <table:table-cell office:value-type="string" table:style-name="ce10">
            <text:p>-</text:p>
          </table:table-cell>
          <table:table-cell office:value-type="float" office:value="165592" table:style-name="ce10">
            <text:p>165.592</text:p>
          </table:table-cell>
          <table:table-cell office:value-type="float" office:value="2446096" table:style-name="ce10">
            <text:p>2.446.09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448400" table:style-name="ce10">
            <text:p>3.448.400</text:p>
          </table:table-cell>
          <table:table-cell office:value-type="float" office:value="791607" table:style-name="ce10">
            <text:p>791.6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245475" table:style-name="ce10">
            <text:p>2.245.475</text:p>
          </table:table-cell>
          <table:table-cell office:value-type="float" office:value="1990311" table:style-name="ce10">
            <text:p>1.990.311</text:p>
          </table:table-cell>
          <table:table-cell office:value-type="float" office:value="4221" table:style-name="ce10">
            <text:p>4.221</text:p>
          </table:table-cell>
          <table:table-cell office:value-type="string" table:style-name="ce10">
            <text:p>-</text:p>
          </table:table-cell>
          <table:table-cell office:value-type="float" office:value="1069041" table:style-name="ce10">
            <text:p>1.069.041</text:p>
          </table:table-cell>
          <table:table-cell office:value-type="float" office:value="3170414" table:style-name="ce10">
            <text:p>3.170.414</text:p>
          </table:table-cell>
          <table:table-cell office:value-type="float" office:value="551" table:style-name="ce10">
            <text:p>551</text:p>
          </table:table-cell>
          <table:table-cell office:value-type="string" table:style-name="ce10">
            <text:p>-</text:p>
          </table:table-cell>
          <table:table-cell office:value-type="float" office:value="3442357" table:style-name="ce10">
            <text:p>3.442.357</text:p>
          </table:table-cell>
          <table:table-cell office:value-type="float" office:value="797617" table:style-name="ce10">
            <text:p>797.617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-</text:p>
          </table:table-cell>
          <table:table-cell office:value-type="float" office:value="1513046" table:style-name="ce10">
            <text:p>1.513.046</text:p>
          </table:table-cell>
          <table:table-cell office:value-type="float" office:value="2721238" table:style-name="ce10">
            <text:p>2.721.238</text:p>
          </table:table-cell>
          <table:table-cell office:value-type="float" office:value="5723" table:style-name="ce10">
            <text:p>5.723</text:p>
          </table:table-cell>
          <table:table-cell office:value-type="string" table:style-name="ce10">
            <text:p>-</text:p>
          </table:table-cell>
          <table:table-cell office:value-type="float" office:value="267020" table:style-name="ce10">
            <text:p>267.020</text:p>
          </table:table-cell>
          <table:table-cell office:value-type="float" office:value="3972986" table:style-name="ce10">
            <text:p>3.972.98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579521" table:style-name="ce10">
            <text:p>579.521</text:p>
          </table:table-cell>
          <table:table-cell office:value-type="float" office:value="257155" table:style-name="ce10">
            <text:p>257.15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56555" table:style-name="ce10">
            <text:p>556.555</text:p>
          </table:table-cell>
          <table:table-cell office:value-type="float" office:value="280121" table:style-name="ce10">
            <text:p>280.1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4244" table:style-name="ce10">
            <text:p>284.244</text:p>
          </table:table-cell>
          <table:table-cell office:value-type="float" office:value="552432" table:style-name="ce10">
            <text:p>552.43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37265" table:style-name="ce10">
            <text:p>737.265</text:p>
          </table:table-cell>
          <table:table-cell office:value-type="float" office:value="99411" table:style-name="ce10">
            <text:p>99.4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3438" table:style-name="ce10">
            <text:p>443.438</text:p>
          </table:table-cell>
          <table:table-cell office:value-type="float" office:value="393237" table:style-name="ce10">
            <text:p>393.2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7484" table:style-name="ce10">
            <text:p>67.484</text:p>
          </table:table-cell>
          <table:table-cell office:value-type="float" office:value="769191" table:style-name="ce10">
            <text:p>769.19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958618" table:style-name="ce10">
            <text:p>958.618</text:p>
          </table:table-cell>
          <table:table-cell office:value-type="float" office:value="817545" table:style-name="ce10">
            <text:p>817.54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25026" table:style-name="ce10">
            <text:p>525.026</text:p>
          </table:table-cell>
          <table:table-cell office:value-type="float" office:value="1246916" table:style-name="ce10">
            <text:p>1.246.916</text:p>
          </table:table-cell>
          <table:table-cell office:value-type="float" office:value="4221" table:style-name="ce10">
            <text:p>4.221</text:p>
          </table:table-cell>
          <table:table-cell office:value-type="string" table:style-name="ce10">
            <text:p>-</text:p>
          </table:table-cell>
          <table:table-cell office:value-type="float" office:value="234614" table:style-name="ce10">
            <text:p>234.614</text:p>
          </table:table-cell>
          <table:table-cell office:value-type="float" office:value="1540997" table:style-name="ce10">
            <text:p>1.540.997</text:p>
          </table:table-cell>
          <table:table-cell office:value-type="float" office:value="551" table:style-name="ce10">
            <text:p>551</text:p>
          </table:table-cell>
          <table:table-cell office:value-type="string" table:style-name="ce10">
            <text:p>-</text:p>
          </table:table-cell>
          <table:table-cell office:value-type="float" office:value="1186413" table:style-name="ce10">
            <text:p>1.186.413</text:p>
          </table:table-cell>
          <table:table-cell office:value-type="float" office:value="589717" table:style-name="ce10">
            <text:p>589.717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-</text:p>
          </table:table-cell>
          <table:table-cell office:value-type="float" office:value="345417" table:style-name="ce10">
            <text:p>345.417</text:p>
          </table:table-cell>
          <table:table-cell office:value-type="float" office:value="1426643" table:style-name="ce10">
            <text:p>1.426.643</text:p>
          </table:table-cell>
          <table:table-cell office:value-type="float" office:value="4103" table:style-name="ce10">
            <text:p>4.103</text:p>
          </table:table-cell>
          <table:table-cell office:value-type="string" table:style-name="ce10">
            <text:p>-</text:p>
          </table:table-cell>
          <table:table-cell office:value-type="float" office:value="88061" table:style-name="ce10">
            <text:p>88.061</text:p>
          </table:table-cell>
          <table:table-cell office:value-type="float" office:value="1688102" table:style-name="ce10">
            <text:p>1.688.10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214202" table:style-name="ce10">
            <text:p>1.214.202</text:p>
          </table:table-cell>
          <table:table-cell office:value-type="float" office:value="120979" table:style-name="ce10">
            <text:p>120.97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48318" table:style-name="ce10">
            <text:p>848.318</text:p>
          </table:table-cell>
          <table:table-cell office:value-type="float" office:value="486864" table:style-name="ce10">
            <text:p>486.8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97447" table:style-name="ce10">
            <text:p>397.447</text:p>
          </table:table-cell>
          <table:table-cell office:value-type="float" office:value="937735" table:style-name="ce10">
            <text:p>937.73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81511" table:style-name="ce10">
            <text:p>1.181.511</text:p>
          </table:table-cell>
          <table:table-cell office:value-type="float" office:value="153671" table:style-name="ce10">
            <text:p>153.67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19545" table:style-name="ce10">
            <text:p>619.545</text:p>
          </table:table-cell>
          <table:table-cell office:value-type="float" office:value="715637" table:style-name="ce10">
            <text:p>715.6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1149" table:style-name="ce10">
            <text:p>101.149</text:p>
          </table:table-cell>
          <table:table-cell office:value-type="float" office:value="1234033" table:style-name="ce10">
            <text:p>1.234.03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855100" table:style-name="ce10">
            <text:p>1.855.100</text:p>
          </table:table-cell>
          <table:table-cell office:value-type="float" office:value="110237" table:style-name="ce10">
            <text:p>110.23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28685" table:style-name="ce10">
            <text:p>1.428.685</text:p>
          </table:table-cell>
          <table:table-cell office:value-type="float" office:value="536652" table:style-name="ce10">
            <text:p>536.65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21223" table:style-name="ce10">
            <text:p>721.223</text:p>
          </table:table-cell>
          <table:table-cell office:value-type="float" office:value="1244114" table:style-name="ce10">
            <text:p>1.244.1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11697" table:style-name="ce10">
            <text:p>1.811.697</text:p>
          </table:table-cell>
          <table:table-cell office:value-type="float" office:value="153640" table:style-name="ce10">
            <text:p>153.64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91522" table:style-name="ce10">
            <text:p>991.522</text:p>
          </table:table-cell>
          <table:table-cell office:value-type="float" office:value="972196" table:style-name="ce10">
            <text:p>972.196</text:p>
          </table:table-cell>
          <table:table-cell office:value-type="float" office:value="1619" table:style-name="ce10">
            <text:p>1.619</text:p>
          </table:table-cell>
          <table:table-cell office:value-type="string" table:style-name="ce10">
            <text:p>-</text:p>
          </table:table-cell>
          <table:table-cell office:value-type="float" office:value="145296" table:style-name="ce10">
            <text:p>145.296</text:p>
          </table:table-cell>
          <table:table-cell office:value-type="float" office:value="1820042" table:style-name="ce10">
            <text:p>1.820.04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3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E8 – ALUNOS, POR REDES SOCIAIS UTILIZADAS PARA TRABALHOS ESCOLA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4">
            <text:p>Total de alunos usuários de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5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5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5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5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5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238788" table:style-name="ce10">
            <text:p>1.238.788</text:p>
          </table:table-cell>
          <table:table-cell office:value-type="float" office:value="2789066" table:style-name="ce10">
            <text:p>2.789.066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-</text:p>
          </table:table-cell>
          <table:table-cell office:value-type="float" office:value="1048761" table:style-name="ce10">
            <text:p>1.048.761</text:p>
          </table:table-cell>
          <table:table-cell office:value-type="float" office:value="258366" table:style-name="ce10">
            <text:p>258.366</text:p>
          </table:table-cell>
          <table:table-cell office:value-type="float" office:value="2543580" table:style-name="ce10">
            <text:p>2.543.580</text:p>
          </table:table-cell>
          <table:table-cell office:value-type="float" office:value="84" table:style-name="ce10">
            <text:p>84</text:p>
          </table:table-cell>
          <table:table-cell office:value-type="string" table:style-name="ce10">
            <text:p>-</text:p>
          </table:table-cell>
          <table:table-cell office:value-type="float" office:value="2274653" table:style-name="ce10">
            <text:p>2.274.653</text:p>
          </table:table-cell>
          <table:table-cell office:value-type="float" office:value="118256" table:style-name="ce10">
            <text:p>118.256</text:p>
          </table:table-cell>
          <table:table-cell office:value-type="float" office:value="1234815" table:style-name="ce10">
            <text:p>1.234.815</text:p>
          </table:table-cell>
          <table:table-cell office:value-type="float" office:value="213" table:style-name="ce10">
            <text:p>213</text:p>
          </table:table-cell>
          <table:table-cell office:value-type="string" table:style-name="ce10">
            <text:p>-</text:p>
          </table:table-cell>
          <table:table-cell office:value-type="float" office:value="3723397" table:style-name="ce10">
            <text:p>3.723.397</text:p>
          </table:table-cell>
          <table:table-cell office:value-type="float" office:value="2772371" table:style-name="ce10">
            <text:p>2.772.371</text:p>
          </table:table-cell>
          <table:table-cell office:value-type="float" office:value="1407250" table:style-name="ce10">
            <text:p>1.407.25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97061" table:style-name="ce10">
            <text:p>897.061</text:p>
          </table:table-cell>
          <table:table-cell office:value-type="float" office:value="113694" table:style-name="ce10">
            <text:p>113.694</text:p>
          </table:table-cell>
          <table:table-cell office:value-type="float" office:value="1842790" table:style-name="ce10">
            <text:p>1.842.79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120198" table:style-name="ce10">
            <text:p>3.120.198</text:p>
          </table:table-cell>
          <table:table-cell office:value-type="float" office:value="137260" table:style-name="ce10">
            <text:p>137.260</text:p>
          </table:table-cell>
          <table:table-cell office:value-type="float" office:value="197244" table:style-name="ce10">
            <text:p>197.24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742177" table:style-name="ce10">
            <text:p>4.742.17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96428" table:style-name="ce10">
            <text:p>596.428</text:p>
          </table:table-cell>
          <table:table-cell office:value-type="float" office:value="1429025" table:style-name="ce10">
            <text:p>1.429.025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-</text:p>
          </table:table-cell>
          <table:table-cell office:value-type="float" office:value="573938" table:style-name="ce10">
            <text:p>573.938</text:p>
          </table:table-cell>
          <table:table-cell office:value-type="float" office:value="146118" table:style-name="ce10">
            <text:p>146.118</text:p>
          </table:table-cell>
          <table:table-cell office:value-type="float" office:value="1466889" table:style-name="ce10">
            <text:p>1.466.889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986382" table:style-name="ce10">
            <text:p>986.382</text:p>
          </table:table-cell>
          <table:table-cell office:value-type="float" office:value="62102" table:style-name="ce10">
            <text:p>62.102</text:p>
          </table:table-cell>
          <table:table-cell office:value-type="float" office:value="683680" table:style-name="ce10">
            <text:p>683.6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53676" table:style-name="ce10">
            <text:p>1.853.676</text:p>
          </table:table-cell>
          <table:table-cell office:value-type="float" office:value="1456451" table:style-name="ce10">
            <text:p>1.456.451</text:p>
          </table:table-cell>
          <table:table-cell office:value-type="float" office:value="698750" table:style-name="ce10">
            <text:p>698.75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44256" table:style-name="ce10">
            <text:p>444.256</text:p>
          </table:table-cell>
          <table:table-cell office:value-type="float" office:value="57902" table:style-name="ce10">
            <text:p>57.902</text:p>
          </table:table-cell>
          <table:table-cell office:value-type="float" office:value="1105248" table:style-name="ce10">
            <text:p>1.105.24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36308" table:style-name="ce10">
            <text:p>1.436.308</text:p>
          </table:table-cell>
          <table:table-cell office:value-type="float" office:value="47752" table:style-name="ce10">
            <text:p>47.752</text:p>
          </table:table-cell>
          <table:table-cell office:value-type="float" office:value="87131" table:style-name="ce10">
            <text:p>87.13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64575" table:style-name="ce10">
            <text:p>2.464.57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42361" table:style-name="ce10">
            <text:p>642.361</text:p>
          </table:table-cell>
          <table:table-cell office:value-type="float" office:value="1360041" table:style-name="ce10">
            <text:p>1.360.0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74823" table:style-name="ce10">
            <text:p>474.823</text:p>
          </table:table-cell>
          <table:table-cell office:value-type="float" office:value="112248" table:style-name="ce10">
            <text:p>112.248</text:p>
          </table:table-cell>
          <table:table-cell office:value-type="float" office:value="1076691" table:style-name="ce10">
            <text:p>1.076.691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1288270" table:style-name="ce10">
            <text:p>1.288.270</text:p>
          </table:table-cell>
          <table:table-cell office:value-type="float" office:value="56154" table:style-name="ce10">
            <text:p>56.154</text:p>
          </table:table-cell>
          <table:table-cell office:value-type="float" office:value="551135" table:style-name="ce10">
            <text:p>551.135</text:p>
          </table:table-cell>
          <table:table-cell office:value-type="float" office:value="213" table:style-name="ce10">
            <text:p>213</text:p>
          </table:table-cell>
          <table:table-cell office:value-type="string" table:style-name="ce10">
            <text:p>-</text:p>
          </table:table-cell>
          <table:table-cell office:value-type="float" office:value="1869722" table:style-name="ce10">
            <text:p>1.869.722</text:p>
          </table:table-cell>
          <table:table-cell office:value-type="float" office:value="1315920" table:style-name="ce10">
            <text:p>1.315.920</text:p>
          </table:table-cell>
          <table:table-cell office:value-type="float" office:value="708500" table:style-name="ce10">
            <text:p>708.5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52805" table:style-name="ce10">
            <text:p>452.805</text:p>
          </table:table-cell>
          <table:table-cell office:value-type="float" office:value="55792" table:style-name="ce10">
            <text:p>55.792</text:p>
          </table:table-cell>
          <table:table-cell office:value-type="float" office:value="737542" table:style-name="ce10">
            <text:p>737.54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83891" table:style-name="ce10">
            <text:p>1.683.891</text:p>
          </table:table-cell>
          <table:table-cell office:value-type="float" office:value="89508" table:style-name="ce10">
            <text:p>89.508</text:p>
          </table:table-cell>
          <table:table-cell office:value-type="float" office:value="110113" table:style-name="ce10">
            <text:p>110.1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277603" table:style-name="ce10">
            <text:p>2.277.60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9293" table:style-name="ce10">
            <text:p>69.293</text:p>
          </table:table-cell>
          <table:table-cell office:value-type="float" office:value="190639" table:style-name="ce10">
            <text:p>190.6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5808" table:style-name="ce10">
            <text:p>85.808</text:p>
          </table:table-cell>
          <table:table-cell office:value-type="float" office:value="17589" table:style-name="ce10">
            <text:p>17.589</text:p>
          </table:table-cell>
          <table:table-cell office:value-type="float" office:value="143771" table:style-name="ce10">
            <text:p>143.77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4380" table:style-name="ce10">
            <text:p>184.380</text:p>
          </table:table-cell>
          <table:table-cell office:value-type="float" office:value="8165" table:style-name="ce10">
            <text:p>8.165</text:p>
          </table:table-cell>
          <table:table-cell office:value-type="float" office:value="70715" table:style-name="ce10">
            <text:p>70.7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66860" table:style-name="ce10">
            <text:p>266.860</text:p>
          </table:table-cell>
          <table:table-cell office:value-type="float" office:value="167939" table:style-name="ce10">
            <text:p>167.939</text:p>
          </table:table-cell>
          <table:table-cell office:value-type="float" office:value="94979" table:style-name="ce10">
            <text:p>94.97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2822" table:style-name="ce10">
            <text:p>82.822</text:p>
          </table:table-cell>
          <table:table-cell office:value-type="float" office:value="7144" table:style-name="ce10">
            <text:p>7.144</text:p>
          </table:table-cell>
          <table:table-cell office:value-type="float" office:value="86072" table:style-name="ce10">
            <text:p>86.07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2524" table:style-name="ce10">
            <text:p>252.524</text:p>
          </table:table-cell>
          <table:table-cell office:value-type="float" office:value="7610" table:style-name="ce10">
            <text:p>7.610</text:p>
          </table:table-cell>
          <table:table-cell office:value-type="float" office:value="20412" table:style-name="ce10">
            <text:p>20.41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17718" table:style-name="ce10">
            <text:p>317.71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4531" table:style-name="ce10">
            <text:p>104.531</text:p>
          </table:table-cell>
          <table:table-cell office:value-type="float" office:value="293279" table:style-name="ce10">
            <text:p>293.27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6485" table:style-name="ce10">
            <text:p>96.485</text:p>
          </table:table-cell>
          <table:table-cell office:value-type="float" office:value="17297" table:style-name="ce10">
            <text:p>17.297</text:p>
          </table:table-cell>
          <table:table-cell office:value-type="float" office:value="276156" table:style-name="ce10">
            <text:p>276.15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0841" table:style-name="ce10">
            <text:p>200.841</text:p>
          </table:table-cell>
          <table:table-cell office:value-type="float" office:value="7966" table:style-name="ce10">
            <text:p>7.966</text:p>
          </table:table-cell>
          <table:table-cell office:value-type="float" office:value="131050" table:style-name="ce10">
            <text:p>131.050</text:p>
          </table:table-cell>
          <table:table-cell office:value-type="float" office:value="198" table:style-name="ce10">
            <text:p>198</text:p>
          </table:table-cell>
          <table:table-cell office:value-type="string" table:style-name="ce10">
            <text:p>-</text:p>
          </table:table-cell>
          <table:table-cell office:value-type="float" office:value="355081" table:style-name="ce10">
            <text:p>355.081</text:p>
          </table:table-cell>
          <table:table-cell office:value-type="float" office:value="288997" table:style-name="ce10">
            <text:p>288.997</text:p>
          </table:table-cell>
          <table:table-cell office:value-type="float" office:value="124774" table:style-name="ce10">
            <text:p>124.77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0524" table:style-name="ce10">
            <text:p>80.524</text:p>
          </table:table-cell>
          <table:table-cell office:value-type="float" office:value="18424" table:style-name="ce10">
            <text:p>18.424</text:p>
          </table:table-cell>
          <table:table-cell office:value-type="float" office:value="232452" table:style-name="ce10">
            <text:p>232.45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3419" table:style-name="ce10">
            <text:p>243.419</text:p>
          </table:table-cell>
          <table:table-cell office:value-type="float" office:value="10900" table:style-name="ce10">
            <text:p>10.900</text:p>
          </table:table-cell>
          <table:table-cell office:value-type="float" office:value="13718" table:style-name="ce10">
            <text:p>13.71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69676" table:style-name="ce10">
            <text:p>469.67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4493" table:style-name="ce10">
            <text:p>324.493</text:p>
          </table:table-cell>
          <table:table-cell office:value-type="float" office:value="615578" table:style-name="ce10">
            <text:p>615.5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17012" table:style-name="ce10">
            <text:p>317.012</text:p>
          </table:table-cell>
          <table:table-cell office:value-type="float" office:value="110424" table:style-name="ce10">
            <text:p>110.424</text:p>
          </table:table-cell>
          <table:table-cell office:value-type="float" office:value="536888" table:style-name="ce10">
            <text:p>536.888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609755" table:style-name="ce10">
            <text:p>609.755</text:p>
          </table:table-cell>
          <table:table-cell office:value-type="float" office:value="27351" table:style-name="ce10">
            <text:p>27.351</text:p>
          </table:table-cell>
          <table:table-cell office:value-type="float" office:value="168604" table:style-name="ce10">
            <text:p>168.604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1061112" table:style-name="ce10">
            <text:p>1.061.112</text:p>
          </table:table-cell>
          <table:table-cell office:value-type="float" office:value="627630" table:style-name="ce10">
            <text:p>627.630</text:p>
          </table:table-cell>
          <table:table-cell office:value-type="float" office:value="378004" table:style-name="ce10">
            <text:p>378.00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1449" table:style-name="ce10">
            <text:p>251.449</text:p>
          </table:table-cell>
          <table:table-cell office:value-type="float" office:value="17117" table:style-name="ce10">
            <text:p>17.117</text:p>
          </table:table-cell>
          <table:table-cell office:value-type="float" office:value="292141" table:style-name="ce10">
            <text:p>292.14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47825" table:style-name="ce10">
            <text:p>947.825</text:p>
          </table:table-cell>
          <table:table-cell office:value-type="float" office:value="14925" table:style-name="ce10">
            <text:p>14.925</text:p>
          </table:table-cell>
          <table:table-cell office:value-type="float" office:value="43922" table:style-name="ce10">
            <text:p>43.92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98236" table:style-name="ce10">
            <text:p>1.198.23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68506" table:style-name="ce10">
            <text:p>568.506</text:p>
          </table:table-cell>
          <table:table-cell office:value-type="float" office:value="1321685" table:style-name="ce10">
            <text:p>1.321.685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-</text:p>
          </table:table-cell>
          <table:table-cell office:value-type="float" office:value="447231" table:style-name="ce10">
            <text:p>447.231</text:p>
          </table:table-cell>
          <table:table-cell office:value-type="float" office:value="77125" table:style-name="ce10">
            <text:p>77.125</text:p>
          </table:table-cell>
          <table:table-cell office:value-type="float" office:value="1229724" table:style-name="ce10">
            <text:p>1.229.7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30640" table:style-name="ce10">
            <text:p>1.030.640</text:p>
          </table:table-cell>
          <table:table-cell office:value-type="float" office:value="62102" table:style-name="ce10">
            <text:p>62.102</text:p>
          </table:table-cell>
          <table:table-cell office:value-type="float" office:value="676687" table:style-name="ce10">
            <text:p>676.6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98701" table:style-name="ce10">
            <text:p>1.598.701</text:p>
          </table:table-cell>
          <table:table-cell office:value-type="float" office:value="1292170" table:style-name="ce10">
            <text:p>1.292.170</text:p>
          </table:table-cell>
          <table:table-cell office:value-type="float" office:value="651856" table:style-name="ce10">
            <text:p>651.85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93462" table:style-name="ce10">
            <text:p>393.462</text:p>
          </table:table-cell>
          <table:table-cell office:value-type="float" office:value="46927" table:style-name="ce10">
            <text:p>46.927</text:p>
          </table:table-cell>
          <table:table-cell office:value-type="float" office:value="919898" table:style-name="ce10">
            <text:p>919.89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70664" table:style-name="ce10">
            <text:p>1.370.664</text:p>
          </table:table-cell>
          <table:table-cell office:value-type="float" office:value="83436" table:style-name="ce10">
            <text:p>83.436</text:p>
          </table:table-cell>
          <table:table-cell office:value-type="float" office:value="87845" table:style-name="ce10">
            <text:p>87.84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166207" table:style-name="ce10">
            <text:p>2.166.20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1966" table:style-name="ce10">
            <text:p>171.966</text:p>
          </table:table-cell>
          <table:table-cell office:value-type="float" office:value="367885" table:style-name="ce10">
            <text:p>367.88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2226" table:style-name="ce10">
            <text:p>102.226</text:p>
          </table:table-cell>
          <table:table-cell office:value-type="float" office:value="35931" table:style-name="ce10">
            <text:p>35.931</text:p>
          </table:table-cell>
          <table:table-cell office:value-type="float" office:value="357040" table:style-name="ce10">
            <text:p>357.040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249037" table:style-name="ce10">
            <text:p>249.037</text:p>
          </table:table-cell>
          <table:table-cell office:value-type="float" office:value="12673" table:style-name="ce10">
            <text:p>12.673</text:p>
          </table:table-cell>
          <table:table-cell office:value-type="float" office:value="187760" table:style-name="ce10">
            <text:p>187.76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1644" table:style-name="ce10">
            <text:p>441.644</text:p>
          </table:table-cell>
          <table:table-cell office:value-type="float" office:value="395636" table:style-name="ce10">
            <text:p>395.636</text:p>
          </table:table-cell>
          <table:table-cell office:value-type="float" office:value="157638" table:style-name="ce10">
            <text:p>157.63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8804" table:style-name="ce10">
            <text:p>88.804</text:p>
          </table:table-cell>
          <table:table-cell office:value-type="float" office:value="24083" table:style-name="ce10">
            <text:p>24.083</text:p>
          </table:table-cell>
          <table:table-cell office:value-type="float" office:value="312227" table:style-name="ce10">
            <text:p>312.2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05767" table:style-name="ce10">
            <text:p>305.767</text:p>
          </table:table-cell>
          <table:table-cell office:value-type="float" office:value="20389" table:style-name="ce10">
            <text:p>20.389</text:p>
          </table:table-cell>
          <table:table-cell office:value-type="float" office:value="31347" table:style-name="ce10">
            <text:p>31.34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90341" table:style-name="ce10">
            <text:p>590.34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08789" table:style-name="ce10">
            <text:p>308.789</text:p>
          </table:table-cell>
          <table:table-cell office:value-type="float" office:value="785194" table:style-name="ce10">
            <text:p>785.194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-</text:p>
          </table:table-cell>
          <table:table-cell office:value-type="float" office:value="534269" table:style-name="ce10">
            <text:p>534.269</text:p>
          </table:table-cell>
          <table:table-cell office:value-type="float" office:value="85537" table:style-name="ce10">
            <text:p>85.537</text:p>
          </table:table-cell>
          <table:table-cell office:value-type="float" office:value="486168" table:style-name="ce10">
            <text:p>486.1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56614" table:style-name="ce10">
            <text:p>1.056.614</text:p>
          </table:table-cell>
          <table:table-cell office:value-type="float" office:value="55218" table:style-name="ce10">
            <text:p>55.218</text:p>
          </table:table-cell>
          <table:table-cell office:value-type="float" office:value="213708" table:style-name="ce10">
            <text:p>213.708</text:p>
          </table:table-cell>
          <table:table-cell office:value-type="float" office:value="198" table:style-name="ce10">
            <text:p>198</text:p>
          </table:table-cell>
          <table:table-cell office:value-type="string" table:style-name="ce10">
            <text:p>-</text:p>
          </table:table-cell>
          <table:table-cell office:value-type="float" office:value="1359195" table:style-name="ce10">
            <text:p>1.359.195</text:p>
          </table:table-cell>
          <table:table-cell office:value-type="float" office:value="587296" table:style-name="ce10">
            <text:p>587.296</text:p>
          </table:table-cell>
          <table:table-cell office:value-type="float" office:value="588594" table:style-name="ce10">
            <text:p>588.59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52429" table:style-name="ce10">
            <text:p>452.429</text:p>
          </table:table-cell>
          <table:table-cell office:value-type="float" office:value="39794" table:style-name="ce10">
            <text:p>39.794</text:p>
          </table:table-cell>
          <table:table-cell office:value-type="float" office:value="330717" table:style-name="ce10">
            <text:p>330.71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57808" table:style-name="ce10">
            <text:p>1.257.808</text:p>
          </table:table-cell>
          <table:table-cell office:value-type="float" office:value="47813" table:style-name="ce10">
            <text:p>47.813</text:p>
          </table:table-cell>
          <table:table-cell office:value-type="float" office:value="53615" table:style-name="ce10">
            <text:p>53.61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26891" table:style-name="ce10">
            <text:p>1.526.89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779375" table:style-name="ce10">
            <text:p>779.375</text:p>
          </table:table-cell>
          <table:table-cell office:value-type="float" office:value="1574974" table:style-name="ce10">
            <text:p>1.574.97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7338" table:style-name="ce10">
            <text:p>257.338</text:p>
          </table:table-cell>
          <table:table-cell office:value-type="float" office:value="128176" table:style-name="ce10">
            <text:p>128.176</text:p>
          </table:table-cell>
          <table:table-cell office:value-type="float" office:value="1545525" table:style-name="ce10">
            <text:p>1.545.525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937918" table:style-name="ce10">
            <text:p>937.918</text:p>
          </table:table-cell>
          <table:table-cell office:value-type="float" office:value="52113" table:style-name="ce10">
            <text:p>52.113</text:p>
          </table:table-cell>
          <table:table-cell office:value-type="float" office:value="747803" table:style-name="ce10">
            <text:p>747.8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11771" table:style-name="ce10">
            <text:p>1.811.771</text:p>
          </table:table-cell>
          <table:table-cell office:value-type="float" office:value="1632254" table:style-name="ce10">
            <text:p>1.632.254</text:p>
          </table:table-cell>
          <table:table-cell office:value-type="float" office:value="634213" table:style-name="ce10">
            <text:p>634.2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45220" table:style-name="ce10">
            <text:p>345.220</text:p>
          </table:table-cell>
          <table:table-cell office:value-type="float" office:value="51660" table:style-name="ce10">
            <text:p>51.660</text:p>
          </table:table-cell>
          <table:table-cell office:value-type="float" office:value="1090874" table:style-name="ce10">
            <text:p>1.090.87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69153" table:style-name="ce10">
            <text:p>1.469.153</text:p>
          </table:table-cell>
          <table:table-cell office:value-type="float" office:value="56283" table:style-name="ce10">
            <text:p>56.283</text:p>
          </table:table-cell>
          <table:table-cell office:value-type="float" office:value="109309" table:style-name="ce10">
            <text:p>109.3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46096" table:style-name="ce10">
            <text:p>2.446.09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088165" table:style-name="ce10">
            <text:p>1.088.165</text:p>
          </table:table-cell>
          <table:table-cell office:value-type="float" office:value="2360169" table:style-name="ce10">
            <text:p>2.360.169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-</text:p>
          </table:table-cell>
          <table:table-cell office:value-type="float" office:value="791607" table:style-name="ce10">
            <text:p>791.607</text:p>
          </table:table-cell>
          <table:table-cell office:value-type="float" office:value="213713" table:style-name="ce10">
            <text:p>213.713</text:p>
          </table:table-cell>
          <table:table-cell office:value-type="float" office:value="2031693" table:style-name="ce10">
            <text:p>2.031.693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1994532" table:style-name="ce10">
            <text:p>1.994.532</text:p>
          </table:table-cell>
          <table:table-cell office:value-type="float" office:value="107331" table:style-name="ce10">
            <text:p>107.331</text:p>
          </table:table-cell>
          <table:table-cell office:value-type="float" office:value="961512" table:style-name="ce10">
            <text:p>961.512</text:p>
          </table:table-cell>
          <table:table-cell office:value-type="float" office:value="198" table:style-name="ce10">
            <text:p>198</text:p>
          </table:table-cell>
          <table:table-cell office:value-type="string" table:style-name="ce10">
            <text:p>-</text:p>
          </table:table-cell>
          <table:table-cell office:value-type="float" office:value="3170966" table:style-name="ce10">
            <text:p>3.170.966</text:p>
          </table:table-cell>
          <table:table-cell office:value-type="float" office:value="2219550" table:style-name="ce10">
            <text:p>2.219.550</text:p>
          </table:table-cell>
          <table:table-cell office:value-type="float" office:value="1222807" table:style-name="ce10">
            <text:p>1.222.8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97650" table:style-name="ce10">
            <text:p>797.650</text:p>
          </table:table-cell>
          <table:table-cell office:value-type="float" office:value="91454" table:style-name="ce10">
            <text:p>91.454</text:p>
          </table:table-cell>
          <table:table-cell office:value-type="float" office:value="1421591" table:style-name="ce10">
            <text:p>1.421.59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726961" table:style-name="ce10">
            <text:p>2.726.961</text:p>
          </table:table-cell>
          <table:table-cell office:value-type="float" office:value="104096" table:style-name="ce10">
            <text:p>104.096</text:p>
          </table:table-cell>
          <table:table-cell office:value-type="float" office:value="162924" table:style-name="ce10">
            <text:p>162.92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972986" table:style-name="ce10">
            <text:p>3.972.98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50623" table:style-name="ce10">
            <text:p>150.623</text:p>
          </table:table-cell>
          <table:table-cell office:value-type="float" office:value="428898" table:style-name="ce10">
            <text:p>428.8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7155" table:style-name="ce10">
            <text:p>257.155</text:p>
          </table:table-cell>
          <table:table-cell office:value-type="float" office:value="44653" table:style-name="ce10">
            <text:p>44.653</text:p>
          </table:table-cell>
          <table:table-cell office:value-type="float" office:value="511887" table:style-name="ce10">
            <text:p>511.887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280121" table:style-name="ce10">
            <text:p>280.121</text:p>
          </table:table-cell>
          <table:table-cell office:value-type="float" office:value="10926" table:style-name="ce10">
            <text:p>10.926</text:p>
          </table:table-cell>
          <table:table-cell office:value-type="float" office:value="273303" table:style-name="ce10">
            <text:p>273.303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552432" table:style-name="ce10">
            <text:p>552.432</text:p>
          </table:table-cell>
          <table:table-cell office:value-type="float" office:value="552821" table:style-name="ce10">
            <text:p>552.821</text:p>
          </table:table-cell>
          <table:table-cell office:value-type="float" office:value="184444" table:style-name="ce10">
            <text:p>184.44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9411" table:style-name="ce10">
            <text:p>99.411</text:p>
          </table:table-cell>
          <table:table-cell office:value-type="float" office:value="22240" table:style-name="ce10">
            <text:p>22.240</text:p>
          </table:table-cell>
          <table:table-cell office:value-type="float" office:value="421198" table:style-name="ce10">
            <text:p>421.19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93237" table:style-name="ce10">
            <text:p>393.237</text:p>
          </table:table-cell>
          <table:table-cell office:value-type="float" office:value="33164" table:style-name="ce10">
            <text:p>33.164</text:p>
          </table:table-cell>
          <table:table-cell office:value-type="float" office:value="34320" table:style-name="ce10">
            <text:p>34.32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69191" table:style-name="ce10">
            <text:p>769.19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13842" table:style-name="ce10">
            <text:p>213.842</text:p>
          </table:table-cell>
          <table:table-cell office:value-type="float" office:value="744777" table:style-name="ce10">
            <text:p>744.77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17545" table:style-name="ce10">
            <text:p>817.545</text:p>
          </table:table-cell>
          <table:table-cell office:value-type="float" office:value="75676" table:style-name="ce10">
            <text:p>75.676</text:p>
          </table:table-cell>
          <table:table-cell office:value-type="float" office:value="449281" table:style-name="ce10">
            <text:p>449.281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-</text:p>
          </table:table-cell>
          <table:table-cell office:value-type="float" office:value="1251137" table:style-name="ce10">
            <text:p>1.251.137</text:p>
          </table:table-cell>
          <table:table-cell office:value-type="float" office:value="45408" table:style-name="ce10">
            <text:p>45.408</text:p>
          </table:table-cell>
          <table:table-cell office:value-type="float" office:value="189008" table:style-name="ce10">
            <text:p>189.008</text:p>
          </table:table-cell>
          <table:table-cell office:value-type="float" office:value="198" table:style-name="ce10">
            <text:p>198</text:p>
          </table:table-cell>
          <table:table-cell office:value-type="string" table:style-name="ce10">
            <text:p>-</text:p>
          </table:table-cell>
          <table:table-cell office:value-type="float" office:value="1541549" table:style-name="ce10">
            <text:p>1.541.549</text:p>
          </table:table-cell>
          <table:table-cell office:value-type="float" office:value="500400" table:style-name="ce10">
            <text:p>500.400</text:p>
          </table:table-cell>
          <table:table-cell office:value-type="float" office:value="686013" table:style-name="ce10">
            <text:p>686.0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89749" table:style-name="ce10">
            <text:p>589.749</text:p>
          </table:table-cell>
          <table:table-cell office:value-type="float" office:value="41282" table:style-name="ce10">
            <text:p>41.282</text:p>
          </table:table-cell>
          <table:table-cell office:value-type="float" office:value="304135" table:style-name="ce10">
            <text:p>304.13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30746" table:style-name="ce10">
            <text:p>1.430.746</text:p>
          </table:table-cell>
          <table:table-cell office:value-type="float" office:value="48707" table:style-name="ce10">
            <text:p>48.707</text:p>
          </table:table-cell>
          <table:table-cell office:value-type="float" office:value="39353" table:style-name="ce10">
            <text:p>39.35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88102" table:style-name="ce10">
            <text:p>1.688.10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67107" table:style-name="ce10">
            <text:p>367.107</text:p>
          </table:table-cell>
          <table:table-cell office:value-type="float" office:value="847029" table:style-name="ce10">
            <text:p>847.029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-</text:p>
          </table:table-cell>
          <table:table-cell office:value-type="float" office:value="120979" table:style-name="ce10">
            <text:p>120.979</text:p>
          </table:table-cell>
          <table:table-cell office:value-type="float" office:value="81578" table:style-name="ce10">
            <text:p>81.578</text:p>
          </table:table-cell>
          <table:table-cell office:value-type="float" office:value="766740" table:style-name="ce10">
            <text:p>766.74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86864" table:style-name="ce10">
            <text:p>486.864</text:p>
          </table:table-cell>
          <table:table-cell office:value-type="float" office:value="32429" table:style-name="ce10">
            <text:p>32.429</text:p>
          </table:table-cell>
          <table:table-cell office:value-type="float" office:value="365018" table:style-name="ce10">
            <text:p>365.0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37735" table:style-name="ce10">
            <text:p>937.735</text:p>
          </table:table-cell>
          <table:table-cell office:value-type="float" office:value="840683" table:style-name="ce10">
            <text:p>840.683</text:p>
          </table:table-cell>
          <table:table-cell office:value-type="float" office:value="340827" table:style-name="ce10">
            <text:p>340.8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3671" table:style-name="ce10">
            <text:p>153.671</text:p>
          </table:table-cell>
          <table:table-cell office:value-type="float" office:value="33027" table:style-name="ce10">
            <text:p>33.027</text:p>
          </table:table-cell>
          <table:table-cell office:value-type="float" office:value="586518" table:style-name="ce10">
            <text:p>586.51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15637" table:style-name="ce10">
            <text:p>715.637</text:p>
          </table:table-cell>
          <table:table-cell office:value-type="float" office:value="34393" table:style-name="ce10">
            <text:p>34.393</text:p>
          </table:table-cell>
          <table:table-cell office:value-type="float" office:value="66755" table:style-name="ce10">
            <text:p>66.75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34033" table:style-name="ce10">
            <text:p>1.234.03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57840" table:style-name="ce10">
            <text:p>657.840</text:p>
          </table:table-cell>
          <table:table-cell office:value-type="float" office:value="1197261" table:style-name="ce10">
            <text:p>1.197.26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0237" table:style-name="ce10">
            <text:p>110.237</text:p>
          </table:table-cell>
          <table:table-cell office:value-type="float" office:value="101112" table:style-name="ce10">
            <text:p>101.112</text:p>
          </table:table-cell>
          <table:table-cell office:value-type="float" office:value="1327558" table:style-name="ce10">
            <text:p>1.327.558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536652" table:style-name="ce10">
            <text:p>536.652</text:p>
          </table:table-cell>
          <table:table-cell office:value-type="float" office:value="40419" table:style-name="ce10">
            <text:p>40.419</text:p>
          </table:table-cell>
          <table:table-cell office:value-type="float" office:value="680789" table:style-name="ce10">
            <text:p>680.789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1244114" table:style-name="ce10">
            <text:p>1.244.114</text:p>
          </table:table-cell>
          <table:table-cell office:value-type="float" office:value="1431287" table:style-name="ce10">
            <text:p>1.431.287</text:p>
          </table:table-cell>
          <table:table-cell office:value-type="float" office:value="380410" table:style-name="ce10">
            <text:p>380.41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3640" table:style-name="ce10">
            <text:p>153.640</text:p>
          </table:table-cell>
          <table:table-cell office:value-type="float" office:value="39386" table:style-name="ce10">
            <text:p>39.386</text:p>
          </table:table-cell>
          <table:table-cell office:value-type="float" office:value="952137" table:style-name="ce10">
            <text:p>952.13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73815" table:style-name="ce10">
            <text:p>973.815</text:p>
          </table:table-cell>
          <table:table-cell office:value-type="float" office:value="54160" table:style-name="ce10">
            <text:p>54.160</text:p>
          </table:table-cell>
          <table:table-cell office:value-type="float" office:value="91136" table:style-name="ce10">
            <text:p>91.13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20042" table:style-name="ce10">
            <text:p>1.820.042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1 – ALUNO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, os alunos podem usar</text:p>
          </table:table-cell>
          <table:table-cell office:value-type="string" table:style-name="ce2">
            <text:p>Não, o acesso é proibido aos alunos<text:s/>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046530" table:style-name="ce10">
            <text:p>1.046.530</text:p>
          </table:table-cell>
          <table:table-cell office:value-type="float" office:value="3054708" table:style-name="ce10">
            <text:p>3.054.708</text:p>
          </table:table-cell>
          <table:table-cell office:value-type="float" office:value="128218" table:style-name="ce10">
            <text:p>128.218</text:p>
          </table:table-cell>
          <table:table-cell office:value-type="float" office:value="1185" table:style-name="ce10">
            <text:p>1.185</text:p>
          </table:table-cell>
          <table:table-cell office:value-type="float" office:value="1727465" table:style-name="ce10">
            <text:p>1.727.46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17043" table:style-name="ce10">
            <text:p>517.043</text:p>
          </table:table-cell>
          <table:table-cell office:value-type="float" office:value="1606889" table:style-name="ce10">
            <text:p>1.606.889</text:p>
          </table:table-cell>
          <table:table-cell office:value-type="float" office:value="68273" table:style-name="ce10">
            <text:p>68.273</text:p>
          </table:table-cell>
          <table:table-cell office:value-type="float" office:value="388" table:style-name="ce10">
            <text:p>388</text:p>
          </table:table-cell>
          <table:table-cell office:value-type="float" office:value="875539" table:style-name="ce10">
            <text:p>875.5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29487" table:style-name="ce10">
            <text:p>529.487</text:p>
          </table:table-cell>
          <table:table-cell office:value-type="float" office:value="1447819" table:style-name="ce10">
            <text:p>1.447.819</text:p>
          </table:table-cell>
          <table:table-cell office:value-type="float" office:value="59946" table:style-name="ce10">
            <text:p>59.946</text:p>
          </table:table-cell>
          <table:table-cell office:value-type="float" office:value="798" table:style-name="ce10">
            <text:p>798</text:p>
          </table:table-cell>
          <table:table-cell office:value-type="float" office:value="851926" table:style-name="ce10">
            <text:p>851.92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1196" table:style-name="ce10">
            <text:p>91.196</text:p>
          </table:table-cell>
          <table:table-cell office:value-type="float" office:value="220760" table:style-name="ce10">
            <text:p>220.760</text:p>
          </table:table-cell>
          <table:table-cell office:value-type="float" office:value="13289" table:style-name="ce10">
            <text:p>13.289</text:p>
          </table:table-cell>
          <table:table-cell office:value-type="float" office:value="508" table:style-name="ce10">
            <text:p>508</text:p>
          </table:table-cell>
          <table:table-cell office:value-type="float" office:value="164922" table:style-name="ce10">
            <text:p>164.92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7512" table:style-name="ce10">
            <text:p>107.512</text:p>
          </table:table-cell>
          <table:table-cell office:value-type="float" office:value="323224" table:style-name="ce10">
            <text:p>323.224</text:p>
          </table:table-cell>
          <table:table-cell office:value-type="float" office:value="20040" table:style-name="ce10">
            <text:p>20.040</text:p>
          </table:table-cell>
          <table:table-cell office:value-type="float" office:value="0" table:style-name="ce10">
            <text:p>0</text:p>
          </table:table-cell>
          <table:table-cell office:value-type="float" office:value="111201" table:style-name="ce10">
            <text:p>111.2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4003" table:style-name="ce10">
            <text:p>274.003</text:p>
          </table:table-cell>
          <table:table-cell office:value-type="float" office:value="769500" table:style-name="ce10">
            <text:p>769.500</text:p>
          </table:table-cell>
          <table:table-cell office:value-type="float" office:value="37339" table:style-name="ce10">
            <text:p>37.339</text:p>
          </table:table-cell>
          <table:table-cell office:value-type="float" office:value="270" table:style-name="ce10">
            <text:p>270</text:p>
          </table:table-cell>
          <table:table-cell office:value-type="float" office:value="407300" table:style-name="ce10">
            <text:p>407.3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26643" table:style-name="ce10">
            <text:p>326.643</text:p>
          </table:table-cell>
          <table:table-cell office:value-type="float" office:value="1391944" table:style-name="ce10">
            <text:p>1.391.944</text:p>
          </table:table-cell>
          <table:table-cell office:value-type="float" office:value="37463" table:style-name="ce10">
            <text:p>37.463</text:p>
          </table:table-cell>
          <table:table-cell office:value-type="float" office:value="362" table:style-name="ce10">
            <text:p>362</text:p>
          </table:table-cell>
          <table:table-cell office:value-type="float" office:value="934465" table:style-name="ce10">
            <text:p>934.46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47176" table:style-name="ce10">
            <text:p>247.176</text:p>
          </table:table-cell>
          <table:table-cell office:value-type="float" office:value="349279" table:style-name="ce10">
            <text:p>349.279</text:p>
          </table:table-cell>
          <table:table-cell office:value-type="float" office:value="20087" table:style-name="ce10">
            <text:p>20.087</text:p>
          </table:table-cell>
          <table:table-cell office:value-type="float" office:value="46" table:style-name="ce10">
            <text:p>46</text:p>
          </table:table-cell>
          <table:table-cell office:value-type="float" office:value="109576" table:style-name="ce10">
            <text:p>109.57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94116" table:style-name="ce10">
            <text:p>294.116</text:p>
          </table:table-cell>
          <table:table-cell office:value-type="float" office:value="1179916" table:style-name="ce10">
            <text:p>1.179.916</text:p>
          </table:table-cell>
          <table:table-cell office:value-type="float" office:value="58758" table:style-name="ce10">
            <text:p>58.758</text:p>
          </table:table-cell>
          <table:table-cell office:value-type="float" office:value="0" table:style-name="ce10">
            <text:p>0</text:p>
          </table:table-cell>
          <table:table-cell office:value-type="float" office:value="680563" table:style-name="ce10">
            <text:p>680.56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71850" table:style-name="ce10">
            <text:p>471.850</text:p>
          </table:table-cell>
          <table:table-cell office:value-type="float" office:value="1450208" table:style-name="ce10">
            <text:p>1.450.208</text:p>
          </table:table-cell>
          <table:table-cell office:value-type="float" office:value="44791" table:style-name="ce10">
            <text:p>44.791</text:p>
          </table:table-cell>
          <table:table-cell office:value-type="float" office:value="704" table:style-name="ce10">
            <text:p>704</text:p>
          </table:table-cell>
          <table:table-cell office:value-type="float" office:value="870918" table:style-name="ce10">
            <text:p>870.9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765967" table:style-name="ce10">
            <text:p>765.967</text:p>
          </table:table-cell>
          <table:table-cell office:value-type="float" office:value="2630124" table:style-name="ce10">
            <text:p>2.630.124</text:p>
          </table:table-cell>
          <table:table-cell office:value-type="float" office:value="103549" table:style-name="ce10">
            <text:p>103.549</text:p>
          </table:table-cell>
          <table:table-cell office:value-type="float" office:value="704" table:style-name="ce10">
            <text:p>704</text:p>
          </table:table-cell>
          <table:table-cell office:value-type="float" office:value="1551481" table:style-name="ce10">
            <text:p>1.551.4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80563" table:style-name="ce10">
            <text:p>280.563</text:p>
          </table:table-cell>
          <table:table-cell office:value-type="float" office:value="424584" table:style-name="ce10">
            <text:p>424.584</text:p>
          </table:table-cell>
          <table:table-cell office:value-type="float" office:value="24670" table:style-name="ce10">
            <text:p>24.670</text:p>
          </table:table-cell>
          <table:table-cell office:value-type="float" office:value="482" table:style-name="ce10">
            <text:p>482</text:p>
          </table:table-cell>
          <table:table-cell office:value-type="float" office:value="175984" table:style-name="ce10">
            <text:p>175.98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15259" table:style-name="ce10">
            <text:p>415.259</text:p>
          </table:table-cell>
          <table:table-cell office:value-type="float" office:value="1183844" table:style-name="ce10">
            <text:p>1.183.844</text:p>
          </table:table-cell>
          <table:table-cell office:value-type="float" office:value="78418" table:style-name="ce10">
            <text:p>78.418</text:p>
          </table:table-cell>
          <table:table-cell office:value-type="float" office:value="508" table:style-name="ce10">
            <text:p>508</text:p>
          </table:table-cell>
          <table:table-cell office:value-type="float" office:value="761921" table:style-name="ce10">
            <text:p>761.92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48566" table:style-name="ce10">
            <text:p>248.566</text:p>
          </table:table-cell>
          <table:table-cell office:value-type="float" office:value="837315" table:style-name="ce10">
            <text:p>837.315</text:p>
          </table:table-cell>
          <table:table-cell office:value-type="float" office:value="24537" table:style-name="ce10">
            <text:p>24.537</text:p>
          </table:table-cell>
          <table:table-cell office:value-type="float" office:value="362" table:style-name="ce10">
            <text:p>362</text:p>
          </table:table-cell>
          <table:table-cell office:value-type="float" office:value="341385" table:style-name="ce10">
            <text:p>341.38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82705" table:style-name="ce10">
            <text:p>382.705</text:p>
          </table:table-cell>
          <table:table-cell office:value-type="float" office:value="1033548" table:style-name="ce10">
            <text:p>1.033.548</text:p>
          </table:table-cell>
          <table:table-cell office:value-type="float" office:value="25264" table:style-name="ce10">
            <text:p>25.264</text:p>
          </table:table-cell>
          <table:table-cell office:value-type="float" office:value="316" table:style-name="ce10">
            <text:p>316</text:p>
          </table:table-cell>
          <table:table-cell office:value-type="float" office:value="624159" table:style-name="ce10">
            <text:p>624.15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2 – ALUNO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32054" table:style-name="ce10">
            <text:p>432.054</text:p>
          </table:table-cell>
          <table:table-cell office:value-type="float" office:value="5502489" table:style-name="ce10">
            <text:p>5.502.489</text:p>
          </table:table-cell>
          <table:table-cell office:value-type="float" office:value="22353" table:style-name="ce10">
            <text:p>22.353</text:p>
          </table:table-cell>
          <table:table-cell office:value-type="float" office:value="1210" table:style-name="ce10">
            <text:p>1.21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80708" table:style-name="ce10">
            <text:p>180.708</text:p>
          </table:table-cell>
          <table:table-cell office:value-type="float" office:value="2875226" table:style-name="ce10">
            <text:p>2.875.226</text:p>
          </table:table-cell>
          <table:table-cell office:value-type="float" office:value="11035" table:style-name="ce10">
            <text:p>11.035</text:p>
          </table:table-cell>
          <table:table-cell office:value-type="float" office:value="1162" table:style-name="ce10">
            <text:p>1.16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51346" table:style-name="ce10">
            <text:p>251.346</text:p>
          </table:table-cell>
          <table:table-cell office:value-type="float" office:value="2627264" table:style-name="ce10">
            <text:p>2.627.264</text:p>
          </table:table-cell>
          <table:table-cell office:value-type="float" office:value="11317" table:style-name="ce10">
            <text:p>11.317</text:p>
          </table:table-cell>
          <table:table-cell office:value-type="float" office:value="48" table:style-name="ce10">
            <text:p>4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5378" table:style-name="ce10">
            <text:p>45.378</text:p>
          </table:table-cell>
          <table:table-cell office:value-type="float" office:value="443818" table:style-name="ce10">
            <text:p>443.818</text:p>
          </table:table-cell>
          <table:table-cell office:value-type="float" office:value="1480" table:style-name="ce10">
            <text:p>1.48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4070" table:style-name="ce10">
            <text:p>24.070</text:p>
          </table:table-cell>
          <table:table-cell office:value-type="float" office:value="535298" table:style-name="ce10">
            <text:p>535.298</text:p>
          </table:table-cell>
          <table:table-cell office:value-type="float" office:value="1683" table:style-name="ce10">
            <text:p>1.683</text:p>
          </table:table-cell>
          <table:table-cell office:value-type="float" office:value="927" table:style-name="ce10">
            <text:p>92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4584" table:style-name="ce10">
            <text:p>104.584</text:p>
          </table:table-cell>
          <table:table-cell office:value-type="float" office:value="1381608" table:style-name="ce10">
            <text:p>1.381.608</text:p>
          </table:table-cell>
          <table:table-cell office:value-type="float" office:value="2220" table:style-name="ce10">
            <text:p>2.22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07688" table:style-name="ce10">
            <text:p>207.688</text:p>
          </table:table-cell>
          <table:table-cell office:value-type="float" office:value="2469011" table:style-name="ce10">
            <text:p>2.469.011</text:p>
          </table:table-cell>
          <table:table-cell office:value-type="float" office:value="14178" table:style-name="ce10">
            <text:p>14.17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0336" table:style-name="ce10">
            <text:p>50.336</text:p>
          </table:table-cell>
          <table:table-cell office:value-type="float" office:value="672754" table:style-name="ce10">
            <text:p>672.754</text:p>
          </table:table-cell>
          <table:table-cell office:value-type="float" office:value="2791" table:style-name="ce10">
            <text:p>2.791</text:p>
          </table:table-cell>
          <table:table-cell office:value-type="float" office:value="283" table:style-name="ce10">
            <text:p>28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15583" table:style-name="ce10">
            <text:p>115.583</text:p>
          </table:table-cell>
          <table:table-cell office:value-type="float" office:value="2087184" table:style-name="ce10">
            <text:p>2.087.184</text:p>
          </table:table-cell>
          <table:table-cell office:value-type="float" office:value="10586" table:style-name="ce10">
            <text:p>10.58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47433" table:style-name="ce10">
            <text:p>247.433</text:p>
          </table:table-cell>
          <table:table-cell office:value-type="float" office:value="2578736" table:style-name="ce10">
            <text:p>2.578.736</text:p>
          </table:table-cell>
          <table:table-cell office:value-type="float" office:value="11328" table:style-name="ce10">
            <text:p>11.328</text:p>
          </table:table-cell>
          <table:table-cell office:value-type="float" office:value="975" table:style-name="ce10">
            <text:p>97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63016" table:style-name="ce10">
            <text:p>363.016</text:p>
          </table:table-cell>
          <table:table-cell office:value-type="float" office:value="4665920" table:style-name="ce10">
            <text:p>4.665.920</text:p>
          </table:table-cell>
          <table:table-cell office:value-type="float" office:value="21914" table:style-name="ce10">
            <text:p>21.914</text:p>
          </table:table-cell>
          <table:table-cell office:value-type="float" office:value="975" table:style-name="ce10">
            <text:p>97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69038" table:style-name="ce10">
            <text:p>69.038</text:p>
          </table:table-cell>
          <table:table-cell office:value-type="float" office:value="836569" table:style-name="ce10">
            <text:p>836.569</text:p>
          </table:table-cell>
          <table:table-cell office:value-type="float" office:value="439" table:style-name="ce10">
            <text:p>439</text:p>
          </table:table-cell>
          <table:table-cell office:value-type="float" office:value="235" table:style-name="ce10">
            <text:p>23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14037" table:style-name="ce10">
            <text:p>114.037</text:p>
          </table:table-cell>
          <table:table-cell office:value-type="float" office:value="2314678" table:style-name="ce10">
            <text:p>2.314.678</text:p>
          </table:table-cell>
          <table:table-cell office:value-type="float" office:value="11000" table:style-name="ce10">
            <text:p>11.000</text:p>
          </table:table-cell>
          <table:table-cell office:value-type="float" office:value="235" table:style-name="ce10">
            <text:p>2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15946" table:style-name="ce10">
            <text:p>115.946</text:p>
          </table:table-cell>
          <table:table-cell office:value-type="float" office:value="1331392" table:style-name="ce10">
            <text:p>1.331.392</text:p>
          </table:table-cell>
          <table:table-cell office:value-type="float" office:value="4777" table:style-name="ce10">
            <text:p>4.777</text:p>
          </table:table-cell>
          <table:table-cell office:value-type="float" office:value="48" table:style-name="ce10">
            <text:p>4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02071" table:style-name="ce10">
            <text:p>202.071</text:p>
          </table:table-cell>
          <table:table-cell office:value-type="float" office:value="1856419" table:style-name="ce10">
            <text:p>1.856.419</text:p>
          </table:table-cell>
          <table:table-cell office:value-type="float" office:value="6575" table:style-name="ce10">
            <text:p>6.575</text:p>
          </table:table-cell>
          <table:table-cell office:value-type="float" office:value="927" table:style-name="ce10">
            <text:p>9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3 – ALUNO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692527" table:style-name="ce10">
            <text:p>3.692.527</text:p>
          </table:table-cell>
          <table:table-cell office:value-type="float" office:value="2188537" table:style-name="ce10">
            <text:p>2.188.537</text:p>
          </table:table-cell>
          <table:table-cell office:value-type="float" office:value="77042" table:style-name="ce10">
            <text:p>77.042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881726" table:style-name="ce10">
            <text:p>1.881.726</text:p>
          </table:table-cell>
          <table:table-cell office:value-type="float" office:value="1145862" table:style-name="ce10">
            <text:p>1.145.862</text:p>
          </table:table-cell>
          <table:table-cell office:value-type="float" office:value="40543" table:style-name="ce10">
            <text:p>40.543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810801" table:style-name="ce10">
            <text:p>1.810.801</text:p>
          </table:table-cell>
          <table:table-cell office:value-type="float" office:value="1042675" table:style-name="ce10">
            <text:p>1.042.675</text:p>
          </table:table-cell>
          <table:table-cell office:value-type="float" office:value="36499" table:style-name="ce10">
            <text:p>36.49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60057" table:style-name="ce10">
            <text:p>360.057</text:p>
          </table:table-cell>
          <table:table-cell office:value-type="float" office:value="121058" table:style-name="ce10">
            <text:p>121.058</text:p>
          </table:table-cell>
          <table:table-cell office:value-type="float" office:value="9561" table:style-name="ce10">
            <text:p>9.56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63791" table:style-name="ce10">
            <text:p>363.791</text:p>
          </table:table-cell>
          <table:table-cell office:value-type="float" office:value="188937" table:style-name="ce10">
            <text:p>188.937</text:p>
          </table:table-cell>
          <table:table-cell office:value-type="float" office:value="9249" table:style-name="ce10">
            <text:p>9.24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94975" table:style-name="ce10">
            <text:p>994.975</text:p>
          </table:table-cell>
          <table:table-cell office:value-type="float" office:value="481841" table:style-name="ce10">
            <text:p>481.841</text:p>
          </table:table-cell>
          <table:table-cell office:value-type="float" office:value="11596" table:style-name="ce10">
            <text:p>11.596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518203" table:style-name="ce10">
            <text:p>1.518.203</text:p>
          </table:table-cell>
          <table:table-cell office:value-type="float" office:value="1132013" table:style-name="ce10">
            <text:p>1.132.013</text:p>
          </table:table-cell>
          <table:table-cell office:value-type="float" office:value="40661" table:style-name="ce10">
            <text:p>40.66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55501" table:style-name="ce10">
            <text:p>455.501</text:p>
          </table:table-cell>
          <table:table-cell office:value-type="float" office:value="264688" table:style-name="ce10">
            <text:p>264.688</text:p>
          </table:table-cell>
          <table:table-cell office:value-type="float" office:value="5974" table:style-name="ce10">
            <text:p>5.974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58492" table:style-name="ce10">
            <text:p>958.492</text:p>
          </table:table-cell>
          <table:table-cell office:value-type="float" office:value="1216556" table:style-name="ce10">
            <text:p>1.216.556</text:p>
          </table:table-cell>
          <table:table-cell office:value-type="float" office:value="38305" table:style-name="ce10">
            <text:p>38.30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119813" table:style-name="ce10">
            <text:p>2.119.813</text:p>
          </table:table-cell>
          <table:table-cell office:value-type="float" office:value="689605" table:style-name="ce10">
            <text:p>689.605</text:p>
          </table:table-cell>
          <table:table-cell office:value-type="float" office:value="29054" table:style-name="ce10">
            <text:p>29.054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078304" table:style-name="ce10">
            <text:p>3.078.304</text:p>
          </table:table-cell>
          <table:table-cell office:value-type="float" office:value="1906161" table:style-name="ce10">
            <text:p>1.906.161</text:p>
          </table:table-cell>
          <table:table-cell office:value-type="float" office:value="67359" table:style-name="ce10">
            <text:p>67.35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614223" table:style-name="ce10">
            <text:p>614.223</text:p>
          </table:table-cell>
          <table:table-cell office:value-type="float" office:value="282376" table:style-name="ce10">
            <text:p>282.376</text:p>
          </table:table-cell>
          <table:table-cell office:value-type="float" office:value="9683" table:style-name="ce10">
            <text:p>9.683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945065" table:style-name="ce10">
            <text:p>945.065</text:p>
          </table:table-cell>
          <table:table-cell office:value-type="float" office:value="1449607" table:style-name="ce10">
            <text:p>1.449.607</text:p>
          </table:table-cell>
          <table:table-cell office:value-type="float" office:value="45279" table:style-name="ce10">
            <text:p>45.27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001005" table:style-name="ce10">
            <text:p>1.001.005</text:p>
          </table:table-cell>
          <table:table-cell office:value-type="float" office:value="438028" table:style-name="ce10">
            <text:p>438.028</text:p>
          </table:table-cell>
          <table:table-cell office:value-type="float" office:value="13130" table:style-name="ce10">
            <text:p>13.13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746458" table:style-name="ce10">
            <text:p>1.746.458</text:p>
          </table:table-cell>
          <table:table-cell office:value-type="float" office:value="300902" table:style-name="ce10">
            <text:p>300.902</text:p>
          </table:table-cell>
          <table:table-cell office:value-type="float" office:value="18633" table:style-name="ce10">
            <text:p>18.633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4 – ALUNOS QUE ACESSAM A INTERNET PELO CELULAR N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 usuários de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616182" table:style-name="ce10">
            <text:p>1.616.182</text:p>
          </table:table-cell>
          <table:table-cell office:value-type="float" office:value="328045" table:style-name="ce10">
            <text:p>328.045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3131480" table:style-name="ce10">
            <text:p>3.131.48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59429" table:style-name="ce10">
            <text:p>859.429</text:p>
          </table:table-cell>
          <table:table-cell office:value-type="float" office:value="173144" table:style-name="ce10">
            <text:p>173.144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1565909" table:style-name="ce10">
            <text:p>1.565.90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56753" table:style-name="ce10">
            <text:p>756.753</text:p>
          </table:table-cell>
          <table:table-cell office:value-type="float" office:value="154901" table:style-name="ce10">
            <text:p>154.90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5571" table:style-name="ce10">
            <text:p>1.565.57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6036" table:style-name="ce10">
            <text:p>106.036</text:p>
          </table:table-cell>
          <table:table-cell office:value-type="float" office:value="17076" table:style-name="ce10">
            <text:p>17.076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221653" table:style-name="ce10">
            <text:p>221.6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72460" table:style-name="ce10">
            <text:p>172.460</text:p>
          </table:table-cell>
          <table:table-cell office:value-type="float" office:value="33802" table:style-name="ce10">
            <text:p>33.80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8032" table:style-name="ce10">
            <text:p>288.03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3584" table:style-name="ce10">
            <text:p>323.584</text:p>
          </table:table-cell>
          <table:table-cell office:value-type="float" office:value="70639" table:style-name="ce10">
            <text:p>70.6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62859" table:style-name="ce10">
            <text:p>862.85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73777" table:style-name="ce10">
            <text:p>773.777</text:p>
          </table:table-cell>
          <table:table-cell office:value-type="float" office:value="158902" table:style-name="ce10">
            <text:p>158.90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04810" table:style-name="ce10">
            <text:p>1.404.8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40325" table:style-name="ce10">
            <text:p>240.325</text:p>
          </table:table-cell>
          <table:table-cell office:value-type="float" office:value="47626" table:style-name="ce10">
            <text:p>47.62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4126" table:style-name="ce10">
            <text:p>354.12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98816" table:style-name="ce10">
            <text:p>198.816</text:p>
          </table:table-cell>
          <table:table-cell office:value-type="float" office:value="94810" table:style-name="ce10">
            <text:p>94.8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34694" table:style-name="ce10">
            <text:p>1.334.69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054481" table:style-name="ce10">
            <text:p>1.054.481</text:p>
          </table:table-cell>
          <table:table-cell office:value-type="float" office:value="180144" table:style-name="ce10">
            <text:p>180.144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1376087" table:style-name="ce10">
            <text:p>1.376.08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253296" table:style-name="ce10">
            <text:p>1.253.296</text:p>
          </table:table-cell>
          <table:table-cell office:value-type="float" office:value="274954" table:style-name="ce10">
            <text:p>274.954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2710781" table:style-name="ce10">
            <text:p>2.710.7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362886" table:style-name="ce10">
            <text:p>362.886</text:p>
          </table:table-cell>
          <table:table-cell office:value-type="float" office:value="53091" table:style-name="ce10">
            <text:p>53.09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0699" table:style-name="ce10">
            <text:p>420.69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16650" table:style-name="ce10">
            <text:p>116.650</text:p>
          </table:table-cell>
          <table:table-cell office:value-type="float" office:value="108608" table:style-name="ce10">
            <text:p>108.60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50905" table:style-name="ce10">
            <text:p>1.550.9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455965" table:style-name="ce10">
            <text:p>455.965</text:p>
          </table:table-cell>
          <table:table-cell office:value-type="float" office:value="92642" table:style-name="ce10">
            <text:p>92.64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86575" table:style-name="ce10">
            <text:p>786.57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043567" table:style-name="ce10">
            <text:p>1.043.567</text:p>
          </table:table-cell>
          <table:table-cell office:value-type="float" office:value="126795" table:style-name="ce10">
            <text:p>126.795</text:p>
          </table:table-cell>
          <table:table-cell office:value-type="string" table:style-name="ce10">
            <text:p>-</text:p>
          </table:table-cell>
          <table:table-cell office:value-type="float" office:value="975" table:style-name="ce10">
            <text:p>975</text:p>
          </table:table-cell>
          <table:table-cell office:value-type="float" office:value="794000" table:style-name="ce10">
            <text:p>794.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7 – ALUNO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197758" table:style-name="ce10">
            <text:p>3.197.758</text:p>
          </table:table-cell>
          <table:table-cell office:value-type="float" office:value="2725720" table:style-name="ce10">
            <text:p>2.725.720</text:p>
          </table:table-cell>
          <table:table-cell office:value-type="float" office:value="34025" table:style-name="ce10">
            <text:p>34.025</text:p>
          </table:table-cell>
          <table:table-cell office:value-type="float" office:value="602" table:style-name="ce10">
            <text:p>60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622193" table:style-name="ce10">
            <text:p>1.622.193</text:p>
          </table:table-cell>
          <table:table-cell office:value-type="float" office:value="1431226" table:style-name="ce10">
            <text:p>1.431.226</text:p>
          </table:table-cell>
          <table:table-cell office:value-type="float" office:value="14712" table:style-name="ce10">
            <text:p>14.71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75565" table:style-name="ce10">
            <text:p>1.575.565</text:p>
          </table:table-cell>
          <table:table-cell office:value-type="float" office:value="1294494" table:style-name="ce10">
            <text:p>1.294.494</text:p>
          </table:table-cell>
          <table:table-cell office:value-type="float" office:value="19313" table:style-name="ce10">
            <text:p>19.313</text:p>
          </table:table-cell>
          <table:table-cell office:value-type="float" office:value="602" table:style-name="ce10">
            <text:p>60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80454" table:style-name="ce10">
            <text:p>280.454</text:p>
          </table:table-cell>
          <table:table-cell office:value-type="float" office:value="208817" table:style-name="ce10">
            <text:p>208.817</text:p>
          </table:table-cell>
          <table:table-cell office:value-type="float" office:value="1405" table:style-name="ce10">
            <text:p>1.40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02017" table:style-name="ce10">
            <text:p>302.017</text:p>
          </table:table-cell>
          <table:table-cell office:value-type="float" office:value="256268" table:style-name="ce10">
            <text:p>256.268</text:p>
          </table:table-cell>
          <table:table-cell office:value-type="float" office:value="3693" table:style-name="ce10">
            <text:p>3.69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45672" table:style-name="ce10">
            <text:p>745.672</text:p>
          </table:table-cell>
          <table:table-cell office:value-type="float" office:value="738291" table:style-name="ce10">
            <text:p>738.291</text:p>
          </table:table-cell>
          <table:table-cell office:value-type="float" office:value="3846" table:style-name="ce10">
            <text:p>3.846</text:p>
          </table:table-cell>
          <table:table-cell office:value-type="float" office:value="602" table:style-name="ce10">
            <text:p>60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404939" table:style-name="ce10">
            <text:p>1.404.939</text:p>
          </table:table-cell>
          <table:table-cell office:value-type="float" office:value="1264463" table:style-name="ce10">
            <text:p>1.264.463</text:p>
          </table:table-cell>
          <table:table-cell office:value-type="float" office:value="21476" table:style-name="ce10">
            <text:p>21.47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64676" table:style-name="ce10">
            <text:p>464.676</text:p>
          </table:table-cell>
          <table:table-cell office:value-type="float" office:value="257882" table:style-name="ce10">
            <text:p>257.882</text:p>
          </table:table-cell>
          <table:table-cell office:value-type="float" office:value="3606" table:style-name="ce10">
            <text:p>3.60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08606" table:style-name="ce10">
            <text:p>808.606</text:p>
          </table:table-cell>
          <table:table-cell office:value-type="float" office:value="1381156" table:style-name="ce10">
            <text:p>1.381.156</text:p>
          </table:table-cell>
          <table:table-cell office:value-type="float" office:value="22989" table:style-name="ce10">
            <text:p>22.989</text:p>
          </table:table-cell>
          <table:table-cell office:value-type="float" office:value="602" table:style-name="ce10">
            <text:p>60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849165" table:style-name="ce10">
            <text:p>1.849.165</text:p>
          </table:table-cell>
          <table:table-cell office:value-type="float" office:value="982892" table:style-name="ce10">
            <text:p>982.892</text:p>
          </table:table-cell>
          <table:table-cell office:value-type="float" office:value="6414" table:style-name="ce10">
            <text:p>6.41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657771" table:style-name="ce10">
            <text:p>2.657.771</text:p>
          </table:table-cell>
          <table:table-cell office:value-type="float" office:value="2364048" table:style-name="ce10">
            <text:p>2.364.048</text:p>
          </table:table-cell>
          <table:table-cell office:value-type="float" office:value="29403" table:style-name="ce10">
            <text:p>29.403</text:p>
          </table:table-cell>
          <table:table-cell office:value-type="float" office:value="602" table:style-name="ce10">
            <text:p>60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539988" table:style-name="ce10">
            <text:p>539.988</text:p>
          </table:table-cell>
          <table:table-cell office:value-type="float" office:value="361672" table:style-name="ce10">
            <text:p>361.672</text:p>
          </table:table-cell>
          <table:table-cell office:value-type="float" office:value="4622" table:style-name="ce10">
            <text:p>4.62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728755" table:style-name="ce10">
            <text:p>728.755</text:p>
          </table:table-cell>
          <table:table-cell office:value-type="float" office:value="1682183" table:style-name="ce10">
            <text:p>1.682.183</text:p>
          </table:table-cell>
          <table:table-cell office:value-type="float" office:value="28410" table:style-name="ce10">
            <text:p>28.410</text:p>
          </table:table-cell>
          <table:table-cell office:value-type="float" office:value="602" table:style-name="ce10">
            <text:p>60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26743" table:style-name="ce10">
            <text:p>926.743</text:p>
          </table:table-cell>
          <table:table-cell office:value-type="float" office:value="523557" table:style-name="ce10">
            <text:p>523.557</text:p>
          </table:table-cell>
          <table:table-cell office:value-type="float" office:value="1863" table:style-name="ce10">
            <text:p>1.86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542261" table:style-name="ce10">
            <text:p>1.542.261</text:p>
          </table:table-cell>
          <table:table-cell office:value-type="float" office:value="519980" table:style-name="ce10">
            <text:p>519.980</text:p>
          </table:table-cell>
          <table:table-cell office:value-type="float" office:value="3751" table:style-name="ce10">
            <text:p>3.75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3-20T20:43:58Z</meta:creation-date>
    <dc:date>2018-06-12T21:04:47Z</dc:date>
  </office:meta>
</office:document-meta>
</file>